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2.49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ce3"/>
        <table:table-column table:style-name="co1" table:number-columns-repeated="67" table:default-cell-style-name="ce7"/>
        <table:table-column table:style-name="co1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lp.</text:p>
          </table:table-cell>
          <table:table-cell table:style-name="ce5" office:value-type="string" calcext:value-type="string" table:number-columns-spanned="1" table:number-rows-spanned="2">
            <text:p>Rodzaj przesyłki</text:p>
          </table:table-cell>
          <table:table-cell table:style-name="ce5" office:value-type="string" calcext:value-type="string" table:number-columns-spanned="1" table:number-rows-spanned="2">
            <text:p>Adresat</text:p>
          </table:table-cell>
          <table:table-cell table:style-name="ce5" office:value-type="string" calcext:value-type="string" table:number-columns-spanned="1" table:number-rows-spanned="2">
            <text:p>Adresat cd.</text:p>
          </table:table-cell>
          <table:table-cell table:style-name="ce5" office:value-type="string" calcext:value-type="string" table:number-columns-spanned="1" table:number-rows-spanned="2">
            <text:p>Ulica</text:p>
          </table:table-cell>
          <table:table-cell table:style-name="ce5" office:value-type="string" calcext:value-type="string" table:number-columns-spanned="1" table:number-rows-spanned="2">
            <text:p>Numer domu</text:p>
          </table:table-cell>
          <table:table-cell table:style-name="ce5" office:value-type="string" calcext:value-type="string" table:number-columns-spanned="1" table:number-rows-spanned="2">
            <text:p>Numer lokalu</text:p>
          </table:table-cell>
          <table:table-cell table:style-name="ce5" office:value-type="string" calcext:value-type="string" table:number-columns-spanned="1" table:number-rows-spanned="2">
            <text:p>Miejscowość</text:p>
          </table:table-cell>
          <table:table-cell table:style-name="ce5" office:value-type="string" calcext:value-type="string" table:number-columns-spanned="1" table:number-rows-spanned="2">
            <text:p>Kod pocztowy</text:p>
          </table:table-cell>
          <table:table-cell table:style-name="ce5" office:value-type="string" calcext:value-type="string" table:number-columns-spanned="1" table:number-rows-spanned="2">
            <text:p>Kraj</text:p>
          </table:table-cell>
          <table:table-cell table:style-name="ce5" office:value-type="string" calcext:value-type="string" table:number-columns-spanned="1" table:number-rows-spanned="2">
            <text:p>Nazwa profilu</text:p>
          </table:table-cell>
          <table:table-cell table:style-name="ce5" office:value-type="string" calcext:value-type="string" table:number-columns-spanned="1" table:number-rows-spanned="2">
            <text:p>Nadawca</text:p>
          </table:table-cell>
          <table:table-cell table:style-name="ce5" office:value-type="string" calcext:value-type="string" table:number-columns-spanned="1" table:number-rows-spanned="2">
            <text:p>Nadawca cd.</text:p>
          </table:table-cell>
          <table:table-cell table:style-name="ce5" office:value-type="string" calcext:value-type="string" table:number-columns-spanned="1" table:number-rows-spanned="2">
            <text:p>Ulica (nad.)</text:p>
          </table:table-cell>
          <table:table-cell table:style-name="ce5" office:value-type="string" calcext:value-type="string" table:number-columns-spanned="1" table:number-rows-spanned="2">
            <text:p>Numer domu (nad.)</text:p>
          </table:table-cell>
          <table:table-cell table:style-name="ce5" office:value-type="string" calcext:value-type="string" table:number-columns-spanned="1" table:number-rows-spanned="2">
            <text:p>Numer lokalu (nad.)</text:p>
          </table:table-cell>
          <table:table-cell table:style-name="ce5" office:value-type="string" calcext:value-type="string" table:number-columns-spanned="1" table:number-rows-spanned="2">
            <text:p>Miejscowość (nad.)</text:p>
          </table:table-cell>
          <table:table-cell table:style-name="ce5" office:value-type="string" calcext:value-type="string" table:number-columns-spanned="1" table:number-rows-spanned="2">
            <text:p>Kod pocztowy (nad.)</text:p>
          </table:table-cell>
          <table:table-cell table:style-name="ce5" office:value-type="string" calcext:value-type="string" table:number-columns-spanned="1" table:number-rows-spanned="2">
            <text:p>Kraj (nad.)</text:p>
          </table:table-cell>
          <table:table-cell table:style-name="ce5" office:value-type="string" calcext:value-type="string" table:number-columns-spanned="1" table:number-rows-spanned="2">
            <text:p>Data i godzina nadania</text:p>
          </table:table-cell>
          <table:table-cell table:style-name="ce5" office:value-type="string" calcext:value-type="string" table:number-columns-spanned="1" table:number-rows-spanned="2">
            <text:p>Przewidywana data doreczenia</text:p>
          </table:table-cell>
          <table:table-cell table:style-name="ce5" office:value-type="string" calcext:value-type="string" table:number-columns-spanned="1" table:number-rows-spanned="2">
            <text:p>Masa [kg]</text:p>
          </table:table-cell>
          <table:table-cell table:style-name="ce5" office:value-type="string" calcext:value-type="string" table:number-columns-spanned="1" table:number-rows-spanned="2">
            <text:p>Kwota pobrania</text:p>
          </table:table-cell>
          <table:table-cell table:style-name="ce5" office:value-type="string" calcext:value-type="string" table:number-columns-spanned="1" table:number-rows-spanned="2">
            <text:p>Tytuł pobrania</text:p>
          </table:table-cell>
          <table:table-cell table:style-name="ce5" office:value-type="string" calcext:value-type="string" table:number-columns-spanned="1" table:number-rows-spanned="2">
            <text:p>Wartość</text:p>
          </table:table-cell>
          <table:table-cell table:style-name="ce5" office:value-type="string" calcext:value-type="string" table:number-columns-spanned="1" table:number-rows-spanned="2">
            <text:p>Numer nadania przesyłki</text:p>
          </table:table-cell>
          <table:table-cell table:style-name="ce5" office:value-type="string" calcext:value-type="string" table:number-columns-spanned="1" table:number-rows-spanned="2">
            <text:p>Numer nadania palety</text:p>
          </table:table-cell>
          <table:table-cell table:style-name="ce5" office:value-type="string" calcext:value-type="string" table:number-columns-spanned="1" table:number-rows-spanned="2">
            <text:p>Opłata (Wartość brutto)</text:p>
          </table:table-cell>
          <table:table-cell table:style-name="ce5" office:value-type="string" calcext:value-type="string" table:number-columns-spanned="1" table:number-rows-spanned="2">
            <text:p>Ilość</text:p>
          </table:table-cell>
          <table:table-cell table:style-name="ce5" office:value-type="string" calcext:value-type="string" table:number-columns-spanned="1" table:number-rows-spanned="2">
            <text:p>Gabaryt</text:p>
          </table:table-cell>
          <table:table-cell table:style-name="ce5" office:value-type="string" calcext:value-type="string" table:number-columns-spanned="1" table:number-rows-spanned="2">
            <text:p>Opis</text:p>
          </table:table-cell>
          <table:table-cell table:style-name="ce5" office:value-type="string" calcext:value-type="string" table:number-columns-spanned="1" table:number-rows-spanned="2">
            <text:p>PNI</text:p>
          </table:table-cell>
          <table:table-cell table:style-name="ce5" office:value-type="string" calcext:value-type="string" table:number-columns-spanned="1" table:number-rows-spanned="2">
            <text:p>Karta</text:p>
          </table:table-cell>
          <table:table-cell table:style-name="ce5" office:value-type="string" calcext:value-type="string" table:number-columns-spanned="1" table:number-rows-spanned="2">
            <text:p>Status doręczenia</text:p>
          </table:table-cell>
          <table:table-cell table:number-columns-repeated="2" table:style-name="ce9" office:value-type="string" calcext:value-type="string">
            <text:p>Obszary</text:p>
          </table:table-cell>
          <table:table-cell table:style-name="ce5" office:value-type="string" calcext:value-type="string" table:number-columns-spanned="1" table:number-rows-spanned="2">
            <text:p>Rodzaj EPO</text:p>
          </table:table-cell>
          <table:table-cell table:style-name="ce5" office:value-type="string" calcext:value-type="string" table:number-columns-spanned="1" table:number-rows-spanned="2">
            <text:p>Data doręczenia</text:p>
          </table:table-cell>
          <table:table-cell table:style-name="ce5" office:value-type="string" calcext:value-type="string" table:number-columns-spanned="1" table:number-rows-spanned="2">
            <text:p>Odebrał</text:p>
          </table:table-cell>
          <table:table-cell table:style-name="ce5" office:value-type="string" calcext:value-type="string" table:number-columns-spanned="1" table:number-rows-spanned="2">
            <text:p>Podmiot doręczenia</text:p>
          </table:table-cell>
          <table:table-cell table:style-name="ce5" office:value-type="string" calcext:value-type="string" table:number-columns-spanned="1" table:number-rows-spanned="2">
            <text:p>Awizo pozostawiono</text:p>
          </table:table-cell>
          <table:table-cell table:style-name="ce5" office:value-type="string" calcext:value-type="string" table:number-columns-spanned="1" table:number-rows-spanned="2">
            <text:p>Urząd awizo</text:p>
          </table:table-cell>
          <table:table-cell table:style-name="ce5" office:value-type="string" calcext:value-type="string" table:number-columns-spanned="1" table:number-rows-spanned="2">
            <text:p>Data pierwszego awizowania</text:p>
          </table:table-cell>
          <table:table-cell table:style-name="ce5" office:value-type="string" calcext:value-type="string" table:number-columns-spanned="1" table:number-rows-spanned="2">
            <text:p>Data drugiego awizowania</text:p>
          </table:table-cell>
          <table:table-cell table:style-name="ce5" office:value-type="string" calcext:value-type="string" table:number-columns-spanned="1" table:number-rows-spanned="2">
            <text:p>Powód zwrotu</text:p>
          </table:table-cell>
          <table:table-cell table:style-name="ce5" office:value-type="string" calcext:value-type="string" table:number-columns-spanned="1" table:number-rows-spanned="2">
            <text:p>Data zwrotu</text:p>
          </table:table-cell>
          <table:table-cell table:style-name="ce5" office:value-type="string" calcext:value-type="string" table:number-columns-spanned="1" table:number-rows-spanned="2">
            <text:p>Data pełnomocnictwa</text:p>
          </table:table-cell>
          <table:table-cell table:style-name="ce5" office:value-type="string" calcext:value-type="string" table:number-columns-spanned="1" table:number-rows-spanned="2">
            <text:p>Numer pełnomocnictwa</text:p>
          </table:table-cell>
          <table:table-cell table:style-name="ce5" office:value-type="string" calcext:value-type="string" table:number-columns-spanned="1" table:number-rows-spanned="2">
            <text:p>Pieczęć firmowa</text:p>
          </table:table-cell>
          <table:table-cell table:style-name="ce5" office:value-type="string" calcext:value-type="string" table:number-columns-spanned="1" table:number-rows-spanned="2">
            <text:p>Miejsce pozostawienia zawiadomienia o doręczeniu</text:p>
          </table:table-cell>
          <table:table-cell table:style-name="ce5" office:value-type="string" calcext:value-type="string" table:number-columns-spanned="1" table:number-rows-spanned="2">
            <text:p>Data pobrania</text:p>
          </table:table-cell>
          <table:table-cell table:style-name="ce5" office:value-type="string" calcext:value-type="string" table:number-columns-spanned="1" table:number-rows-spanned="2">
            <text:p>Data przelewu</text:p>
          </table:table-cell>
          <table:table-cell table:style-name="ce5" office:value-type="string" calcext:value-type="string" table:number-columns-spanned="1" table:number-rows-spanned="2">
            <text:p>Kwota</text:p>
          </table:table-cell>
          <table:table-cell table:style-name="ce5" office:value-type="string" calcext:value-type="string" table:number-columns-spanned="1" table:number-rows-spanned="2">
            <text:p>Tytuł przelewu zbiorczego</text:p>
          </table:table-cell>
          <table:table-cell table:style-name="ce5" office:value-type="string" calcext:value-type="string" table:number-columns-spanned="1" table:number-rows-spanned="2">
            <text:p>Kwota ubezpieczenia</text:p>
          </table:table-cell>
          <table:table-cell table:style-name="ce5" office:value-type="string" calcext:value-type="string" table:number-columns-spanned="1" table:number-rows-spanned="2">
            <text:p>Usługi</text:p>
          </table:table-cell>
          <table:table-cell table:style-name="ce5" office:value-type="string" calcext:value-type="string" table:number-columns-spanned="1" table:number-rows-spanned="2">
            <text:p>MPK Jednostki organizacyjnej</text:p>
          </table:table-cell>
          <table:table-cell table:style-name="ce5" office:value-type="string" calcext:value-type="string" table:number-columns-spanned="1" table:number-rows-spanned="2">
            <text:p>MPK Profilu nadawcy</text:p>
          </table:table-cell>
          <table:table-cell table:style-name="ce5" office:value-type="string" calcext:value-type="string" table:number-columns-spanned="1" table:number-rows-spanned="2">
            <text:p>MPK Przesyłki</text:p>
          </table:table-cell>
          <table:table-cell table:style-name="ce5" office:value-type="string" calcext:value-type="string" table:number-columns-spanned="1" table:number-rows-spanned="2">
            <text:p>Godzina doreczenia</text:p>
          </table:table-cell>
          <table:table-cell table:style-name="ce5" office:value-type="string" calcext:value-type="string" table:number-columns-spanned="1" table:number-rows-spanned="2">
            <text:p>Wartość netto</text:p>
          </table:table-cell>
          <table:table-cell table:style-name="ce5" office:value-type="string" calcext:value-type="string" table:number-columns-spanned="1" table:number-rows-spanned="2">
            <text:p>Stawka VAT</text:p>
          </table:table-cell>
          <table:table-cell table:style-name="ce5" office:value-type="string" calcext:value-type="string" table:number-columns-spanned="1" table:number-rows-spanned="2">
            <text:p>Potwierdzenie odbioru</text:p>
          </table:table-cell>
          <table:table-cell table:style-name="ce5" office:value-type="string" calcext:value-type="string" table:number-columns-spanned="1" table:number-rows-spanned="2">
            <text:p>Zasady specjalne</text:p>
          </table:table-cell>
          <table:table-cell table:style-name="ce5" office:value-type="string" calcext:value-type="string" table:number-columns-spanned="1" table:number-rows-spanned="2">
            <text:p>Dokumenty zwrotne: numer nadania</text:p>
          </table:table-cell>
          <table:table-cell table:style-name="ce5" office:value-type="string" calcext:value-type="string" table:number-columns-spanned="1" table:number-rows-spanned="2">
            <text:p>Dokumenty zwrotne: status przesyłki</text:p>
          </table:table-cell>
          <table:table-cell table:style-name="ce5" office:value-type="string" calcext:value-type="string" table:number-columns-spanned="1" table:number-rows-spanned="2">
            <text:p>Dokumenty zwrotne: data nadania</text:p>
          </table:table-cell>
          <table:table-cell table:style-name="ce5" office:value-type="string" calcext:value-type="string" table:number-columns-spanned="1" table:number-rows-spanned="2">
            <text:p>Dokumenty zwrotne: data doręczenia</text:p>
          </table:table-cell>
          <table:table-cell table:style-name="ce11" office:value-type="string" calcext:value-type="string" table:number-columns-spanned="1" table:number-rows-spanned="2">
            <text:p>Dokumenty zwrotne: profil adresowy</text:p>
          </table:table-cell>
        </table:table-row>
        <table:table-row table:style-name="ro1">
          <table:covered-table-cell table:style-name="ce2"/>
          <table:covered-table-cell table:number-columns-repeated="33" table:style-name="ce6"/>
          <table:table-cell table:style-name="ce10" office:value-type="string" calcext:value-type="string">
            <text:p>Miejscowa</text:p>
          </table:table-cell>
          <table:table-cell table:style-name="ce10" office:value-type="string" calcext:value-type="string">
            <text:p>Miasto</text:p>
          </table:table-cell>
          <table:covered-table-cell table:number-columns-repeated="32" table:style-name="ce6"/>
          <table:covered-table-cell table:style-name="ce12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Przesyłka polecona</text:p>
          </table:table-cell>
          <table:table-cell table:formula="of:=&quot;Jakub Dałek&quot;" office:value-type="string" office:string-value="Jakub Dałek" calcext:value-type="string">
            <text:p>Jakub Dałek</text:p>
          </table:table-cell>
          <table:table-cell table:formula="of:=&quot;&quot;">
            <text:p/>
          </table:table-cell>
          <table:table-cell table:formula="of:=&quot;Gabriela Narutowicza&quot;" office:value-type="string" office:string-value="Gabriela Narutowicza" calcext:value-type="string">
            <text:p>Gabriela Narutowicza</text:p>
          </table:table-cell>
          <table:table-cell table:formula="of:=&quot;255&quot;" office:value-type="string" office:string-value="255" calcext:value-type="string">
            <text:p>255</text:p>
          </table:table-cell>
          <table:table-cell table:formula="of:=&quot;&quot;">
            <text:p/>
          </table:table-cell>
          <table:table-cell table:formula="of:=&quot;Otwock&quot;" office:value-type="string" office:string-value="Otwock" calcext:value-type="string">
            <text:p>Otwock</text:p>
          </table:table-cell>
          <table:table-cell table:formula="of:=&quot;05-400&quot;" office:value-type="string" office:string-value="05-400" calcext:value-type="string">
            <text:p>05-4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2 00:00:00&quot;" office:value-type="string" office:string-value="2016-06-02 00:00:00" calcext:value-type="string">
            <text:p>2016-06-02 00:00:00</text:p>
          </table:table-cell>
          <table:table-cell table:formula="of:=&quot;&quot;">
            <text:p/>
          </table:table-cell>
          <table:table-cell office:value-type="string" calcext:value-type="string">
            <text:p>.082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4120055&quot;" office:value-type="string" office:string-value="00959007731514120055" calcext:value-type="string">
            <text:p>009590077315141200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X,Naklejki&quot;" office:value-type="string" office:string-value="X,Naklejki" calcext:value-type="string">
            <text:p>X,Naklejki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6 13:08:00&quot;" office:value-type="string" office:string-value="2016-06-06 13:08:00" calcext:value-type="string">
            <text:p>2016-06-06 13:0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Przesyłka polecona</text:p>
          </table:table-cell>
          <table:table-cell table:formula="of:=&quot;Anna Terpiłowska&quot;" office:value-type="string" office:string-value="Anna Terpiłowska" calcext:value-type="string">
            <text:p>Anna Terpiłowska</text:p>
          </table:table-cell>
          <table:table-cell table:formula="of:=&quot;&quot;">
            <text:p/>
          </table:table-cell>
          <table:table-cell table:formula="of:=&quot;Filtrowa&quot;" office:value-type="string" office:string-value="Filtrowa" calcext:value-type="string">
            <text:p>Filtrowa</text:p>
          </table:table-cell>
          <table:table-cell table:formula="of:=&quot;61&quot;" office:value-type="string" office:string-value="61" calcext:value-type="string">
            <text:p>61</text:p>
          </table:table-cell>
          <table:table-cell table:formula="of:=&quot;8&quot;" office:value-type="string" office:string-value="8" calcext:value-type="string">
            <text:p>8</text:p>
          </table:table-cell>
          <table:table-cell table:formula="of:=&quot;Warszawa&quot;" office:value-type="string" office:string-value="Warszawa" calcext:value-type="string">
            <text:p>Warszawa</text:p>
          </table:table-cell>
          <table:table-cell table:formula="of:=&quot;02-056&quot;" office:value-type="string" office:string-value="02-056" calcext:value-type="string">
            <text:p>02-056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2 00:00:00&quot;" office:value-type="string" office:string-value="2016-06-02 00:00:00" calcext:value-type="string">
            <text:p>2016-06-02 00:00:00</text:p>
          </table:table-cell>
          <table:table-cell table:formula="of:=&quot;&quot;">
            <text:p/>
          </table:table-cell>
          <table:table-cell office:value-type="string" calcext:value-type="string">
            <text:p>.098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4124824&quot;" office:value-type="string" office:string-value="00959007731514124824" calcext:value-type="string">
            <text:p>00959007731514124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Par/36/06/16&quot;" office:value-type="string" office:string-value="Par/36/06/16" calcext:value-type="string">
            <text:p>Par/36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6 19:41:00&quot;" office:value-type="string" office:string-value="2016-06-06 19:41:00" calcext:value-type="string">
            <text:p>2016-06-06 19:4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Przesyłka polecona</text:p>
          </table:table-cell>
          <table:table-cell table:formula="of:=&quot;Krzysztof Sulej&quot;" office:value-type="string" office:string-value="Krzysztof Sulej" calcext:value-type="string">
            <text:p>Krzysztof Sulej</text:p>
          </table:table-cell>
          <table:table-cell table:formula="of:=&quot;&quot;">
            <text:p/>
          </table:table-cell>
          <table:table-cell table:formula="of:=&quot;Fiołków&quot;" office:value-type="string" office:string-value="Fiołków" calcext:value-type="string">
            <text:p>Fiołków</text:p>
          </table:table-cell>
          <table:table-cell table:formula="of:=&quot;24&quot;" office:value-type="string" office:string-value="24" calcext:value-type="string">
            <text:p>24</text:p>
          </table:table-cell>
          <table:table-cell table:formula="of:=&quot;&quot;">
            <text:p/>
          </table:table-cell>
          <table:table-cell table:formula="of:=&quot;Cieszyn&quot;" office:value-type="string" office:string-value="Cieszyn" calcext:value-type="string">
            <text:p>Cieszyn</text:p>
          </table:table-cell>
          <table:table-cell table:formula="of:=&quot;43-400&quot;" office:value-type="string" office:string-value="43-400" calcext:value-type="string">
            <text:p>43-4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2 00:00:00&quot;" office:value-type="string" office:string-value="2016-06-02 00:00:00" calcext:value-type="string">
            <text:p>2016-06-02 00:00:00</text:p>
          </table:table-cell>
          <table:table-cell table:formula="of:=&quot;&quot;">
            <text:p/>
          </table:table-cell>
          <table:table-cell office:value-type="string" calcext:value-type="string">
            <text:p>.226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4130252&quot;" office:value-type="string" office:string-value="00959007731514130252" calcext:value-type="string">
            <text:p>009590077315141302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Par/37/06/16&quot;" office:value-type="string" office:string-value="Par/37/06/16" calcext:value-type="string">
            <text:p>Par/37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7 17:04:24&quot;" office:value-type="string" office:string-value="2016-06-07 17:04:24" calcext:value-type="string">
            <text:p>2016-06-07 17:04:24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Przesyłka polecona</text:p>
          </table:table-cell>
          <table:table-cell table:formula="of:=&quot;Eugeniusz Marusiuk&quot;" office:value-type="string" office:string-value="Eugeniusz Marusiuk" calcext:value-type="string">
            <text:p>Eugeniusz Marusiuk</text:p>
          </table:table-cell>
          <table:table-cell table:formula="of:=&quot;&quot;">
            <text:p/>
          </table:table-cell>
          <table:table-cell table:formula="of:=&quot;Strzelecka&quot;" office:value-type="string" office:string-value="Strzelecka" calcext:value-type="string">
            <text:p>Strzelecka</text:p>
          </table:table-cell>
          <table:table-cell table:formula="of:=&quot;4b&quot;" office:value-type="string" office:string-value="4b" calcext:value-type="string">
            <text:p>4b</text:p>
          </table:table-cell>
          <table:table-cell table:formula="of:=&quot;&quot;">
            <text:p/>
          </table:table-cell>
          <table:table-cell table:formula="of:=&quot;Białystok&quot;" office:value-type="string" office:string-value="Białystok" calcext:value-type="string">
            <text:p>Białystok</text:p>
          </table:table-cell>
          <table:table-cell table:formula="of:=&quot;15-345&quot;" office:value-type="string" office:string-value="15-345" calcext:value-type="string">
            <text:p>15-345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.064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4581214&quot;" office:value-type="string" office:string-value="00959007731514581214" calcext:value-type="string">
            <text:p>009590077315145812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Par/58/06/16&quot;" office:value-type="string" office:string-value="Par/58/06/16" calcext:value-type="string">
            <text:p>Par/58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6 19:57:16&quot;" office:value-type="string" office:string-value="2016-06-06 19:57:16" calcext:value-type="string">
            <text:p>2016-06-06 19:57:16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Przesyłka polecona</text:p>
          </table:table-cell>
          <table:table-cell table:formula="of:=&quot;Jacek Bogucki&quot;" office:value-type="string" office:string-value="Jacek Bogucki" calcext:value-type="string">
            <text:p>Jacek Bogucki</text:p>
          </table:table-cell>
          <table:table-cell table:formula="of:=&quot;&quot;">
            <text:p/>
          </table:table-cell>
          <table:table-cell table:formula="of:=&quot;Orłowicza&quot;" office:value-type="string" office:string-value="Orłowicza" calcext:value-type="string">
            <text:p>Orłowicza</text:p>
          </table:table-cell>
          <table:table-cell table:formula="of:=&quot;17A&quot;" office:value-type="string" office:string-value="17A" calcext:value-type="string">
            <text:p>17A</text:p>
          </table:table-cell>
          <table:table-cell table:formula="of:=&quot;31&quot;" office:value-type="string" office:string-value="31" calcext:value-type="string">
            <text:p>31</text:p>
          </table:table-cell>
          <table:table-cell table:formula="of:=&quot;Olsztyn&quot;" office:value-type="string" office:string-value="Olsztyn" calcext:value-type="string">
            <text:p>Olsztyn</text:p>
          </table:table-cell>
          <table:table-cell table:formula="of:=&quot;10-684&quot;" office:value-type="string" office:string-value="10-684" calcext:value-type="string">
            <text:p>10-684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.1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6718144&quot;" office:value-type="string" office:string-value="00959007731516718144" calcext:value-type="string">
            <text:p>009590077315167181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Par/96/06/16&quot;" office:value-type="string" office:string-value="Par/96/06/16" calcext:value-type="string">
            <text:p>Par/96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9 13:47:26&quot;" office:value-type="string" office:string-value="2016-06-09 13:47:26" calcext:value-type="string">
            <text:p>2016-06-09 13:47:26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Przesyłka polecona</text:p>
          </table:table-cell>
          <table:table-cell table:formula="of:=&quot;Pinkowska Joanna&quot;" office:value-type="string" office:string-value="Pinkowska Joanna" calcext:value-type="string">
            <text:p>Pinkowska Joanna</text:p>
          </table:table-cell>
          <table:table-cell table:formula="of:=&quot;&quot;">
            <text:p/>
          </table:table-cell>
          <table:table-cell table:formula="of:=&quot;Perłowska&quot;" office:value-type="string" office:string-value="Perłowska" calcext:value-type="string">
            <text:p>Perłowska</text:p>
          </table:table-cell>
          <table:table-cell table:formula="of:=&quot;20&quot;" office:value-type="string" office:string-value="20" calcext:value-type="string">
            <text:p>20</text:p>
          </table:table-cell>
          <table:table-cell table:formula="of:=&quot;&quot;">
            <text:p/>
          </table:table-cell>
          <table:table-cell table:formula="of:=&quot;Poznań&quot;" office:value-type="string" office:string-value="Poznań" calcext:value-type="string">
            <text:p>Poznań</text:p>
          </table:table-cell>
          <table:table-cell table:formula="of:=&quot;60-182&quot;" office:value-type="string" office:string-value="60-182" calcext:value-type="string">
            <text:p>60-182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.2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8152267&quot;" office:value-type="string" office:string-value="00959007731518152267" calcext:value-type="string">
            <text:p>009590077315181522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B&quot;" office:value-type="string" office:string-value="B" calcext:value-type="string">
            <text:p>B</text:p>
          </table:table-cell>
          <table:table-cell table:formula="of:=&quot;X,Promo&quot;" office:value-type="string" office:string-value="X,Promo" calcext:value-type="string">
            <text:p>X,Promo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3 19:41:00&quot;" office:value-type="string" office:string-value="2016-06-13 19:41:00" calcext:value-type="string">
            <text:p>2016-06-13 19:4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Przesyłka polecona</text:p>
          </table:table-cell>
          <table:table-cell table:formula="of:=&quot;Paweł Mirecki&quot;" office:value-type="string" office:string-value="Paweł Mirecki" calcext:value-type="string">
            <text:p>Paweł Mirecki</text:p>
          </table:table-cell>
          <table:table-cell table:formula="of:=&quot;&quot;">
            <text:p/>
          </table:table-cell>
          <table:table-cell table:formula="of:=&quot;Cmentarna&quot;" office:value-type="string" office:string-value="Cmentarna" calcext:value-type="string">
            <text:p>Cmentarna</text:p>
          </table:table-cell>
          <table:table-cell table:formula="of:=&quot;21&quot;" office:value-type="string" office:string-value="21" calcext:value-type="string">
            <text:p>21</text:p>
          </table:table-cell>
          <table:table-cell table:formula="of:=&quot;&quot;">
            <text:p/>
          </table:table-cell>
          <table:table-cell table:formula="of:=&quot;CZESTOCHOWA&quot;" office:value-type="string" office:string-value="CZESTOCHOWA" calcext:value-type="string">
            <text:p>CZESTOCHOWA</text:p>
          </table:table-cell>
          <table:table-cell table:formula="of:=&quot;42-200&quot;" office:value-type="string" office:string-value="42-200" calcext:value-type="string">
            <text:p>42-2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9 00:00:00&quot;" office:value-type="string" office:string-value="2016-06-09 00:00:00" calcext:value-type="string">
            <text:p>2016-06-09 00:00:00</text:p>
          </table:table-cell>
          <table:table-cell table:formula="of:=&quot;&quot;">
            <text:p/>
          </table:table-cell>
          <table:table-cell office:value-type="string" calcext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8201163&quot;" office:value-type="string" office:string-value="00959007731518201163" calcext:value-type="string">
            <text:p>009590077315182011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F/135/06/16 + K/7/06/16 dokumenty&quot;" office:value-type="string" office:string-value="F/135/06/16 + K/7/06/16 dokumenty" calcext:value-type="string">
            <text:p>F/135/06/16 + K/7/06/16 dokumenty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4 14:44:00&quot;" office:value-type="string" office:string-value="2016-06-14 14:44:00" calcext:value-type="string">
            <text:p>2016-06-14 14:4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OR&quot;" office:value-type="string" office:string-value="OR" calcext:value-type="string">
            <text:p>O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1&quot;" office:value-type="string" office:string-value="1" calcext:value-type="string">
            <text:p>1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Przesyłka polecona</text:p>
          </table:table-cell>
          <table:table-cell table:formula="of:=&quot;Katarzyna Szczepańska&quot;" office:value-type="string" office:string-value="Katarzyna Szczepańska" calcext:value-type="string">
            <text:p>Katarzyna Szczepańska</text:p>
          </table:table-cell>
          <table:table-cell table:formula="of:=&quot;&quot;">
            <text:p/>
          </table:table-cell>
          <table:table-cell table:formula="of:=&quot;Małopolska&quot;" office:value-type="string" office:string-value="Małopolska" calcext:value-type="string">
            <text:p>Małopolska</text:p>
          </table:table-cell>
          <table:table-cell table:formula="of:=&quot;7&quot;" office:value-type="string" office:string-value="7" calcext:value-type="string">
            <text:p>7</text:p>
          </table:table-cell>
          <table:table-cell table:formula="of:=&quot;10&quot;" office:value-type="string" office:string-value="10" calcext:value-type="string">
            <text:p>10</text:p>
          </table:table-cell>
          <table:table-cell table:formula="of:=&quot;Sopot&quot;" office:value-type="string" office:string-value="Sopot" calcext:value-type="string">
            <text:p>Sopot</text:p>
          </table:table-cell>
          <table:table-cell table:formula="of:=&quot;81-813&quot;" office:value-type="string" office:string-value="81-813" calcext:value-type="string">
            <text:p>81-813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9 00:00:00&quot;" office:value-type="string" office:string-value="2016-06-09 00:00:00" calcext:value-type="string">
            <text:p>2016-06-09 00:00:00</text:p>
          </table:table-cell>
          <table:table-cell table:formula="of:=&quot;&quot;">
            <text:p/>
          </table:table-cell>
          <table:table-cell office:value-type="string" calcext:value-type="string">
            <text:p>.19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8413023&quot;" office:value-type="string" office:string-value="00959007731518413023" calcext:value-type="string">
            <text:p>009590077315184130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B&quot;" office:value-type="string" office:string-value="B" calcext:value-type="string">
            <text:p>B</text:p>
          </table:table-cell>
          <table:table-cell table:formula="of:=&quot;Par/151/06/16 wymiana&quot;" office:value-type="string" office:string-value="Par/151/06/16 wymiana" calcext:value-type="string">
            <text:p>Par/151/06/16 wymiana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3 13:24:49&quot;" office:value-type="string" office:string-value="2016-06-13 13:24:49" calcext:value-type="string">
            <text:p>2016-06-13 13:24:49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Przesyłka polecona</text:p>
          </table:table-cell>
          <table:table-cell table:formula="of:=&quot;Stanisław Dorobek&quot;" office:value-type="string" office:string-value="Stanisław Dorobek" calcext:value-type="string">
            <text:p>Stanisław Dorobek</text:p>
          </table:table-cell>
          <table:table-cell table:formula="of:=&quot;&quot;">
            <text:p/>
          </table:table-cell>
          <table:table-cell table:formula="of:=&quot;Lutniana&quot;" office:value-type="string" office:string-value="Lutniana" calcext:value-type="string">
            <text:p>Lutniana</text:p>
          </table:table-cell>
          <table:table-cell table:formula="of:=&quot;38&quot;" office:value-type="string" office:string-value="38" calcext:value-type="string">
            <text:p>38</text:p>
          </table:table-cell>
          <table:table-cell table:formula="of:=&quot;35&quot;" office:value-type="string" office:string-value="35" calcext:value-type="string">
            <text:p>35</text:p>
          </table:table-cell>
          <table:table-cell table:formula="of:=&quot;Szczecin&quot;" office:value-type="string" office:string-value="Szczecin" calcext:value-type="string">
            <text:p>Szczecin</text:p>
          </table:table-cell>
          <table:table-cell table:formula="of:=&quot;71-425&quot;" office:value-type="string" office:string-value="71-425" calcext:value-type="string">
            <text:p>71-425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18945319&quot;" office:value-type="string" office:string-value="00959007731518945319" calcext:value-type="string">
            <text:p>009590077315189453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Par/154/06/16 dokument&quot;" office:value-type="string" office:string-value="Par/154/06/16 dokument" calcext:value-type="string">
            <text:p>Par/154/06/16 dokument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3 18:25:14&quot;" office:value-type="string" office:string-value="2016-06-13 18:25:14" calcext:value-type="string">
            <text:p>2016-06-13 18:25:14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Przesyłka polecona</text:p>
          </table:table-cell>
          <table:table-cell table:formula="of:=&quot;Wiktor Bagniewski&quot;" office:value-type="string" office:string-value="Wiktor Bagniewski" calcext:value-type="string">
            <text:p>Wiktor Bagniewski</text:p>
          </table:table-cell>
          <table:table-cell table:formula="of:=&quot;&quot;">
            <text:p/>
          </table:table-cell>
          <table:table-cell table:formula="of:=&quot;Skwer Kościuszki&quot;" office:value-type="string" office:string-value="Skwer Kościuszki" calcext:value-type="string">
            <text:p>Skwer Kościuszki</text:p>
          </table:table-cell>
          <table:table-cell table:formula="of:=&quot;13&quot;" office:value-type="string" office:string-value="13" calcext:value-type="string">
            <text:p>13</text:p>
          </table:table-cell>
          <table:table-cell table:formula="of:=&quot;24&quot;" office:value-type="string" office:string-value="24" calcext:value-type="string">
            <text:p>24</text:p>
          </table:table-cell>
          <table:table-cell table:formula="of:=&quot;Gdynia&quot;" office:value-type="string" office:string-value="Gdynia" calcext:value-type="string">
            <text:p>Gdynia</text:p>
          </table:table-cell>
          <table:table-cell table:formula="of:=&quot;81-370&quot;" office:value-type="string" office:string-value="81-370" calcext:value-type="string">
            <text:p>81-37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.266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0840596&quot;" office:value-type="string" office:string-value="00959007731520840596" calcext:value-type="string">
            <text:p>009590077315208405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Par/214/06/16&quot;" office:value-type="string" office:string-value="Par/214/06/16" calcext:value-type="string">
            <text:p>Par/214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7 12:05:27&quot;" office:value-type="string" office:string-value="2016-06-17 12:05:27" calcext:value-type="string">
            <text:p>2016-06-17 12:05:27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Przesyłka polecona</text:p>
          </table:table-cell>
          <table:table-cell table:formula="of:=&quot;Marcin Sobiech&quot;" office:value-type="string" office:string-value="Marcin Sobiech" calcext:value-type="string">
            <text:p>Marcin Sobiech</text:p>
          </table:table-cell>
          <table:table-cell office:value-type="string" calcext:value-type="string">
            <text:p>sf</text:p>
          </table:table-cell>
          <table:table-cell table:formula="of:=&quot;Staszica&quot;" office:value-type="string" office:string-value="Staszica" calcext:value-type="string">
            <text:p>Staszica</text:p>
          </table:table-cell>
          <table:table-cell table:formula="of:=&quot;17&quot;" office:value-type="string" office:string-value="17" calcext:value-type="string">
            <text:p>17</text:p>
          </table:table-cell>
          <table:table-cell table:formula="of:=&quot;&quot;">
            <text:p/>
          </table:table-cell>
          <table:table-cell table:formula="of:=&quot;Jaworzno&quot;" office:value-type="string" office:string-value="Jaworzno" calcext:value-type="string">
            <text:p>Jaworzno</text:p>
          </table:table-cell>
          <table:table-cell table:formula="of:=&quot;43-600&quot;" office:value-type="string" office:string-value="43-600" calcext:value-type="string">
            <text:p>43-6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5 00:00:00&quot;" office:value-type="string" office:string-value="2016-06-15 00:00:00" calcext:value-type="string">
            <text:p>2016-06-15 00:00:00</text:p>
          </table:table-cell>
          <table:table-cell table:formula="of:=&quot;&quot;">
            <text:p/>
          </table:table-cell>
          <table:table-cell office:value-type="string" calcext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1680221&quot;" office:value-type="string" office:string-value="00959007731521680221" calcext:value-type="string">
            <text:p>00959007731521680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Par/247/06/16&quot;" office:value-type="string" office:string-value="Par/247/06/16" calcext:value-type="string">
            <text:p>Par/247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6 16:37:48&quot;" office:value-type="string" office:string-value="2016-06-16 16:37:48" calcext:value-type="string">
            <text:p>2016-06-16 16:37:48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Przesyłka polecona</text:p>
          </table:table-cell>
          <table:table-cell table:formula="of:=&quot;Zakład Ubezpieczeń Społecznych&quot;" office:value-type="string" office:string-value="Zakład Ubezpieczeń Społecznych" calcext:value-type="string">
            <text:p>Zakład Ubezpieczeń Społecznych</text:p>
          </table:table-cell>
          <table:table-cell table:formula="of:=&quot;&quot;">
            <text:p/>
          </table:table-cell>
          <table:table-cell table:formula="of:=&quot;Mickiewicza&quot;" office:value-type="string" office:string-value="Mickiewicza" calcext:value-type="string">
            <text:p>Mickiewicza</text:p>
          </table:table-cell>
          <table:table-cell table:formula="of:=&quot;33/39&quot;" office:value-type="string" office:string-value="33/39" calcext:value-type="string">
            <text:p>33/39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5 00:00:00&quot;" office:value-type="string" office:string-value="2016-06-15 00:00:00" calcext:value-type="string">
            <text:p>2016-06-15 00:00:00</text:p>
          </table:table-cell>
          <table:table-cell table:formula="of:=&quot;&quot;">
            <text:p/>
          </table:table-cell>
          <table:table-cell office:value-type="string" calcext:value-type="string">
            <text:p>.3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1876570&quot;" office:value-type="string" office:string-value="00959007731521876570" calcext:value-type="string">
            <text:p>009590077315218765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J.W.&quot;" office:value-type="string" office:string-value="J.W." calcext:value-type="string">
            <text:p>J.W.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6 15:56:06&quot;" office:value-type="string" office:string-value="2016-06-16 15:56:06" calcext:value-type="string">
            <text:p>2016-06-16 15:56:06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Przesyłka polecona</text:p>
          </table:table-cell>
          <table:table-cell table:formula="of:=&quot;FRUITLANDIA Robert Sokoliński&quot;" office:value-type="string" office:string-value="FRUITLANDIA Robert Sokoliński" calcext:value-type="string">
            <text:p>FRUITLANDIA Robert Sokoliński</text:p>
          </table:table-cell>
          <table:table-cell table:formula="of:=&quot;&quot;">
            <text:p/>
          </table:table-cell>
          <table:table-cell table:formula="of:=&quot;ul. Ludowa&quot;" office:value-type="string" office:string-value="ul. Ludowa" calcext:value-type="string">
            <text:p>ul. Ludowa</text:p>
          </table:table-cell>
          <table:table-cell table:formula="of:=&quot;157&quot;" office:value-type="string" office:string-value="157" calcext:value-type="string">
            <text:p>157</text:p>
          </table:table-cell>
          <table:table-cell table:formula="of:=&quot;&quot;">
            <text:p/>
          </table:table-cell>
          <table:table-cell table:formula="of:=&quot;Częstochowa&quot;" office:value-type="string" office:string-value="Częstochowa" calcext:value-type="string">
            <text:p>Częstochowa</text:p>
          </table:table-cell>
          <table:table-cell table:formula="of:=&quot;42-215&quot;" office:value-type="string" office:string-value="42-215" calcext:value-type="string">
            <text:p>42-215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6 00:00:00&quot;" office:value-type="string" office:string-value="2016-06-16 00:00:00" calcext:value-type="string">
            <text:p>2016-06-16 00:00:00</text:p>
          </table:table-cell>
          <table:table-cell table:formula="of:=&quot;&quot;">
            <text:p/>
          </table:table-cell>
          <table:table-cell office:value-type="string" calcext:value-type="string">
            <text:p>.1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2784829&quot;" office:value-type="string" office:string-value="00959007731522784829" calcext:value-type="string">
            <text:p>009590077315227848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Par.&quot;" office:value-type="string" office:string-value="Par." calcext:value-type="string">
            <text:p>Par.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1 19:14:32&quot;" office:value-type="string" office:string-value="2016-06-21 19:14:32" calcext:value-type="string">
            <text:p>2016-06-21 19:14:32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Przesyłka polecona</text:p>
          </table:table-cell>
          <table:table-cell table:formula="of:=&quot;4MOTORS Sp. z o.o.&quot;" office:value-type="string" office:string-value="4MOTORS Sp. z o.o." calcext:value-type="string">
            <text:p>4MOTORS Sp. z o.o.</text:p>
          </table:table-cell>
          <table:table-cell table:formula="of:=&quot;&quot;">
            <text:p/>
          </table:table-cell>
          <table:table-cell table:formula="of:=&quot;Topolowa&quot;" office:value-type="string" office:string-value="Topolowa" calcext:value-type="string">
            <text:p>Topolowa</text:p>
          </table:table-cell>
          <table:table-cell table:formula="of:=&quot;11&quot;" office:value-type="string" office:string-value="11" calcext:value-type="string">
            <text:p>11</text:p>
          </table:table-cell>
          <table:table-cell table:formula="of:=&quot;&quot;">
            <text:p/>
          </table:table-cell>
          <table:table-cell table:formula="of:=&quot;Mysiadło&quot;" office:value-type="string" office:string-value="Mysiadło" calcext:value-type="string">
            <text:p>Mysiadło</text:p>
          </table:table-cell>
          <table:table-cell table:formula="of:=&quot;05-500&quot;" office:value-type="string" office:string-value="05-500" calcext:value-type="string">
            <text:p>05-5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6 00:00:00&quot;" office:value-type="string" office:string-value="2016-06-16 00:00:00" calcext:value-type="string">
            <text:p>2016-06-16 00:00:00</text:p>
          </table:table-cell>
          <table:table-cell table:formula="of:=&quot;&quot;">
            <text:p/>
          </table:table-cell>
          <table:table-cell office:value-type="string" calcext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2828035&quot;" office:value-type="string" office:string-value="00959007731522828035" calcext:value-type="string">
            <text:p>00959007731522828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W.&quot;" office:value-type="string" office:string-value="W." calcext:value-type="string">
            <text:p>W.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7 21:08:00&quot;" office:value-type="string" office:string-value="2016-06-17 21:08:00" calcext:value-type="string">
            <text:p>2016-06-17 21:0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Przesyłka polecona</text:p>
          </table:table-cell>
          <table:table-cell table:formula="of:=&quot;Grzegorz Jakubowski&quot;" office:value-type="string" office:string-value="Grzegorz Jakubowski" calcext:value-type="string">
            <text:p>Grzegorz Jakubowski</text:p>
          </table:table-cell>
          <table:table-cell table:formula="of:=&quot;&quot;">
            <text:p/>
          </table:table-cell>
          <table:table-cell table:formula="of:=&quot;Lisowo 10&quot;" office:value-type="string" office:string-value="Lisowo 10" calcext:value-type="string">
            <text:p>Lisowo 10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&quot;">
            <text:p/>
          </table:table-cell>
          <table:table-cell table:formula="of:=&quot;Chociwel&quot;" office:value-type="string" office:string-value="Chociwel" calcext:value-type="string">
            <text:p>Chociwel</text:p>
          </table:table-cell>
          <table:table-cell table:formula="of:=&quot;73-120&quot;" office:value-type="string" office:string-value="73-120" calcext:value-type="string">
            <text:p>73-12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.1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3360367&quot;" office:value-type="string" office:string-value="00959007731523360367" calcext:value-type="string">
            <text:p>009590077315233603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Par/292/06/16&quot;" office:value-type="string" office:string-value="Par/292/06/16" calcext:value-type="string">
            <text:p>Par/292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9:28:21&quot;" office:value-type="string" office:string-value="2016-06-20 19:28:21" calcext:value-type="string">
            <text:p>2016-06-20 19:28:21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Przesyłka polecona</text:p>
          </table:table-cell>
          <table:table-cell table:formula="of:=&quot;Paweł Mętlak&quot;" office:value-type="string" office:string-value="Paweł Mętlak" calcext:value-type="string">
            <text:p>Paweł Mętlak</text:p>
          </table:table-cell>
          <table:table-cell table:formula="of:=&quot;&quot;">
            <text:p/>
          </table:table-cell>
          <table:table-cell table:formula="of:=&quot;Ostrobramska&quot;" office:value-type="string" office:string-value="Ostrobramska" calcext:value-type="string">
            <text:p>Ostrobramska</text:p>
          </table:table-cell>
          <table:table-cell table:formula="of:=&quot;80&quot;" office:value-type="string" office:string-value="80" calcext:value-type="string">
            <text:p>80</text:p>
          </table:table-cell>
          <table:table-cell table:formula="of:=&quot;181&quot;" office:value-type="string" office:string-value="181" calcext:value-type="string">
            <text:p>181</text:p>
          </table:table-cell>
          <table:table-cell table:formula="of:=&quot;Warszawa&quot;" office:value-type="string" office:string-value="Warszawa" calcext:value-type="string">
            <text:p>Warszawa</text:p>
          </table:table-cell>
          <table:table-cell table:formula="of:=&quot;04-163&quot;" office:value-type="string" office:string-value="04-163" calcext:value-type="string">
            <text:p>04-163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0 00:00:00&quot;" office:value-type="string" office:string-value="2016-06-20 00:00:00" calcext:value-type="string">
            <text:p>2016-06-20 00:00:00</text:p>
          </table:table-cell>
          <table:table-cell table:formula="of:=&quot;&quot;">
            <text:p/>
          </table:table-cell>
          <table:table-cell office:value-type="string" calcext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4287182&quot;" office:value-type="string" office:string-value="00959007731524287182" calcext:value-type="string">
            <text:p>00959007731524287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Par/309/06/16&quot;" office:value-type="string" office:string-value="Par/309/06/16" calcext:value-type="string">
            <text:p>Par/309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7:26:00&quot;" office:value-type="string" office:string-value="2016-06-23 17:26:00" calcext:value-type="string">
            <text:p>2016-06-23 17:2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Przesyłka polecona</text:p>
          </table:table-cell>
          <table:table-cell table:formula="of:=&quot;Michał Dymek&quot;" office:value-type="string" office:string-value="Michał Dymek" calcext:value-type="string">
            <text:p>Michał Dymek</text:p>
          </table:table-cell>
          <table:table-cell table:formula="of:=&quot;&quot;">
            <text:p/>
          </table:table-cell>
          <table:table-cell table:formula="of:=&quot;Ossowskiego&quot;" office:value-type="string" office:string-value="Ossowskiego" calcext:value-type="string">
            <text:p>Ossowskiego</text:p>
          </table:table-cell>
          <table:table-cell table:formula="of:=&quot;24&quot;" office:value-type="string" office:string-value="24" calcext:value-type="string">
            <text:p>24</text:p>
          </table:table-cell>
          <table:table-cell table:formula="of:=&quot;&quot;">
            <text:p/>
          </table:table-cell>
          <table:table-cell table:formula="of:=&quot;Kraków&quot;" office:value-type="string" office:string-value="Kraków" calcext:value-type="string">
            <text:p>Kraków</text:p>
          </table:table-cell>
          <table:table-cell table:formula="of:=&quot;30-656&quot;" office:value-type="string" office:string-value="30-656" calcext:value-type="string">
            <text:p>30-656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0 00:00:00&quot;" office:value-type="string" office:string-value="2016-06-20 00:00:00" calcext:value-type="string">
            <text:p>2016-06-20 00:00:00</text:p>
          </table:table-cell>
          <table:table-cell table:formula="of:=&quot;&quot;">
            <text:p/>
          </table:table-cell>
          <table:table-cell office:value-type="string" calcext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4291554&quot;" office:value-type="string" office:string-value="00959007731524291554" calcext:value-type="string">
            <text:p>009590077315242915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Par/310/06/16&quot;" office:value-type="string" office:string-value="Par/310/06/16" calcext:value-type="string">
            <text:p>Par/310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2 16:14:21&quot;" office:value-type="string" office:string-value="2016-06-22 16:14:21" calcext:value-type="string">
            <text:p>2016-06-22 16:14:21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8.</text:p>
          </table:table-cell>
          <table:table-cell office:value-type="string" calcext:value-type="string">
            <text:p>Przesyłka polecona</text:p>
          </table:table-cell>
          <table:table-cell table:formula="of:=&quot;Justyna Słomkowska&quot;" office:value-type="string" office:string-value="Justyna Słomkowska" calcext:value-type="string">
            <text:p>Justyna Słomkowska</text:p>
          </table:table-cell>
          <table:table-cell table:formula="of:=&quot;&quot;">
            <text:p/>
          </table:table-cell>
          <table:table-cell table:formula="of:=&quot;Na Zamek 13 G&quot;" office:value-type="string" office:string-value="Na Zamek 13 G" calcext:value-type="string">
            <text:p>Na Zamek 13 G</text:p>
          </table:table-cell>
          <table:table-cell table:formula="of:=&quot;Szabda&quot;" office:value-type="string" office:string-value="Szabda" calcext:value-type="string">
            <text:p>Szabda</text:p>
          </table:table-cell>
          <table:table-cell table:formula="of:=&quot;&quot;">
            <text:p/>
          </table:table-cell>
          <table:table-cell table:formula="of:=&quot;Brodnica&quot;" office:value-type="string" office:string-value="Brodnica" calcext:value-type="string">
            <text:p>Brodnica</text:p>
          </table:table-cell>
          <table:table-cell table:formula="of:=&quot;87-300&quot;" office:value-type="string" office:string-value="87-300" calcext:value-type="string">
            <text:p>87-3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1 00:00:00&quot;" office:value-type="string" office:string-value="2016-06-21 00:00:00" calcext:value-type="string">
            <text:p>2016-06-21 00:00:00</text:p>
          </table:table-cell>
          <table:table-cell table:formula="of:=&quot;&quot;">
            <text:p/>
          </table:table-cell>
          <table:table-cell office:value-type="string" calcext:value-type="string">
            <text:p>.16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5277052&quot;" office:value-type="string" office:string-value="00959007731525277052" calcext:value-type="string">
            <text:p>009590077315252770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Par/331/06/16&quot;" office:value-type="string" office:string-value="Par/331/06/16" calcext:value-type="string">
            <text:p>Par/331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4 14:39:08&quot;" office:value-type="string" office:string-value="2016-06-24 14:39:08" calcext:value-type="string">
            <text:p>2016-06-24 14:39:08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Przesyłka polecona</text:p>
          </table:table-cell>
          <table:table-cell table:formula="of:=&quot;Jakub Sołtan&quot;" office:value-type="string" office:string-value="Jakub Sołtan" calcext:value-type="string">
            <text:p>Jakub Sołtan</text:p>
          </table:table-cell>
          <table:table-cell table:formula="of:=&quot;&quot;">
            <text:p/>
          </table:table-cell>
          <table:table-cell table:formula="of:=&quot;Pszczyńska&quot;" office:value-type="string" office:string-value="Pszczyńska" calcext:value-type="string">
            <text:p>Pszczyńska</text:p>
          </table:table-cell>
          <table:table-cell table:formula="of:=&quot;22g&quot;" office:value-type="string" office:string-value="22g" calcext:value-type="string">
            <text:p>22g</text:p>
          </table:table-cell>
          <table:table-cell table:formula="of:=&quot;&quot;">
            <text:p/>
          </table:table-cell>
          <table:table-cell table:formula="of:=&quot;Pawłowice&quot;" office:value-type="string" office:string-value="Pawłowice" calcext:value-type="string">
            <text:p>Pawłowice</text:p>
          </table:table-cell>
          <table:table-cell table:formula="of:=&quot;43-250&quot;" office:value-type="string" office:string-value="43-250" calcext:value-type="string">
            <text:p>43-25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1 00:00:00&quot;" office:value-type="string" office:string-value="2016-06-21 00:00:00" calcext:value-type="string">
            <text:p>2016-06-21 00:00:00</text:p>
          </table:table-cell>
          <table:table-cell table:formula="of:=&quot;&quot;">
            <text:p/>
          </table:table-cell>
          <table:table-cell office:value-type="string" calcext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5280090&quot;" office:value-type="string" office:string-value="00959007731525280090" calcext:value-type="string">
            <text:p>009590077315252800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X,Naklejka+magnes&quot;" office:value-type="string" office:string-value="X,Naklejka+magnes" calcext:value-type="string">
            <text:p>X,Naklejka+magnes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4 15:08:41&quot;" office:value-type="string" office:string-value="2016-06-24 15:08:41" calcext:value-type="string">
            <text:p>2016-06-24 15:08:41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20.</text:p>
          </table:table-cell>
          <table:table-cell office:value-type="string" calcext:value-type="string">
            <text:p>Przesyłka polecona</text:p>
          </table:table-cell>
          <table:table-cell table:formula="of:=&quot;Marcin Snopek&quot;" office:value-type="string" office:string-value="Marcin Snopek" calcext:value-type="string">
            <text:p>Marcin Snopek</text:p>
          </table:table-cell>
          <table:table-cell table:formula="of:=&quot;&quot;">
            <text:p/>
          </table:table-cell>
          <table:table-cell table:formula="of:=&quot;Niesiołowskiego&quot;" office:value-type="string" office:string-value="Niesiołowskiego" calcext:value-type="string">
            <text:p>Niesiołowskiego</text:p>
          </table:table-cell>
          <table:table-cell table:formula="of:=&quot;26d&quot;" office:value-type="string" office:string-value="26d" calcext:value-type="string">
            <text:p>26d</text:p>
          </table:table-cell>
          <table:table-cell table:formula="of:=&quot;46&quot;" office:value-type="string" office:string-value="46" calcext:value-type="string">
            <text:p>46</text:p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.224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7717655&quot;" office:value-type="string" office:string-value="00959007731527717655" calcext:value-type="string">
            <text:p>009590077315277176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X,Promo&quot;" office:value-type="string" office:string-value="X,Promo" calcext:value-type="string">
            <text:p>X,Promo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7 16:01:00&quot;" office:value-type="string" office:string-value="2016-06-27 16:01:00" calcext:value-type="string">
            <text:p>2016-06-27 16:0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Przesyłka polecona</text:p>
          </table:table-cell>
          <table:table-cell table:formula="of:=&quot;Ilona Niemczyk&quot;" office:value-type="string" office:string-value="Ilona Niemczyk" calcext:value-type="string">
            <text:p>Ilona Niemczyk</text:p>
          </table:table-cell>
          <table:table-cell table:formula="of:=&quot;&quot;">
            <text:p/>
          </table:table-cell>
          <table:table-cell table:formula="of:=&quot;Cieszyńska&quot;" office:value-type="string" office:string-value="Cieszyńska" calcext:value-type="string">
            <text:p>Cieszyńska</text:p>
          </table:table-cell>
          <table:table-cell table:formula="of:=&quot;37&quot;" office:value-type="string" office:string-value="37" calcext:value-type="string">
            <text:p>37</text:p>
          </table:table-cell>
          <table:table-cell table:formula="of:=&quot;&quot;">
            <text:p/>
          </table:table-cell>
          <table:table-cell table:formula="of:=&quot;Jastrzębie Zdrój&quot;" office:value-type="string" office:string-value="Jastrzębie Zdrój" calcext:value-type="string">
            <text:p>Jastrzębie Zdrój</text:p>
          </table:table-cell>
          <table:table-cell table:formula="of:=&quot;44-337&quot;" office:value-type="string" office:string-value="44-337" calcext:value-type="string">
            <text:p>44-337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.072</text:p>
          </table:table-cell>
          <table:table-cell/>
          <table:table-cell table:formula="of:=&quot;&quot;">
            <text:p/>
          </table:table-cell>
          <table:table-cell/>
          <table:table-cell table:formula="of:=&quot;00959007731529115084&quot;" office:value-type="string" office:string-value="00959007731529115084" calcext:value-type="string">
            <text:p>009590077315291150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Par/440/06/16&quot;" office:value-type="string" office:string-value="Par/440/06/16" calcext:value-type="string">
            <text:p>Par/440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8:17:59&quot;" office:value-type="string" office:string-value="2016-06-30 18:17:59" calcext:value-type="string">
            <text:p>2016-06-30 18:17:59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22.</text:p>
          </table:table-cell>
          <table:table-cell office:value-type="string" calcext:value-type="string">
            <text:p>Paczka Pocztowa</text:p>
          </table:table-cell>
          <table:table-cell table:formula="of:=&quot;Marcin Płaszcz&quot;" office:value-type="string" office:string-value="Marcin Płaszcz" calcext:value-type="string">
            <text:p>Marcin Płaszcz</text:p>
          </table:table-cell>
          <table:table-cell table:formula="of:=&quot;&quot;">
            <text:p/>
          </table:table-cell>
          <table:table-cell table:formula="of:=&quot;Generała Maczka&quot;" office:value-type="string" office:string-value="Generała Maczka" calcext:value-type="string">
            <text:p>Generała Maczka</text:p>
          </table:table-cell>
          <table:table-cell table:formula="of:=&quot;52&quot;" office:value-type="string" office:string-value="52" calcext:value-type="string">
            <text:p>52</text:p>
          </table:table-cell>
          <table:table-cell table:formula="of:=&quot;&quot;">
            <text:p/>
          </table:table-cell>
          <table:table-cell table:formula="of:=&quot;Jordanów&quot;" office:value-type="string" office:string-value="Jordanów" calcext:value-type="string">
            <text:p>Jordanów</text:p>
          </table:table-cell>
          <table:table-cell table:formula="of:=&quot;34-240&quot;" office:value-type="string" office:string-value="34-240" calcext:value-type="string">
            <text:p>34-24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.47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00959007733061100221&quot;" office:value-type="string" office:string-value="00959007733061100221" calcext:value-type="string">
            <text:p>00959007733061100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Par/441/06/16&quot;" office:value-type="string" office:string-value="Par/441/06/16" calcext:value-type="string">
            <text:p>Par/441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5:11:31&quot;" office:value-type="string" office:string-value="2016-06-30 15:11:31" calcext:value-type="string">
            <text:p>2016-06-30 15:11:31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Zagraniczna paczka pozostałe kraje</text:p>
          </table:table-cell>
          <table:table-cell table:formula="of:=&quot;Keith Barss&quot;" office:value-type="string" office:string-value="Keith Barss" calcext:value-type="string">
            <text:p>Keith Barss</text:p>
          </table:table-cell>
          <table:table-cell table:formula="of:=&quot;&quot;">
            <text:p/>
          </table:table-cell>
          <table:table-cell table:formula="of:=&quot;102 Snell&quot;" office:value-type="string" office:string-value="102 Snell" calcext:value-type="string">
            <text:p>102 Snell</text:p>
          </table:table-cell>
          <table:table-cell table:formula="of:=&quot;Cr.&quot;" office:value-type="string" office:string-value="Cr." calcext:value-type="string">
            <text:p>Cr.</text:p>
          </table:table-cell>
          <table:table-cell table:formula="of:=&quot;&quot;">
            <text:p/>
          </table:table-cell>
          <table:table-cell table:formula="of:=&quot;Saskatoon SK&quot;" office:value-type="string" office:string-value="Saskatoon SK" calcext:value-type="string">
            <text:p>Saskatoon SK</text:p>
          </table:table-cell>
          <table:table-cell table:formula="of:=&quot;S7-T 0&quot;" office:value-type="string" office:string-value="S7-T 0" calcext:value-type="string">
            <text:p>S7-T 0</text:p>
          </table:table-cell>
          <table:table-cell table:formula="of:=&quot;Kanada&quot;" office:value-type="string" office:string-value="Kanada" calcext:value-type="string">
            <text:p>Kanad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float" office:value="13" calcext:value-type="float">
            <text:p>13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66311PL&quot;" office:value-type="string" office:string-value="CP904866311PL" calcext:value-type="string">
            <text:p>CP904866311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7/06/16 | keithb23-123&quot;" office:value-type="string" office:string-value="F/37/06/16 | keithb23-123" calcext:value-type="string">
            <text:p>F/37/06/16 | keithb23-123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3:22:00&quot;" office:value-type="string" office:string-value="2016-06-23 13:22:00" calcext:value-type="string">
            <text:p>2016-06-23 13:2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24.</text:p>
          </table:table-cell>
          <table:table-cell office:value-type="string" calcext:value-type="string">
            <text:p>Zagraniczna paczka pozostałe kraje</text:p>
          </table:table-cell>
          <table:table-cell table:formula="of:=&quot;Santiago Nieto&quot;" office:value-type="string" office:string-value="Santiago Nieto" calcext:value-type="string">
            <text:p>Santiago Nieto</text:p>
          </table:table-cell>
          <table:table-cell table:formula="of:=&quot;&quot;">
            <text:p/>
          </table:table-cell>
          <table:table-cell table:formula="of:=&quot;carrera 84 #35 -&quot;" office:value-type="string" office:string-value="carrera 84 #35 -" calcext:value-type="string">
            <text:p>carrera 84 #35 -</text:p>
          </table:table-cell>
          <table:table-cell table:formula="of:=&quot;25&quot;" office:value-type="string" office:string-value="25" calcext:value-type="string">
            <text:p>25</text:p>
          </table:table-cell>
          <table:table-cell table:formula="of:=&quot;&quot;">
            <text:p/>
          </table:table-cell>
          <table:table-cell table:formula="of:=&quot;Medellin&quot;" office:value-type="string" office:string-value="Medellin" calcext:value-type="string">
            <text:p>Medellin</text:p>
          </table:table-cell>
          <table:table-cell table:formula="of:=&quot;05-003&quot;" office:value-type="string" office:string-value="05-003" calcext:value-type="string">
            <text:p>05-003</text:p>
          </table:table-cell>
          <table:table-cell table:formula="of:=&quot;Kolumbia&quot;" office:value-type="string" office:string-value="Kolumbia" calcext:value-type="string">
            <text:p>Kolumb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float" office:value="10" calcext:value-type="float">
            <text:p>10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66339PL&quot;" office:value-type="string" office:string-value="CP904866339PL" calcext:value-type="string">
            <text:p>CP90486633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8/06/16 | santiagniet6&quot;" office:value-type="string" office:string-value="F/38/06/16 | santiagniet6" calcext:value-type="string">
            <text:p>F/38/06/16 | santiagniet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3:01:00&quot;" office:value-type="string" office:string-value="2016-06-30 13:01:00" calcext:value-type="string">
            <text:p>2016-06-30 13:0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Zagraniczna paczka pozostałe kraje</text:p>
          </table:table-cell>
          <table:table-cell table:formula="of:=&quot;Alvaro Castellanos&quot;" office:value-type="string" office:string-value="Alvaro Castellanos" calcext:value-type="string">
            <text:p>Alvaro Castellanos</text:p>
          </table:table-cell>
          <table:table-cell table:formula="of:=&quot;Calle Pasaje Beni #1876&quot;" office:value-type="string" office:string-value="Calle Pasaje Beni #1876" calcext:value-type="string">
            <text:p>Calle Pasaje Beni #1876</text:p>
          </table:table-cell>
          <table:table-cell table:formula="of:=&quot;Entre Ayoroa Y&quot;" office:value-type="string" office:string-value="Entre Ayoroa Y" calcext:value-type="string">
            <text:p>Entre Ayoroa Y</text:p>
          </table:table-cell>
          <table:table-cell table:formula="of:=&quot;Litoral&quot;" office:value-type="string" office:string-value="Litoral" calcext:value-type="string">
            <text:p>Litoral</text:p>
          </table:table-cell>
          <table:table-cell table:formula="of:=&quot;&quot;">
            <text:p/>
          </table:table-cell>
          <table:table-cell table:formula="of:=&quot;Tarija&quot;" office:value-type="string" office:string-value="Tarija" calcext:value-type="string">
            <text:p>Tarija</text:p>
          </table:table-cell>
          <table:table-cell table:formula="of:=&quot;34-2&quot;" office:value-type="string" office:string-value="34-2" calcext:value-type="string">
            <text:p>34-2</text:p>
          </table:table-cell>
          <table:table-cell table:formula="of:=&quot;Boliwia&quot;" office:value-type="string" office:string-value="Boliwia" calcext:value-type="string">
            <text:p>Boliw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3.39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66356PL&quot;" office:value-type="string" office:string-value="CP904866356PL" calcext:value-type="string">
            <text:p>CP904866356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9/06/16 | alvaro_rcg&quot;" office:value-type="string" office:string-value="F/39/06/16 | alvaro_rcg" calcext:value-type="string">
            <text:p>F/39/06/16 | alvaro_rcg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26.</text:p>
          </table:table-cell>
          <table:table-cell office:value-type="string" calcext:value-type="string">
            <text:p>Zagraniczna paczka pozostałe kraje</text:p>
          </table:table-cell>
          <table:table-cell table:formula="of:=&quot;Dechpon Wongakrakul&quot;" office:value-type="string" office:string-value="Dechpon Wongakrakul" calcext:value-type="string">
            <text:p>Dechpon Wongakrakul</text:p>
          </table:table-cell>
          <table:table-cell table:formula="of:=&quot;&quot;">
            <text:p/>
          </table:table-cell>
          <table:table-cell table:formula="of:=&quot;PO Box 24 Rong Mueang Post&quot;" office:value-type="string" office:string-value="PO Box 24 Rong Mueang Post" calcext:value-type="string">
            <text:p>PO Box 24 Rong Mueang Post</text:p>
          </table:table-cell>
          <table:table-cell table:formula="of:=&quot;Office&quot;" office:value-type="string" office:string-value="Office" calcext:value-type="string">
            <text:p>Office</text:p>
          </table:table-cell>
          <table:table-cell table:formula="of:=&quot;&quot;">
            <text:p/>
          </table:table-cell>
          <table:table-cell table:formula="of:=&quot;Bangkok&quot;" office:value-type="string" office:string-value="Bangkok" calcext:value-type="string">
            <text:p>Bangkok</text:p>
          </table:table-cell>
          <table:table-cell table:formula="of:=&quot;10-330&quot;" office:value-type="string" office:string-value="10-330" calcext:value-type="string">
            <text:p>10-330</text:p>
          </table:table-cell>
          <table:table-cell table:formula="of:=&quot;Tajlandia&quot;" office:value-type="string" office:string-value="Tajlandia" calcext:value-type="string">
            <text:p>Tajland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6.31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66360PL&quot;" office:value-type="string" office:string-value="CP904866360PL" calcext:value-type="string">
            <text:p>CP90486636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0/06/16&quot;" office:value-type="string" office:string-value="F/40/06/16" calcext:value-type="string">
            <text:p>F/40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08:59:00&quot;" office:value-type="string" office:string-value="2016-06-20 08:59:00" calcext:value-type="string">
            <text:p>2016-06-20 08:59:00</text:p>
          </table:table-cell>
          <table:table-cell table:formula="of:=&quot;KITTI / STAFF&quot;" office:value-type="string" office:string-value="KITTI / STAFF" calcext:value-type="string">
            <text:p>KITTI / STAFF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&quot;" office:value-type="string" office:string-value="2016-06-20" calcext:value-type="string">
            <text:p>2016-06-2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27.</text:p>
          </table:table-cell>
          <table:table-cell office:value-type="string" calcext:value-type="string">
            <text:p>Zagraniczna paczka pozostałe kraje</text:p>
          </table:table-cell>
          <table:table-cell table:formula="of:=&quot;Weerapat Sawanakunanon&quot;" office:value-type="string" office:string-value="Weerapat Sawanakunanon" calcext:value-type="string">
            <text:p>Weerapat Sawanakunanon</text:p>
          </table:table-cell>
          <table:table-cell table:formula="of:=&quot;&quot;">
            <text:p/>
          </table:table-cell>
          <table:table-cell table:formula="of:=&quot;55 Soi 2/3 Phuketvilla 1&quot;" office:value-type="string" office:string-value="55 Soi 2/3 Phuketvilla 1" calcext:value-type="string">
            <text:p>55 Soi 2/3 Phuketvilla 1</text:p>
          </table:table-cell>
          <table:table-cell table:formula="of:=&quot;yaowarat&quot;" office:value-type="string" office:string-value="yaowarat" calcext:value-type="string">
            <text:p>yaowarat</text:p>
          </table:table-cell>
          <table:table-cell table:formula="of:=&quot;rd&quot;" office:value-type="string" office:string-value="rd" calcext:value-type="string">
            <text:p>rd</text:p>
          </table:table-cell>
          <table:table-cell table:formula="of:=&quot;Phuket&quot;" office:value-type="string" office:string-value="Phuket" calcext:value-type="string">
            <text:p>Phuket</text:p>
          </table:table-cell>
          <table:table-cell table:formula="of:=&quot;83-000&quot;" office:value-type="string" office:string-value="83-000" calcext:value-type="string">
            <text:p>83-000</text:p>
          </table:table-cell>
          <table:table-cell table:formula="of:=&quot;Tajlandia&quot;" office:value-type="string" office:string-value="Tajlandia" calcext:value-type="string">
            <text:p>Tajland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1.09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66387PL&quot;" office:value-type="string" office:string-value="CP904866387PL" calcext:value-type="string">
            <text:p>CP904866387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1/06/16 | thaxuz&quot;" office:value-type="string" office:string-value="F/41/06/16 | thaxuz" calcext:value-type="string">
            <text:p>F/41/06/16 | thaxuz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28.</text:p>
          </table:table-cell>
          <table:table-cell office:value-type="string" calcext:value-type="string">
            <text:p>Zagraniczna paczka pozostałe kraje</text:p>
          </table:table-cell>
          <table:table-cell table:formula="of:=&quot;Jaime Guzman Corcuera&quot;" office:value-type="string" office:string-value="Jaime Guzman Corcuera" calcext:value-type="string">
            <text:p>Jaime Guzman Corcuera</text:p>
          </table:table-cell>
          <table:table-cell table:formula="of:=&quot;la loma de santa fe&quot;" office:value-type="string" office:string-value="la loma de santa fe" calcext:value-type="string">
            <text:p>la loma de santa fe</text:p>
          </table:table-cell>
          <table:table-cell table:formula="of:=&quot;Bernardo Quintana 90, int&quot;" office:value-type="string" office:string-value="Bernardo Quintana 90, int" calcext:value-type="string">
            <text:p>Bernardo Quintana 90, int</text:p>
          </table:table-cell>
          <table:table-cell table:formula="of:=&quot;302&quot;" office:value-type="string" office:string-value="302" calcext:value-type="string">
            <text:p>302</text:p>
          </table:table-cell>
          <table:table-cell table:formula="of:=&quot;&quot;">
            <text:p/>
          </table:table-cell>
          <table:table-cell table:formula="of:=&quot;Mexico DF&quot;" office:value-type="string" office:string-value="Mexico DF" calcext:value-type="string">
            <text:p>Mexico DF</text:p>
          </table:table-cell>
          <table:table-cell table:formula="of:=&quot;01-219&quot;" office:value-type="string" office:string-value="01-219" calcext:value-type="string">
            <text:p>01-219</text:p>
          </table:table-cell>
          <table:table-cell table:formula="of:=&quot;Meksyk&quot;" office:value-type="string" office:string-value="Meksyk" calcext:value-type="string">
            <text:p>Meksyk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.99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66400PL&quot;" office:value-type="string" office:string-value="CP904866400PL" calcext:value-type="string">
            <text:p>CP90486640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3/06/16 | jaimegc11&quot;" office:value-type="string" office:string-value="F/43/06/16 | jaimegc11" calcext:value-type="string">
            <text:p>F/43/06/16 | jaimegc11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29.</text:p>
          </table:table-cell>
          <table:table-cell office:value-type="string" calcext:value-type="string">
            <text:p>Zagraniczna paczka pozostałe kraje</text:p>
          </table:table-cell>
          <table:table-cell table:formula="of:=&quot;Guillermo Walper&quot;" office:value-type="string" office:string-value="Guillermo Walper" calcext:value-type="string">
            <text:p>Guillermo Walper</text:p>
          </table:table-cell>
          <table:table-cell table:formula="of:=&quot;&quot;">
            <text:p/>
          </table:table-cell>
          <table:table-cell table:formula="of:=&quot;Balmaceda 6963 Cotapos&quot;" office:value-type="string" office:string-value="Balmaceda 6963 Cotapos" calcext:value-type="string">
            <text:p>Balmaceda 6963 Cotapos</text:p>
          </table:table-cell>
          <table:table-cell table:formula="of:=&quot;760&quot;" office:value-type="string" office:string-value="760" calcext:value-type="string">
            <text:p>760</text:p>
          </table:table-cell>
          <table:table-cell table:formula="of:=&quot;&quot;">
            <text:p/>
          </table:table-cell>
          <table:table-cell table:formula="of:=&quot;Valdivia chile&quot;" office:value-type="string" office:string-value="Valdivia chile" calcext:value-type="string">
            <text:p>Valdivia chile</text:p>
          </table:table-cell>
          <table:table-cell table:formula="of:=&quot;51-101&quot;" office:value-type="string" office:string-value="51-101" calcext:value-type="string">
            <text:p>51-101</text:p>
          </table:table-cell>
          <table:table-cell table:formula="of:=&quot;Chile&quot;" office:value-type="string" office:string-value="Chile" calcext:value-type="string">
            <text:p>Chil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2.71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66413PL&quot;" office:value-type="string" office:string-value="CP904866413PL" calcext:value-type="string">
            <text:p>CP904866413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4/06/16 | novita_v8&quot;" office:value-type="string" office:string-value="F/44/06/16 | novita_v8" calcext:value-type="string">
            <text:p>F/44/06/16 | novita_v8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7 08:40:00&quot;" office:value-type="string" office:string-value="2016-06-17 08:40:00" calcext:value-type="string">
            <text:p>2016-06-17 08:4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30.</text:p>
          </table:table-cell>
          <table:table-cell office:value-type="string" calcext:value-type="string">
            <text:p>Zagraniczna paczka pozostałe kraje</text:p>
          </table:table-cell>
          <table:table-cell table:formula="of:=&quot;Maneesh Reddy&quot;" office:value-type="string" office:string-value="Maneesh Reddy" calcext:value-type="string">
            <text:p>Maneesh Reddy</text:p>
          </table:table-cell>
          <table:table-cell table:formula="of:=&quot;Dollars Colony, RMV 2nd&quot;" office:value-type="string" office:string-value="Dollars Colony, RMV 2nd" calcext:value-type="string">
            <text:p>Dollars Colony, RMV 2nd</text:p>
          </table:table-cell>
          <table:table-cell table:formula="of:=&quot;177, 11th Cross, 2nd Main,&quot;" office:value-type="string" office:string-value="177, 11th Cross, 2nd Main," calcext:value-type="string">
            <text:p>177, 11th Cross, 2nd Main,</text:p>
          </table:table-cell>
          <table:table-cell table:formula="of:=&quot;Stage 3rd&quot;" office:value-type="string" office:string-value="Stage 3rd" calcext:value-type="string">
            <text:p>Stage 3rd</text:p>
          </table:table-cell>
          <table:table-cell table:formula="of:=&quot;Block&quot;" office:value-type="string" office:string-value="Block" calcext:value-type="string">
            <text:p>Block</text:p>
          </table:table-cell>
          <table:table-cell table:formula="of:=&quot;Bangalore, KA&quot;" office:value-type="string" office:string-value="Bangalore, KA" calcext:value-type="string">
            <text:p>Bangalore, KA</text:p>
          </table:table-cell>
          <table:table-cell table:formula="of:=&quot;56-009&quot;" office:value-type="string" office:string-value="56-009" calcext:value-type="string">
            <text:p>56-009</text:p>
          </table:table-cell>
          <table:table-cell table:formula="of:=&quot;Indie&quot;" office:value-type="string" office:string-value="Indie" calcext:value-type="string">
            <text:p>Indi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1.06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66435PL&quot;" office:value-type="string" office:string-value="CP904866435PL" calcext:value-type="string">
            <text:p>CP90486643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6/06/16 | maneesh.reddy&quot;" office:value-type="string" office:string-value="F/46/06/16 | maneesh.reddy" calcext:value-type="string">
            <text:p>F/46/06/16 | maneesh.reddy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2 09:09:00&quot;" office:value-type="string" office:string-value="2016-06-22 09:09:00" calcext:value-type="string">
            <text:p>2016-06-22 09:0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31.</text:p>
          </table:table-cell>
          <table:table-cell office:value-type="string" calcext:value-type="string">
            <text:p>Zagraniczna paczka pozostałe kraje</text:p>
          </table:table-cell>
          <table:table-cell table:formula="of:=&quot;Frank Lopez Huarcaya&quot;" office:value-type="string" office:string-value="Frank Lopez Huarcaya" calcext:value-type="string">
            <text:p>Frank Lopez Huarcaya</text:p>
          </table:table-cell>
          <table:table-cell table:formula="of:=&quot;Jose Luis bustamante y rivero&quot;" office:value-type="string" office:string-value="Jose Luis bustamante y rivero" calcext:value-type="string">
            <text:p>Jose Luis bustamante y rivero</text:p>
          </table:table-cell>
          <table:table-cell table:formula="of:=&quot;Urb. Las dunas del Sur&quot;" office:value-type="string" office:string-value="Urb. Las dunas del Sur" calcext:value-type="string">
            <text:p>Urb. Las dunas del Sur</text:p>
          </table:table-cell>
          <table:table-cell table:formula="of:=&quot;D-1&quot;" office:value-type="string" office:string-value="D-1" calcext:value-type="string">
            <text:p>D-1</text:p>
          </table:table-cell>
          <table:table-cell table:formula="of:=&quot;&quot;">
            <text:p/>
          </table:table-cell>
          <table:table-cell table:formula="of:=&quot;Arequipa&quot;" office:value-type="string" office:string-value="Arequipa" calcext:value-type="string">
            <text:p>Arequipa</text:p>
          </table:table-cell>
          <table:table-cell table:formula="of:=&quot;05-4&quot;" office:value-type="string" office:string-value="05-4" calcext:value-type="string">
            <text:p>05-4</text:p>
          </table:table-cell>
          <table:table-cell table:formula="of:=&quot;Peru&quot;" office:value-type="string" office:string-value="Peru" calcext:value-type="string">
            <text:p>Peru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8.1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66475PL&quot;" office:value-type="string" office:string-value="CP904866475PL" calcext:value-type="string">
            <text:p>CP90486647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50+51/06/16 | franklopezhuarcaya&quot;" office:value-type="string" office:string-value="F/50+51/06/16 | franklopezhuarcaya" calcext:value-type="string">
            <text:p>F/50+51/06/16 | franklopezhuarcaya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8-09 10:06:00&quot;" office:value-type="string" office:string-value="2016-08-09 10:06:00" calcext:value-type="string">
            <text:p>2016-08-09 10:0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32.</text:p>
          </table:table-cell>
          <table:table-cell office:value-type="string" calcext:value-type="string">
            <text:p>Zagraniczna paczka pozostałe kraje</text:p>
          </table:table-cell>
          <table:table-cell table:formula="of:=&quot;Ken Ebberup&quot;" office:value-type="string" office:string-value="Ken Ebberup" calcext:value-type="string">
            <text:p>Ken Ebberup</text:p>
          </table:table-cell>
          <table:table-cell table:formula="of:=&quot;&quot;">
            <text:p/>
          </table:table-cell>
          <table:table-cell table:formula="of:=&quot;519 Lafayette&quot;" office:value-type="string" office:string-value="519 Lafayette" calcext:value-type="string">
            <text:p>519 Lafayette</text:p>
          </table:table-cell>
          <table:table-cell table:formula="of:=&quot;Ave&quot;" office:value-type="string" office:string-value="Ave" calcext:value-type="string">
            <text:p>Ave</text:p>
          </table:table-cell>
          <table:table-cell table:formula="of:=&quot;&quot;">
            <text:p/>
          </table:table-cell>
          <table:table-cell table:formula="of:=&quot;Toms River, NJ&quot;" office:value-type="string" office:string-value="Toms River, NJ" calcext:value-type="string">
            <text:p>Toms River, NJ</text:p>
          </table:table-cell>
          <table:table-cell table:formula="of:=&quot;08-753&quot;" office:value-type="string" office:string-value="08-753" calcext:value-type="string">
            <text:p>08-753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2.71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66501PL&quot;" office:value-type="string" office:string-value="CP904866501PL" calcext:value-type="string">
            <text:p>CP904866501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56/06/16 | folkvangr55&quot;" office:value-type="string" office:string-value="F/56/06/16 | folkvangr55" calcext:value-type="string">
            <text:p>F/56/06/16 | folkvangr55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4 12:26:00&quot;" office:value-type="string" office:string-value="2016-06-14 12:26:00" calcext:value-type="string">
            <text:p>2016-06-14 12:2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33.</text:p>
          </table:table-cell>
          <table:table-cell office:value-type="string" calcext:value-type="string">
            <text:p>Zagraniczna paczka pozostałe kraje</text:p>
          </table:table-cell>
          <table:table-cell table:formula="of:=&quot;Kim Andre Engen Granli&quot;" office:value-type="string" office:string-value="Kim Andre Engen Granli" calcext:value-type="string">
            <text:p>Kim Andre Engen Granli</text:p>
          </table:table-cell>
          <table:table-cell table:formula="of:=&quot;&quot;">
            <text:p/>
          </table:table-cell>
          <table:table-cell table:formula="of:=&quot;sondre mangen vei&quot;" office:value-type="string" office:string-value="sondre mangen vei" calcext:value-type="string">
            <text:p>sondre mangen vei</text:p>
          </table:table-cell>
          <table:table-cell table:formula="of:=&quot;72&quot;" office:value-type="string" office:string-value="72" calcext:value-type="string">
            <text:p>72</text:p>
          </table:table-cell>
          <table:table-cell table:formula="of:=&quot;&quot;">
            <text:p/>
          </table:table-cell>
          <table:table-cell table:formula="of:=&quot;Aurskog&quot;" office:value-type="string" office:string-value="Aurskog" calcext:value-type="string">
            <text:p>Aurskog</text:p>
          </table:table-cell>
          <table:table-cell table:formula="of:=&quot;19-30&quot;" office:value-type="string" office:string-value="19-30" calcext:value-type="string">
            <text:p>19-30</text:p>
          </table:table-cell>
          <table:table-cell table:formula="of:=&quot;Norwegia&quot;" office:value-type="string" office:string-value="Norwegia" calcext:value-type="string">
            <text:p>Norweg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1.6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73961PL&quot;" office:value-type="string" office:string-value="CP904873961PL" calcext:value-type="string">
            <text:p>CP904873961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86/06/16 | 2015noengen&quot;" office:value-type="string" office:string-value="F/86/06/16 | 2015noengen" calcext:value-type="string">
            <text:p>F/86/06/16 | 2015noengen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4 16:18:00&quot;" office:value-type="string" office:string-value="2016-06-24 16:18:00" calcext:value-type="string">
            <text:p>2016-06-24 16:1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34.</text:p>
          </table:table-cell>
          <table:table-cell office:value-type="string" calcext:value-type="string">
            <text:p>Zagraniczna paczka pozostałe kraje</text:p>
          </table:table-cell>
          <table:table-cell table:formula="of:=&quot;Benjamin Ong&quot;" office:value-type="string" office:string-value="Benjamin Ong" calcext:value-type="string">
            <text:p>Benjamin Ong</text:p>
          </table:table-cell>
          <table:table-cell table:formula="of:=&quot;Level 10 HCT, G-Tower&quot;" office:value-type="string" office:string-value="Level 10 HCT, G-Tower" calcext:value-type="string">
            <text:p>Level 10 HCT, G-Tower</text:p>
          </table:table-cell>
          <table:table-cell table:formula="of:=&quot;199, Jalan Tun&quot;" office:value-type="string" office:string-value="199, Jalan Tun" calcext:value-type="string">
            <text:p>199, Jalan Tun</text:p>
          </table:table-cell>
          <table:table-cell table:formula="of:=&quot;Razak&quot;" office:value-type="string" office:string-value="Razak" calcext:value-type="string">
            <text:p>Razak</text:p>
          </table:table-cell>
          <table:table-cell table:formula="of:=&quot;&quot;">
            <text:p/>
          </table:table-cell>
          <table:table-cell table:formula="of:=&quot;Kuala Lumpur&quot;" office:value-type="string" office:string-value="Kuala Lumpur" calcext:value-type="string">
            <text:p>Kuala Lumpur</text:p>
          </table:table-cell>
          <table:table-cell table:formula="of:=&quot;50-400&quot;" office:value-type="string" office:string-value="50-400" calcext:value-type="string">
            <text:p>50-400</text:p>
          </table:table-cell>
          <table:table-cell table:formula="of:=&quot;Malezja&quot;" office:value-type="string" office:string-value="Malezja" calcext:value-type="string">
            <text:p>Malezj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1.68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73975PL&quot;" office:value-type="string" office:string-value="CP904873975PL" calcext:value-type="string">
            <text:p>CP90487397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89/06/16 | ongchienhsiang-7&quot;" office:value-type="string" office:string-value="F/89/06/16 | ongchienhsiang-7" calcext:value-type="string">
            <text:p>F/89/06/16 | ongchienhsiang-7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6 13:43:00&quot;" office:value-type="string" office:string-value="2016-07-16 13:43:00" calcext:value-type="string">
            <text:p>2016-07-16 13:4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Zagraniczna paczka pozostałe kraje</text:p>
          </table:table-cell>
          <table:table-cell table:formula="of:=&quot;Idan Abrgel&quot;" office:value-type="string" office:string-value="Idan Abrgel" calcext:value-type="string">
            <text:p>Idan Abrgel</text:p>
          </table:table-cell>
          <table:table-cell table:formula="of:=&quot;Ahron Ahron&quot;" office:value-type="string" office:string-value="Ahron Ahron" calcext:value-type="string">
            <text:p>Ahron Ahron</text:p>
          </table:table-cell>
          <table:table-cell table:formula="of:=&quot;Dalya&quot;" office:value-type="string" office:string-value="Dalya" calcext:value-type="string">
            <text:p>Dalya</text:p>
          </table:table-cell>
          <table:table-cell table:formula="of:=&quot;14&quot;" office:value-type="string" office:string-value="14" calcext:value-type="string">
            <text:p>14</text:p>
          </table:table-cell>
          <table:table-cell table:formula="of:=&quot;&quot;">
            <text:p/>
          </table:table-cell>
          <table:table-cell table:formula="of:=&quot;Beit Shemesh&quot;" office:value-type="string" office:string-value="Beit Shemesh" calcext:value-type="string">
            <text:p>Beit Shemesh</text:p>
          </table:table-cell>
          <table:table-cell table:formula="of:=&quot;99-036&quot;" office:value-type="string" office:string-value="99-036" calcext:value-type="string">
            <text:p>99-036</text:p>
          </table:table-cell>
          <table:table-cell table:formula="of:=&quot;Izrael&quot;" office:value-type="string" office:string-value="Izrael" calcext:value-type="string">
            <text:p>Izrael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2.53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73989PL&quot;" office:value-type="string" office:string-value="CP904873989PL" calcext:value-type="string">
            <text:p>CP90487398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91/06/16 | idan_abrgel&quot;" office:value-type="string" office:string-value="F/91/06/16 | idan_abrgel" calcext:value-type="string">
            <text:p>F/91/06/16 | idan_abrgel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6 16:23:00&quot;" office:value-type="string" office:string-value="2016-06-26 16:23:00" calcext:value-type="string">
            <text:p>2016-06-26 16:2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36.</text:p>
          </table:table-cell>
          <table:table-cell office:value-type="string" calcext:value-type="string">
            <text:p>Zagraniczna paczka pozostałe kraje</text:p>
          </table:table-cell>
          <table:table-cell table:formula="of:=&quot;Xin Wang&quot;" office:value-type="string" office:string-value="Xin Wang" calcext:value-type="string">
            <text:p>Xin Wang</text:p>
          </table:table-cell>
          <table:table-cell table:formula="of:=&quot;&quot;">
            <text:p/>
          </table:table-cell>
          <table:table-cell table:formula="of:=&quot;53-401 Li An Yi Cun&quot;" office:value-type="string" office:string-value="53-401 Li An Yi Cun" calcext:value-type="string">
            <text:p>53-401 Li An Yi Cun</text:p>
          </table:table-cell>
          <table:table-cell table:formula="of:=&quot;Li An Road&quot;" office:value-type="string" office:string-value="Li An Road" calcext:value-type="string">
            <text:p>Li An Road</text:p>
          </table:table-cell>
          <table:table-cell table:formula="of:=&quot;&quot;">
            <text:p/>
          </table:table-cell>
          <table:table-cell table:formula="of:=&quot;Shanghai&quot;" office:value-type="string" office:string-value="Shanghai" calcext:value-type="string">
            <text:p>Shanghai</text:p>
          </table:table-cell>
          <table:table-cell table:formula="of:=&quot;20-110&quot;" office:value-type="string" office:string-value="20-110" calcext:value-type="string">
            <text:p>20-110</text:p>
          </table:table-cell>
          <table:table-cell table:formula="of:=&quot;Chiny&quot;" office:value-type="string" office:string-value="Chiny" calcext:value-type="string">
            <text:p>Chiny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.22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73992PL&quot;" office:value-type="string" office:string-value="CP904873992PL" calcext:value-type="string">
            <text:p>CP904873992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95/06/16 | hog223&quot;" office:value-type="string" office:string-value="F/95/06/16 | hog223" calcext:value-type="string">
            <text:p>F/95/06/16 | hog223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6:31:00&quot;" office:value-type="string" office:string-value="2016-06-20 16:31:00" calcext:value-type="string">
            <text:p>2016-06-20 16:3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37.</text:p>
          </table:table-cell>
          <table:table-cell office:value-type="string" calcext:value-type="string">
            <text:p>Zagraniczna paczka pozostałe kraje</text:p>
          </table:table-cell>
          <table:table-cell table:formula="of:=&quot;Drew Crocker&quot;" office:value-type="string" office:string-value="Drew Crocker" calcext:value-type="string">
            <text:p>Drew Crocker</text:p>
          </table:table-cell>
          <table:table-cell table:formula="of:=&quot;&quot;">
            <text:p/>
          </table:table-cell>
          <table:table-cell table:formula="of:=&quot;101 Temple&quot;" office:value-type="string" office:string-value="101 Temple" calcext:value-type="string">
            <text:p>101 Temple</text:p>
          </table:table-cell>
          <table:table-cell table:formula="of:=&quot;Dr.&quot;" office:value-type="string" office:string-value="Dr." calcext:value-type="string">
            <text:p>Dr.</text:p>
          </table:table-cell>
          <table:table-cell table:formula="of:=&quot;&quot;">
            <text:p/>
          </table:table-cell>
          <table:table-cell table:formula="of:=&quot;Las Vegas&quot;" office:value-type="string" office:string-value="Las Vegas" calcext:value-type="string">
            <text:p>Las Vegas</text:p>
          </table:table-cell>
          <table:table-cell table:formula="of:=&quot;89-107&quot;" office:value-type="string" office:string-value="89-107" calcext:value-type="string">
            <text:p>89-107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2.2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74009PL&quot;" office:value-type="string" office:string-value="CP904874009PL" calcext:value-type="string">
            <text:p>CP90487400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96/06/16 | chrimpatty&quot;" office:value-type="string" office:string-value="F/96/06/16 | chrimpatty" calcext:value-type="string">
            <text:p>F/96/06/16 | chrimpatty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1:15:00&quot;" office:value-type="string" office:string-value="2016-06-30 11:15:00" calcext:value-type="string">
            <text:p>2016-06-30 11:1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5&quot;" office:value-type="string" office:string-value="2016-06-25" calcext:value-type="string">
            <text:p>2016-06-25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Zagraniczna paczka do Unii Europejskiej</text:p>
          </table:table-cell>
          <table:table-cell table:formula="of:=&quot;MARAGKOUDAKI KON/NA&quot;" office:value-type="string" office:string-value="MARAGKOUDAKI KON/NA" calcext:value-type="string">
            <text:p>MARAGKOUDAKI KON/NA</text:p>
          </table:table-cell>
          <table:table-cell table:formula="of:=&quot;&quot;">
            <text:p/>
          </table:table-cell>
          <table:table-cell table:formula="of:=&quot;113 KATO&quot;" office:value-type="string" office:string-value="113 KATO" calcext:value-type="string">
            <text:p>113 KATO</text:p>
          </table:table-cell>
          <table:table-cell table:formula="of:=&quot;STALOS&quot;" office:value-type="string" office:string-value="STALOS" calcext:value-type="string">
            <text:p>STALOS</text:p>
          </table:table-cell>
          <table:table-cell table:formula="of:=&quot;&quot;">
            <text:p/>
          </table:table-cell>
          <table:table-cell table:formula="of:=&quot;CHANIA CRETE&quot;" office:value-type="string" office:string-value="CHANIA CRETE" calcext:value-type="string">
            <text:p>CHANIA CRETE</text:p>
          </table:table-cell>
          <table:table-cell table:formula="of:=&quot;73-100&quot;" office:value-type="string" office:string-value="73-100" calcext:value-type="string">
            <text:p>73-100</text:p>
          </table:table-cell>
          <table:table-cell table:formula="of:=&quot;Grecja&quot;" office:value-type="string" office:string-value="Grecja" calcext:value-type="string">
            <text:p>Grecj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5.06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75809PL&quot;" office:value-type="string" office:string-value="CP904875809PL" calcext:value-type="string">
            <text:p>CP90487580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97/06/16 | costamanioudakis&quot;" office:value-type="string" office:string-value="Par/97/06/16 | costamanioudakis" calcext:value-type="string">
            <text:p>Par/97/06/16 | costamanioudakis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5 09:55:00&quot;" office:value-type="string" office:string-value="2016-06-15 09:55:00" calcext:value-type="string">
            <text:p>2016-06-15 09:5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39.</text:p>
          </table:table-cell>
          <table:table-cell office:value-type="string" calcext:value-type="string">
            <text:p>Zagraniczna paczka pozostałe kraje</text:p>
          </table:table-cell>
          <table:table-cell table:formula="of:=&quot;Dusan Masle Coronado&quot;" office:value-type="string" office:string-value="Dusan Masle Coronado" calcext:value-type="string">
            <text:p>Dusan Masle Coronado</text:p>
          </table:table-cell>
          <table:table-cell table:formula="of:=&quot;&quot;">
            <text:p/>
          </table:table-cell>
          <table:table-cell table:formula="of:=&quot;Puerto Varas&quot;" office:value-type="string" office:string-value="Puerto Varas" calcext:value-type="string">
            <text:p>Puerto Varas</text:p>
          </table:table-cell>
          <table:table-cell table:formula="of:=&quot;702&quot;" office:value-type="string" office:string-value="702" calcext:value-type="string">
            <text:p>702</text:p>
          </table:table-cell>
          <table:table-cell table:formula="of:=&quot;&quot;">
            <text:p/>
          </table:table-cell>
          <table:table-cell table:formula="of:=&quot;Punta Arenas&quot;" office:value-type="string" office:string-value="Punta Arenas" calcext:value-type="string">
            <text:p>Punta Arenas</text:p>
          </table:table-cell>
          <table:table-cell table:formula="of:=&quot;62-000&quot;" office:value-type="string" office:string-value="62-000" calcext:value-type="string">
            <text:p>62-000</text:p>
          </table:table-cell>
          <table:table-cell table:formula="of:=&quot;Chile&quot;" office:value-type="string" office:string-value="Chile" calcext:value-type="string">
            <text:p>Chil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2.2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87285PL&quot;" office:value-type="string" office:string-value="CP904887285PL" calcext:value-type="string">
            <text:p>CP90488728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82/06/16 | dusamaslecoronad_0&quot;" office:value-type="string" office:string-value="F/182/06/16 | dusamaslecoronad_0" calcext:value-type="string">
            <text:p>F/182/06/16 | dusamaslecoronad_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4 10:35:00&quot;" office:value-type="string" office:string-value="2016-06-24 10:35:00" calcext:value-type="string">
            <text:p>2016-06-24 10:3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40.</text:p>
          </table:table-cell>
          <table:table-cell office:value-type="string" calcext:value-type="string">
            <text:p>Zagraniczna paczka pozostałe kraje</text:p>
          </table:table-cell>
          <table:table-cell table:formula="of:=&quot;Andrey Parshin&quot;" office:value-type="string" office:string-value="Andrey Parshin" calcext:value-type="string">
            <text:p>Andrey Parshin</text:p>
          </table:table-cell>
          <table:table-cell table:formula="of:=&quot;&quot;">
            <text:p/>
          </table:table-cell>
          <table:table-cell table:formula="of:=&quot;Str.akademika Kurchatova&quot;" office:value-type="string" office:string-value="Str.akademika Kurchatova" calcext:value-type="string">
            <text:p>Str.akademika Kurchatova</text:p>
          </table:table-cell>
          <table:table-cell table:formula="of:=&quot;18&quot;" office:value-type="string" office:string-value="18" calcext:value-type="string">
            <text:p>18</text:p>
          </table:table-cell>
          <table:table-cell table:formula="of:=&quot;&quot;">
            <text:p/>
          </table:table-cell>
          <table:table-cell table:formula="of:=&quot;Vladivostok&quot;" office:value-type="string" office:string-value="Vladivostok" calcext:value-type="string">
            <text:p>Vladivostok</text:p>
          </table:table-cell>
          <table:table-cell table:formula="of:=&quot;69-002&quot;" office:value-type="string" office:string-value="69-002" calcext:value-type="string">
            <text:p>69-002</text:p>
          </table:table-cell>
          <table:table-cell table:formula="of:=&quot;Rosja&quot;" office:value-type="string" office:string-value="Rosja" calcext:value-type="string">
            <text:p>Rosj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2.09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87311PL&quot;" office:value-type="string" office:string-value="CP904887311PL" calcext:value-type="string">
            <text:p>CP904887311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88/06/16 | 8423paa&quot;" office:value-type="string" office:string-value="F/188/06/16 | 8423paa" calcext:value-type="string">
            <text:p>F/188/06/16 | 8423paa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5:07:00&quot;" office:value-type="string" office:string-value="2016-06-23 15:07:00" calcext:value-type="string">
            <text:p>2016-06-23 15:0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41.</text:p>
          </table:table-cell>
          <table:table-cell office:value-type="string" calcext:value-type="string">
            <text:p>Zagraniczna paczka pozostałe kraje</text:p>
          </table:table-cell>
          <table:table-cell table:formula="of:=&quot;saul davila&quot;" office:value-type="string" office:string-value="saul davila" calcext:value-type="string">
            <text:p>saul davila</text:p>
          </table:table-cell>
          <table:table-cell table:formula="of:=&quot;&quot;">
            <text:p/>
          </table:table-cell>
          <table:table-cell table:formula="of:=&quot;pescacerolli villa rosario casa&quot;" office:value-type="string" office:string-value="pescacerolli villa rosario casa" calcext:value-type="string">
            <text:p>pescacerolli villa rosario casa</text:p>
          </table:table-cell>
          <table:table-cell table:formula="of:=&quot;n. 5&quot;" office:value-type="string" office:string-value="n. 5" calcext:value-type="string">
            <text:p>n. 5</text:p>
          </table:table-cell>
          <table:table-cell table:formula="of:=&quot;&quot;">
            <text:p/>
          </table:table-cell>
          <table:table-cell table:formula="of:=&quot;Tacna&quot;" office:value-type="string" office:string-value="Tacna" calcext:value-type="string">
            <text:p>Tacna</text:p>
          </table:table-cell>
          <table:table-cell table:formula="of:=&quot;01-&quot;" office:value-type="string" office:string-value="01-" calcext:value-type="string">
            <text:p>01-</text:p>
          </table:table-cell>
          <table:table-cell table:formula="of:=&quot;Peru&quot;" office:value-type="string" office:string-value="Peru" calcext:value-type="string">
            <text:p>Peru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.21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887356PL&quot;" office:value-type="string" office:string-value="CP904887356PL" calcext:value-type="string">
            <text:p>CP904887356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90/06/16&quot;" office:value-type="string" office:string-value="F/190/06/16" calcext:value-type="string">
            <text:p>F/190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12:00:00&quot;" office:value-type="string" office:string-value="2016-07-04 12:00:00" calcext:value-type="string">
            <text:p>2016-07-04 12:0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42.</text:p>
          </table:table-cell>
          <table:table-cell office:value-type="string" calcext:value-type="string">
            <text:p>Zagraniczna paczka do Unii Europejskiej</text:p>
          </table:table-cell>
          <table:table-cell table:formula="of:=&quot;Apostolos Papapostolou&quot;" office:value-type="string" office:string-value="Apostolos Papapostolou" calcext:value-type="string">
            <text:p>Apostolos Papapostolou</text:p>
          </table:table-cell>
          <table:table-cell table:formula="of:=&quot;&quot;">
            <text:p/>
          </table:table-cell>
          <table:table-cell table:formula="of:=&quot;Nikitopoulou&quot;" office:value-type="string" office:string-value="Nikitopoulou" calcext:value-type="string">
            <text:p>Nikitopoulou</text:p>
          </table:table-cell>
          <table:table-cell table:formula="of:=&quot;10&quot;" office:value-type="string" office:string-value="10" calcext:value-type="string">
            <text:p>10</text:p>
          </table:table-cell>
          <table:table-cell table:formula="of:=&quot;&quot;">
            <text:p/>
          </table:table-cell>
          <table:table-cell table:formula="of:=&quot;Tripolis&quot;" office:value-type="string" office:string-value="Tripolis" calcext:value-type="string">
            <text:p>Tripolis</text:p>
          </table:table-cell>
          <table:table-cell table:formula="of:=&quot;22-100&quot;" office:value-type="string" office:string-value="22-100" calcext:value-type="string">
            <text:p>22-100</text:p>
          </table:table-cell>
          <table:table-cell table:formula="of:=&quot;Grecja&quot;" office:value-type="string" office:string-value="Grecja" calcext:value-type="string">
            <text:p>Grecj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3 00:00:00&quot;" office:value-type="string" office:string-value="2016-06-13 00:00:00" calcext:value-type="string">
            <text:p>2016-06-13 00:00:00</text:p>
          </table:table-cell>
          <table:table-cell table:formula="of:=&quot;&quot;">
            <text:p/>
          </table:table-cell>
          <table:table-cell office:value-type="string" calcext:value-type="string">
            <text:p>1.18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900485PL&quot;" office:value-type="string" office:string-value="CP904900485PL" calcext:value-type="string">
            <text:p>CP90490048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180/06/16 | v8tol1982&quot;" office:value-type="string" office:string-value="Par/180/06/16 | v8tol1982" calcext:value-type="string">
            <text:p>Par/180/06/16 | v8tol1982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2 11:25:00&quot;" office:value-type="string" office:string-value="2016-06-22 11:25:00" calcext:value-type="string">
            <text:p>2016-06-22 11:2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43.</text:p>
          </table:table-cell>
          <table:table-cell office:value-type="string" calcext:value-type="string">
            <text:p>Zagraniczna paczka pozostałe kraje</text:p>
          </table:table-cell>
          <table:table-cell table:formula="of:=&quot;Leonardo Zettel&quot;" office:value-type="string" office:string-value="Leonardo Zettel" calcext:value-type="string">
            <text:p>Leonardo Zettel</text:p>
          </table:table-cell>
          <table:table-cell table:formula="of:=&quot;&quot;">
            <text:p/>
          </table:table-cell>
          <table:table-cell table:formula="of:=&quot;Av. Sen. Souza Naves&quot;" office:value-type="string" office:string-value="Av. Sen. Souza Naves" calcext:value-type="string">
            <text:p>Av. Sen. Souza Naves</text:p>
          </table:table-cell>
          <table:table-cell table:formula="of:=&quot;635&quot;" office:value-type="string" office:string-value="635" calcext:value-type="string">
            <text:p>635</text:p>
          </table:table-cell>
          <table:table-cell table:formula="of:=&quot;ap. 54&quot;" office:value-type="string" office:string-value="ap. 54" calcext:value-type="string">
            <text:p>ap. 54</text:p>
          </table:table-cell>
          <table:table-cell table:formula="of:=&quot;Curitiba&quot;" office:value-type="string" office:string-value="Curitiba" calcext:value-type="string">
            <text:p>Curitiba</text:p>
          </table:table-cell>
          <table:table-cell table:formula="of:=&quot;80-045&quot;" office:value-type="string" office:string-value="80-045" calcext:value-type="string">
            <text:p>80-045</text:p>
          </table:table-cell>
          <table:table-cell table:formula="of:=&quot;Brazylia&quot;" office:value-type="string" office:string-value="Brazylia" calcext:value-type="string">
            <text:p>Brazy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4.8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901804PL&quot;" office:value-type="string" office:string-value="CP904901804PL" calcext:value-type="string">
            <text:p>CP904901804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21/06/16&quot;" office:value-type="string" office:string-value="F/221/06/16" calcext:value-type="string">
            <text:p>F/221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8 14:59:00&quot;" office:value-type="string" office:string-value="2016-07-08 14:59:00" calcext:value-type="string">
            <text:p>2016-07-08 14:5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44.</text:p>
          </table:table-cell>
          <table:table-cell office:value-type="string" calcext:value-type="string">
            <text:p>Zagraniczna paczka pozostałe kraje</text:p>
          </table:table-cell>
          <table:table-cell table:formula="of:=&quot;Michelle Savona | SAVI&quot;" office:value-type="string" office:string-value="Michelle Savona | SAVI" calcext:value-type="string">
            <text:p>Michelle Savona | SAVI</text:p>
          </table:table-cell>
          <table:table-cell table:formula="of:=&quot;&quot;">
            <text:p/>
          </table:table-cell>
          <table:table-cell table:formula="of:=&quot;3/31 izett&quot;" office:value-type="string" office:string-value="3/31 izett" calcext:value-type="string">
            <text:p>3/31 izett</text:p>
          </table:table-cell>
          <table:table-cell table:formula="of:=&quot;st&quot;" office:value-type="string" office:string-value="st" calcext:value-type="string">
            <text:p>st</text:p>
          </table:table-cell>
          <table:table-cell table:formula="of:=&quot;&quot;">
            <text:p/>
          </table:table-cell>
          <table:table-cell table:formula="of:=&quot;Prahran&quot;" office:value-type="string" office:string-value="Prahran" calcext:value-type="string">
            <text:p>Prahran</text:p>
          </table:table-cell>
          <table:table-cell table:formula="of:=&quot;31-83&quot;" office:value-type="string" office:string-value="31-83" calcext:value-type="string">
            <text:p>31-83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1.91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901818PL&quot;" office:value-type="string" office:string-value="CP904901818PL" calcext:value-type="string">
            <text:p>CP904901818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24/06/16 | elephant3070&quot;" office:value-type="string" office:string-value="F/224/06/16 | elephant3070" calcext:value-type="string">
            <text:p>F/224/06/16 | elephant307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7 12:39:00&quot;" office:value-type="string" office:string-value="2016-07-07 12:39:00" calcext:value-type="string">
            <text:p>2016-07-07 12:3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45.</text:p>
          </table:table-cell>
          <table:table-cell office:value-type="string" calcext:value-type="string">
            <text:p>Zagraniczna paczka pozostałe kraje</text:p>
          </table:table-cell>
          <table:table-cell table:formula="of:=&quot;Martin Figueroa&quot;" office:value-type="string" office:string-value="Martin Figueroa" calcext:value-type="string">
            <text:p>Martin Figueroa</text:p>
          </table:table-cell>
          <table:table-cell table:formula="of:=&quot;barranco&quot;" office:value-type="string" office:string-value="barranco" calcext:value-type="string">
            <text:p>barranco</text:p>
          </table:table-cell>
          <table:table-cell table:formula="of:=&quot;Centenario&quot;" office:value-type="string" office:string-value="Centenario" calcext:value-type="string">
            <text:p>Centenario</text:p>
          </table:table-cell>
          <table:table-cell table:formula="of:=&quot;179&quot;" office:value-type="string" office:string-value="179" calcext:value-type="string">
            <text:p>179</text:p>
          </table:table-cell>
          <table:table-cell table:formula="of:=&quot;505 B&quot;" office:value-type="string" office:string-value="505 B" calcext:value-type="string">
            <text:p>505 B</text:p>
          </table:table-cell>
          <table:table-cell table:formula="of:=&quot;Lima&quot;" office:value-type="string" office:string-value="Lima" calcext:value-type="string">
            <text:p>Lima</text:p>
          </table:table-cell>
          <table:table-cell table:formula="of:=&quot;04-&quot;" office:value-type="string" office:string-value="04-" calcext:value-type="string">
            <text:p>04-</text:p>
          </table:table-cell>
          <table:table-cell table:formula="of:=&quot;Peru&quot;" office:value-type="string" office:string-value="Peru" calcext:value-type="string">
            <text:p>Peru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11.36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901835PL&quot;" office:value-type="string" office:string-value="CP904901835PL" calcext:value-type="string">
            <text:p>CP90490183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29/06/16&quot;" office:value-type="string" office:string-value="F/229/06/16" calcext:value-type="string">
            <text:p>F/229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1 13:05:00&quot;" office:value-type="string" office:string-value="2016-07-11 13:05:00" calcext:value-type="string">
            <text:p>2016-07-11 13:0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46.</text:p>
          </table:table-cell>
          <table:table-cell office:value-type="string" calcext:value-type="string">
            <text:p>Zagraniczna paczka pozostałe kraje</text:p>
          </table:table-cell>
          <table:table-cell table:formula="of:=&quot;Facundo Jurado&quot;" office:value-type="string" office:string-value="Facundo Jurado" calcext:value-type="string">
            <text:p>Facundo Jurado</text:p>
          </table:table-cell>
          <table:table-cell table:formula="of:=&quot;&quot;">
            <text:p/>
          </table:table-cell>
          <table:table-cell table:formula="of:=&quot;Ciudad de Balcarce Calle&quot;" office:value-type="string" office:string-value="Ciudad de Balcarce Calle" calcext:value-type="string">
            <text:p>Ciudad de Balcarce Calle</text:p>
          </table:table-cell>
          <table:table-cell table:formula="of:=&quot;31&quot;" office:value-type="string" office:string-value="31" calcext:value-type="string">
            <text:p>31</text:p>
          </table:table-cell>
          <table:table-cell table:formula="of:=&quot;781&quot;" office:value-type="string" office:string-value="781" calcext:value-type="string">
            <text:p>781</text:p>
          </table:table-cell>
          <table:table-cell table:formula="of:=&quot;Buenos Aires&quot;" office:value-type="string" office:string-value="Buenos Aires" calcext:value-type="string">
            <text:p>Buenos Aires</text:p>
          </table:table-cell>
          <table:table-cell table:formula="of:=&quot;76-20&quot;" office:value-type="string" office:string-value="76-20" calcext:value-type="string">
            <text:p>76-20</text:p>
          </table:table-cell>
          <table:table-cell table:formula="of:=&quot;Argentyna&quot;" office:value-type="string" office:string-value="Argentyna" calcext:value-type="string">
            <text:p>Argentyn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1.1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902019PL&quot;" office:value-type="string" office:string-value="CP904902019PL" calcext:value-type="string">
            <text:p>CP90490201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31/06/16 | fmkartteam_4&quot;" office:value-type="string" office:string-value="F/231/06/16 | fmkartteam_4" calcext:value-type="string">
            <text:p>F/231/06/16 | fmkartteam_4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5 10:10:00&quot;" office:value-type="string" office:string-value="2016-07-15 10:10:00" calcext:value-type="string">
            <text:p>2016-07-15 10:1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47.</text:p>
          </table:table-cell>
          <table:table-cell office:value-type="string" calcext:value-type="string">
            <text:p>Zagraniczna paczka pozostałe kraje</text:p>
          </table:table-cell>
          <table:table-cell table:formula="of:=&quot;Michael Caracciolo&quot;" office:value-type="string" office:string-value="Michael Caracciolo" calcext:value-type="string">
            <text:p>Michael Caracciolo</text:p>
          </table:table-cell>
          <table:table-cell table:formula="of:=&quot;&quot;">
            <text:p/>
          </table:table-cell>
          <table:table-cell table:formula="of:=&quot;6422 W Sample&quot;" office:value-type="string" office:string-value="6422 W Sample" calcext:value-type="string">
            <text:p>6422 W Sample</text:p>
          </table:table-cell>
          <table:table-cell table:formula="of:=&quot;Rd&quot;" office:value-type="string" office:string-value="Rd" calcext:value-type="string">
            <text:p>Rd</text:p>
          </table:table-cell>
          <table:table-cell table:formula="of:=&quot;&quot;">
            <text:p/>
          </table:table-cell>
          <table:table-cell table:formula="of:=&quot;Coral Springs, FL&quot;" office:value-type="string" office:string-value="Coral Springs, FL" calcext:value-type="string">
            <text:p>Coral Springs, FL</text:p>
          </table:table-cell>
          <table:table-cell table:formula="of:=&quot;33-067&quot;" office:value-type="string" office:string-value="33-067" calcext:value-type="string">
            <text:p>33-067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1 00:00:00&quot;" office:value-type="string" office:string-value="2016-06-21 00:00:00" calcext:value-type="string">
            <text:p>2016-06-21 00:00:00</text:p>
          </table:table-cell>
          <table:table-cell table:formula="of:=&quot;&quot;">
            <text:p/>
          </table:table-cell>
          <table:table-cell office:value-type="string" calcext:value-type="string">
            <text:p>9.9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922384PL&quot;" office:value-type="string" office:string-value="CP904922384PL" calcext:value-type="string">
            <text:p>CP904922384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43/06/16 | ghettofastgsx&quot;" office:value-type="string" office:string-value="F/343/06/16 | ghettofastgsx" calcext:value-type="string">
            <text:p>F/343/06/16 | ghettofastgsx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1 16:32:00&quot;" office:value-type="string" office:string-value="2016-07-01 16:32:00" calcext:value-type="string">
            <text:p>2016-07-01 16:3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9&quot;" office:value-type="string" office:string-value="2016-06-29" calcext:value-type="string">
            <text:p>2016-06-29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48.</text:p>
          </table:table-cell>
          <table:table-cell office:value-type="string" calcext:value-type="string">
            <text:p>Zagraniczna paczka pozostałe kraje</text:p>
          </table:table-cell>
          <table:table-cell table:formula="of:=&quot;Jose Francisco Guerra&quot;" office:value-type="string" office:string-value="Jose Francisco Guerra" calcext:value-type="string">
            <text:p>Jose Francisco Guerra</text:p>
          </table:table-cell>
          <table:table-cell table:formula="of:=&quot;&quot;">
            <text:p/>
          </table:table-cell>
          <table:table-cell table:formula="of:=&quot;Barros Arana 1105&quot;" office:value-type="string" office:string-value="Barros Arana 1105" calcext:value-type="string">
            <text:p>Barros Arana 1105</text:p>
          </table:table-cell>
          <table:table-cell table:formula="of:=&quot;Renca&quot;" office:value-type="string" office:string-value="Renca" calcext:value-type="string">
            <text:p>Renca</text:p>
          </table:table-cell>
          <table:table-cell table:formula="of:=&quot;&quot;">
            <text:p/>
          </table:table-cell>
          <table:table-cell table:formula="of:=&quot;Santiago&quot;" office:value-type="string" office:string-value="Santiago" calcext:value-type="string">
            <text:p>Santiago</text:p>
          </table:table-cell>
          <table:table-cell table:formula="of:=&quot;86-410&quot;" office:value-type="string" office:string-value="86-410" calcext:value-type="string">
            <text:p>86-410</text:p>
          </table:table-cell>
          <table:table-cell table:formula="of:=&quot;Chile&quot;" office:value-type="string" office:string-value="Chile" calcext:value-type="string">
            <text:p>Chil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1.85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933625PL&quot;" office:value-type="string" office:string-value="CP904933625PL" calcext:value-type="string">
            <text:p>CP90493362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67/06/16 | franciscoxxguerra&quot;" office:value-type="string" office:string-value="F/367/06/16 | franciscoxxguerra" calcext:value-type="string">
            <text:p>F/367/06/16 | franciscoxxguerra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12:22:00&quot;" office:value-type="string" office:string-value="2016-07-04 12:22:00" calcext:value-type="string">
            <text:p>2016-07-04 12:2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49.</text:p>
          </table:table-cell>
          <table:table-cell office:value-type="string" calcext:value-type="string">
            <text:p>Zagraniczna paczka pozostałe kraje</text:p>
          </table:table-cell>
          <table:table-cell table:formula="of:=&quot;Narine Vanesyan&quot;" office:value-type="string" office:string-value="Narine Vanesyan" calcext:value-type="string">
            <text:p>Narine Vanesyan</text:p>
          </table:table-cell>
          <table:table-cell table:formula="of:=&quot;&quot;">
            <text:p/>
          </table:table-cell>
          <table:table-cell table:formula="of:=&quot;Nor Nork 8th 35build&quot;" office:value-type="string" office:string-value="Nor Nork 8th 35build" calcext:value-type="string">
            <text:p>Nor Nork 8th 35build</text:p>
          </table:table-cell>
          <table:table-cell table:formula="of:=&quot;76 apt.&quot;" office:value-type="string" office:string-value="76 apt." calcext:value-type="string">
            <text:p>76 apt.</text:p>
          </table:table-cell>
          <table:table-cell table:formula="of:=&quot;&quot;">
            <text:p/>
          </table:table-cell>
          <table:table-cell table:formula="of:=&quot;Yerevan&quot;" office:value-type="string" office:string-value="Yerevan" calcext:value-type="string">
            <text:p>Yerevan</text:p>
          </table:table-cell>
          <table:table-cell table:formula="of:=&quot;00-49&quot;" office:value-type="string" office:string-value="00-49" calcext:value-type="string">
            <text:p>00-49</text:p>
          </table:table-cell>
          <table:table-cell table:formula="of:=&quot;Armenia&quot;" office:value-type="string" office:string-value="Armenia" calcext:value-type="string">
            <text:p>Armen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float" office:value="2" calcext:value-type="float">
            <text:p>2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933648PL&quot;" office:value-type="string" office:string-value="CP904933648PL" calcext:value-type="string">
            <text:p>CP904933648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71/06/16 | am_vane&quot;" office:value-type="string" office:string-value="F/371/06/16 | am_vane" calcext:value-type="string">
            <text:p>F/371/06/16 | am_vane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3 18:52:00&quot;" office:value-type="string" office:string-value="2016-07-13 18:52:00" calcext:value-type="string">
            <text:p>2016-07-13 18:5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50.</text:p>
          </table:table-cell>
          <table:table-cell office:value-type="string" calcext:value-type="string">
            <text:p>Zagraniczna paczka pozostałe kraje</text:p>
          </table:table-cell>
          <table:table-cell table:formula="of:=&quot;Mario Donoso Cordero&quot;" office:value-type="string" office:string-value="Mario Donoso Cordero" calcext:value-type="string">
            <text:p>Mario Donoso Cordero</text:p>
          </table:table-cell>
          <table:table-cell table:formula="of:=&quot;&quot;">
            <text:p/>
          </table:table-cell>
          <table:table-cell table:formula="of:=&quot;Pasaje Mirasol 4519&quot;" office:value-type="string" office:string-value="Pasaje Mirasol 4519" calcext:value-type="string">
            <text:p>Pasaje Mirasol 4519</text:p>
          </table:table-cell>
          <table:table-cell table:formula="of:=&quot;Renca&quot;" office:value-type="string" office:string-value="Renca" calcext:value-type="string">
            <text:p>Renca</text:p>
          </table:table-cell>
          <table:table-cell table:formula="of:=&quot;&quot;">
            <text:p/>
          </table:table-cell>
          <table:table-cell table:formula="of:=&quot;Santiago&quot;" office:value-type="string" office:string-value="Santiago" calcext:value-type="string">
            <text:p>Santiago</text:p>
          </table:table-cell>
          <table:table-cell table:formula="of:=&quot;86-508&quot;" office:value-type="string" office:string-value="86-508" calcext:value-type="string">
            <text:p>86-508</text:p>
          </table:table-cell>
          <table:table-cell table:formula="of:=&quot;Chile&quot;" office:value-type="string" office:string-value="Chile" calcext:value-type="string">
            <text:p>Chil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3.46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933665PL&quot;" office:value-type="string" office:string-value="CP904933665PL" calcext:value-type="string">
            <text:p>CP90493366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97/06/16&quot;" office:value-type="string" office:string-value="F/397/06/16" calcext:value-type="string">
            <text:p>F/397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07:54:00&quot;" office:value-type="string" office:string-value="2016-07-05 07:54:00" calcext:value-type="string">
            <text:p>2016-07-05 07:5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51.</text:p>
          </table:table-cell>
          <table:table-cell office:value-type="string" calcext:value-type="string">
            <text:p>Zagraniczna paczka pozostałe kraje</text:p>
          </table:table-cell>
          <table:table-cell table:formula="of:=&quot;Hugo Daniel Volpatti&quot;" office:value-type="string" office:string-value="Hugo Daniel Volpatti" calcext:value-type="string">
            <text:p>Hugo Daniel Volpatti</text:p>
          </table:table-cell>
          <table:table-cell table:formula="of:=&quot;&quot;">
            <text:p/>
          </table:table-cell>
          <table:table-cell table:formula="of:=&quot;PEdro Ferre&quot;" office:value-type="string" office:string-value="PEdro Ferre" calcext:value-type="string">
            <text:p>PEdro Ferre</text:p>
          </table:table-cell>
          <table:table-cell table:formula="of:=&quot;3083&quot;" office:value-type="string" office:string-value="3083" calcext:value-type="string">
            <text:p>3083</text:p>
          </table:table-cell>
          <table:table-cell table:formula="of:=&quot;&quot;">
            <text:p/>
          </table:table-cell>
          <table:table-cell table:formula="of:=&quot;Santa Fe&quot;" office:value-type="string" office:string-value="Santa Fe" calcext:value-type="string">
            <text:p>Santa Fe</text:p>
          </table:table-cell>
          <table:table-cell table:formula="of:=&quot;30-00&quot;" office:value-type="string" office:string-value="30-00" calcext:value-type="string">
            <text:p>30-00</text:p>
          </table:table-cell>
          <table:table-cell table:formula="of:=&quot;Argentyna&quot;" office:value-type="string" office:string-value="Argentyna" calcext:value-type="string">
            <text:p>Argentyn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2.18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934436PL&quot;" office:value-type="string" office:string-value="CP904934436PL" calcext:value-type="string">
            <text:p>CP904934436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98/06/16 | volpattiservicioautomotriz2012&quot;" office:value-type="string" office:string-value="F/398/06/16 | volpattiservicioautomotriz2012" calcext:value-type="string">
            <text:p>F/398/06/16 | volpattiservicioautomotriz2012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25 09:30:00&quot;" office:value-type="string" office:string-value="2016-07-25 09:30:00" calcext:value-type="string">
            <text:p>2016-07-25 09:3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52.</text:p>
          </table:table-cell>
          <table:table-cell office:value-type="string" calcext:value-type="string">
            <text:p>Zagraniczna paczka pozostałe kraje</text:p>
          </table:table-cell>
          <table:table-cell table:formula="of:=&quot;Серебряный Денис&quot;" office:value-type="string" office:string-value="Серебряный Денис" calcext:value-type="string">
            <text:p>Серебряный Денис</text:p>
          </table:table-cell>
          <table:table-cell table:formula="of:=&quot;&quot;">
            <text:p/>
          </table:table-cell>
          <table:table-cell table:formula="of:=&quot;пр-т. Победы, д.&quot;" office:value-type="string" office:string-value="пр-т. Победы, д." calcext:value-type="string">
            <text:p>пр-т. Победы, д.</text:p>
          </table:table-cell>
          <table:table-cell table:formula="of:=&quot;1/08&quot;" office:value-type="string" office:string-value="1/08" calcext:value-type="string">
            <text:p>1/08</text:p>
          </table:table-cell>
          <table:table-cell table:formula="of:=&quot;кв. 41&quot;" office:value-type="string" office:string-value="кв. 41" calcext:value-type="string">
            <text:p>кв. 41</text:p>
          </table:table-cell>
          <table:table-cell table:formula="of:=&quot;Заинск, ТАТАРСТАН&quot;" office:value-type="string" office:string-value="Заинск, ТАТАРСТАН" calcext:value-type="string">
            <text:p>Заинск, ТАТАРСТАН</text:p>
          </table:table-cell>
          <table:table-cell table:formula="of:=&quot;42-352&quot;" office:value-type="string" office:string-value="42-352" calcext:value-type="string">
            <text:p>42-352</text:p>
          </table:table-cell>
          <table:table-cell table:formula="of:=&quot;Rosja&quot;" office:value-type="string" office:string-value="Rosja" calcext:value-type="string">
            <text:p>Rosj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.71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937843PL&quot;" office:value-type="string" office:string-value="CP904937843PL" calcext:value-type="string">
            <text:p>CP904937843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24/06/16 |&quot;" office:value-type="string" office:string-value="F/424/06/16 |" calcext:value-type="string">
            <text:p>F/424/06/16 |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3 00:00:00&quot;" office:value-type="string" office:string-value="2016-07-13 00:00:00" calcext:value-type="string">
            <text:p>2016-07-13 00:0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53.</text:p>
          </table:table-cell>
          <table:table-cell office:value-type="string" calcext:value-type="string">
            <text:p>Zagraniczna paczka pozostałe kraje</text:p>
          </table:table-cell>
          <table:table-cell table:formula="of:=&quot;ali kilinc&quot;" office:value-type="string" office:string-value="ali kilinc" calcext:value-type="string">
            <text:p>ali kilinc</text:p>
          </table:table-cell>
          <table:table-cell table:formula="of:=&quot;&quot;">
            <text:p/>
          </table:table-cell>
          <table:table-cell table:formula="of:=&quot;15 wellington street&quot;" office:value-type="string" office:string-value="15 wellington street" calcext:value-type="string">
            <text:p>15 wellington street</text:p>
          </table:table-cell>
          <table:table-cell table:formula="of:=&quot;.&quot;" office:value-type="string" office:string-value="." calcext:value-type="string">
            <text:p>.</text:p>
          </table:table-cell>
          <table:table-cell table:formula="of:=&quot;&quot;">
            <text:p/>
          </table:table-cell>
          <table:table-cell table:formula="of:=&quot;Queenspark&quot;" office:value-type="string" office:string-value="Queenspark" calcext:value-type="string">
            <text:p>Queenspark</text:p>
          </table:table-cell>
          <table:table-cell table:formula="of:=&quot;61-07&quot;" office:value-type="string" office:string-value="61-07" calcext:value-type="string">
            <text:p>61-07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1.6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943132PL&quot;" office:value-type="string" office:string-value="CP904943132PL" calcext:value-type="string">
            <text:p>CP904943132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46/06/16 | kilin_2014&quot;" office:value-type="string" office:string-value="F/446/06/16 | kilin_2014" calcext:value-type="string">
            <text:p>F/446/06/16 | kilin_2014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5 11:03:00&quot;" office:value-type="string" office:string-value="2016-07-15 11:03:00" calcext:value-type="string">
            <text:p>2016-07-15 11:0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54.</text:p>
          </table:table-cell>
          <table:table-cell office:value-type="string" calcext:value-type="string">
            <text:p>Zagraniczna paczka pozostałe kraje</text:p>
          </table:table-cell>
          <table:table-cell table:formula="of:=&quot;Сергей Крестьянинов&quot;" office:value-type="string" office:string-value="Сергей Крестьянинов" calcext:value-type="string">
            <text:p>Сергей Крестьянинов</text:p>
          </table:table-cell>
          <table:table-cell table:formula="of:=&quot;Улица Берингов проезд&quot;" office:value-type="string" office:string-value="Улица Берингов проезд" calcext:value-type="string">
            <text:p>Улица Берингов проезд</text:p>
          </table:table-cell>
          <table:table-cell table:formula="of:=&quot;дом 3, квартира 37&quot;" office:value-type="string" office:string-value="дом 3, квартира 37" calcext:value-type="string">
            <text:p>дом 3, квартира 37</text:p>
          </table:table-cell>
          <table:table-cell table:formula="of:=&quot;.&quot;" office:value-type="string" office:string-value="." calcext:value-type="string">
            <text:p>.</text:p>
          </table:table-cell>
          <table:table-cell table:formula="of:=&quot;&quot;">
            <text:p/>
          </table:table-cell>
          <table:table-cell table:formula="of:=&quot;Москва&quot;" office:value-type="string" office:string-value="Москва" calcext:value-type="string">
            <text:p>Москва</text:p>
          </table:table-cell>
          <table:table-cell table:formula="of:=&quot;12-934&quot;" office:value-type="string" office:string-value="12-934" calcext:value-type="string">
            <text:p>12-934</text:p>
          </table:table-cell>
          <table:table-cell table:formula="of:=&quot;Rosja&quot;" office:value-type="string" office:string-value="Rosja" calcext:value-type="string">
            <text:p>Rosj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2.61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943163PL&quot;" office:value-type="string" office:string-value="CP904943163PL" calcext:value-type="string">
            <text:p>CP904943163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49/06/16 | biker16rus&quot;" office:value-type="string" office:string-value="F/449/06/16 | biker16rus" calcext:value-type="string">
            <text:p>F/449/06/16 | biker16rus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21 14:04:00&quot;" office:value-type="string" office:string-value="2016-07-21 14:04:00" calcext:value-type="string">
            <text:p>2016-07-21 14:0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55.</text:p>
          </table:table-cell>
          <table:table-cell office:value-type="string" calcext:value-type="string">
            <text:p>Zagraniczna paczka pozostałe kraje</text:p>
          </table:table-cell>
          <table:table-cell table:formula="of:=&quot;Stanislav Zakharov&quot;" office:value-type="string" office:string-value="Stanislav Zakharov" calcext:value-type="string">
            <text:p>Stanislav Zakharov</text:p>
          </table:table-cell>
          <table:table-cell table:formula="of:=&quot;dom 17, korpus 1, kvartira 104&quot;" office:value-type="string" office:string-value="dom 17, korpus 1, kvartira 104" calcext:value-type="string">
            <text:p>dom 17, korpus 1, kvartira 104</text:p>
          </table:table-cell>
          <table:table-cell table:formula="of:=&quot;prospekt Lenina&quot;" office:value-type="string" office:string-value="prospekt Lenina" calcext:value-type="string">
            <text:p>prospekt Lenina</text:p>
          </table:table-cell>
          <table:table-cell table:formula="of:=&quot;.&quot;" office:value-type="string" office:string-value="." calcext:value-type="string">
            <text:p>.</text:p>
          </table:table-cell>
          <table:table-cell table:formula="of:=&quot;&quot;">
            <text:p/>
          </table:table-cell>
          <table:table-cell table:formula="of:=&quot;Kirishi&quot;" office:value-type="string" office:string-value="Kirishi" calcext:value-type="string">
            <text:p>Kirishi</text:p>
          </table:table-cell>
          <table:table-cell table:formula="of:=&quot;18-711&quot;" office:value-type="string" office:string-value="18-711" calcext:value-type="string">
            <text:p>18-711</text:p>
          </table:table-cell>
          <table:table-cell table:formula="of:=&quot;Rosja&quot;" office:value-type="string" office:string-value="Rosja" calcext:value-type="string">
            <text:p>Rosj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15.74</text:p>
          </table:table-cell>
          <table:table-cell/>
          <table:table-cell table:formula="of:=&quot;&quot;">
            <text:p/>
          </table:table-cell>
          <table:table-cell office:value-type="float" office:value="0" calcext:value-type="float">
            <text:p>0</text:p>
          </table:table-cell>
          <table:table-cell table:formula="of:=&quot;CP904943203PL&quot;" office:value-type="string" office:string-value="CP904943203PL" calcext:value-type="string">
            <text:p>CP904943203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51/06/16 | stmajestic&quot;" office:value-type="string" office:string-value="F/451/06/16 | stmajestic" calcext:value-type="string">
            <text:p>F/451/06/16 | stmajestic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2 10:16:00&quot;" office:value-type="string" office:string-value="2016-07-12 10:16:00" calcext:value-type="string">
            <text:p>2016-07-12 10:1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56.</text:p>
          </table:table-cell>
          <table:table-cell office:value-type="string" calcext:value-type="string">
            <text:p>EMS pozostałe kraje</text:p>
          </table:table-cell>
          <table:table-cell table:formula="of:=&quot;Jagoda Kantarovska&quot;" office:value-type="string" office:string-value="Jagoda Kantarovska" calcext:value-type="string">
            <text:p>Jagoda Kantarovska</text:p>
          </table:table-cell>
          <table:table-cell table:formula="of:=&quot;&quot;">
            <text:p/>
          </table:table-cell>
          <table:table-cell table:formula="of:=&quot;60 McCubbin Drive| Taylors&quot;" office:value-type="string" office:string-value="60 McCubbin Drive| Taylors" calcext:value-type="string">
            <text:p>60 McCubbin Drive| Taylors</text:p>
          </table:table-cell>
          <table:table-cell table:formula="of:=&quot;Lakes&quot;" office:value-type="string" office:string-value="Lakes" calcext:value-type="string">
            <text:p>Lakes</text:p>
          </table:table-cell>
          <table:table-cell table:formula="of:=&quot;&quot;">
            <text:p/>
          </table:table-cell>
          <table:table-cell table:formula="of:=&quot;Melbourne&quot;" office:value-type="string" office:string-value="Melbourne" calcext:value-type="string">
            <text:p>Melbourne</text:p>
          </table:table-cell>
          <table:table-cell table:formula="of:=&quot;30-38&quot;" office:value-type="string" office:string-value="30-38" calcext:value-type="string">
            <text:p>30-38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float" office:value="13" calcext:value-type="float">
            <text:p>13</text:p>
          </table:table-cell>
          <table:table-cell/>
          <table:table-cell table:formula="of:=&quot;&quot;">
            <text:p/>
          </table:table-cell>
          <table:table-cell/>
          <table:table-cell table:formula="of:=&quot;EE802537655PL&quot;" office:value-type="string" office:string-value="EE802537655PL" calcext:value-type="string">
            <text:p>EE80253765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T&quot;" office:value-type="string" office:string-value="T" calcext:value-type="string">
            <text:p>T</text:p>
          </table:table-cell>
          <table:table-cell table:formula="of:=&quot;F/35/06/16 1 z 2&quot;" office:value-type="string" office:string-value="F/35/06/16 1 z 2" calcext:value-type="string">
            <text:p>F/35/06/16 1 z 2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5 09:07:00&quot;" office:value-type="string" office:string-value="2016-06-15 09:07:00" calcext:value-type="string">
            <text:p>2016-06-15 09:07:00</text:p>
          </table:table-cell>
          <table:table-cell table:formula="of:=&quot;J KANTAROVSKA&quot;" office:value-type="string" office:string-value="J KANTAROVSKA" calcext:value-type="string">
            <text:p>J KANTAROVSK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57.</text:p>
          </table:table-cell>
          <table:table-cell office:value-type="string" calcext:value-type="string">
            <text:p>EMS pozostałe kraje</text:p>
          </table:table-cell>
          <table:table-cell table:formula="of:=&quot;Jagoda Kantarovska&quot;" office:value-type="string" office:string-value="Jagoda Kantarovska" calcext:value-type="string">
            <text:p>Jagoda Kantarovska</text:p>
          </table:table-cell>
          <table:table-cell table:formula="of:=&quot;&quot;">
            <text:p/>
          </table:table-cell>
          <table:table-cell table:formula="of:=&quot;60 McCubbin Drive | Taylors&quot;" office:value-type="string" office:string-value="60 McCubbin Drive | Taylors" calcext:value-type="string">
            <text:p>60 McCubbin Drive | Taylors</text:p>
          </table:table-cell>
          <table:table-cell table:formula="of:=&quot;Lakes&quot;" office:value-type="string" office:string-value="Lakes" calcext:value-type="string">
            <text:p>Lakes</text:p>
          </table:table-cell>
          <table:table-cell table:formula="of:=&quot;&quot;">
            <text:p/>
          </table:table-cell>
          <table:table-cell table:formula="of:=&quot;Melbourne&quot;" office:value-type="string" office:string-value="Melbourne" calcext:value-type="string">
            <text:p>Melbourne</text:p>
          </table:table-cell>
          <table:table-cell table:formula="of:=&quot;30-38&quot;" office:value-type="string" office:string-value="30-38" calcext:value-type="string">
            <text:p>30-38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float" office:value="13" calcext:value-type="float">
            <text:p>13</text:p>
          </table:table-cell>
          <table:table-cell/>
          <table:table-cell table:formula="of:=&quot;&quot;">
            <text:p/>
          </table:table-cell>
          <table:table-cell/>
          <table:table-cell table:formula="of:=&quot;EE802537669PL&quot;" office:value-type="string" office:string-value="EE802537669PL" calcext:value-type="string">
            <text:p>EE80253766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T&quot;" office:value-type="string" office:string-value="T" calcext:value-type="string">
            <text:p>T</text:p>
          </table:table-cell>
          <table:table-cell table:formula="of:=&quot;F/35/06/16 2 z 2&quot;" office:value-type="string" office:string-value="F/35/06/16 2 z 2" calcext:value-type="string">
            <text:p>F/35/06/16 2 z 2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5 09:07:00&quot;" office:value-type="string" office:string-value="2016-06-15 09:07:00" calcext:value-type="string">
            <text:p>2016-06-15 09:0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58.</text:p>
          </table:table-cell>
          <table:table-cell office:value-type="string" calcext:value-type="string">
            <text:p>EMS pozostałe kraje</text:p>
          </table:table-cell>
          <table:table-cell table:formula="of:=&quot;Bartloren Bennett&quot;" office:value-type="string" office:string-value="Bartloren Bennett" calcext:value-type="string">
            <text:p>Bartloren Bennett</text:p>
          </table:table-cell>
          <table:table-cell table:formula="of:=&quot;&quot;">
            <text:p/>
          </table:table-cell>
          <table:table-cell table:formula="of:=&quot;5831 HALLANDALE BEACH&quot;" office:value-type="string" office:string-value="5831 HALLANDALE BEACH" calcext:value-type="string">
            <text:p>5831 HALLANDALE BEACH</text:p>
          </table:table-cell>
          <table:table-cell table:formula="of:=&quot;BLVD&quot;" office:value-type="string" office:string-value="BLVD" calcext:value-type="string">
            <text:p>BLVD</text:p>
          </table:table-cell>
          <table:table-cell table:formula="of:=&quot;&quot;">
            <text:p/>
          </table:table-cell>
          <table:table-cell table:formula="of:=&quot;West Park&quot;" office:value-type="string" office:string-value="West Park" calcext:value-type="string">
            <text:p>West Park</text:p>
          </table:table-cell>
          <table:table-cell table:formula="of:=&quot;33-023&quot;" office:value-type="string" office:string-value="33-023" calcext:value-type="string">
            <text:p>33-023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float" office:value="13" calcext:value-type="float">
            <text:p>13</text:p>
          </table:table-cell>
          <table:table-cell/>
          <table:table-cell table:formula="of:=&quot;&quot;">
            <text:p/>
          </table:table-cell>
          <table:table-cell/>
          <table:table-cell table:formula="of:=&quot;EE802537672PL&quot;" office:value-type="string" office:string-value="EE802537672PL" calcext:value-type="string">
            <text:p>EE802537672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T&quot;" office:value-type="string" office:string-value="T" calcext:value-type="string">
            <text:p>T</text:p>
          </table:table-cell>
          <table:table-cell table:formula="of:=&quot;F/36/06/16 | bartlorenbartloren&quot;" office:value-type="string" office:string-value="F/36/06/16 | bartlorenbartloren" calcext:value-type="string">
            <text:p>F/36/06/16 | bartlorenbartloren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8 10:30:00&quot;" office:value-type="string" office:string-value="2016-06-08 10:30:00" calcext:value-type="string">
            <text:p>2016-06-08 10:3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59.</text:p>
          </table:table-cell>
          <table:table-cell office:value-type="string" calcext:value-type="string">
            <text:p>EMS pozostałe kraje</text:p>
          </table:table-cell>
          <table:table-cell table:formula="of:=&quot;Mario JHorge Orozco Cayo&quot;" office:value-type="string" office:string-value="Mario JHorge Orozco Cayo" calcext:value-type="string">
            <text:p>Mario JHorge Orozco Cayo</text:p>
          </table:table-cell>
          <table:table-cell table:formula="of:=&quot;barrio plan 3000&quot;" office:value-type="string" office:string-value="barrio plan 3000" calcext:value-type="string">
            <text:p>barrio plan 3000</text:p>
          </table:table-cell>
          <table:table-cell table:formula="of:=&quot;av. principal nro.7420 Calle&quot;" office:value-type="string" office:string-value="av. principal nro.7420 Calle" calcext:value-type="string">
            <text:p>av. principal nro.7420 Calle</text:p>
          </table:table-cell>
          <table:table-cell table:formula="of:=&quot;1&quot;" office:value-type="string" office:string-value="1" calcext:value-type="string">
            <text:p>1</text:p>
          </table:table-cell>
          <table:table-cell table:formula="of:=&quot;&quot;">
            <text:p/>
          </table:table-cell>
          <table:table-cell table:formula="of:=&quot;Santa Cruz&quot;" office:value-type="string" office:string-value="Santa Cruz" calcext:value-type="string">
            <text:p>Santa Cruz</text:p>
          </table:table-cell>
          <table:table-cell table:formula="of:=&quot;59-1&quot;" office:value-type="string" office:string-value="59-1" calcext:value-type="string">
            <text:p>59-1</text:p>
          </table:table-cell>
          <table:table-cell table:formula="of:=&quot;Boliwia&quot;" office:value-type="string" office:string-value="Boliwia" calcext:value-type="string">
            <text:p>Boliw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2.24</text:p>
          </table:table-cell>
          <table:table-cell/>
          <table:table-cell table:formula="of:=&quot;&quot;">
            <text:p/>
          </table:table-cell>
          <table:table-cell/>
          <table:table-cell table:formula="of:=&quot;EE802537712PL&quot;" office:value-type="string" office:string-value="EE802537712PL" calcext:value-type="string">
            <text:p>EE802537712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T&quot;" office:value-type="string" office:string-value="T" calcext:value-type="string">
            <text:p>T</text:p>
          </table:table-cell>
          <table:table-cell table:formula="of:=&quot;F/54+55/06/16 | bo2015_orozc&quot;" office:value-type="string" office:string-value="F/54+55/06/16 | bo2015_orozc" calcext:value-type="string">
            <text:p>F/54+55/06/16 | bo2015_orozc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60.</text:p>
          </table:table-cell>
          <table:table-cell office:value-type="string" calcext:value-type="string">
            <text:p>EMS pozostałe kraje</text:p>
          </table:table-cell>
          <table:table-cell table:formula="of:=&quot;Mario JHorge Orozco Cayo&quot;" office:value-type="string" office:string-value="Mario JHorge Orozco Cayo" calcext:value-type="string">
            <text:p>Mario JHorge Orozco Cayo</text:p>
          </table:table-cell>
          <table:table-cell table:formula="of:=&quot;barrio plan 3000&quot;" office:value-type="string" office:string-value="barrio plan 3000" calcext:value-type="string">
            <text:p>barrio plan 3000</text:p>
          </table:table-cell>
          <table:table-cell table:formula="of:=&quot;av. principal nro.7420 Calle&quot;" office:value-type="string" office:string-value="av. principal nro.7420 Calle" calcext:value-type="string">
            <text:p>av. principal nro.7420 Calle</text:p>
          </table:table-cell>
          <table:table-cell table:formula="of:=&quot;1&quot;" office:value-type="string" office:string-value="1" calcext:value-type="string">
            <text:p>1</text:p>
          </table:table-cell>
          <table:table-cell table:formula="of:=&quot;&quot;">
            <text:p/>
          </table:table-cell>
          <table:table-cell table:formula="of:=&quot;Santa Cruz&quot;" office:value-type="string" office:string-value="Santa Cruz" calcext:value-type="string">
            <text:p>Santa Cruz</text:p>
          </table:table-cell>
          <table:table-cell table:formula="of:=&quot;59-1&quot;" office:value-type="string" office:string-value="59-1" calcext:value-type="string">
            <text:p>59-1</text:p>
          </table:table-cell>
          <table:table-cell table:formula="of:=&quot;Boliwia&quot;" office:value-type="string" office:string-value="Boliwia" calcext:value-type="string">
            <text:p>Boliw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5.8</text:p>
          </table:table-cell>
          <table:table-cell/>
          <table:table-cell table:formula="of:=&quot;&quot;">
            <text:p/>
          </table:table-cell>
          <table:table-cell/>
          <table:table-cell table:formula="of:=&quot;EE802542111PL&quot;" office:value-type="string" office:string-value="EE802542111PL" calcext:value-type="string">
            <text:p>EE802542111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T&quot;" office:value-type="string" office:string-value="T" calcext:value-type="string">
            <text:p>T</text:p>
          </table:table-cell>
          <table:table-cell table:formula="of:=&quot;F/83/06/16&quot;" office:value-type="string" office:string-value="F/83/06/16" calcext:value-type="string">
            <text:p>F/83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61.</text:p>
          </table:table-cell>
          <table:table-cell office:value-type="string" calcext:value-type="string">
            <text:p>EMS pozostałe kraje</text:p>
          </table:table-cell>
          <table:table-cell table:formula="of:=&quot;Tristan Cartwright&quot;" office:value-type="string" office:string-value="Tristan Cartwright" calcext:value-type="string">
            <text:p>Tristan Cartwright</text:p>
          </table:table-cell>
          <table:table-cell table:formula="of:=&quot;&quot;">
            <text:p/>
          </table:table-cell>
          <table:table-cell table:formula="of:=&quot;1944 Munger&quot;" office:value-type="string" office:string-value="1944 Munger" calcext:value-type="string">
            <text:p>1944 Munger</text:p>
          </table:table-cell>
          <table:table-cell table:formula="of:=&quot;St&quot;" office:value-type="string" office:string-value="St" calcext:value-type="string">
            <text:p>St</text:p>
          </table:table-cell>
          <table:table-cell table:formula="of:=&quot;&quot;">
            <text:p/>
          </table:table-cell>
          <table:table-cell table:formula="of:=&quot;Middlebury, VT&quot;" office:value-type="string" office:string-value="Middlebury, VT" calcext:value-type="string">
            <text:p>Middlebury, VT</text:p>
          </table:table-cell>
          <table:table-cell table:formula="of:=&quot;05-753&quot;" office:value-type="string" office:string-value="05-753" calcext:value-type="string">
            <text:p>05-753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float" office:value="15" calcext:value-type="float">
            <text:p>15</text:p>
          </table:table-cell>
          <table:table-cell/>
          <table:table-cell table:formula="of:=&quot;&quot;">
            <text:p/>
          </table:table-cell>
          <table:table-cell/>
          <table:table-cell table:formula="of:=&quot;EE802542125PL&quot;" office:value-type="string" office:string-value="EE802542125PL" calcext:value-type="string">
            <text:p>EE80254212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T&quot;" office:value-type="string" office:string-value="T" calcext:value-type="string">
            <text:p>T</text:p>
          </table:table-cell>
          <table:table-cell table:formula="of:=&quot;F/87/06/16 | carttry&quot;" office:value-type="string" office:string-value="F/87/06/16 | carttry" calcext:value-type="string">
            <text:p>F/87/06/16 | carttry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5 13:26:00&quot;" office:value-type="string" office:string-value="2016-06-15 13:26:00" calcext:value-type="string">
            <text:p>2016-06-15 13:2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4&quot;" office:value-type="string" office:string-value="2016-06-14" calcext:value-type="string">
            <text:p>2016-06-14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62.</text:p>
          </table:table-cell>
          <table:table-cell office:value-type="string" calcext:value-type="string">
            <text:p>EMS pozostałe kraje</text:p>
          </table:table-cell>
          <table:table-cell table:formula="of:=&quot;Tommy Hamel&quot;" office:value-type="string" office:string-value="Tommy Hamel" calcext:value-type="string">
            <text:p>Tommy Hamel</text:p>
          </table:table-cell>
          <table:table-cell table:formula="of:=&quot;&quot;">
            <text:p/>
          </table:table-cell>
          <table:table-cell table:formula="of:=&quot;2030 rang&quot;" office:value-type="string" office:string-value="2030 rang" calcext:value-type="string">
            <text:p>2030 rang</text:p>
          </table:table-cell>
          <table:table-cell table:formula="of:=&quot;Papineau&quot;" office:value-type="string" office:string-value="Papineau" calcext:value-type="string">
            <text:p>Papineau</text:p>
          </table:table-cell>
          <table:table-cell table:formula="of:=&quot;&quot;">
            <text:p/>
          </table:table-cell>
          <table:table-cell table:formula="of:=&quot;st-paul D'abbostford&quot;" office:value-type="string" office:string-value="st-paul D'abbostford" calcext:value-type="string">
            <text:p>st-paul D'abbostford</text:p>
          </table:table-cell>
          <table:table-cell table:formula="of:=&quot;J0-E1A&quot;" office:value-type="string" office:string-value="J0-E1A" calcext:value-type="string">
            <text:p>J0-E1A</text:p>
          </table:table-cell>
          <table:table-cell table:formula="of:=&quot;Kanada&quot;" office:value-type="string" office:string-value="Kanada" calcext:value-type="string">
            <text:p>Kanad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3.44</text:p>
          </table:table-cell>
          <table:table-cell/>
          <table:table-cell table:formula="of:=&quot;&quot;">
            <text:p/>
          </table:table-cell>
          <table:table-cell/>
          <table:table-cell table:formula="of:=&quot;EE802548264PL&quot;" office:value-type="string" office:string-value="EE802548264PL" calcext:value-type="string">
            <text:p>EE802548264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T&quot;" office:value-type="string" office:string-value="T" calcext:value-type="string">
            <text:p>T</text:p>
          </table:table-cell>
          <table:table-cell table:formula="of:=&quot;F/189/06/16 | wtroxm127&quot;" office:value-type="string" office:string-value="F/189/06/16 | wtroxm127" calcext:value-type="string">
            <text:p>F/189/06/16 | wtroxm127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7 18:00:00&quot;" office:value-type="string" office:string-value="2016-06-17 18:00:00" calcext:value-type="string">
            <text:p>2016-06-17 18:0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10000&quot;" office:value-type="string" office:string-value="10000" calcext:value-type="string">
            <text:p>10000</text:p>
          </table:table-cell>
          <table:table-cell table:formula="of:=&quot;U&quot;" office:value-type="string" office:string-value="U" calcext:value-type="string">
            <text:p>U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63.</text:p>
          </table:table-cell>
          <table:table-cell office:value-type="string" calcext:value-type="string">
            <text:p>EMS pozostałe kraje</text:p>
          </table:table-cell>
          <table:table-cell table:formula="of:=&quot;Sami Alhatmi&quot;" office:value-type="string" office:string-value="Sami Alhatmi" calcext:value-type="string">
            <text:p>Sami Alhatmi</text:p>
          </table:table-cell>
          <table:table-cell table:formula="of:=&quot;&quot;">
            <text:p/>
          </table:table-cell>
          <table:table-cell table:formula="of:=&quot;Alburaimi&quot;" office:value-type="string" office:string-value="Alburaimi" calcext:value-type="string">
            <text:p>Alburaimi</text:p>
          </table:table-cell>
          <table:table-cell table:formula="of:=&quot;512&quot;" office:value-type="string" office:string-value="512" calcext:value-type="string">
            <text:p>512</text:p>
          </table:table-cell>
          <table:table-cell table:formula="of:=&quot;&quot;">
            <text:p/>
          </table:table-cell>
          <table:table-cell table:formula="of:=&quot;Alburaimi&quot;" office:value-type="string" office:string-value="Alburaimi" calcext:value-type="string">
            <text:p>Alburaimi</text:p>
          </table:table-cell>
          <table:table-cell table:formula="of:=&quot;PO- BO&quot;" office:value-type="string" office:string-value="PO- BO" calcext:value-type="string">
            <text:p>PO- BO</text:p>
          </table:table-cell>
          <table:table-cell table:formula="of:=&quot;Oman&quot;" office:value-type="string" office:string-value="Oman" calcext:value-type="string">
            <text:p>Oman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3.1</text:p>
          </table:table-cell>
          <table:table-cell/>
          <table:table-cell table:formula="of:=&quot;&quot;">
            <text:p/>
          </table:table-cell>
          <table:table-cell/>
          <table:table-cell table:formula="of:=&quot;EE802561138PL&quot;" office:value-type="string" office:string-value="EE802561138PL" calcext:value-type="string">
            <text:p>EE802561138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T&quot;" office:value-type="string" office:string-value="T" calcext:value-type="string">
            <text:p>T</text:p>
          </table:table-cell>
          <table:table-cell table:formula="of:=&quot;F/290/06/16 | samalhatm-0&quot;" office:value-type="string" office:string-value="F/290/06/16 | samalhatm-0" calcext:value-type="string">
            <text:p>F/290/06/16 | samalhatm-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8-07 11:40:00&quot;" office:value-type="string" office:string-value="2016-08-07 11:40:00" calcext:value-type="string">
            <text:p>2016-08-07 11:4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1000&quot;" office:value-type="string" office:string-value="1000" calcext:value-type="string">
            <text:p>1000</text:p>
          </table:table-cell>
          <table:table-cell table:formula="of:=&quot;U&quot;" office:value-type="string" office:string-value="U" calcext:value-type="string">
            <text:p>U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64.</text:p>
          </table:table-cell>
          <table:table-cell office:value-type="string" calcext:value-type="string">
            <text:p>EMS pozostałe kraje</text:p>
          </table:table-cell>
          <table:table-cell table:formula="of:=&quot;Dechpon Wongakrakul&quot;" office:value-type="string" office:string-value="Dechpon Wongakrakul" calcext:value-type="string">
            <text:p>Dechpon Wongakrakul</text:p>
          </table:table-cell>
          <table:table-cell table:formula="of:=&quot;&quot;">
            <text:p/>
          </table:table-cell>
          <table:table-cell table:formula="of:=&quot;PO Box 24 Rong Mueang Post&quot;" office:value-type="string" office:string-value="PO Box 24 Rong Mueang Post" calcext:value-type="string">
            <text:p>PO Box 24 Rong Mueang Post</text:p>
          </table:table-cell>
          <table:table-cell table:formula="of:=&quot;Office&quot;" office:value-type="string" office:string-value="Office" calcext:value-type="string">
            <text:p>Office</text:p>
          </table:table-cell>
          <table:table-cell table:formula="of:=&quot;&quot;">
            <text:p/>
          </table:table-cell>
          <table:table-cell table:formula="of:=&quot;Bangkok&quot;" office:value-type="string" office:string-value="Bangkok" calcext:value-type="string">
            <text:p>Bangkok</text:p>
          </table:table-cell>
          <table:table-cell table:formula="of:=&quot;10-330&quot;" office:value-type="string" office:string-value="10-330" calcext:value-type="string">
            <text:p>10-330</text:p>
          </table:table-cell>
          <table:table-cell table:formula="of:=&quot;Tajlandia&quot;" office:value-type="string" office:string-value="Tajlandia" calcext:value-type="string">
            <text:p>Tajland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0 00:00:00&quot;" office:value-type="string" office:string-value="2016-06-20 00:00:00" calcext:value-type="string">
            <text:p>2016-06-20 00:00:00</text:p>
          </table:table-cell>
          <table:table-cell table:formula="of:=&quot;&quot;">
            <text:p/>
          </table:table-cell>
          <table:table-cell office:value-type="float" office:value="6" calcext:value-type="float">
            <text:p>6</text:p>
          </table:table-cell>
          <table:table-cell/>
          <table:table-cell table:formula="of:=&quot;&quot;">
            <text:p/>
          </table:table-cell>
          <table:table-cell/>
          <table:table-cell table:formula="of:=&quot;EE802561155PL&quot;" office:value-type="string" office:string-value="EE802561155PL" calcext:value-type="string">
            <text:p>EE80256115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T&quot;" office:value-type="string" office:string-value="T" calcext:value-type="string">
            <text:p>T</text:p>
          </table:table-cell>
          <table:table-cell table:formula="of:=&quot;F/303/06/16&quot;" office:value-type="string" office:string-value="F/303/06/16" calcext:value-type="string">
            <text:p>F/303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4 11:59:00&quot;" office:value-type="string" office:string-value="2016-06-24 11:59:00" calcext:value-type="string">
            <text:p>2016-06-24 11:5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10000&quot;" office:value-type="string" office:string-value="10000" calcext:value-type="string">
            <text:p>10000</text:p>
          </table:table-cell>
          <table:table-cell table:formula="of:=&quot;U&quot;" office:value-type="string" office:string-value="U" calcext:value-type="string">
            <text:p>U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65.</text:p>
          </table:table-cell>
          <table:table-cell office:value-type="string" calcext:value-type="string">
            <text:p>EMS pozostałe kraje</text:p>
          </table:table-cell>
          <table:table-cell table:formula="of:=&quot;Catpaw racing&quot;" office:value-type="string" office:string-value="Catpaw racing" calcext:value-type="string">
            <text:p>Catpaw racing</text:p>
          </table:table-cell>
          <table:table-cell table:formula="of:=&quot;Yul Lee&quot;" office:value-type="string" office:string-value="Yul Lee" calcext:value-type="string">
            <text:p>Yul Lee</text:p>
          </table:table-cell>
          <table:table-cell table:formula="of:=&quot;205 Donghwa-ri&quot;" office:value-type="string" office:string-value="205 Donghwa-ri" calcext:value-type="string">
            <text:p>205 Donghwa-ri</text:p>
          </table:table-cell>
          <table:table-cell table:formula="of:=&quot;Bongdam-eup&quot;" office:value-type="string" office:string-value="Bongdam-eup" calcext:value-type="string">
            <text:p>Bongdam-eup</text:p>
          </table:table-cell>
          <table:table-cell table:formula="of:=&quot;&quot;">
            <text:p/>
          </table:table-cell>
          <table:table-cell table:formula="of:=&quot;Gyeonggi-do, HWASEONG-SI&quot;" office:value-type="string" office:string-value="Gyeonggi-do, HWASEONG-SI" calcext:value-type="string">
            <text:p>Gyeonggi-do, HWASEONG-SI</text:p>
          </table:table-cell>
          <table:table-cell table:formula="of:=&quot;18-298&quot;" office:value-type="string" office:string-value="18-298" calcext:value-type="string">
            <text:p>18-298</text:p>
          </table:table-cell>
          <table:table-cell table:formula="of:=&quot;Korea Południowa&quot;" office:value-type="string" office:string-value="Korea Południowa" calcext:value-type="string">
            <text:p>Korea Południow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3.52</text:p>
          </table:table-cell>
          <table:table-cell/>
          <table:table-cell table:formula="of:=&quot;&quot;">
            <text:p/>
          </table:table-cell>
          <table:table-cell/>
          <table:table-cell table:formula="of:=&quot;EE802572113PL&quot;" office:value-type="string" office:string-value="EE802572113PL" calcext:value-type="string">
            <text:p>EE802572113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T&quot;" office:value-type="string" office:string-value="T" calcext:value-type="string">
            <text:p>T</text:p>
          </table:table-cell>
          <table:table-cell table:formula="of:=&quot;F/389/06/16 | mipyullee&quot;" office:value-type="string" office:string-value="F/389/06/16 | mipyullee" calcext:value-type="string">
            <text:p>F/389/06/16 | mipyullee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ZWRÓCONA&quot;" office:value-type="string" office:string-value="ZWRÓCONA" calcext:value-type="string">
            <text:p>ZWRÓC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1 18:12:00&quot;" office:value-type="string" office:string-value="2016-07-01 18:12:00" calcext:value-type="string">
            <text:p>2016-07-01 18:1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ZAMKNIETA_SIEDZIBA&quot;" office:value-type="string" office:string-value="ZAMKNIETA_SIEDZIBA" calcext:value-type="string">
            <text:p>ZAMKNIETA_SIEDZIBA</text:p>
          </table:table-cell>
          <table:table-cell table:formula="of:=&quot;2016-07-01 08:33:00&quot;" office:value-type="string" office:string-value="2016-07-01 08:33:00" calcext:value-type="string">
            <text:p>2016-07-01 08:3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NIE&quot;" office:value-type="string" office:string-value="NIE" calcext:value-type="string">
            <text:p>N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10000&quot;" office:value-type="string" office:string-value="10000" calcext:value-type="string">
            <text:p>10000</text:p>
          </table:table-cell>
          <table:table-cell table:formula="of:=&quot;U&quot;" office:value-type="string" office:string-value="U" calcext:value-type="string">
            <text:p>U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66.</text:p>
          </table:table-cell>
          <table:table-cell office:value-type="string" calcext:value-type="string">
            <text:p>Global Expres</text:p>
          </table:table-cell>
          <table:table-cell table:formula="of:=&quot;Chris Olivares&quot;" office:value-type="string" office:string-value="Chris Olivares" calcext:value-type="string">
            <text:p>Chris Olivares</text:p>
          </table:table-cell>
          <table:table-cell table:formula="of:=&quot;&quot;">
            <text:p/>
          </table:table-cell>
          <table:table-cell table:formula="of:=&quot;5103 SAGE&quot;" office:value-type="string" office:string-value="5103 SAGE" calcext:value-type="string">
            <text:p>5103 SAGE</text:p>
          </table:table-cell>
          <table:table-cell table:formula="of:=&quot;WAY&quot;" office:value-type="string" office:string-value="WAY" calcext:value-type="string">
            <text:p>WAY</text:p>
          </table:table-cell>
          <table:table-cell table:formula="of:=&quot;&quot;">
            <text:p/>
          </table:table-cell>
          <table:table-cell table:formula="of:=&quot;Kissimmee, FL&quot;" office:value-type="string" office:string-value="Kissimmee, FL" calcext:value-type="string">
            <text:p>Kissimmee, FL</text:p>
          </table:table-cell>
          <table:table-cell table:formula="of:=&quot;34-758&quot;" office:value-type="string" office:string-value="34-758" calcext:value-type="string">
            <text:p>34-758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.232</text:p>
          </table:table-cell>
          <table:table-cell/>
          <table:table-cell table:formula="of:=&quot;&quot;">
            <text:p/>
          </table:table-cell>
          <table:table-cell/>
          <table:table-cell table:formula="of:=&quot;LX904253852PL&quot;" office:value-type="string" office:string-value="LX904253852PL" calcext:value-type="string">
            <text:p>LX904253852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77/05/16 | djchrisco7&quot;" office:value-type="string" office:string-value="F/377/05/16 | djchrisco7" calcext:value-type="string">
            <text:p>F/377/05/16 | djchrisco7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2:12:00&quot;" office:value-type="string" office:string-value="2016-06-23 12:12:00" calcext:value-type="string">
            <text:p>2016-06-23 12:1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67.</text:p>
          </table:table-cell>
          <table:table-cell office:value-type="string" calcext:value-type="string">
            <text:p>Global Expres</text:p>
          </table:table-cell>
          <table:table-cell table:formula="of:=&quot;John Ocampo&quot;" office:value-type="string" office:string-value="John Ocampo" calcext:value-type="string">
            <text:p>John Ocampo</text:p>
          </table:table-cell>
          <table:table-cell table:formula="of:=&quot;&quot;">
            <text:p/>
          </table:table-cell>
          <table:table-cell table:formula="of:=&quot;8125 NW 74TH AVENUE&quot;" office:value-type="string" office:string-value="8125 NW 74TH AVENUE" calcext:value-type="string">
            <text:p>8125 NW 74TH AVENUE</text:p>
          </table:table-cell>
          <table:table-cell table:formula="of:=&quot;Unit 2&quot;" office:value-type="string" office:string-value="Unit 2" calcext:value-type="string">
            <text:p>Unit 2</text:p>
          </table:table-cell>
          <table:table-cell table:formula="of:=&quot;&quot;">
            <text:p/>
          </table:table-cell>
          <table:table-cell table:formula="of:=&quot;Medley&quot;" office:value-type="string" office:string-value="Medley" calcext:value-type="string">
            <text:p>Medley</text:p>
          </table:table-cell>
          <table:table-cell table:formula="of:=&quot;33-166&quot;" office:value-type="string" office:string-value="33-166" calcext:value-type="string">
            <text:p>33-166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.692</text:p>
          </table:table-cell>
          <table:table-cell/>
          <table:table-cell table:formula="of:=&quot;&quot;">
            <text:p/>
          </table:table-cell>
          <table:table-cell/>
          <table:table-cell table:formula="of:=&quot;LX904313383PL&quot;" office:value-type="string" office:string-value="LX904313383PL" calcext:value-type="string">
            <text:p>LX904313383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2/06/16 | johnocampo&quot;" office:value-type="string" office:string-value="F/42/06/16 | johnocampo" calcext:value-type="string">
            <text:p>F/42/06/16 | johnocampo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4 13:11:00&quot;" office:value-type="string" office:string-value="2016-06-14 13:11:00" calcext:value-type="string">
            <text:p>2016-06-14 13:1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68.</text:p>
          </table:table-cell>
          <table:table-cell office:value-type="string" calcext:value-type="string">
            <text:p>Global Expres</text:p>
          </table:table-cell>
          <table:table-cell table:formula="of:=&quot;Lawrence Slunjski&quot;" office:value-type="string" office:string-value="Lawrence Slunjski" calcext:value-type="string">
            <text:p>Lawrence Slunjski</text:p>
          </table:table-cell>
          <table:table-cell table:formula="of:=&quot;&quot;">
            <text:p/>
          </table:table-cell>
          <table:table-cell table:formula="of:=&quot;PO Box&quot;" office:value-type="string" office:string-value="PO Box" calcext:value-type="string">
            <text:p>PO Box</text:p>
          </table:table-cell>
          <table:table-cell table:formula="of:=&quot;750&quot;" office:value-type="string" office:string-value="750" calcext:value-type="string">
            <text:p>750</text:p>
          </table:table-cell>
          <table:table-cell table:formula="of:=&quot;&quot;">
            <text:p/>
          </table:table-cell>
          <table:table-cell table:formula="of:=&quot;Wahroonga,&quot;" office:value-type="string" office:string-value="Wahroonga," calcext:value-type="string">
            <text:p>Wahroonga,</text:p>
          </table:table-cell>
          <table:table-cell table:formula="of:=&quot;20-76&quot;" office:value-type="string" office:string-value="20-76" calcext:value-type="string">
            <text:p>20-76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.986</text:p>
          </table:table-cell>
          <table:table-cell/>
          <table:table-cell table:formula="of:=&quot;&quot;">
            <text:p/>
          </table:table-cell>
          <table:table-cell/>
          <table:table-cell table:formula="of:=&quot;LX904313560PL&quot;" office:value-type="string" office:string-value="LX904313560PL" calcext:value-type="string">
            <text:p>LX90431356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7/06/16 | law-sla-fdksl8&quot;" office:value-type="string" office:string-value="F/47/06/16 | law-sla-fdksl8" calcext:value-type="string">
            <text:p>F/47/06/16 | law-sla-fdksl8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6 14:17:00&quot;" office:value-type="string" office:string-value="2016-06-16 14:17:00" calcext:value-type="string">
            <text:p>2016-06-16 14:1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69.</text:p>
          </table:table-cell>
          <table:table-cell office:value-type="string" calcext:value-type="string">
            <text:p>Global Expres</text:p>
          </table:table-cell>
          <table:table-cell table:formula="of:=&quot;Claudio Soares&quot;" office:value-type="string" office:string-value="Claudio Soares" calcext:value-type="string">
            <text:p>Claudio Soares</text:p>
          </table:table-cell>
          <table:table-cell table:formula="of:=&quot;&quot;">
            <text:p/>
          </table:table-cell>
          <table:table-cell table:formula="of:=&quot;Rua Pinheiro Machado&quot;" office:value-type="string" office:string-value="Rua Pinheiro Machado" calcext:value-type="string">
            <text:p>Rua Pinheiro Machado</text:p>
          </table:table-cell>
          <table:table-cell table:formula="of:=&quot;22, Bl. 2&quot;" office:value-type="string" office:string-value="22, Bl. 2" calcext:value-type="string">
            <text:p>22, Bl. 2</text:p>
          </table:table-cell>
          <table:table-cell table:formula="of:=&quot;Apt 504&quot;" office:value-type="string" office:string-value="Apt 504" calcext:value-type="string">
            <text:p>Apt 504</text:p>
          </table:table-cell>
          <table:table-cell table:formula="of:=&quot;Rio de Janeiro&quot;" office:value-type="string" office:string-value="Rio de Janeiro" calcext:value-type="string">
            <text:p>Rio de Janeiro</text:p>
          </table:table-cell>
          <table:table-cell table:formula="of:=&quot;22-231&quot;" office:value-type="string" office:string-value="22-231" calcext:value-type="string">
            <text:p>22-231</text:p>
          </table:table-cell>
          <table:table-cell table:formula="of:=&quot;Brazylia&quot;" office:value-type="string" office:string-value="Brazylia" calcext:value-type="string">
            <text:p>Brazy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.234</text:p>
          </table:table-cell>
          <table:table-cell/>
          <table:table-cell table:formula="of:=&quot;&quot;">
            <text:p/>
          </table:table-cell>
          <table:table-cell/>
          <table:table-cell table:formula="of:=&quot;LX904313627PL&quot;" office:value-type="string" office:string-value="LX904313627PL" calcext:value-type="string">
            <text:p>LX904313627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9/06/16 | chqs2258&quot;" office:value-type="string" office:string-value="F/49/06/16 | chqs2258" calcext:value-type="string">
            <text:p>F/49/06/16 | chqs2258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4 18:17:00&quot;" office:value-type="string" office:string-value="2016-06-14 18:17:00" calcext:value-type="string">
            <text:p>2016-06-14 18:1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70.</text:p>
          </table:table-cell>
          <table:table-cell office:value-type="string" calcext:value-type="string">
            <text:p>Global Expres</text:p>
          </table:table-cell>
          <table:table-cell table:formula="of:=&quot;Jose Minakawa&quot;" office:value-type="string" office:string-value="Jose Minakawa" calcext:value-type="string">
            <text:p>Jose Minakawa</text:p>
          </table:table-cell>
          <table:table-cell table:formula="of:=&quot;&quot;">
            <text:p/>
          </table:table-cell>
          <table:table-cell table:formula="of:=&quot;20130 NW 14th&quot;" office:value-type="string" office:string-value="20130 NW 14th" calcext:value-type="string">
            <text:p>20130 NW 14th</text:p>
          </table:table-cell>
          <table:table-cell table:formula="of:=&quot;PI&quot;" office:value-type="string" office:string-value="PI" calcext:value-type="string">
            <text:p>PI</text:p>
          </table:table-cell>
          <table:table-cell table:formula="of:=&quot;&quot;">
            <text:p/>
          </table:table-cell>
          <table:table-cell table:formula="of:=&quot;Miami Gardens&quot;" office:value-type="string" office:string-value="Miami Gardens" calcext:value-type="string">
            <text:p>Miami Gardens</text:p>
          </table:table-cell>
          <table:table-cell table:formula="of:=&quot;33-169&quot;" office:value-type="string" office:string-value="33-169" calcext:value-type="string">
            <text:p>33-169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float" office:value="2" calcext:value-type="float">
            <text:p>2</text:p>
          </table:table-cell>
          <table:table-cell/>
          <table:table-cell table:formula="of:=&quot;&quot;">
            <text:p/>
          </table:table-cell>
          <table:table-cell/>
          <table:table-cell table:formula="of:=&quot;LX904313689PL&quot;" office:value-type="string" office:string-value="LX904313689PL" calcext:value-type="string">
            <text:p>LX90431368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52+53/06/16 | joselmina&quot;" office:value-type="string" office:string-value="F/52+53/06/16 | joselmina" calcext:value-type="string">
            <text:p>F/52+53/06/16 | joselmina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5:21:00&quot;" office:value-type="string" office:string-value="2016-06-20 15:21:00" calcext:value-type="string">
            <text:p>2016-06-20 15:2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71.</text:p>
          </table:table-cell>
          <table:table-cell office:value-type="string" calcext:value-type="string">
            <text:p>Global Expres</text:p>
          </table:table-cell>
          <table:table-cell table:formula="of:=&quot;Ivan Percara&quot;" office:value-type="string" office:string-value="Ivan Percara" calcext:value-type="string">
            <text:p>Ivan Percara</text:p>
          </table:table-cell>
          <table:table-cell table:formula="of:=&quot;&quot;">
            <text:p/>
          </table:table-cell>
          <table:table-cell table:formula="of:=&quot;8335 NW 66th&quot;" office:value-type="string" office:string-value="8335 NW 66th" calcext:value-type="string">
            <text:p>8335 NW 66th</text:p>
          </table:table-cell>
          <table:table-cell table:formula="of:=&quot;Street&quot;" office:value-type="string" office:string-value="Street" calcext:value-type="string">
            <text:p>Street</text:p>
          </table:table-cell>
          <table:table-cell table:formula="of:=&quot;&quot;">
            <text:p/>
          </table:table-cell>
          <table:table-cell table:formula="of:=&quot;Miami, FL&quot;" office:value-type="string" office:string-value="Miami, FL" calcext:value-type="string">
            <text:p>Miami, FL</text:p>
          </table:table-cell>
          <table:table-cell table:formula="of:=&quot;33-195&quot;" office:value-type="string" office:string-value="33-195" calcext:value-type="string">
            <text:p>33-195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.25</text:p>
          </table:table-cell>
          <table:table-cell/>
          <table:table-cell table:formula="of:=&quot;&quot;">
            <text:p/>
          </table:table-cell>
          <table:table-cell/>
          <table:table-cell table:formula="of:=&quot;LX904333025PL&quot;" office:value-type="string" office:string-value="LX904333025PL" calcext:value-type="string">
            <text:p>LX90433302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88/06/16 | ivapercar0&quot;" office:value-type="string" office:string-value="F/88/06/16 | ivapercar0" calcext:value-type="string">
            <text:p>F/88/06/16 | ivapercar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3:36:00&quot;" office:value-type="string" office:string-value="2016-06-20 13:36:00" calcext:value-type="string">
            <text:p>2016-06-20 13:3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72.</text:p>
          </table:table-cell>
          <table:table-cell office:value-type="string" calcext:value-type="string">
            <text:p>Global Expres</text:p>
          </table:table-cell>
          <table:table-cell table:formula="of:=&quot;Greg Retschlag&quot;" office:value-type="string" office:string-value="Greg Retschlag" calcext:value-type="string">
            <text:p>Greg Retschlag</text:p>
          </table:table-cell>
          <table:table-cell table:formula="of:=&quot;&quot;">
            <text:p/>
          </table:table-cell>
          <table:table-cell table:formula="of:=&quot;45a Millenium Place&quot;" office:value-type="string" office:string-value="45a Millenium Place" calcext:value-type="string">
            <text:p>45a Millenium Place</text:p>
          </table:table-cell>
          <table:table-cell table:formula="of:=&quot;Tingalpa&quot;" office:value-type="string" office:string-value="Tingalpa" calcext:value-type="string">
            <text:p>Tingalpa</text:p>
          </table:table-cell>
          <table:table-cell table:formula="of:=&quot;&quot;">
            <text:p/>
          </table:table-cell>
          <table:table-cell table:formula="of:=&quot;Brisbane, QLD&quot;" office:value-type="string" office:string-value="Brisbane, QLD" calcext:value-type="string">
            <text:p>Brisbane, QLD</text:p>
          </table:table-cell>
          <table:table-cell table:formula="of:=&quot;41-73&quot;" office:value-type="string" office:string-value="41-73" calcext:value-type="string">
            <text:p>41-73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1.14</text:p>
          </table:table-cell>
          <table:table-cell/>
          <table:table-cell table:formula="of:=&quot;&quot;">
            <text:p/>
          </table:table-cell>
          <table:table-cell/>
          <table:table-cell table:formula="of:=&quot;LX904333051PL&quot;" office:value-type="string" office:string-value="LX904333051PL" calcext:value-type="string">
            <text:p>LX904333051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90/06/16 | 043spike&quot;" office:value-type="string" office:string-value="F/90/06/16 | 043spike" calcext:value-type="string">
            <text:p>F/90/06/16 | 043spike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2 09:39:00&quot;" office:value-type="string" office:string-value="2016-06-22 09:39:00" calcext:value-type="string">
            <text:p>2016-06-22 09:3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73.</text:p>
          </table:table-cell>
          <table:table-cell office:value-type="string" calcext:value-type="string">
            <text:p>Global Expres</text:p>
          </table:table-cell>
          <table:table-cell table:formula="of:=&quot;terry fitzpatrick&quot;" office:value-type="string" office:string-value="terry fitzpatrick" calcext:value-type="string">
            <text:p>terry fitzpatrick</text:p>
          </table:table-cell>
          <table:table-cell table:formula="of:=&quot;&quot;">
            <text:p/>
          </table:table-cell>
          <table:table-cell table:formula="of:=&quot;12 keith&quot;" office:value-type="string" office:string-value="12 keith" calcext:value-type="string">
            <text:p>12 keith</text:p>
          </table:table-cell>
          <table:table-cell table:formula="of:=&quot;ave&quot;" office:value-type="string" office:string-value="ave" calcext:value-type="string">
            <text:p>ave</text:p>
          </table:table-cell>
          <table:table-cell table:formula="of:=&quot;&quot;">
            <text:p/>
          </table:table-cell>
          <table:table-cell table:formula="of:=&quot;Nth. Plympton, SA&quot;" office:value-type="string" office:string-value="Nth. Plympton, SA" calcext:value-type="string">
            <text:p>Nth. Plympton, SA</text:p>
          </table:table-cell>
          <table:table-cell table:formula="of:=&quot;50-37&quot;" office:value-type="string" office:string-value="50-37" calcext:value-type="string">
            <text:p>50-37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.72</text:p>
          </table:table-cell>
          <table:table-cell/>
          <table:table-cell table:formula="of:=&quot;&quot;">
            <text:p/>
          </table:table-cell>
          <table:table-cell/>
          <table:table-cell table:formula="of:=&quot;LX904333065PL&quot;" office:value-type="string" office:string-value="LX904333065PL" calcext:value-type="string">
            <text:p>LX90433306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92/06/16 | fitz_xtv9s1tv5&quot;" office:value-type="string" office:string-value="F/92/06/16 | fitz_xtv9s1tv5" calcext:value-type="string">
            <text:p>F/92/06/16 | fitz_xtv9s1tv5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1 11:39:00&quot;" office:value-type="string" office:string-value="2016-06-21 11:39:00" calcext:value-type="string">
            <text:p>2016-06-21 11:3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74.</text:p>
          </table:table-cell>
          <table:table-cell office:value-type="string" calcext:value-type="string">
            <text:p>Global Expres</text:p>
          </table:table-cell>
          <table:table-cell table:formula="of:=&quot;colin greig&quot;" office:value-type="string" office:string-value="colin greig" calcext:value-type="string">
            <text:p>colin greig</text:p>
          </table:table-cell>
          <table:table-cell table:formula="of:=&quot;&quot;">
            <text:p/>
          </table:table-cell>
          <table:table-cell table:formula="of:=&quot;61 parkhill&quot;" office:value-type="string" office:string-value="61 parkhill" calcext:value-type="string">
            <text:p>61 parkhill</text:p>
          </table:table-cell>
          <table:table-cell table:formula="of:=&quot;road&quot;" office:value-type="string" office:string-value="road" calcext:value-type="string">
            <text:p>road</text:p>
          </table:table-cell>
          <table:table-cell table:formula="of:=&quot;&quot;">
            <text:p/>
          </table:table-cell>
          <table:table-cell table:formula="of:=&quot;Halifax, NS&quot;" office:value-type="string" office:string-value="Halifax, NS" calcext:value-type="string">
            <text:p>Halifax, NS</text:p>
          </table:table-cell>
          <table:table-cell table:formula="of:=&quot;B3-P1R&quot;" office:value-type="string" office:string-value="B3-P1R" calcext:value-type="string">
            <text:p>B3-P1R</text:p>
          </table:table-cell>
          <table:table-cell table:formula="of:=&quot;Kanada&quot;" office:value-type="string" office:string-value="Kanada" calcext:value-type="string">
            <text:p>Kanad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.81</text:p>
          </table:table-cell>
          <table:table-cell/>
          <table:table-cell table:formula="of:=&quot;&quot;">
            <text:p/>
          </table:table-cell>
          <table:table-cell/>
          <table:table-cell table:formula="of:=&quot;LX904333079PL&quot;" office:value-type="string" office:string-value="LX904333079PL" calcext:value-type="string">
            <text:p>LX90433307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93/06/16 | grei-coli&quot;" office:value-type="string" office:string-value="F/93/06/16 | grei-coli" calcext:value-type="string">
            <text:p>F/93/06/16 | grei-coli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8:44:00&quot;" office:value-type="string" office:string-value="2016-06-20 18:44:00" calcext:value-type="string">
            <text:p>2016-06-20 18:4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75.</text:p>
          </table:table-cell>
          <table:table-cell office:value-type="string" calcext:value-type="string">
            <text:p>Global Expres</text:p>
          </table:table-cell>
          <table:table-cell table:formula="of:=&quot;SeungHyun Cho&quot;" office:value-type="string" office:string-value="SeungHyun Cho" calcext:value-type="string">
            <text:p>SeungHyun Cho</text:p>
          </table:table-cell>
          <table:table-cell table:formula="of:=&quot;103dong-1403ho, Sindo 1st Aptment&quot;" office:value-type="string" office:string-value="103dong-1403ho, Sindo 1st Aptment" calcext:value-type="string">
            <text:p>103dong-1403ho, Sindo 1st Aptment</text:p>
          </table:table-cell>
          <table:table-cell table:formula="of:=&quot;748 Gongneung-1dong&quot;" office:value-type="string" office:string-value="748 Gongneung-1dong" calcext:value-type="string">
            <text:p>748 Gongneung-1dong</text:p>
          </table:table-cell>
          <table:table-cell table:formula="of:=&quot;Nowon&quot;" office:value-type="string" office:string-value="Nowon" calcext:value-type="string">
            <text:p>Nowon</text:p>
          </table:table-cell>
          <table:table-cell table:formula="of:=&quot;gu&quot;" office:value-type="string" office:string-value="gu" calcext:value-type="string">
            <text:p>gu</text:p>
          </table:table-cell>
          <table:table-cell table:formula="of:=&quot;Seoul&quot;" office:value-type="string" office:string-value="Seoul" calcext:value-type="string">
            <text:p>Seoul</text:p>
          </table:table-cell>
          <table:table-cell table:formula="of:=&quot;13-9-8&quot;" office:value-type="string" office:string-value="13-9-8" calcext:value-type="string">
            <text:p>13-9-8</text:p>
          </table:table-cell>
          <table:table-cell table:formula="of:=&quot;Korea Południowa&quot;" office:value-type="string" office:string-value="Korea Południowa" calcext:value-type="string">
            <text:p>Korea Południow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.22</text:p>
          </table:table-cell>
          <table:table-cell/>
          <table:table-cell table:formula="of:=&quot;&quot;">
            <text:p/>
          </table:table-cell>
          <table:table-cell/>
          <table:table-cell table:formula="of:=&quot;LX904333096PL&quot;" office:value-type="string" office:string-value="LX904333096PL" calcext:value-type="string">
            <text:p>LX904333096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94/06/16 | gumplove&quot;" office:value-type="string" office:string-value="F/94/06/16 | gumplove" calcext:value-type="string">
            <text:p>F/94/06/16 | gumplove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7 12:07:00&quot;" office:value-type="string" office:string-value="2016-06-17 12:07:00" calcext:value-type="string">
            <text:p>2016-06-17 12:0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76.</text:p>
          </table:table-cell>
          <table:table-cell office:value-type="string" calcext:value-type="string">
            <text:p>Global Expres</text:p>
          </table:table-cell>
          <table:table-cell table:formula="of:=&quot;Yann Gétaz&quot;" office:value-type="string" office:string-value="Yann Gétaz" calcext:value-type="string">
            <text:p>Yann Gétaz</text:p>
          </table:table-cell>
          <table:table-cell table:formula="of:=&quot;&quot;">
            <text:p/>
          </table:table-cell>
          <table:table-cell table:formula="of:=&quot;Chemin Aimé-Steinlen&quot;" office:value-type="string" office:string-value="Chemin Aimé-Steinlen" calcext:value-type="string">
            <text:p>Chemin Aimé-Steinlen</text:p>
          </table:table-cell>
          <table:table-cell table:formula="of:=&quot;9&quot;" office:value-type="string" office:string-value="9" calcext:value-type="string">
            <text:p>9</text:p>
          </table:table-cell>
          <table:table-cell table:formula="of:=&quot;&quot;">
            <text:p/>
          </table:table-cell>
          <table:table-cell table:formula="of:=&quot;Lausanne&quot;" office:value-type="string" office:string-value="Lausanne" calcext:value-type="string">
            <text:p>Lausanne</text:p>
          </table:table-cell>
          <table:table-cell table:formula="of:=&quot;CH--10&quot;" office:value-type="string" office:string-value="CH--10" calcext:value-type="string">
            <text:p>CH--10</text:p>
          </table:table-cell>
          <table:table-cell table:formula="of:=&quot;Szwajcaria&quot;" office:value-type="string" office:string-value="Szwajcaria" calcext:value-type="string">
            <text:p>Szwajcar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.994</text:p>
          </table:table-cell>
          <table:table-cell/>
          <table:table-cell table:formula="of:=&quot;&quot;">
            <text:p/>
          </table:table-cell>
          <table:table-cell/>
          <table:table-cell table:formula="of:=&quot;LX904360193PL&quot;" office:value-type="string" office:string-value="LX904360193PL" calcext:value-type="string">
            <text:p>LX904360193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74/06/16 | djetsparrow&quot;" office:value-type="string" office:string-value="F/174/06/16 | djetsparrow" calcext:value-type="string">
            <text:p>F/174/06/16 | djetsparrow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1 09:43:00&quot;" office:value-type="string" office:string-value="2016-06-21 09:43:00" calcext:value-type="string">
            <text:p>2016-06-21 09:4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77.</text:p>
          </table:table-cell>
          <table:table-cell office:value-type="string" calcext:value-type="string">
            <text:p>Global Expres</text:p>
          </table:table-cell>
          <table:table-cell table:formula="of:=&quot;Jiri Kolar&quot;" office:value-type="string" office:string-value="Jiri Kolar" calcext:value-type="string">
            <text:p>Jiri Kolar</text:p>
          </table:table-cell>
          <table:table-cell table:formula="of:=&quot;&quot;">
            <text:p/>
          </table:table-cell>
          <table:table-cell table:formula="of:=&quot;3301 Duck Ave&quot;" office:value-type="string" office:string-value="3301 Duck Ave" calcext:value-type="string">
            <text:p>3301 Duck Ave</text:p>
          </table:table-cell>
          <table:table-cell table:formula="of:=&quot;Apt I&quot;" office:value-type="string" office:string-value="Apt I" calcext:value-type="string">
            <text:p>Apt I</text:p>
          </table:table-cell>
          <table:table-cell table:formula="of:=&quot;&quot;">
            <text:p/>
          </table:table-cell>
          <table:table-cell table:formula="of:=&quot;Key West, FL&quot;" office:value-type="string" office:string-value="Key West, FL" calcext:value-type="string">
            <text:p>Key West, FL</text:p>
          </table:table-cell>
          <table:table-cell table:formula="of:=&quot;33-040&quot;" office:value-type="string" office:string-value="33-040" calcext:value-type="string">
            <text:p>33-040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.634</text:p>
          </table:table-cell>
          <table:table-cell/>
          <table:table-cell table:formula="of:=&quot;&quot;">
            <text:p/>
          </table:table-cell>
          <table:table-cell/>
          <table:table-cell table:formula="of:=&quot;LX904360216PL&quot;" office:value-type="string" office:string-value="LX904360216PL" calcext:value-type="string">
            <text:p>LX904360216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75/06/16 | gigigril&quot;" office:value-type="string" office:string-value="F/175/06/16 | gigigril" calcext:value-type="string">
            <text:p>F/175/06/16 | gigigril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6:10:00&quot;" office:value-type="string" office:string-value="2016-06-23 16:10:00" calcext:value-type="string">
            <text:p>2016-06-23 16:1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78.</text:p>
          </table:table-cell>
          <table:table-cell office:value-type="string" calcext:value-type="string">
            <text:p>Global Expres</text:p>
          </table:table-cell>
          <table:table-cell table:formula="of:=&quot;Paron srl/Nicolás Fernández/maxi&quot;" office:value-type="string" office:string-value="Paron srl/Nicolás Fernández/maxi" calcext:value-type="string">
            <text:p>Paron srl/Nicolás Fernández/maxi</text:p>
          </table:table-cell>
          <table:table-cell table:formula="of:=&quot;&quot;">
            <text:p/>
          </table:table-cell>
          <table:table-cell table:formula="of:=&quot;7255 NW 68th St&quot;" office:value-type="string" office:string-value="7255 NW 68th St" calcext:value-type="string">
            <text:p>7255 NW 68th St</text:p>
          </table:table-cell>
          <table:table-cell table:formula="of:=&quot;Ste&quot;" office:value-type="string" office:string-value="Ste" calcext:value-type="string">
            <text:p>Ste</text:p>
          </table:table-cell>
          <table:table-cell table:formula="of:=&quot;10&quot;" office:value-type="string" office:string-value="10" calcext:value-type="string">
            <text:p>10</text:p>
          </table:table-cell>
          <table:table-cell table:formula="of:=&quot;Miami&quot;" office:value-type="string" office:string-value="Miami" calcext:value-type="string">
            <text:p>Miami</text:p>
          </table:table-cell>
          <table:table-cell table:formula="of:=&quot;33-166&quot;" office:value-type="string" office:string-value="33-166" calcext:value-type="string">
            <text:p>33-166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.49</text:p>
          </table:table-cell>
          <table:table-cell/>
          <table:table-cell table:formula="of:=&quot;&quot;">
            <text:p/>
          </table:table-cell>
          <table:table-cell/>
          <table:table-cell table:formula="of:=&quot;LX904360220PL&quot;" office:value-type="string" office:string-value="LX904360220PL" calcext:value-type="string">
            <text:p>LX90436022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76/06/16 | ivanburrone2690&quot;" office:value-type="string" office:string-value="F/176/06/16 | ivanburrone2690" calcext:value-type="string">
            <text:p>F/176/06/16 | ivanburrone269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6:11:00&quot;" office:value-type="string" office:string-value="2016-06-23 16:11:00" calcext:value-type="string">
            <text:p>2016-06-23 16:1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79.</text:p>
          </table:table-cell>
          <table:table-cell office:value-type="string" calcext:value-type="string">
            <text:p>Global Expres</text:p>
          </table:table-cell>
          <table:table-cell table:formula="of:=&quot;David J Robinson&quot;" office:value-type="string" office:string-value="David J Robinson" calcext:value-type="string">
            <text:p>David J Robinson</text:p>
          </table:table-cell>
          <table:table-cell table:formula="of:=&quot;&quot;">
            <text:p/>
          </table:table-cell>
          <table:table-cell table:formula="of:=&quot;2014 Holland Ave&quot;" office:value-type="string" office:string-value="2014 Holland Ave" calcext:value-type="string">
            <text:p>2014 Holland Ave</text:p>
          </table:table-cell>
          <table:table-cell table:formula="of:=&quot;Ste&quot;" office:value-type="string" office:string-value="Ste" calcext:value-type="string">
            <text:p>Ste</text:p>
          </table:table-cell>
          <table:table-cell table:formula="of:=&quot;374&quot;" office:value-type="string" office:string-value="374" calcext:value-type="string">
            <text:p>374</text:p>
          </table:table-cell>
          <table:table-cell table:formula="of:=&quot;Port Huron, MI&quot;" office:value-type="string" office:string-value="Port Huron, MI" calcext:value-type="string">
            <text:p>Port Huron, MI</text:p>
          </table:table-cell>
          <table:table-cell table:formula="of:=&quot;48-060&quot;" office:value-type="string" office:string-value="48-060" calcext:value-type="string">
            <text:p>48-060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1.22</text:p>
          </table:table-cell>
          <table:table-cell/>
          <table:table-cell table:formula="of:=&quot;&quot;">
            <text:p/>
          </table:table-cell>
          <table:table-cell/>
          <table:table-cell table:formula="of:=&quot;LX904360255PL&quot;" office:value-type="string" office:string-value="LX904360255PL" calcext:value-type="string">
            <text:p>LX90436025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78/06/16 | artofoversteer&quot;" office:value-type="string" office:string-value="F/178/06/16 | artofoversteer" calcext:value-type="string">
            <text:p>F/178/06/16 | artofoversteer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1:02:00&quot;" office:value-type="string" office:string-value="2016-06-23 11:02:00" calcext:value-type="string">
            <text:p>2016-06-23 11:0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80.</text:p>
          </table:table-cell>
          <table:table-cell office:value-type="string" calcext:value-type="string">
            <text:p>Global Expres</text:p>
          </table:table-cell>
          <table:table-cell table:formula="of:=&quot;Israel Pinilla&quot;" office:value-type="string" office:string-value="Israel Pinilla" calcext:value-type="string">
            <text:p>Israel Pinilla</text:p>
          </table:table-cell>
          <table:table-cell table:formula="of:=&quot;&quot;">
            <text:p/>
          </table:table-cell>
          <table:table-cell table:formula="of:=&quot;273 Medina&quot;" office:value-type="string" office:string-value="273 Medina" calcext:value-type="string">
            <text:p>273 Medina</text:p>
          </table:table-cell>
          <table:table-cell table:formula="of:=&quot;St&quot;" office:value-type="string" office:string-value="St" calcext:value-type="string">
            <text:p>St</text:p>
          </table:table-cell>
          <table:table-cell table:formula="of:=&quot;&quot;">
            <text:p/>
          </table:table-cell>
          <table:table-cell table:formula="of:=&quot;eagle pass, TX&quot;" office:value-type="string" office:string-value="eagle pass, TX" calcext:value-type="string">
            <text:p>eagle pass, TX</text:p>
          </table:table-cell>
          <table:table-cell table:formula="of:=&quot;78-852&quot;" office:value-type="string" office:string-value="78-852" calcext:value-type="string">
            <text:p>78-852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1.34</text:p>
          </table:table-cell>
          <table:table-cell/>
          <table:table-cell table:formula="of:=&quot;&quot;">
            <text:p/>
          </table:table-cell>
          <table:table-cell/>
          <table:table-cell table:formula="of:=&quot;LX904360264PL&quot;" office:value-type="string" office:string-value="LX904360264PL" calcext:value-type="string">
            <text:p>LX904360264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79/06/16 | israel-pinilla2012&quot;" office:value-type="string" office:string-value="F/179/06/16 | israel-pinilla2012" calcext:value-type="string">
            <text:p>F/179/06/16 | israel-pinilla2012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2 14:43:00&quot;" office:value-type="string" office:string-value="2016-06-22 14:43:00" calcext:value-type="string">
            <text:p>2016-06-22 14:4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81.</text:p>
          </table:table-cell>
          <table:table-cell office:value-type="string" calcext:value-type="string">
            <text:p>Global Expres</text:p>
          </table:table-cell>
          <table:table-cell table:formula="of:=&quot;Freddy Cuellar (aereo)&quot;" office:value-type="string" office:string-value="Freddy Cuellar (aereo)" calcext:value-type="string">
            <text:p>Freddy Cuellar (aereo)</text:p>
          </table:table-cell>
          <table:table-cell table:formula="of:=&quot;&quot;">
            <text:p/>
          </table:table-cell>
          <table:table-cell table:formula="of:=&quot;2734 NW 72&quot;" office:value-type="string" office:string-value="2734 NW 72" calcext:value-type="string">
            <text:p>2734 NW 72</text:p>
          </table:table-cell>
          <table:table-cell table:formula="of:=&quot;Ave&quot;" office:value-type="string" office:string-value="Ave" calcext:value-type="string">
            <text:p>Ave</text:p>
          </table:table-cell>
          <table:table-cell table:formula="of:=&quot;&quot;">
            <text:p/>
          </table:table-cell>
          <table:table-cell table:formula="of:=&quot;Miami&quot;" office:value-type="string" office:string-value="Miami" calcext:value-type="string">
            <text:p>Miami</text:p>
          </table:table-cell>
          <table:table-cell table:formula="of:=&quot;33-122&quot;" office:value-type="string" office:string-value="33-122" calcext:value-type="string">
            <text:p>33-122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.96</text:p>
          </table:table-cell>
          <table:table-cell/>
          <table:table-cell table:formula="of:=&quot;&quot;">
            <text:p/>
          </table:table-cell>
          <table:table-cell/>
          <table:table-cell table:formula="of:=&quot;LX904360295PL&quot;" office:value-type="string" office:string-value="LX904360295PL" calcext:value-type="string">
            <text:p>LX90436029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81/06/16 | freddycasa&quot;" office:value-type="string" office:string-value="F/181/06/16 | freddycasa" calcext:value-type="string">
            <text:p>F/181/06/16 | freddycasa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4:57:00&quot;" office:value-type="string" office:string-value="2016-06-23 14:57:00" calcext:value-type="string">
            <text:p>2016-06-23 14:5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82.</text:p>
          </table:table-cell>
          <table:table-cell office:value-type="string" calcext:value-type="string">
            <text:p>Global Expres</text:p>
          </table:table-cell>
          <table:table-cell table:formula="of:=&quot;colleen knowles&quot;" office:value-type="string" office:string-value="colleen knowles" calcext:value-type="string">
            <text:p>colleen knowles</text:p>
          </table:table-cell>
          <table:table-cell table:formula="of:=&quot;&quot;">
            <text:p/>
          </table:table-cell>
          <table:table-cell table:formula="of:=&quot;14 hillcrest&quot;" office:value-type="string" office:string-value="14 hillcrest" calcext:value-type="string">
            <text:p>14 hillcrest</text:p>
          </table:table-cell>
          <table:table-cell table:formula="of:=&quot;road&quot;" office:value-type="string" office:string-value="road" calcext:value-type="string">
            <text:p>road</text:p>
          </table:table-cell>
          <table:table-cell table:formula="of:=&quot;&quot;">
            <text:p/>
          </table:table-cell>
          <table:table-cell table:formula="of:=&quot;frankston south, Victoria&quot;" office:value-type="string" office:string-value="frankston south, Victoria" calcext:value-type="string">
            <text:p>frankston south, Victoria</text:p>
          </table:table-cell>
          <table:table-cell table:formula="of:=&quot;31-99&quot;" office:value-type="string" office:string-value="31-99" calcext:value-type="string">
            <text:p>31-99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1.33</text:p>
          </table:table-cell>
          <table:table-cell/>
          <table:table-cell table:formula="of:=&quot;&quot;">
            <text:p/>
          </table:table-cell>
          <table:table-cell/>
          <table:table-cell table:formula="of:=&quot;LX904360349PL&quot;" office:value-type="string" office:string-value="LX904360349PL" calcext:value-type="string">
            <text:p>LX90436034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83/06/16 | rmtigers77&quot;" office:value-type="string" office:string-value="F/183/06/16 | rmtigers77" calcext:value-type="string">
            <text:p>F/183/06/16 | rmtigers77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6:48:00&quot;" office:value-type="string" office:string-value="2016-06-30 16:48:00" calcext:value-type="string">
            <text:p>2016-06-30 16:4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83.</text:p>
          </table:table-cell>
          <table:table-cell office:value-type="string" calcext:value-type="string">
            <text:p>Global Expres</text:p>
          </table:table-cell>
          <table:table-cell table:formula="of:=&quot;Kester (01-3329) Croal&quot;" office:value-type="string" office:string-value="Kester (01-3329) Croal" calcext:value-type="string">
            <text:p>Kester (01-3329) Croal</text:p>
          </table:table-cell>
          <table:table-cell table:formula="of:=&quot;C/o Laparkan Express&quot;" office:value-type="string" office:string-value="C/o Laparkan Express" calcext:value-type="string">
            <text:p>C/o Laparkan Express</text:p>
          </table:table-cell>
          <table:table-cell table:formula="of:=&quot;3775 NW 77th&quot;" office:value-type="string" office:string-value="3775 NW 77th" calcext:value-type="string">
            <text:p>3775 NW 77th</text:p>
          </table:table-cell>
          <table:table-cell table:formula="of:=&quot;St&quot;" office:value-type="string" office:string-value="St" calcext:value-type="string">
            <text:p>St</text:p>
          </table:table-cell>
          <table:table-cell table:formula="of:=&quot;&quot;">
            <text:p/>
          </table:table-cell>
          <table:table-cell table:formula="of:=&quot;MIAMI, FL&quot;" office:value-type="string" office:string-value="MIAMI, FL" calcext:value-type="string">
            <text:p>MIAMI, FL</text:p>
          </table:table-cell>
          <table:table-cell table:formula="of:=&quot;33-147&quot;" office:value-type="string" office:string-value="33-147" calcext:value-type="string">
            <text:p>33-147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1.43</text:p>
          </table:table-cell>
          <table:table-cell/>
          <table:table-cell table:formula="of:=&quot;&quot;">
            <text:p/>
          </table:table-cell>
          <table:table-cell/>
          <table:table-cell table:formula="of:=&quot;LX904360366PL&quot;" office:value-type="string" office:string-value="LX904360366PL" calcext:value-type="string">
            <text:p>LX904360366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85/06/16 | croal28&quot;" office:value-type="string" office:string-value="F/185/06/16 | croal28" calcext:value-type="string">
            <text:p>F/185/06/16 | croal28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2:38:00&quot;" office:value-type="string" office:string-value="2016-06-23 12:38:00" calcext:value-type="string">
            <text:p>2016-06-23 12:3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84.</text:p>
          </table:table-cell>
          <table:table-cell office:value-type="string" calcext:value-type="string">
            <text:p>Global Expres</text:p>
          </table:table-cell>
          <table:table-cell table:formula="of:=&quot;jonathan fortin&quot;" office:value-type="string" office:string-value="jonathan fortin" calcext:value-type="string">
            <text:p>jonathan fortin</text:p>
          </table:table-cell>
          <table:table-cell table:formula="of:=&quot;&quot;">
            <text:p/>
          </table:table-cell>
          <table:table-cell table:formula="of:=&quot;545 lanaudière suite&quot;" office:value-type="string" office:string-value="545 lanaudière suite" calcext:value-type="string">
            <text:p>545 lanaudière suite</text:p>
          </table:table-cell>
          <table:table-cell table:formula="of:=&quot;2&quot;" office:value-type="string" office:string-value="2" calcext:value-type="string">
            <text:p>2</text:p>
          </table:table-cell>
          <table:table-cell table:formula="of:=&quot;&quot;">
            <text:p/>
          </table:table-cell>
          <table:table-cell table:formula="of:=&quot;repentigny&quot;" office:value-type="string" office:string-value="repentigny" calcext:value-type="string">
            <text:p>repentigny</text:p>
          </table:table-cell>
          <table:table-cell table:formula="of:=&quot;j6-a 7&quot;" office:value-type="string" office:string-value="j6-a 7" calcext:value-type="string">
            <text:p>j6-a 7</text:p>
          </table:table-cell>
          <table:table-cell table:formula="of:=&quot;Kanada&quot;" office:value-type="string" office:string-value="Kanada" calcext:value-type="string">
            <text:p>Kanad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1.41</text:p>
          </table:table-cell>
          <table:table-cell/>
          <table:table-cell table:formula="of:=&quot;&quot;">
            <text:p/>
          </table:table-cell>
          <table:table-cell/>
          <table:table-cell table:formula="of:=&quot;LX904360397PL&quot;" office:value-type="string" office:string-value="LX904360397PL" calcext:value-type="string">
            <text:p>LX904360397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86/06/16 | johnnyboys4&quot;" office:value-type="string" office:string-value="F/186/06/16 | johnnyboys4" calcext:value-type="string">
            <text:p>F/186/06/16 | johnnyboys4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09:00:00&quot;" office:value-type="string" office:string-value="2016-06-23 09:00:00" calcext:value-type="string">
            <text:p>2016-06-23 09:0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85.</text:p>
          </table:table-cell>
          <table:table-cell office:value-type="string" calcext:value-type="string">
            <text:p>Global Expres</text:p>
          </table:table-cell>
          <table:table-cell table:formula="of:=&quot;Eddy A. Reyes or 18-02484&quot;" office:value-type="string" office:string-value="Eddy A. Reyes or 18-02484" calcext:value-type="string">
            <text:p>Eddy A. Reyes or 18-02484</text:p>
          </table:table-cell>
          <table:table-cell table:formula="of:=&quot;&quot;">
            <text:p/>
          </table:table-cell>
          <table:table-cell table:formula="of:=&quot;8400 NW 25th St&quot;" office:value-type="string" office:string-value="8400 NW 25th St" calcext:value-type="string">
            <text:p>8400 NW 25th St</text:p>
          </table:table-cell>
          <table:table-cell table:formula="of:=&quot;Ste 100&quot;" office:value-type="string" office:string-value="Ste 100" calcext:value-type="string">
            <text:p>Ste 100</text:p>
          </table:table-cell>
          <table:table-cell table:formula="of:=&quot;&quot;">
            <text:p/>
          </table:table-cell>
          <table:table-cell table:formula="of:=&quot;Doral&quot;" office:value-type="string" office:string-value="Doral" calcext:value-type="string">
            <text:p>Doral</text:p>
          </table:table-cell>
          <table:table-cell table:formula="of:=&quot;33-122&quot;" office:value-type="string" office:string-value="33-122" calcext:value-type="string">
            <text:p>33-122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3 00:00:00&quot;" office:value-type="string" office:string-value="2016-06-13 00:00:00" calcext:value-type="string">
            <text:p>2016-06-13 00:00:00</text:p>
          </table:table-cell>
          <table:table-cell table:formula="of:=&quot;&quot;">
            <text:p/>
          </table:table-cell>
          <table:table-cell office:value-type="string" calcext:value-type="string">
            <text:p>.82</text:p>
          </table:table-cell>
          <table:table-cell/>
          <table:table-cell table:formula="of:=&quot;&quot;">
            <text:p/>
          </table:table-cell>
          <table:table-cell/>
          <table:table-cell table:formula="of:=&quot;LX904376295PL&quot;" office:value-type="string" office:string-value="LX904376295PL" calcext:value-type="string">
            <text:p>LX90437629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03/05/16 - ponowna wys.&quot;" office:value-type="string" office:string-value="F/203/05/16 - ponowna wys." calcext:value-type="string">
            <text:p>F/203/05/16 - ponowna wys.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4 07:53:00&quot;" office:value-type="string" office:string-value="2016-06-24 07:53:00" calcext:value-type="string">
            <text:p>2016-06-24 07:5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86.</text:p>
          </table:table-cell>
          <table:table-cell office:value-type="string" calcext:value-type="string">
            <text:p>Global Expres</text:p>
          </table:table-cell>
          <table:table-cell table:formula="of:=&quot;zag automotive p/l&quot;" office:value-type="string" office:string-value="zag automotive p/l" calcext:value-type="string">
            <text:p>zag automotive p/l</text:p>
          </table:table-cell>
          <table:table-cell table:formula="of:=&quot;Hanna Zaghloul&quot;" office:value-type="string" office:string-value="Hanna Zaghloul" calcext:value-type="string">
            <text:p>Hanna Zaghloul</text:p>
          </table:table-cell>
          <table:table-cell table:formula="of:=&quot;68 COX&quot;" office:value-type="string" office:string-value="68 COX" calcext:value-type="string">
            <text:p>68 COX</text:p>
          </table:table-cell>
          <table:table-cell table:formula="of:=&quot;AVE&quot;" office:value-type="string" office:string-value="AVE" calcext:value-type="string">
            <text:p>AVE</text:p>
          </table:table-cell>
          <table:table-cell table:formula="of:=&quot;&quot;">
            <text:p/>
          </table:table-cell>
          <table:table-cell table:formula="of:=&quot;Kingswood&quot;" office:value-type="string" office:string-value="Kingswood" calcext:value-type="string">
            <text:p>Kingswood</text:p>
          </table:table-cell>
          <table:table-cell table:formula="of:=&quot;27-47&quot;" office:value-type="string" office:string-value="27-47" calcext:value-type="string">
            <text:p>27-47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1.16</text:p>
          </table:table-cell>
          <table:table-cell/>
          <table:table-cell table:formula="of:=&quot;&quot;">
            <text:p/>
          </table:table-cell>
          <table:table-cell/>
          <table:table-cell table:formula="of:=&quot;LX904378631PL&quot;" office:value-type="string" office:string-value="LX904378631PL" calcext:value-type="string">
            <text:p>LX904378631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22/06/16 | zagauto911&quot;" office:value-type="string" office:string-value="F/222/06/16 | zagauto911" calcext:value-type="string">
            <text:p>F/222/06/16 | zagauto911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8 14:34:00&quot;" office:value-type="string" office:string-value="2016-07-08 14:34:00" calcext:value-type="string">
            <text:p>2016-07-08 14:3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87.</text:p>
          </table:table-cell>
          <table:table-cell office:value-type="string" calcext:value-type="string">
            <text:p>Global Expres</text:p>
          </table:table-cell>
          <table:table-cell table:formula="of:=&quot;Hugo Cardoso&quot;" office:value-type="string" office:string-value="Hugo Cardoso" calcext:value-type="string">
            <text:p>Hugo Cardoso</text:p>
          </table:table-cell>
          <table:table-cell table:formula="of:=&quot;Engenho de Dentro&quot;" office:value-type="string" office:string-value="Engenho de Dentro" calcext:value-type="string">
            <text:p>Engenho de Dentro</text:p>
          </table:table-cell>
          <table:table-cell table:formula="of:=&quot;Rua Piaui&quot;" office:value-type="string" office:string-value="Rua Piaui" calcext:value-type="string">
            <text:p>Rua Piaui</text:p>
          </table:table-cell>
          <table:table-cell table:formula="of:=&quot;290&quot;" office:value-type="string" office:string-value="290" calcext:value-type="string">
            <text:p>290</text:p>
          </table:table-cell>
          <table:table-cell table:formula="of:=&quot;Dpt 404&quot;" office:value-type="string" office:string-value="Dpt 404" calcext:value-type="string">
            <text:p>Dpt 404</text:p>
          </table:table-cell>
          <table:table-cell table:formula="of:=&quot;Rio de Janerio&quot;" office:value-type="string" office:string-value="Rio de Janerio" calcext:value-type="string">
            <text:p>Rio de Janerio</text:p>
          </table:table-cell>
          <table:table-cell table:formula="of:=&quot;20-770&quot;" office:value-type="string" office:string-value="20-770" calcext:value-type="string">
            <text:p>20-770</text:p>
          </table:table-cell>
          <table:table-cell table:formula="of:=&quot;Brazylia&quot;" office:value-type="string" office:string-value="Brazylia" calcext:value-type="string">
            <text:p>Brazy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.182</text:p>
          </table:table-cell>
          <table:table-cell/>
          <table:table-cell table:formula="of:=&quot;&quot;">
            <text:p/>
          </table:table-cell>
          <table:table-cell/>
          <table:table-cell table:formula="of:=&quot;LX904378662PL&quot;" office:value-type="string" office:string-value="LX904378662PL" calcext:value-type="string">
            <text:p>LX904378662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25/06/16 | hugoac_rio&quot;" office:value-type="string" office:string-value="F/225/06/16 | hugoac_rio" calcext:value-type="string">
            <text:p>F/225/06/16 | hugoac_rio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8 18:18:00&quot;" office:value-type="string" office:string-value="2016-06-28 18:18:00" calcext:value-type="string">
            <text:p>2016-06-28 18:1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88.</text:p>
          </table:table-cell>
          <table:table-cell office:value-type="string" calcext:value-type="string">
            <text:p>Global Expres</text:p>
          </table:table-cell>
          <table:table-cell table:formula="of:=&quot;Zanden Lawson&quot;" office:value-type="string" office:string-value="Zanden Lawson" calcext:value-type="string">
            <text:p>Zanden Lawson</text:p>
          </table:table-cell>
          <table:table-cell table:formula="of:=&quot;&quot;">
            <text:p/>
          </table:table-cell>
          <table:table-cell table:formula="of:=&quot;86-290 Alamihi&quot;" office:value-type="string" office:string-value="86-290 Alamihi" calcext:value-type="string">
            <text:p>86-290 Alamihi</text:p>
          </table:table-cell>
          <table:table-cell table:formula="of:=&quot;st&quot;" office:value-type="string" office:string-value="st" calcext:value-type="string">
            <text:p>st</text:p>
          </table:table-cell>
          <table:table-cell table:formula="of:=&quot;&quot;">
            <text:p/>
          </table:table-cell>
          <table:table-cell table:formula="of:=&quot;Waianae, HI&quot;" office:value-type="string" office:string-value="Waianae, HI" calcext:value-type="string">
            <text:p>Waianae, HI</text:p>
          </table:table-cell>
          <table:table-cell table:formula="of:=&quot;96-792&quot;" office:value-type="string" office:string-value="96-792" calcext:value-type="string">
            <text:p>96-792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.22</text:p>
          </table:table-cell>
          <table:table-cell/>
          <table:table-cell table:formula="of:=&quot;&quot;">
            <text:p/>
          </table:table-cell>
          <table:table-cell/>
          <table:table-cell table:formula="of:=&quot;LX904378795PL&quot;" office:value-type="string" office:string-value="LX904378795PL" calcext:value-type="string">
            <text:p>LX90437879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27/06/16 | lazanz_pasxjc&quot;" office:value-type="string" office:string-value="F/227/06/16 | lazanz_pasxjc" calcext:value-type="string">
            <text:p>F/227/06/16 | lazanz_pasxjc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7 14:55:00&quot;" office:value-type="string" office:string-value="2016-06-27 14:55:00" calcext:value-type="string">
            <text:p>2016-06-27 14:5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89.</text:p>
          </table:table-cell>
          <table:table-cell office:value-type="string" calcext:value-type="string">
            <text:p>Global Expres</text:p>
          </table:table-cell>
          <table:table-cell table:formula="of:=&quot;hezi eliyahu&quot;" office:value-type="string" office:string-value="hezi eliyahu" calcext:value-type="string">
            <text:p>hezi eliyahu</text:p>
          </table:table-cell>
          <table:table-cell table:formula="of:=&quot;&quot;">
            <text:p/>
          </table:table-cell>
          <table:table-cell table:formula="of:=&quot;nof golan&quot;" office:value-type="string" office:string-value="nof golan" calcext:value-type="string">
            <text:p>nof golan</text:p>
          </table:table-cell>
          <table:table-cell table:formula="of:=&quot;370&quot;" office:value-type="string" office:string-value="370" calcext:value-type="string">
            <text:p>370</text:p>
          </table:table-cell>
          <table:table-cell table:formula="of:=&quot;&quot;">
            <text:p/>
          </table:table-cell>
          <table:table-cell table:formula="of:=&quot;mishmar hayarden&quot;" office:value-type="string" office:string-value="mishmar hayarden" calcext:value-type="string">
            <text:p>mishmar hayarden</text:p>
          </table:table-cell>
          <table:table-cell table:formula="of:=&quot;12-320&quot;" office:value-type="string" office:string-value="12-320" calcext:value-type="string">
            <text:p>12-320</text:p>
          </table:table-cell>
          <table:table-cell table:formula="of:=&quot;Izrael&quot;" office:value-type="string" office:string-value="Izrael" calcext:value-type="string">
            <text:p>Izrael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.114</text:p>
          </table:table-cell>
          <table:table-cell/>
          <table:table-cell table:formula="of:=&quot;&quot;">
            <text:p/>
          </table:table-cell>
          <table:table-cell/>
          <table:table-cell table:formula="of:=&quot;LX904378804PL&quot;" office:value-type="string" office:string-value="LX904378804PL" calcext:value-type="string">
            <text:p>LX904378804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28/06/16 | hezi21550074&quot;" office:value-type="string" office:string-value="F/228/06/16 | hezi21550074" calcext:value-type="string">
            <text:p>F/228/06/16 | hezi21550074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7 15:15:00&quot;" office:value-type="string" office:string-value="2016-06-27 15:15:00" calcext:value-type="string">
            <text:p>2016-06-27 15:1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90.</text:p>
          </table:table-cell>
          <table:table-cell office:value-type="string" calcext:value-type="string">
            <text:p>Global Expres</text:p>
          </table:table-cell>
          <table:table-cell table:formula="of:=&quot;Steven Chrzanowski&quot;" office:value-type="string" office:string-value="Steven Chrzanowski" calcext:value-type="string">
            <text:p>Steven Chrzanowski</text:p>
          </table:table-cell>
          <table:table-cell table:formula="of:=&quot;&quot;">
            <text:p/>
          </table:table-cell>
          <table:table-cell table:formula="of:=&quot;18 Bannerman&quot;" office:value-type="string" office:string-value="18 Bannerman" calcext:value-type="string">
            <text:p>18 Bannerman</text:p>
          </table:table-cell>
          <table:table-cell table:formula="of:=&quot;Av&quot;" office:value-type="string" office:string-value="Av" calcext:value-type="string">
            <text:p>Av</text:p>
          </table:table-cell>
          <table:table-cell table:formula="of:=&quot;&quot;">
            <text:p/>
          </table:table-cell>
          <table:table-cell table:formula="of:=&quot;GREENSBOROUGH, Vic&quot;" office:value-type="string" office:string-value="GREENSBOROUGH, Vic" calcext:value-type="string">
            <text:p>GREENSBOROUGH, Vic</text:p>
          </table:table-cell>
          <table:table-cell table:formula="of:=&quot;30-88&quot;" office:value-type="string" office:string-value="30-88" calcext:value-type="string">
            <text:p>30-88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.736</text:p>
          </table:table-cell>
          <table:table-cell/>
          <table:table-cell table:formula="of:=&quot;&quot;">
            <text:p/>
          </table:table-cell>
          <table:table-cell/>
          <table:table-cell table:formula="of:=&quot;LX904378821PL&quot;" office:value-type="string" office:string-value="LX904378821PL" calcext:value-type="string">
            <text:p>LX904378821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30/06/16 | stevenoski&quot;" office:value-type="string" office:string-value="F/230/06/16 | stevenoski" calcext:value-type="string">
            <text:p>F/230/06/16 | stevenoski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6 14:46:00&quot;" office:value-type="string" office:string-value="2016-07-06 14:46:00" calcext:value-type="string">
            <text:p>2016-07-06 14:4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91.</text:p>
          </table:table-cell>
          <table:table-cell office:value-type="string" calcext:value-type="string">
            <text:p>Global Expres</text:p>
          </table:table-cell>
          <table:table-cell table:formula="of:=&quot;Ashley Bonhomme&quot;" office:value-type="string" office:string-value="Ashley Bonhomme" calcext:value-type="string">
            <text:p>Ashley Bonhomme</text:p>
          </table:table-cell>
          <table:table-cell table:formula="of:=&quot;&quot;">
            <text:p/>
          </table:table-cell>
          <table:table-cell table:formula="of:=&quot;Beau Desir La&quot;" office:value-type="string" office:string-value="Beau Desir La" calcext:value-type="string">
            <text:p>Beau Desir La</text:p>
          </table:table-cell>
          <table:table-cell table:formula="of:=&quot;Preterie&quot;" office:value-type="string" office:string-value="Preterie" calcext:value-type="string">
            <text:p>Preterie</text:p>
          </table:table-cell>
          <table:table-cell table:formula="of:=&quot;&quot;">
            <text:p/>
          </table:table-cell>
          <table:table-cell table:formula="of:=&quot;St Peter, Jersey Channel Island&quot;" office:value-type="string" office:string-value="St Peter, Jersey Channel Island" calcext:value-type="string">
            <text:p>St Peter, Jersey Channel Island</text:p>
          </table:table-cell>
          <table:table-cell table:formula="of:=&quot;JE-3 7&quot;" office:value-type="string" office:string-value="JE-3 7" calcext:value-type="string">
            <text:p>JE-3 7</text:p>
          </table:table-cell>
          <table:table-cell table:formula="of:=&quot;Wielka Brytania&quot;" office:value-type="string" office:string-value="Wielka Brytania" calcext:value-type="string">
            <text:p>Wielka Brytan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.136</text:p>
          </table:table-cell>
          <table:table-cell/>
          <table:table-cell table:formula="of:=&quot;&quot;">
            <text:p/>
          </table:table-cell>
          <table:table-cell/>
          <table:table-cell table:formula="of:=&quot;LX904404124PL&quot;" office:value-type="string" office:string-value="LX904404124PL" calcext:value-type="string">
            <text:p>LX904404124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92/06/16 | ashleybonhomme38&quot;" office:value-type="string" office:string-value="F/292/06/16 | ashleybonhomme38" calcext:value-type="string">
            <text:p>F/292/06/16 | ashleybonhomme38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6 16:16:00&quot;" office:value-type="string" office:string-value="2016-07-06 16:16:00" calcext:value-type="string">
            <text:p>2016-07-06 16:1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92.</text:p>
          </table:table-cell>
          <table:table-cell office:value-type="string" calcext:value-type="string">
            <text:p>Global Expres</text:p>
          </table:table-cell>
          <table:table-cell table:formula="of:=&quot;Anthony Demers&quot;" office:value-type="string" office:string-value="Anthony Demers" calcext:value-type="string">
            <text:p>Anthony Demers</text:p>
          </table:table-cell>
          <table:table-cell table:formula="of:=&quot;&quot;">
            <text:p/>
          </table:table-cell>
          <table:table-cell table:formula="of:=&quot;21 Dunbar&quot;" office:value-type="string" office:string-value="21 Dunbar" calcext:value-type="string">
            <text:p>21 Dunbar</text:p>
          </table:table-cell>
          <table:table-cell table:formula="of:=&quot;Ave&quot;" office:value-type="string" office:string-value="Ave" calcext:value-type="string">
            <text:p>Ave</text:p>
          </table:table-cell>
          <table:table-cell table:formula="of:=&quot;&quot;">
            <text:p/>
          </table:table-cell>
          <table:table-cell table:formula="of:=&quot;North Providence, RI&quot;" office:value-type="string" office:string-value="North Providence, RI" calcext:value-type="string">
            <text:p>North Providence, RI</text:p>
          </table:table-cell>
          <table:table-cell table:formula="of:=&quot;02-904&quot;" office:value-type="string" office:string-value="02-904" calcext:value-type="string">
            <text:p>02-904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.3</text:p>
          </table:table-cell>
          <table:table-cell/>
          <table:table-cell table:formula="of:=&quot;&quot;">
            <text:p/>
          </table:table-cell>
          <table:table-cell/>
          <table:table-cell table:formula="of:=&quot;LX904404138PL&quot;" office:value-type="string" office:string-value="LX904404138PL" calcext:value-type="string">
            <text:p>LX904404138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93/06/16 | 06-gsxr-600&quot;" office:value-type="string" office:string-value="F/293/06/16 | 06-gsxr-600" calcext:value-type="string">
            <text:p>F/293/06/16 | 06-gsxr-60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9 12:22:00&quot;" office:value-type="string" office:string-value="2016-06-29 12:22:00" calcext:value-type="string">
            <text:p>2016-06-29 12:2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93.</text:p>
          </table:table-cell>
          <table:table-cell office:value-type="string" calcext:value-type="string">
            <text:p>Global Expres</text:p>
          </table:table-cell>
          <table:table-cell table:formula="of:=&quot;Nicholas Yan&quot;" office:value-type="string" office:string-value="Nicholas Yan" calcext:value-type="string">
            <text:p>Nicholas Yan</text:p>
          </table:table-cell>
          <table:table-cell table:formula="of:=&quot;&quot;">
            <text:p/>
          </table:table-cell>
          <table:table-cell table:formula="of:=&quot;207 Clyde&quot;" office:value-type="string" office:string-value="207 Clyde" calcext:value-type="string">
            <text:p>207 Clyde</text:p>
          </table:table-cell>
          <table:table-cell table:formula="of:=&quot;Road&quot;" office:value-type="string" office:string-value="Road" calcext:value-type="string">
            <text:p>Road</text:p>
          </table:table-cell>
          <table:table-cell table:formula="of:=&quot;&quot;">
            <text:p/>
          </table:table-cell>
          <table:table-cell table:formula="of:=&quot;Christchruch&quot;" office:value-type="string" office:string-value="Christchruch" calcext:value-type="string">
            <text:p>Christchruch</text:p>
          </table:table-cell>
          <table:table-cell table:formula="of:=&quot;80-53&quot;" office:value-type="string" office:string-value="80-53" calcext:value-type="string">
            <text:p>80-53</text:p>
          </table:table-cell>
          <table:table-cell table:formula="of:=&quot;Nowa Zelandia&quot;" office:value-type="string" office:string-value="Nowa Zelandia" calcext:value-type="string">
            <text:p>Nowa Zeland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.208</text:p>
          </table:table-cell>
          <table:table-cell/>
          <table:table-cell table:formula="of:=&quot;&quot;">
            <text:p/>
          </table:table-cell>
          <table:table-cell/>
          <table:table-cell table:formula="of:=&quot;LX904404186PL&quot;" office:value-type="string" office:string-value="LX904404186PL" calcext:value-type="string">
            <text:p>LX904404186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96/06/16 | blackspear&quot;" office:value-type="string" office:string-value="F/296/06/16 | blackspear" calcext:value-type="string">
            <text:p>F/296/06/16 | blackspear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8 10:15:00&quot;" office:value-type="string" office:string-value="2016-06-28 10:15:00" calcext:value-type="string">
            <text:p>2016-06-28 10:1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94.</text:p>
          </table:table-cell>
          <table:table-cell office:value-type="string" calcext:value-type="string">
            <text:p>Global Expres</text:p>
          </table:table-cell>
          <table:table-cell table:formula="of:=&quot;Sharilyn Ethridge&quot;" office:value-type="string" office:string-value="Sharilyn Ethridge" calcext:value-type="string">
            <text:p>Sharilyn Ethridge</text:p>
          </table:table-cell>
          <table:table-cell table:formula="of:=&quot;&quot;">
            <text:p/>
          </table:table-cell>
          <table:table-cell table:formula="of:=&quot;1137 Sport Of Kings&quot;" office:value-type="string" office:string-value="1137 Sport Of Kings" calcext:value-type="string">
            <text:p>1137 Sport Of Kings</text:p>
          </table:table-cell>
          <table:table-cell table:formula="of:=&quot;Ave&quot;" office:value-type="string" office:string-value="Ave" calcext:value-type="string">
            <text:p>Ave</text:p>
          </table:table-cell>
          <table:table-cell table:formula="of:=&quot;&quot;">
            <text:p/>
          </table:table-cell>
          <table:table-cell table:formula="of:=&quot;Henderson, NV&quot;" office:value-type="string" office:string-value="Henderson, NV" calcext:value-type="string">
            <text:p>Henderson, NV</text:p>
          </table:table-cell>
          <table:table-cell table:formula="of:=&quot;89-015&quot;" office:value-type="string" office:string-value="89-015" calcext:value-type="string">
            <text:p>89-015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.824</text:p>
          </table:table-cell>
          <table:table-cell/>
          <table:table-cell table:formula="of:=&quot;&quot;">
            <text:p/>
          </table:table-cell>
          <table:table-cell/>
          <table:table-cell table:formula="of:=&quot;LX904404314PL&quot;" office:value-type="string" office:string-value="LX904404314PL" calcext:value-type="string">
            <text:p>LX904404314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00/06/16 | shari05&quot;" office:value-type="string" office:string-value="F/300/06/16 | shari05" calcext:value-type="string">
            <text:p>F/300/06/16 | shari05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3:52:00&quot;" office:value-type="string" office:string-value="2016-06-30 13:52:00" calcext:value-type="string">
            <text:p>2016-06-30 13:5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95.</text:p>
          </table:table-cell>
          <table:table-cell office:value-type="string" calcext:value-type="string">
            <text:p>Global Expres</text:p>
          </table:table-cell>
          <table:table-cell table:formula="of:=&quot;Daniel Tian&quot;" office:value-type="string" office:string-value="Daniel Tian" calcext:value-type="string">
            <text:p>Daniel Tian</text:p>
          </table:table-cell>
          <table:table-cell table:formula="of:=&quot;&quot;">
            <text:p/>
          </table:table-cell>
          <table:table-cell table:formula="of:=&quot;10 Oldfield&quot;" office:value-type="string" office:string-value="10 Oldfield" calcext:value-type="string">
            <text:p>10 Oldfield</text:p>
          </table:table-cell>
          <table:table-cell table:formula="of:=&quot;Place&quot;" office:value-type="string" office:string-value="Place" calcext:value-type="string">
            <text:p>Place</text:p>
          </table:table-cell>
          <table:table-cell table:formula="of:=&quot;&quot;">
            <text:p/>
          </table:table-cell>
          <table:table-cell table:formula="of:=&quot;Brookfield&quot;" office:value-type="string" office:string-value="Brookfield" calcext:value-type="string">
            <text:p>Brookfield</text:p>
          </table:table-cell>
          <table:table-cell table:formula="of:=&quot;40-69&quot;" office:value-type="string" office:string-value="40-69" calcext:value-type="string">
            <text:p>40-69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1.16</text:p>
          </table:table-cell>
          <table:table-cell/>
          <table:table-cell table:formula="of:=&quot;&quot;">
            <text:p/>
          </table:table-cell>
          <table:table-cell/>
          <table:table-cell table:formula="of:=&quot;LX904404345PL&quot;" office:value-type="string" office:string-value="LX904404345PL" calcext:value-type="string">
            <text:p>LX90440434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01/06/16 | dantian2010&quot;" office:value-type="string" office:string-value="F/301/06/16 | dantian2010" calcext:value-type="string">
            <text:p>F/301/06/16 | dantian201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11:39:00&quot;" office:value-type="string" office:string-value="2016-07-04 11:39:00" calcext:value-type="string">
            <text:p>2016-07-04 11:3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96.</text:p>
          </table:table-cell>
          <table:table-cell office:value-type="string" calcext:value-type="string">
            <text:p>Global Expres</text:p>
          </table:table-cell>
          <table:table-cell table:formula="of:=&quot;Haas Fogle&quot;" office:value-type="string" office:string-value="Haas Fogle" calcext:value-type="string">
            <text:p>Haas Fogle</text:p>
          </table:table-cell>
          <table:table-cell table:formula="of:=&quot;&quot;">
            <text:p/>
          </table:table-cell>
          <table:table-cell table:formula="of:=&quot;11207 julliane&quot;" office:value-type="string" office:string-value="11207 julliane" calcext:value-type="string">
            <text:p>11207 julliane</text:p>
          </table:table-cell>
          <table:table-cell table:formula="of:=&quot;Court&quot;" office:value-type="string" office:string-value="Court" calcext:value-type="string">
            <text:p>Court</text:p>
          </table:table-cell>
          <table:table-cell table:formula="of:=&quot;&quot;">
            <text:p/>
          </table:table-cell>
          <table:table-cell table:formula="of:=&quot;Houston, TX&quot;" office:value-type="string" office:string-value="Houston, TX" calcext:value-type="string">
            <text:p>Houston, TX</text:p>
          </table:table-cell>
          <table:table-cell table:formula="of:=&quot;77-099&quot;" office:value-type="string" office:string-value="77-099" calcext:value-type="string">
            <text:p>77-099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1.38</text:p>
          </table:table-cell>
          <table:table-cell/>
          <table:table-cell table:formula="of:=&quot;&quot;">
            <text:p/>
          </table:table-cell>
          <table:table-cell/>
          <table:table-cell table:formula="of:=&quot;LX904404380PL&quot;" office:value-type="string" office:string-value="LX904404380PL" calcext:value-type="string">
            <text:p>LX90440438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02/06/16 | haasfogle&quot;" office:value-type="string" office:string-value="F/302/06/16 | haasfogle" calcext:value-type="string">
            <text:p>F/302/06/16 | haasfogle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6 14:09:00&quot;" office:value-type="string" office:string-value="2016-07-06 14:09:00" calcext:value-type="string">
            <text:p>2016-07-06 14:0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97.</text:p>
          </table:table-cell>
          <table:table-cell office:value-type="string" calcext:value-type="string">
            <text:p>Global Expres</text:p>
          </table:table-cell>
          <table:table-cell table:formula="of:=&quot;hector vazquez chavana&quot;" office:value-type="string" office:string-value="hector vazquez chavana" calcext:value-type="string">
            <text:p>hector vazquez chavana</text:p>
          </table:table-cell>
          <table:table-cell table:formula="of:=&quot;&quot;">
            <text:p/>
          </table:table-cell>
          <table:table-cell table:formula="of:=&quot;5912 San Bernardo Ave&quot;" office:value-type="string" office:string-value="5912 San Bernardo Ave" calcext:value-type="string">
            <text:p>5912 San Bernardo Ave</text:p>
          </table:table-cell>
          <table:table-cell table:formula="of:=&quot;Apt 123&quot;" office:value-type="string" office:string-value="Apt 123" calcext:value-type="string">
            <text:p>Apt 123</text:p>
          </table:table-cell>
          <table:table-cell table:formula="of:=&quot;&quot;">
            <text:p/>
          </table:table-cell>
          <table:table-cell table:formula="of:=&quot;Laredo, TX&quot;" office:value-type="string" office:string-value="Laredo, TX" calcext:value-type="string">
            <text:p>Laredo, TX</text:p>
          </table:table-cell>
          <table:table-cell table:formula="of:=&quot;78-041&quot;" office:value-type="string" office:string-value="78-041" calcext:value-type="string">
            <text:p>78-041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1 00:00:00&quot;" office:value-type="string" office:string-value="2016-06-21 00:00:00" calcext:value-type="string">
            <text:p>2016-06-21 00:00:00</text:p>
          </table:table-cell>
          <table:table-cell table:formula="of:=&quot;&quot;">
            <text:p/>
          </table:table-cell>
          <table:table-cell office:value-type="string" calcext:value-type="string">
            <text:p>1.52</text:p>
          </table:table-cell>
          <table:table-cell/>
          <table:table-cell table:formula="of:=&quot;&quot;">
            <text:p/>
          </table:table-cell>
          <table:table-cell/>
          <table:table-cell table:formula="of:=&quot;LX904428236PL&quot;" office:value-type="string" office:string-value="LX904428236PL" calcext:value-type="string">
            <text:p>LX904428236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37/06/16 | hectorvzz&quot;" office:value-type="string" office:string-value="F/337/06/16 | hectorvzz" calcext:value-type="string">
            <text:p>F/337/06/16 | hectorvzz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11:31:00&quot;" office:value-type="string" office:string-value="2016-07-05 11:31:00" calcext:value-type="string">
            <text:p>2016-07-05 11:3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98.</text:p>
          </table:table-cell>
          <table:table-cell office:value-type="string" calcext:value-type="string">
            <text:p>Global Expres</text:p>
          </table:table-cell>
          <table:table-cell table:formula="of:=&quot;Barbara A. Sweet&quot;" office:value-type="string" office:string-value="Barbara A. Sweet" calcext:value-type="string">
            <text:p>Barbara A. Sweet</text:p>
          </table:table-cell>
          <table:table-cell table:formula="of:=&quot;&quot;">
            <text:p/>
          </table:table-cell>
          <table:table-cell table:formula="of:=&quot;115 Oakton&quot;" office:value-type="string" office:string-value="115 Oakton" calcext:value-type="string">
            <text:p>115 Oakton</text:p>
          </table:table-cell>
          <table:table-cell table:formula="of:=&quot;Ave&quot;" office:value-type="string" office:string-value="Ave" calcext:value-type="string">
            <text:p>Ave</text:p>
          </table:table-cell>
          <table:table-cell table:formula="of:=&quot;&quot;">
            <text:p/>
          </table:table-cell>
          <table:table-cell table:formula="of:=&quot;Pewaukee, WI&quot;" office:value-type="string" office:string-value="Pewaukee, WI" calcext:value-type="string">
            <text:p>Pewaukee, WI</text:p>
          </table:table-cell>
          <table:table-cell table:formula="of:=&quot;53-072&quot;" office:value-type="string" office:string-value="53-072" calcext:value-type="string">
            <text:p>53-072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1 00:00:00&quot;" office:value-type="string" office:string-value="2016-06-21 00:00:00" calcext:value-type="string">
            <text:p>2016-06-21 00:00:00</text:p>
          </table:table-cell>
          <table:table-cell table:formula="of:=&quot;&quot;">
            <text:p/>
          </table:table-cell>
          <table:table-cell office:value-type="string" calcext:value-type="string">
            <text:p>.412</text:p>
          </table:table-cell>
          <table:table-cell/>
          <table:table-cell table:formula="of:=&quot;&quot;">
            <text:p/>
          </table:table-cell>
          <table:table-cell/>
          <table:table-cell table:formula="of:=&quot;LX904428240PL&quot;" office:value-type="string" office:string-value="LX904428240PL" calcext:value-type="string">
            <text:p>LX90442824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38/06/16 | beesweety614l&quot;" office:value-type="string" office:string-value="F/338/06/16 | beesweety614l" calcext:value-type="string">
            <text:p>F/338/06/16 | beesweety614l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2 11:16:00&quot;" office:value-type="string" office:string-value="2016-07-02 11:16:00" calcext:value-type="string">
            <text:p>2016-07-02 11:1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99.</text:p>
          </table:table-cell>
          <table:table-cell office:value-type="string" calcext:value-type="string">
            <text:p>Global Expres</text:p>
          </table:table-cell>
          <table:table-cell table:formula="of:=&quot;Glen Linards&quot;" office:value-type="string" office:string-value="Glen Linards" calcext:value-type="string">
            <text:p>Glen Linards</text:p>
          </table:table-cell>
          <table:table-cell table:formula="of:=&quot;&quot;">
            <text:p/>
          </table:table-cell>
          <table:table-cell table:formula="of:=&quot;38 Hunt&quot;" office:value-type="string" office:string-value="38 Hunt" calcext:value-type="string">
            <text:p>38 Hunt</text:p>
          </table:table-cell>
          <table:table-cell table:formula="of:=&quot;St&quot;" office:value-type="string" office:string-value="St" calcext:value-type="string">
            <text:p>St</text:p>
          </table:table-cell>
          <table:table-cell table:formula="of:=&quot;&quot;">
            <text:p/>
          </table:table-cell>
          <table:table-cell table:formula="of:=&quot;Guildford West&quot;" office:value-type="string" office:string-value="Guildford West" calcext:value-type="string">
            <text:p>Guildford West</text:p>
          </table:table-cell>
          <table:table-cell table:formula="of:=&quot;21-61&quot;" office:value-type="string" office:string-value="21-61" calcext:value-type="string">
            <text:p>21-61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1 00:00:00&quot;" office:value-type="string" office:string-value="2016-06-21 00:00:00" calcext:value-type="string">
            <text:p>2016-06-21 00:00:00</text:p>
          </table:table-cell>
          <table:table-cell table:formula="of:=&quot;&quot;">
            <text:p/>
          </table:table-cell>
          <table:table-cell office:value-type="string" calcext:value-type="string">
            <text:p>.66</text:p>
          </table:table-cell>
          <table:table-cell/>
          <table:table-cell table:formula="of:=&quot;&quot;">
            <text:p/>
          </table:table-cell>
          <table:table-cell/>
          <table:table-cell table:formula="of:=&quot;LX904428253PL&quot;" office:value-type="string" office:string-value="LX904428253PL" calcext:value-type="string">
            <text:p>LX904428253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40/06/16 | sirius121212&quot;" office:value-type="string" office:string-value="F/340/06/16 | sirius121212" calcext:value-type="string">
            <text:p>F/340/06/16 | sirius121212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10:49:00&quot;" office:value-type="string" office:string-value="2016-07-04 10:49:00" calcext:value-type="string">
            <text:p>2016-07-04 10:4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00.</text:p>
          </table:table-cell>
          <table:table-cell office:value-type="string" calcext:value-type="string">
            <text:p>Global Expres</text:p>
          </table:table-cell>
          <table:table-cell table:formula="of:=&quot;Teong Yew Ong&quot;" office:value-type="string" office:string-value="Teong Yew Ong" calcext:value-type="string">
            <text:p>Teong Yew Ong</text:p>
          </table:table-cell>
          <table:table-cell table:formula="of:=&quot;Sunshine Distributors&quot;" office:value-type="string" office:string-value="Sunshine Distributors" calcext:value-type="string">
            <text:p>Sunshine Distributors</text:p>
          </table:table-cell>
          <table:table-cell table:formula="of:=&quot;902 Brooklyn&quot;" office:value-type="string" office:string-value="902 Brooklyn" calcext:value-type="string">
            <text:p>902 Brooklyn</text:p>
          </table:table-cell>
          <table:table-cell table:formula="of:=&quot;Ave&quot;" office:value-type="string" office:string-value="Ave" calcext:value-type="string">
            <text:p>Ave</text:p>
          </table:table-cell>
          <table:table-cell table:formula="of:=&quot;&quot;">
            <text:p/>
          </table:table-cell>
          <table:table-cell table:formula="of:=&quot;San Antonio, TX&quot;" office:value-type="string" office:string-value="San Antonio, TX" calcext:value-type="string">
            <text:p>San Antonio, TX</text:p>
          </table:table-cell>
          <table:table-cell table:formula="of:=&quot;78-215&quot;" office:value-type="string" office:string-value="78-215" calcext:value-type="string">
            <text:p>78-215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1 00:00:00&quot;" office:value-type="string" office:string-value="2016-06-21 00:00:00" calcext:value-type="string">
            <text:p>2016-06-21 00:00:00</text:p>
          </table:table-cell>
          <table:table-cell table:formula="of:=&quot;&quot;">
            <text:p/>
          </table:table-cell>
          <table:table-cell office:value-type="string" calcext:value-type="string">
            <text:p>.72</text:p>
          </table:table-cell>
          <table:table-cell/>
          <table:table-cell table:formula="of:=&quot;&quot;">
            <text:p/>
          </table:table-cell>
          <table:table-cell/>
          <table:table-cell table:formula="of:=&quot;LX904428275PL&quot;" office:value-type="string" office:string-value="LX904428275PL" calcext:value-type="string">
            <text:p>LX90442827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41/06/16 | kep2top&quot;" office:value-type="string" office:string-value="F/341/06/16 | kep2top" calcext:value-type="string">
            <text:p>F/341/06/16 | kep2top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5:10:00&quot;" office:value-type="string" office:string-value="2016-06-30 15:10:00" calcext:value-type="string">
            <text:p>2016-06-30 15:1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01.</text:p>
          </table:table-cell>
          <table:table-cell office:value-type="string" calcext:value-type="string">
            <text:p>Global Expres</text:p>
          </table:table-cell>
          <table:table-cell table:formula="of:=&quot;Luis Lopez&quot;" office:value-type="string" office:string-value="Luis Lopez" calcext:value-type="string">
            <text:p>Luis Lopez</text:p>
          </table:table-cell>
          <table:table-cell table:formula="of:=&quot;FRONTLINER USA SUITE #11&quot;" office:value-type="string" office:string-value="FRONTLINER USA SUITE #11" calcext:value-type="string">
            <text:p>FRONTLINER USA SUITE #11</text:p>
          </table:table-cell>
          <table:table-cell table:formula="of:=&quot;13230 SW 132nd&quot;" office:value-type="string" office:string-value="13230 SW 132nd" calcext:value-type="string">
            <text:p>13230 SW 132nd</text:p>
          </table:table-cell>
          <table:table-cell table:formula="of:=&quot;Ave&quot;" office:value-type="string" office:string-value="Ave" calcext:value-type="string">
            <text:p>Ave</text:p>
          </table:table-cell>
          <table:table-cell table:formula="of:=&quot;&quot;">
            <text:p/>
          </table:table-cell>
          <table:table-cell table:formula="of:=&quot;Miami, USA&quot;" office:value-type="string" office:string-value="Miami, USA" calcext:value-type="string">
            <text:p>Miami, USA</text:p>
          </table:table-cell>
          <table:table-cell table:formula="of:=&quot;33-186&quot;" office:value-type="string" office:string-value="33-186" calcext:value-type="string">
            <text:p>33-186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1 00:00:00&quot;" office:value-type="string" office:string-value="2016-06-21 00:00:00" calcext:value-type="string">
            <text:p>2016-06-21 00:00:00</text:p>
          </table:table-cell>
          <table:table-cell table:formula="of:=&quot;&quot;">
            <text:p/>
          </table:table-cell>
          <table:table-cell office:value-type="string" calcext:value-type="string">
            <text:p>.132</text:p>
          </table:table-cell>
          <table:table-cell/>
          <table:table-cell table:formula="of:=&quot;&quot;">
            <text:p/>
          </table:table-cell>
          <table:table-cell/>
          <table:table-cell table:formula="of:=&quot;LX904428315PL&quot;" office:value-type="string" office:string-value="LX904428315PL" calcext:value-type="string">
            <text:p>LX90442831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45/06/16 | luchi007&quot;" office:value-type="string" office:string-value="F/345/06/16 | luchi007" calcext:value-type="string">
            <text:p>F/345/06/16 | luchi007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30 12:55:00&quot;" office:value-type="string" office:string-value="2016-06-30 12:55:00" calcext:value-type="string">
            <text:p>2016-06-30 12:5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02.</text:p>
          </table:table-cell>
          <table:table-cell office:value-type="string" calcext:value-type="string">
            <text:p>Global Expres</text:p>
          </table:table-cell>
          <table:table-cell table:formula="of:=&quot;Jose Martel Suarez&quot;" office:value-type="string" office:string-value="Jose Martel Suarez" calcext:value-type="string">
            <text:p>Jose Martel Suarez</text:p>
          </table:table-cell>
          <table:table-cell table:formula="of:=&quot;&quot;">
            <text:p/>
          </table:table-cell>
          <table:table-cell table:formula="of:=&quot;Calle Acorayta&quot;" office:value-type="string" office:string-value="Calle Acorayta" calcext:value-type="string">
            <text:p>Calle Acorayta</text:p>
          </table:table-cell>
          <table:table-cell table:formula="of:=&quot;N12&quot;" office:value-type="string" office:string-value="N12" calcext:value-type="string">
            <text:p>N12</text:p>
          </table:table-cell>
          <table:table-cell table:formula="of:=&quot;&quot;">
            <text:p/>
          </table:table-cell>
          <table:table-cell table:formula="of:=&quot;Ingenio&quot;" office:value-type="string" office:string-value="Ingenio" calcext:value-type="string">
            <text:p>Ingenio</text:p>
          </table:table-cell>
          <table:table-cell table:formula="of:=&quot;35-250&quot;" office:value-type="string" office:string-value="35-250" calcext:value-type="string">
            <text:p>35-250</text:p>
          </table:table-cell>
          <table:table-cell table:formula="of:=&quot;Hiszpania&quot;" office:value-type="string" office:string-value="Hiszpania" calcext:value-type="string">
            <text:p>Hiszpan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1 00:00:00&quot;" office:value-type="string" office:string-value="2016-06-21 00:00:00" calcext:value-type="string">
            <text:p>2016-06-21 00:00:00</text:p>
          </table:table-cell>
          <table:table-cell table:formula="of:=&quot;&quot;">
            <text:p/>
          </table:table-cell>
          <table:table-cell office:value-type="string" calcext:value-type="string">
            <text:p>.116</text:p>
          </table:table-cell>
          <table:table-cell/>
          <table:table-cell table:formula="of:=&quot;&quot;">
            <text:p/>
          </table:table-cell>
          <table:table-cell/>
          <table:table-cell table:formula="of:=&quot;LX904428338PL&quot;" office:value-type="string" office:string-value="LX904428338PL" calcext:value-type="string">
            <text:p>LX904428338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46/06/16 | canarias79&quot;" office:value-type="string" office:string-value="F/346/06/16 | canarias79" calcext:value-type="string">
            <text:p>F/346/06/16 | canarias79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9 12:11:00&quot;" office:value-type="string" office:string-value="2016-07-09 12:11:00" calcext:value-type="string">
            <text:p>2016-07-09 12:1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03.</text:p>
          </table:table-cell>
          <table:table-cell office:value-type="string" calcext:value-type="string">
            <text:p>Global Expres</text:p>
          </table:table-cell>
          <table:table-cell table:formula="of:=&quot;Victor Hugo Gomes Barros&quot;" office:value-type="string" office:string-value="Victor Hugo Gomes Barros" calcext:value-type="string">
            <text:p>Victor Hugo Gomes Barros</text:p>
          </table:table-cell>
          <table:table-cell table:formula="of:=&quot;Travessa Zé da Zilda, 22&quot;" office:value-type="string" office:string-value="Travessa Zé da Zilda, 22" calcext:value-type="string">
            <text:p>Travessa Zé da Zilda, 22</text:p>
          </table:table-cell>
          <table:table-cell table:formula="of:=&quot;Casa&quot;" office:value-type="string" office:string-value="Casa" calcext:value-type="string">
            <text:p>Casa</text:p>
          </table:table-cell>
          <table:table-cell table:formula="of:=&quot;9&quot;" office:value-type="string" office:string-value="9" calcext:value-type="string">
            <text:p>9</text:p>
          </table:table-cell>
          <table:table-cell table:formula="of:=&quot;101&quot;" office:value-type="string" office:string-value="101" calcext:value-type="string">
            <text:p>101</text:p>
          </table:table-cell>
          <table:table-cell table:formula="of:=&quot;Bonsucesso, Rio de Janeiro&quot;" office:value-type="string" office:string-value="Bonsucesso, Rio de Janeiro" calcext:value-type="string">
            <text:p>Bonsucesso, Rio de Janeiro</text:p>
          </table:table-cell>
          <table:table-cell table:formula="of:=&quot;21-032&quot;" office:value-type="string" office:string-value="21-032" calcext:value-type="string">
            <text:p>21-032</text:p>
          </table:table-cell>
          <table:table-cell table:formula="of:=&quot;Brazylia&quot;" office:value-type="string" office:string-value="Brazylia" calcext:value-type="string">
            <text:p>Brazy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1 00:00:00&quot;" office:value-type="string" office:string-value="2016-06-21 00:00:00" calcext:value-type="string">
            <text:p>2016-06-21 00:00:00</text:p>
          </table:table-cell>
          <table:table-cell table:formula="of:=&quot;&quot;">
            <text:p/>
          </table:table-cell>
          <table:table-cell office:value-type="string" calcext:value-type="string">
            <text:p>.082</text:p>
          </table:table-cell>
          <table:table-cell/>
          <table:table-cell table:formula="of:=&quot;&quot;">
            <text:p/>
          </table:table-cell>
          <table:table-cell/>
          <table:table-cell table:formula="of:=&quot;LX904428341PL&quot;" office:value-type="string" office:string-value="LX904428341PL" calcext:value-type="string">
            <text:p>LX904428341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47/06/16 | victor.rj&quot;" office:value-type="string" office:string-value="F/347/06/16 | victor.rj" calcext:value-type="string">
            <text:p>F/347/06/16 | victor.rj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15:59:00&quot;" office:value-type="string" office:string-value="2016-07-05 15:59:00" calcext:value-type="string">
            <text:p>2016-07-05 15:5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04.</text:p>
          </table:table-cell>
          <table:table-cell office:value-type="string" calcext:value-type="string">
            <text:p>Global Expres</text:p>
          </table:table-cell>
          <table:table-cell table:formula="of:=&quot;Pedro Garza&quot;" office:value-type="string" office:string-value="Pedro Garza" calcext:value-type="string">
            <text:p>Pedro Garza</text:p>
          </table:table-cell>
          <table:table-cell table:formula="of:=&quot;&quot;">
            <text:p/>
          </table:table-cell>
          <table:table-cell table:formula="of:=&quot;701 N. International Blvd. #119&quot;" office:value-type="string" office:string-value="701 N. International Blvd. #119" calcext:value-type="string">
            <text:p>701 N. International Blvd. #119</text:p>
          </table:table-cell>
          <table:table-cell table:formula="of:=&quot;Suite 2494&quot;" office:value-type="string" office:string-value="Suite 2494" calcext:value-type="string">
            <text:p>Suite 2494</text:p>
          </table:table-cell>
          <table:table-cell table:formula="of:=&quot;&quot;">
            <text:p/>
          </table:table-cell>
          <table:table-cell table:formula="of:=&quot;Hidalgo, TX&quot;" office:value-type="string" office:string-value="Hidalgo, TX" calcext:value-type="string">
            <text:p>Hidalgo, TX</text:p>
          </table:table-cell>
          <table:table-cell table:formula="of:=&quot;78-557&quot;" office:value-type="string" office:string-value="78-557" calcext:value-type="string">
            <text:p>78-557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">
            <text:p/>
          </table:table-cell>
          <table:table-cell/>
          <table:table-cell table:formula="of:=&quot;LX904450075PL&quot;" office:value-type="string" office:string-value="LX904450075PL" calcext:value-type="string">
            <text:p>LX90445007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68/06/16 | pedr_garz&quot;" office:value-type="string" office:string-value="F/368/06/16 | pedr_garz" calcext:value-type="string">
            <text:p>F/368/06/16 | pedr_garz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2 11:31:00&quot;" office:value-type="string" office:string-value="2016-07-02 11:31:00" calcext:value-type="string">
            <text:p>2016-07-02 11:3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05.</text:p>
          </table:table-cell>
          <table:table-cell office:value-type="string" calcext:value-type="string">
            <text:p>Global Expres</text:p>
          </table:table-cell>
          <table:table-cell table:formula="of:=&quot;woohyun kwon&quot;" office:value-type="string" office:string-value="woohyun kwon" calcext:value-type="string">
            <text:p>woohyun kwon</text:p>
          </table:table-cell>
          <table:table-cell table:formula="of:=&quot;&quot;">
            <text:p/>
          </table:table-cell>
          <table:table-cell table:formula="of:=&quot;142,&quot;" office:value-type="string" office:string-value="142," calcext:value-type="string">
            <text:p>142,</text:p>
          </table:table-cell>
          <table:table-cell table:formula="of:=&quot;Beotkkot-gi&quot;" office:value-type="string" office:string-value="Beotkkot-gi" calcext:value-type="string">
            <text:p>Beotkkot-gi</text:p>
          </table:table-cell>
          <table:table-cell table:formula="of:=&quot;&quot;">
            <text:p/>
          </table:table-cell>
          <table:table-cell table:formula="of:=&quot;daejeon, DAEDEOK-GU,&quot;" office:value-type="string" office:string-value="daejeon, DAEDEOK-GU," calcext:value-type="string">
            <text:p>daejeon, DAEDEOK-GU,</text:p>
          </table:table-cell>
          <table:table-cell table:formula="of:=&quot;34-344&quot;" office:value-type="string" office:string-value="34-344" calcext:value-type="string">
            <text:p>34-344</text:p>
          </table:table-cell>
          <table:table-cell table:formula="of:=&quot;Korea Południowa&quot;" office:value-type="string" office:string-value="Korea Południowa" calcext:value-type="string">
            <text:p>Korea Południow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1.2</text:p>
          </table:table-cell>
          <table:table-cell/>
          <table:table-cell table:formula="of:=&quot;&quot;">
            <text:p/>
          </table:table-cell>
          <table:table-cell/>
          <table:table-cell table:formula="of:=&quot;LX904450089PL&quot;" office:value-type="string" office:string-value="LX904450089PL" calcext:value-type="string">
            <text:p>LX90445008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69/06/16 | woohyukwo0&quot;" office:value-type="string" office:string-value="F/369/06/16 | woohyukwo0" calcext:value-type="string">
            <text:p>F/369/06/16 | woohyukwo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7 15:00:00&quot;" office:value-type="string" office:string-value="2016-07-07 15:00:00" calcext:value-type="string">
            <text:p>2016-07-07 15:0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06.</text:p>
          </table:table-cell>
          <table:table-cell office:value-type="string" calcext:value-type="string">
            <text:p>Global Expres</text:p>
          </table:table-cell>
          <table:table-cell table:formula="of:=&quot;Tony Greig&quot;" office:value-type="string" office:string-value="Tony Greig" calcext:value-type="string">
            <text:p>Tony Greig</text:p>
          </table:table-cell>
          <table:table-cell table:formula="of:=&quot;Turnbulls Fuel &amp; Produce&quot;" office:value-type="string" office:string-value="Turnbulls Fuel &amp; Produce" calcext:value-type="string">
            <text:p>Turnbulls Fuel &amp; Produce</text:p>
          </table:table-cell>
          <table:table-cell table:formula="of:=&quot;95 Campbell&quot;" office:value-type="string" office:string-value="95 Campbell" calcext:value-type="string">
            <text:p>95 Campbell</text:p>
          </table:table-cell>
          <table:table-cell table:formula="of:=&quot;Street&quot;" office:value-type="string" office:string-value="Street" calcext:value-type="string">
            <text:p>Street</text:p>
          </table:table-cell>
          <table:table-cell table:formula="of:=&quot;&quot;">
            <text:p/>
          </table:table-cell>
          <table:table-cell table:formula="of:=&quot;Moruya, New South Wales&quot;" office:value-type="string" office:string-value="Moruya, New South Wales" calcext:value-type="string">
            <text:p>Moruya, New South Wales</text:p>
          </table:table-cell>
          <table:table-cell table:formula="of:=&quot;25-37&quot;" office:value-type="string" office:string-value="25-37" calcext:value-type="string">
            <text:p>25-37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.255</text:p>
          </table:table-cell>
          <table:table-cell/>
          <table:table-cell table:formula="of:=&quot;&quot;">
            <text:p/>
          </table:table-cell>
          <table:table-cell/>
          <table:table-cell table:formula="of:=&quot;LX904450092PL&quot;" office:value-type="string" office:string-value="LX904450092PL" calcext:value-type="string">
            <text:p>LX904450092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70/06/16 | tonygreig11&quot;" office:value-type="string" office:string-value="F/370/06/16 | tonygreig11" calcext:value-type="string">
            <text:p>F/370/06/16 | tonygreig11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6 07:29:00&quot;" office:value-type="string" office:string-value="2016-07-06 07:29:00" calcext:value-type="string">
            <text:p>2016-07-06 07:2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07.</text:p>
          </table:table-cell>
          <table:table-cell office:value-type="string" calcext:value-type="string">
            <text:p>Global Expres</text:p>
          </table:table-cell>
          <table:table-cell table:formula="of:=&quot;Ryan Agnew&quot;" office:value-type="string" office:string-value="Ryan Agnew" calcext:value-type="string">
            <text:p>Ryan Agnew</text:p>
          </table:table-cell>
          <table:table-cell table:formula="of:=&quot;&quot;">
            <text:p/>
          </table:table-cell>
          <table:table-cell table:formula="of:=&quot;1551 Union Center Maine&quot;" office:value-type="string" office:string-value="1551 Union Center Maine" calcext:value-type="string">
            <text:p>1551 Union Center Maine</text:p>
          </table:table-cell>
          <table:table-cell table:formula="of:=&quot;Hwy&quot;" office:value-type="string" office:string-value="Hwy" calcext:value-type="string">
            <text:p>Hwy</text:p>
          </table:table-cell>
          <table:table-cell table:formula="of:=&quot;&quot;">
            <text:p/>
          </table:table-cell>
          <table:table-cell table:formula="of:=&quot;Endicott, NY&quot;" office:value-type="string" office:string-value="Endicott, NY" calcext:value-type="string">
            <text:p>Endicott, NY</text:p>
          </table:table-cell>
          <table:table-cell table:formula="of:=&quot;13-760&quot;" office:value-type="string" office:string-value="13-760" calcext:value-type="string">
            <text:p>13-760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1.13</text:p>
          </table:table-cell>
          <table:table-cell/>
          <table:table-cell table:formula="of:=&quot;&quot;">
            <text:p/>
          </table:table-cell>
          <table:table-cell/>
          <table:table-cell table:formula="of:=&quot;LX904450115PL&quot;" office:value-type="string" office:string-value="LX904450115PL" calcext:value-type="string">
            <text:p>LX90445011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88/06/16 | tunaonwhitenocrust&quot;" office:value-type="string" office:string-value="F/388/06/16 | tunaonwhitenocrust" calcext:value-type="string">
            <text:p>F/388/06/16 | tunaonwhitenocrust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2 10:21:00&quot;" office:value-type="string" office:string-value="2016-07-02 10:21:00" calcext:value-type="string">
            <text:p>2016-07-02 10:2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08.</text:p>
          </table:table-cell>
          <table:table-cell office:value-type="string" calcext:value-type="string">
            <text:p>Global Expres</text:p>
          </table:table-cell>
          <table:table-cell table:formula="of:=&quot;Scott Barber&quot;" office:value-type="string" office:string-value="Scott Barber" calcext:value-type="string">
            <text:p>Scott Barber</text:p>
          </table:table-cell>
          <table:table-cell table:formula="of:=&quot;wintersun&quot;" office:value-type="string" office:string-value="wintersun" calcext:value-type="string">
            <text:p>wintersun</text:p>
          </table:table-cell>
          <table:table-cell table:formula="of:=&quot;3A Gimberts&quot;" office:value-type="string" office:string-value="3A Gimberts" calcext:value-type="string">
            <text:p>3A Gimberts</text:p>
          </table:table-cell>
          <table:table-cell table:formula="of:=&quot;Road&quot;" office:value-type="string" office:string-value="Road" calcext:value-type="string">
            <text:p>Road</text:p>
          </table:table-cell>
          <table:table-cell table:formula="of:=&quot;&quot;">
            <text:p/>
          </table:table-cell>
          <table:table-cell table:formula="of:=&quot;Morisset&quot;" office:value-type="string" office:string-value="Morisset" calcext:value-type="string">
            <text:p>Morisset</text:p>
          </table:table-cell>
          <table:table-cell table:formula="of:=&quot;22-64&quot;" office:value-type="string" office:string-value="22-64" calcext:value-type="string">
            <text:p>22-64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.164</text:p>
          </table:table-cell>
          <table:table-cell/>
          <table:table-cell table:formula="of:=&quot;&quot;">
            <text:p/>
          </table:table-cell>
          <table:table-cell/>
          <table:table-cell table:formula="of:=&quot;LX904450132PL&quot;" office:value-type="string" office:string-value="LX904450132PL" calcext:value-type="string">
            <text:p>LX904450132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95/06/16 | sprocket308&quot;" office:value-type="string" office:string-value="F/395/06/16 | sprocket308" calcext:value-type="string">
            <text:p>F/395/06/16 | sprocket308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07:26:00&quot;" office:value-type="string" office:string-value="2016-07-05 07:26:00" calcext:value-type="string">
            <text:p>2016-07-05 07:2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09.</text:p>
          </table:table-cell>
          <table:table-cell office:value-type="string" calcext:value-type="string">
            <text:p>Global Expres</text:p>
          </table:table-cell>
          <table:table-cell table:formula="of:=&quot;Stephen Chapman&quot;" office:value-type="string" office:string-value="Stephen Chapman" calcext:value-type="string">
            <text:p>Stephen Chapman</text:p>
          </table:table-cell>
          <table:table-cell table:formula="of:=&quot;&quot;">
            <text:p/>
          </table:table-cell>
          <table:table-cell table:formula="of:=&quot;76 Brayshaw&quot;" office:value-type="string" office:string-value="76 Brayshaw" calcext:value-type="string">
            <text:p>76 Brayshaw</text:p>
          </table:table-cell>
          <table:table-cell table:formula="of:=&quot;Drive&quot;" office:value-type="string" office:string-value="Drive" calcext:value-type="string">
            <text:p>Drive</text:p>
          </table:table-cell>
          <table:table-cell table:formula="of:=&quot;&quot;">
            <text:p/>
          </table:table-cell>
          <table:table-cell table:formula="of:=&quot;Cambridge&quot;" office:value-type="string" office:string-value="Cambridge" calcext:value-type="string">
            <text:p>Cambridge</text:p>
          </table:table-cell>
          <table:table-cell table:formula="of:=&quot;N1-T2H&quot;" office:value-type="string" office:string-value="N1-T2H" calcext:value-type="string">
            <text:p>N1-T2H</text:p>
          </table:table-cell>
          <table:table-cell table:formula="of:=&quot;Kanada&quot;" office:value-type="string" office:string-value="Kanada" calcext:value-type="string">
            <text:p>Kanad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.196</text:p>
          </table:table-cell>
          <table:table-cell/>
          <table:table-cell table:formula="of:=&quot;&quot;">
            <text:p/>
          </table:table-cell>
          <table:table-cell/>
          <table:table-cell table:formula="of:=&quot;LX904450150PL&quot;" office:value-type="string" office:string-value="LX904450150PL" calcext:value-type="string">
            <text:p>LX90445015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96/06/16 | chapman2424&quot;" office:value-type="string" office:string-value="F/396/06/16 | chapman2424" calcext:value-type="string">
            <text:p>F/396/06/16 | chapman2424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08:29:00&quot;" office:value-type="string" office:string-value="2016-07-04 08:29:00" calcext:value-type="string">
            <text:p>2016-07-04 08:2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10.</text:p>
          </table:table-cell>
          <table:table-cell office:value-type="string" calcext:value-type="string">
            <text:p>Global Expres</text:p>
          </table:table-cell>
          <table:table-cell table:formula="of:=&quot;Ashley Bonhomme&quot;" office:value-type="string" office:string-value="Ashley Bonhomme" calcext:value-type="string">
            <text:p>Ashley Bonhomme</text:p>
          </table:table-cell>
          <table:table-cell table:formula="of:=&quot;&quot;">
            <text:p/>
          </table:table-cell>
          <table:table-cell table:formula="of:=&quot;Beau Desir La&quot;" office:value-type="string" office:string-value="Beau Desir La" calcext:value-type="string">
            <text:p>Beau Desir La</text:p>
          </table:table-cell>
          <table:table-cell table:formula="of:=&quot;Preterie&quot;" office:value-type="string" office:string-value="Preterie" calcext:value-type="string">
            <text:p>Preterie</text:p>
          </table:table-cell>
          <table:table-cell table:formula="of:=&quot;&quot;">
            <text:p/>
          </table:table-cell>
          <table:table-cell table:formula="of:=&quot;St Peter, Jersey Channel Island&quot;" office:value-type="string" office:string-value="St Peter, Jersey Channel Island" calcext:value-type="string">
            <text:p>St Peter, Jersey Channel Island</text:p>
          </table:table-cell>
          <table:table-cell table:formula="of:=&quot;JE-3 7&quot;" office:value-type="string" office:string-value="JE-3 7" calcext:value-type="string">
            <text:p>JE-3 7</text:p>
          </table:table-cell>
          <table:table-cell table:formula="of:=&quot;Wielka Brytania&quot;" office:value-type="string" office:string-value="Wielka Brytania" calcext:value-type="string">
            <text:p>Wielka Brytan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.12</text:p>
          </table:table-cell>
          <table:table-cell/>
          <table:table-cell table:formula="of:=&quot;&quot;">
            <text:p/>
          </table:table-cell>
          <table:table-cell/>
          <table:table-cell table:formula="of:=&quot;LX904452306PL&quot;" office:value-type="string" office:string-value="LX904452306PL" calcext:value-type="string">
            <text:p>LX904452306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99/06/16 | ashleybonhomme38&quot;" office:value-type="string" office:string-value="F/399/06/16 | ashleybonhomme38" calcext:value-type="string">
            <text:p>F/399/06/16 | ashleybonhomme38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28 14:22:00&quot;" office:value-type="string" office:string-value="2016-07-28 14:22:00" calcext:value-type="string">
            <text:p>2016-07-28 14:2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11.</text:p>
          </table:table-cell>
          <table:table-cell office:value-type="string" calcext:value-type="string">
            <text:p>Global Expres</text:p>
          </table:table-cell>
          <table:table-cell table:formula="of:=&quot;Bruno Santos&quot;" office:value-type="string" office:string-value="Bruno Santos" calcext:value-type="string">
            <text:p>Bruno Santos</text:p>
          </table:table-cell>
          <table:table-cell table:formula="of:=&quot;&quot;">
            <text:p/>
          </table:table-cell>
          <table:table-cell table:formula="of:=&quot;Av. Presidente Keneddy&quot;" office:value-type="string" office:string-value="Av. Presidente Keneddy" calcext:value-type="string">
            <text:p>Av. Presidente Keneddy</text:p>
          </table:table-cell>
          <table:table-cell table:formula="of:=&quot;4560&quot;" office:value-type="string" office:string-value="4560" calcext:value-type="string">
            <text:p>4560</text:p>
          </table:table-cell>
          <table:table-cell table:formula="of:=&quot;Casa 10&quot;" office:value-type="string" office:string-value="Casa 10" calcext:value-type="string">
            <text:p>Casa 10</text:p>
          </table:table-cell>
          <table:table-cell table:formula="of:=&quot;Teresina&quot;" office:value-type="string" office:string-value="Teresina" calcext:value-type="string">
            <text:p>Teresina</text:p>
          </table:table-cell>
          <table:table-cell table:formula="of:=&quot;64-062&quot;" office:value-type="string" office:string-value="64-062" calcext:value-type="string">
            <text:p>64-062</text:p>
          </table:table-cell>
          <table:table-cell table:formula="of:=&quot;Brazylia&quot;" office:value-type="string" office:string-value="Brazylia" calcext:value-type="string">
            <text:p>Brazy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.244</text:p>
          </table:table-cell>
          <table:table-cell/>
          <table:table-cell table:formula="of:=&quot;&quot;">
            <text:p/>
          </table:table-cell>
          <table:table-cell/>
          <table:table-cell table:formula="of:=&quot;LX904452310PL&quot;" office:value-type="string" office:string-value="LX904452310PL" calcext:value-type="string">
            <text:p>LX90445231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00/06/16 | brunowmartins&quot;" office:value-type="string" office:string-value="F/400/06/16 | brunowmartins" calcext:value-type="string">
            <text:p>F/400/06/16 | brunowmartins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13:02:00&quot;" office:value-type="string" office:string-value="2016-07-04 13:02:00" calcext:value-type="string">
            <text:p>2016-07-04 13:0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12.</text:p>
          </table:table-cell>
          <table:table-cell office:value-type="string" calcext:value-type="string">
            <text:p>Global Expres</text:p>
          </table:table-cell>
          <table:table-cell table:formula="of:=&quot;Karla Utsunomiya&quot;" office:value-type="string" office:string-value="Karla Utsunomiya" calcext:value-type="string">
            <text:p>Karla Utsunomiya</text:p>
          </table:table-cell>
          <table:table-cell table:formula="of:=&quot;Union Air Service&quot;" office:value-type="string" office:string-value="Union Air Service" calcext:value-type="string">
            <text:p>Union Air Service</text:p>
          </table:table-cell>
          <table:table-cell table:formula="of:=&quot;23505 Crenshaw Blvd Ste 230&quot;" office:value-type="string" office:string-value="23505 Crenshaw Blvd Ste 230" calcext:value-type="string">
            <text:p>23505 Crenshaw Blvd Ste 230</text:p>
          </table:table-cell>
          <table:table-cell table:formula="of:=&quot;.&quot;" office:value-type="string" office:string-value="." calcext:value-type="string">
            <text:p>.</text:p>
          </table:table-cell>
          <table:table-cell table:formula="of:=&quot;&quot;">
            <text:p/>
          </table:table-cell>
          <table:table-cell table:formula="of:=&quot;Torrance, CA&quot;" office:value-type="string" office:string-value="Torrance, CA" calcext:value-type="string">
            <text:p>Torrance, CA</text:p>
          </table:table-cell>
          <table:table-cell table:formula="of:=&quot;90-505&quot;" office:value-type="string" office:string-value="90-505" calcext:value-type="string">
            <text:p>90-505</text:p>
          </table:table-cell>
          <table:table-cell table:formula="of:=&quot;Stany Zjednoczone&quot;" office:value-type="string" office:string-value="Stany Zjednoczone" calcext:value-type="string">
            <text:p>Stany Zjednoczon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.368</text:p>
          </table:table-cell>
          <table:table-cell/>
          <table:table-cell table:formula="of:=&quot;&quot;">
            <text:p/>
          </table:table-cell>
          <table:table-cell/>
          <table:table-cell table:formula="of:=&quot;LX904457802PL&quot;" office:value-type="string" office:string-value="LX904457802PL" calcext:value-type="string">
            <text:p>LX904457802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25/06/16 | karlaemailme&quot;" office:value-type="string" office:string-value="F/425/06/16 | karlaemailme" calcext:value-type="string">
            <text:p>F/425/06/16 | karlaemailme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8 09:59:00&quot;" office:value-type="string" office:string-value="2016-07-08 09:59:00" calcext:value-type="string">
            <text:p>2016-07-08 09:5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13.</text:p>
          </table:table-cell>
          <table:table-cell office:value-type="string" calcext:value-type="string">
            <text:p>Global Expres</text:p>
          </table:table-cell>
          <table:table-cell table:formula="of:=&quot;Jaden Hardy&quot;" office:value-type="string" office:string-value="Jaden Hardy" calcext:value-type="string">
            <text:p>Jaden Hardy</text:p>
          </table:table-cell>
          <table:table-cell table:formula="of:=&quot;&quot;">
            <text:p/>
          </table:table-cell>
          <table:table-cell table:formula="of:=&quot;16 lyndale place&quot;" office:value-type="string" office:string-value="16 lyndale place" calcext:value-type="string">
            <text:p>16 lyndale place</text:p>
          </table:table-cell>
          <table:table-cell table:formula="of:=&quot;.&quot;" office:value-type="string" office:string-value="." calcext:value-type="string">
            <text:p>.</text:p>
          </table:table-cell>
          <table:table-cell table:formula="of:=&quot;&quot;">
            <text:p/>
          </table:table-cell>
          <table:table-cell table:formula="of:=&quot;Palmerston north, Kelvin grove&quot;" office:value-type="string" office:string-value="Palmerston north, Kelvin grove" calcext:value-type="string">
            <text:p>Palmerston north, Kelvin grove</text:p>
          </table:table-cell>
          <table:table-cell table:formula="of:=&quot;44-14&quot;" office:value-type="string" office:string-value="44-14" calcext:value-type="string">
            <text:p>44-14</text:p>
          </table:table-cell>
          <table:table-cell table:formula="of:=&quot;Nowa Zelandia&quot;" office:value-type="string" office:string-value="Nowa Zelandia" calcext:value-type="string">
            <text:p>Nowa Zeland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.94</text:p>
          </table:table-cell>
          <table:table-cell/>
          <table:table-cell table:formula="of:=&quot;&quot;">
            <text:p/>
          </table:table-cell>
          <table:table-cell/>
          <table:table-cell table:formula="of:=&quot;LX904457816PL&quot;" office:value-type="string" office:string-value="LX904457816PL" calcext:value-type="string">
            <text:p>LX904457816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27/06/16 | jadenhardy_61&quot;" office:value-type="string" office:string-value="F/427/06/16 | jadenhardy_61" calcext:value-type="string">
            <text:p>F/427/06/16 | jadenhardy_61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11:41:00&quot;" office:value-type="string" office:string-value="2016-07-05 11:41:00" calcext:value-type="string">
            <text:p>2016-07-05 11:4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14.</text:p>
          </table:table-cell>
          <table:table-cell office:value-type="string" calcext:value-type="string">
            <text:p>Global Expres</text:p>
          </table:table-cell>
          <table:table-cell table:formula="of:=&quot;Guy Sierp&quot;" office:value-type="string" office:string-value="Guy Sierp" calcext:value-type="string">
            <text:p>Guy Sierp</text:p>
          </table:table-cell>
          <table:table-cell table:formula="of:=&quot;9 Howard Court Blakiston&quot;" office:value-type="string" office:string-value="9 Howard Court Blakiston" calcext:value-type="string">
            <text:p>9 Howard Court Blakiston</text:p>
          </table:table-cell>
          <table:table-cell table:formula="of:=&quot;PO Box 1039 Littlehampton&quot;" office:value-type="string" office:string-value="PO Box 1039 Littlehampton" calcext:value-type="string">
            <text:p>PO Box 1039 Littlehampton</text:p>
          </table:table-cell>
          <table:table-cell table:formula="of:=&quot;.&quot;" office:value-type="string" office:string-value="." calcext:value-type="string">
            <text:p>.</text:p>
          </table:table-cell>
          <table:table-cell table:formula="of:=&quot;&quot;">
            <text:p/>
          </table:table-cell>
          <table:table-cell table:formula="of:=&quot;Adelaide&quot;" office:value-type="string" office:string-value="Adelaide" calcext:value-type="string">
            <text:p>Adelaide</text:p>
          </table:table-cell>
          <table:table-cell table:formula="of:=&quot;52-50&quot;" office:value-type="string" office:string-value="52-50" calcext:value-type="string">
            <text:p>52-50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1.12</text:p>
          </table:table-cell>
          <table:table-cell/>
          <table:table-cell table:formula="of:=&quot;&quot;">
            <text:p/>
          </table:table-cell>
          <table:table-cell/>
          <table:table-cell table:formula="of:=&quot;LX904472994PL&quot;" office:value-type="string" office:string-value="LX904472994PL" calcext:value-type="string">
            <text:p>LX904472994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47/06/16 | 44660_0&quot;" office:value-type="string" office:string-value="F/447/06/16 | 44660_0" calcext:value-type="string">
            <text:p>F/447/06/16 | 44660_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9 12:22:00&quot;" office:value-type="string" office:string-value="2016-07-19 12:22:00" calcext:value-type="string">
            <text:p>2016-07-19 12:2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15.</text:p>
          </table:table-cell>
          <table:table-cell office:value-type="string" calcext:value-type="string">
            <text:p>Global Expres</text:p>
          </table:table-cell>
          <table:table-cell table:formula="of:=&quot;Cayto Grotkowsky&quot;" office:value-type="string" office:string-value="Cayto Grotkowsky" calcext:value-type="string">
            <text:p>Cayto Grotkowsky</text:p>
          </table:table-cell>
          <table:table-cell table:formula="of:=&quot;&quot;">
            <text:p/>
          </table:table-cell>
          <table:table-cell table:formula="of:=&quot;Rua Consul Orestes Correa N 77&quot;" office:value-type="string" office:string-value="Rua Consul Orestes Correa N 77" calcext:value-type="string">
            <text:p>Rua Consul Orestes Correa N 77</text:p>
          </table:table-cell>
          <table:table-cell table:formula="of:=&quot;apt116&quot;" office:value-type="string" office:string-value="apt116" calcext:value-type="string">
            <text:p>apt116</text:p>
          </table:table-cell>
          <table:table-cell table:formula="of:=&quot;bl 5&quot;" office:value-type="string" office:string-value="bl 5" calcext:value-type="string">
            <text:p>bl 5</text:p>
          </table:table-cell>
          <table:table-cell table:formula="of:=&quot;Guarulhos - SAO PAULO&quot;" office:value-type="string" office:string-value="Guarulhos - SAO PAULO" calcext:value-type="string">
            <text:p>Guarulhos - SAO PAULO</text:p>
          </table:table-cell>
          <table:table-cell table:formula="of:=&quot;07-197&quot;" office:value-type="string" office:string-value="07-197" calcext:value-type="string">
            <text:p>07-197</text:p>
          </table:table-cell>
          <table:table-cell table:formula="of:=&quot;Brazylia&quot;" office:value-type="string" office:string-value="Brazylia" calcext:value-type="string">
            <text:p>Brazy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.822</text:p>
          </table:table-cell>
          <table:table-cell/>
          <table:table-cell table:formula="of:=&quot;&quot;">
            <text:p/>
          </table:table-cell>
          <table:table-cell/>
          <table:table-cell table:formula="of:=&quot;LX904473005PL&quot;" office:value-type="string" office:string-value="LX904473005PL" calcext:value-type="string">
            <text:p>LX90447300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48/06/16 | anemichubakas&quot;" office:value-type="string" office:string-value="F/448/06/16 | anemichubakas" calcext:value-type="string">
            <text:p>F/448/06/16 | anemichubakas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17:44:00&quot;" office:value-type="string" office:string-value="2016-07-05 17:44:00" calcext:value-type="string">
            <text:p>2016-07-05 17:4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16.</text:p>
          </table:table-cell>
          <table:table-cell office:value-type="string" calcext:value-type="string">
            <text:p>Global Expres</text:p>
          </table:table-cell>
          <table:table-cell table:formula="of:=&quot;Francis Remillard&quot;" office:value-type="string" office:string-value="Francis Remillard" calcext:value-type="string">
            <text:p>Francis Remillard</text:p>
          </table:table-cell>
          <table:table-cell table:formula="of:=&quot;&quot;">
            <text:p/>
          </table:table-cell>
          <table:table-cell table:formula="of:=&quot;4950&quot;" office:value-type="string" office:string-value="4950" calcext:value-type="string">
            <text:p>4950</text:p>
          </table:table-cell>
          <table:table-cell table:formula="of:=&quot;Wellington&quot;" office:value-type="string" office:string-value="Wellington" calcext:value-type="string">
            <text:p>Wellington</text:p>
          </table:table-cell>
          <table:table-cell table:formula="of:=&quot;&quot;">
            <text:p/>
          </table:table-cell>
          <table:table-cell table:formula="of:=&quot;Verdun QC&quot;" office:value-type="string" office:string-value="Verdun QC" calcext:value-type="string">
            <text:p>Verdun QC</text:p>
          </table:table-cell>
          <table:table-cell table:formula="of:=&quot;H4-G 1&quot;" office:value-type="string" office:string-value="H4-G 1" calcext:value-type="string">
            <text:p>H4-G 1</text:p>
          </table:table-cell>
          <table:table-cell table:formula="of:=&quot;Kanada&quot;" office:value-type="string" office:string-value="Kanada" calcext:value-type="string">
            <text:p>Kanad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1.68</text:p>
          </table:table-cell>
          <table:table-cell/>
          <table:table-cell table:formula="of:=&quot;&quot;">
            <text:p/>
          </table:table-cell>
          <table:table-cell/>
          <table:table-cell table:formula="of:=&quot;LX904473059PL&quot;" office:value-type="string" office:string-value="LX904473059PL" calcext:value-type="string">
            <text:p>LX90447305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53/06/16 | fpremillard&quot;" office:value-type="string" office:string-value="F/453/06/16 | fpremillard" calcext:value-type="string">
            <text:p>F/453/06/16 | fpremillard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12:20:00&quot;" office:value-type="string" office:string-value="2016-07-05 12:20:00" calcext:value-type="string">
            <text:p>2016-07-05 12:2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23%&quot;" office:value-type="string" office:string-value="23%" calcext:value-type="string">
            <text:p>23%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17.</text:p>
          </table:table-cell>
          <table:table-cell office:value-type="string" calcext:value-type="string">
            <text:p>Zagraniczna przesyłka polecona</text:p>
          </table:table-cell>
          <table:table-cell table:formula="of:=&quot;Lisa Schürmann Z.H.T&quot;" office:value-type="string" office:string-value="Lisa Schürmann Z.H.T" calcext:value-type="string">
            <text:p>Lisa Schürmann Z.H.T</text:p>
          </table:table-cell>
          <table:table-cell table:formula="of:=&quot;&quot;">
            <text:p/>
          </table:table-cell>
          <table:table-cell table:formula="of:=&quot;Nirmer Str.&quot;" office:value-type="string" office:string-value="Nirmer Str." calcext:value-type="string">
            <text:p>Nirmer Str.</text:p>
          </table:table-cell>
          <table:table-cell table:formula="of:=&quot;1&quot;" office:value-type="string" office:string-value="1" calcext:value-type="string">
            <text:p>1</text:p>
          </table:table-cell>
          <table:table-cell table:formula="of:=&quot;&quot;">
            <text:p/>
          </table:table-cell>
          <table:table-cell table:formula="of:=&quot;Aachen&quot;" office:value-type="string" office:string-value="Aachen" calcext:value-type="string">
            <text:p>Aachen</text:p>
          </table:table-cell>
          <table:table-cell table:formula="of:=&quot;52-080&quot;" office:value-type="string" office:string-value="52-080" calcext:value-type="string">
            <text:p>52-080</text:p>
          </table:table-cell>
          <table:table-cell table:formula="of:=&quot;Niemcy&quot;" office:value-type="string" office:string-value="Niemcy" calcext:value-type="string">
            <text:p>Niemcy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2 00:00:00&quot;" office:value-type="string" office:string-value="2016-06-02 00:00:00" calcext:value-type="string">
            <text:p>2016-06-02 00:00:00</text:p>
          </table:table-cell>
          <table:table-cell table:formula="of:=&quot;&quot;">
            <text:p/>
          </table:table-cell>
          <table:table-cell office:value-type="string" calcext:value-type="string">
            <text:p>.194</text:p>
          </table:table-cell>
          <table:table-cell/>
          <table:table-cell table:formula="of:=&quot;&quot;">
            <text:p/>
          </table:table-cell>
          <table:table-cell/>
          <table:table-cell table:formula="of:=&quot;RR934724714PL&quot;" office:value-type="string" office:string-value="RR934724714PL" calcext:value-type="string">
            <text:p>RR934724714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9/06/16 | thedopeoflife&quot;" office:value-type="string" office:string-value="Par/9/06/16 | thedopeoflife" calcext:value-type="string">
            <text:p>Par/9/06/16 | thedopeoflife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8 23:59:00&quot;" office:value-type="string" office:string-value="2016-06-08 23:59:00" calcext:value-type="string">
            <text:p>2016-06-08 23:5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18.</text:p>
          </table:table-cell>
          <table:table-cell office:value-type="string" calcext:value-type="string">
            <text:p>Zagraniczna przesyłka polecona</text:p>
          </table:table-cell>
          <table:table-cell table:formula="of:=&quot;JUAN FRANCISCO MANZANEQUE AGUILAR&quot;" office:value-type="string" office:string-value="JUAN FRANCISCO MANZANEQUE AGUILAR" calcext:value-type="string">
            <text:p>JUAN FRANCISCO MANZANEQUE AGUILAR</text:p>
          </table:table-cell>
          <table:table-cell table:formula="of:=&quot;&quot;">
            <text:p/>
          </table:table-cell>
          <table:table-cell table:formula="of:=&quot;C/ RIO NALON N 10, PORTAL 3,&quot;" office:value-type="string" office:string-value="C/ RIO NALON N 10, PORTAL 3," calcext:value-type="string">
            <text:p>C/ RIO NALON N 10, PORTAL 3,</text:p>
          </table:table-cell>
          <table:table-cell table:formula="of:=&quot;1A&quot;" office:value-type="string" office:string-value="1A" calcext:value-type="string">
            <text:p>1A</text:p>
          </table:table-cell>
          <table:table-cell table:formula="of:=&quot;&quot;">
            <text:p/>
          </table:table-cell>
          <table:table-cell table:formula="of:=&quot;COLLADO VILLALBA, MADRID&quot;" office:value-type="string" office:string-value="COLLADO VILLALBA, MADRID" calcext:value-type="string">
            <text:p>COLLADO VILLALBA, MADRID</text:p>
          </table:table-cell>
          <table:table-cell table:formula="of:=&quot;28-400&quot;" office:value-type="string" office:string-value="28-400" calcext:value-type="string">
            <text:p>28-400</text:p>
          </table:table-cell>
          <table:table-cell table:formula="of:=&quot;Hiszpania&quot;" office:value-type="string" office:string-value="Hiszpania" calcext:value-type="string">
            <text:p>Hiszpan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2 00:00:00&quot;" office:value-type="string" office:string-value="2016-06-02 00:00:00" calcext:value-type="string">
            <text:p>2016-06-02 00:00:00</text:p>
          </table:table-cell>
          <table:table-cell table:formula="of:=&quot;&quot;">
            <text:p/>
          </table:table-cell>
          <table:table-cell office:value-type="string" calcext:value-type="string">
            <text:p>.072</text:p>
          </table:table-cell>
          <table:table-cell/>
          <table:table-cell table:formula="of:=&quot;&quot;">
            <text:p/>
          </table:table-cell>
          <table:table-cell/>
          <table:table-cell table:formula="of:=&quot;RR934800628PL&quot;" office:value-type="string" office:string-value="RR934800628PL" calcext:value-type="string">
            <text:p>RR934800628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38/06/16 | jfmanagui&quot;" office:value-type="string" office:string-value="Par/38/06/16 | jfmanagui" calcext:value-type="string">
            <text:p>Par/38/06/16 | jfmanagui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0 10:28:00&quot;" office:value-type="string" office:string-value="2016-06-10 10:28:00" calcext:value-type="string">
            <text:p>2016-06-10 10:2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19.</text:p>
          </table:table-cell>
          <table:table-cell office:value-type="string" calcext:value-type="string">
            <text:p>Zagraniczna przesyłka polecona</text:p>
          </table:table-cell>
          <table:table-cell table:formula="of:=&quot;Dr. Stefan Waibel&quot;" office:value-type="string" office:string-value="Dr. Stefan Waibel" calcext:value-type="string">
            <text:p>Dr. Stefan Waibel</text:p>
          </table:table-cell>
          <table:table-cell table:formula="of:=&quot;&quot;">
            <text:p/>
          </table:table-cell>
          <table:table-cell table:formula="of:=&quot;Am Herrenholz&quot;" office:value-type="string" office:string-value="Am Herrenholz" calcext:value-type="string">
            <text:p>Am Herrenholz</text:p>
          </table:table-cell>
          <table:table-cell table:formula="of:=&quot;15&quot;" office:value-type="string" office:string-value="15" calcext:value-type="string">
            <text:p>15</text:p>
          </table:table-cell>
          <table:table-cell table:formula="of:=&quot;&quot;">
            <text:p/>
          </table:table-cell>
          <table:table-cell table:formula="of:=&quot;Günzburg&quot;" office:value-type="string" office:string-value="Günzburg" calcext:value-type="string">
            <text:p>Günzburg</text:p>
          </table:table-cell>
          <table:table-cell table:formula="of:=&quot;89-312&quot;" office:value-type="string" office:string-value="89-312" calcext:value-type="string">
            <text:p>89-312</text:p>
          </table:table-cell>
          <table:table-cell table:formula="of:=&quot;Niemcy&quot;" office:value-type="string" office:string-value="Niemcy" calcext:value-type="string">
            <text:p>Niemcy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.064</text:p>
          </table:table-cell>
          <table:table-cell/>
          <table:table-cell table:formula="of:=&quot;&quot;">
            <text:p/>
          </table:table-cell>
          <table:table-cell/>
          <table:table-cell table:formula="of:=&quot;RR934839677PL&quot;" office:value-type="string" office:string-value="RR934839677PL" calcext:value-type="string">
            <text:p>RR934839677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59/06/16 | abacus-waibel&quot;" office:value-type="string" office:string-value="Par/59/06/16 | abacus-waibel" calcext:value-type="string">
            <text:p>Par/59/06/16 | abacus-waibel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08 10:23:00&quot;" office:value-type="string" office:string-value="2016-06-08 10:23:00" calcext:value-type="string">
            <text:p>2016-06-08 10:2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20.</text:p>
          </table:table-cell>
          <table:table-cell office:value-type="string" calcext:value-type="string">
            <text:p>Zagraniczna przesyłka polecona</text:p>
          </table:table-cell>
          <table:table-cell table:formula="of:=&quot;Espen Eriksen&quot;" office:value-type="string" office:string-value="Espen Eriksen" calcext:value-type="string">
            <text:p>Espen Eriksen</text:p>
          </table:table-cell>
          <table:table-cell table:formula="of:=&quot;&quot;">
            <text:p/>
          </table:table-cell>
          <table:table-cell table:formula="of:=&quot;Dr.holmsvei&quot;" office:value-type="string" office:string-value="Dr.holmsvei" calcext:value-type="string">
            <text:p>Dr.holmsvei</text:p>
          </table:table-cell>
          <table:table-cell table:formula="of:=&quot;43&quot;" office:value-type="string" office:string-value="43" calcext:value-type="string">
            <text:p>43</text:p>
          </table:table-cell>
          <table:table-cell table:formula="of:=&quot;&quot;">
            <text:p/>
          </table:table-cell>
          <table:table-cell table:formula="of:=&quot;Larvik&quot;" office:value-type="string" office:string-value="Larvik" calcext:value-type="string">
            <text:p>Larvik</text:p>
          </table:table-cell>
          <table:table-cell table:formula="of:=&quot;32-58&quot;" office:value-type="string" office:string-value="32-58" calcext:value-type="string">
            <text:p>32-58</text:p>
          </table:table-cell>
          <table:table-cell table:formula="of:=&quot;Norwegia&quot;" office:value-type="string" office:string-value="Norwegia" calcext:value-type="string">
            <text:p>Norweg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.164</text:p>
          </table:table-cell>
          <table:table-cell/>
          <table:table-cell table:formula="of:=&quot;&quot;">
            <text:p/>
          </table:table-cell>
          <table:table-cell/>
          <table:table-cell table:formula="of:=&quot;RR934846050PL&quot;" office:value-type="string" office:string-value="RR934846050PL" calcext:value-type="string">
            <text:p>RR93484605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5/06/16 | redline52012&quot;" office:value-type="string" office:string-value="F/45/06/16 | redline52012" calcext:value-type="string">
            <text:p>F/45/06/16 | redline52012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21.</text:p>
          </table:table-cell>
          <table:table-cell office:value-type="string" calcext:value-type="string">
            <text:p>Zagraniczna przesyłka polecona</text:p>
          </table:table-cell>
          <table:table-cell table:formula="of:=&quot;Sebastian Caballero&quot;" office:value-type="string" office:string-value="Sebastian Caballero" calcext:value-type="string">
            <text:p>Sebastian Caballero</text:p>
          </table:table-cell>
          <table:table-cell table:formula="of:=&quot;&quot;">
            <text:p/>
          </table:table-cell>
          <table:table-cell table:formula="of:=&quot;Olimar&quot;" office:value-type="string" office:string-value="Olimar" calcext:value-type="string">
            <text:p>Olimar</text:p>
          </table:table-cell>
          <table:table-cell table:formula="of:=&quot;3071&quot;" office:value-type="string" office:string-value="3071" calcext:value-type="string">
            <text:p>3071</text:p>
          </table:table-cell>
          <table:table-cell table:formula="of:=&quot;&quot;">
            <text:p/>
          </table:table-cell>
          <table:table-cell table:formula="of:=&quot;Rio Negro&quot;" office:value-type="string" office:string-value="Rio Negro" calcext:value-type="string">
            <text:p>Rio Negro</text:p>
          </table:table-cell>
          <table:table-cell table:formula="of:=&quot;65-000&quot;" office:value-type="string" office:string-value="65-000" calcext:value-type="string">
            <text:p>65-000</text:p>
          </table:table-cell>
          <table:table-cell table:formula="of:=&quot;Urugwaj&quot;" office:value-type="string" office:string-value="Urugwaj" calcext:value-type="string">
            <text:p>Urugwaj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3 00:00:00&quot;" office:value-type="string" office:string-value="2016-06-03 00:00:00" calcext:value-type="string">
            <text:p>2016-06-03 00:00:00</text:p>
          </table:table-cell>
          <table:table-cell table:formula="of:=&quot;&quot;">
            <text:p/>
          </table:table-cell>
          <table:table-cell office:value-type="string" calcext:value-type="string">
            <text:p>.124</text:p>
          </table:table-cell>
          <table:table-cell/>
          <table:table-cell table:formula="of:=&quot;&quot;">
            <text:p/>
          </table:table-cell>
          <table:table-cell/>
          <table:table-cell table:formula="of:=&quot;RR934846338PL&quot;" office:value-type="string" office:string-value="RR934846338PL" calcext:value-type="string">
            <text:p>RR934846338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8/06/16 | sebastiantito&quot;" office:value-type="string" office:string-value="F/48/06/16 | sebastiantito" calcext:value-type="string">
            <text:p>F/48/06/16 | sebastiantito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22.</text:p>
          </table:table-cell>
          <table:table-cell office:value-type="string" calcext:value-type="string">
            <text:p>Zagraniczna przesyłka polecona</text:p>
          </table:table-cell>
          <table:table-cell table:formula="of:=&quot;Luis Ibanez&quot;" office:value-type="string" office:string-value="Luis Ibanez" calcext:value-type="string">
            <text:p>Luis Ibanez</text:p>
          </table:table-cell>
          <table:table-cell table:formula="of:=&quot;&quot;">
            <text:p/>
          </table:table-cell>
          <table:table-cell table:formula="of:=&quot;Eduardo Matte&quot;" office:value-type="string" office:string-value="Eduardo Matte" calcext:value-type="string">
            <text:p>Eduardo Matte</text:p>
          </table:table-cell>
          <table:table-cell table:formula="of:=&quot;2027&quot;" office:value-type="string" office:string-value="2027" calcext:value-type="string">
            <text:p>2027</text:p>
          </table:table-cell>
          <table:table-cell table:formula="of:=&quot;&quot;">
            <text:p/>
          </table:table-cell>
          <table:table-cell table:formula="of:=&quot;Santiago, METROPOLITANA&quot;" office:value-type="string" office:string-value="Santiago, METROPOLITANA" calcext:value-type="string">
            <text:p>Santiago, METROPOLITANA</text:p>
          </table:table-cell>
          <table:table-cell table:formula="of:=&quot;83-611&quot;" office:value-type="string" office:string-value="83-611" calcext:value-type="string">
            <text:p>83-611</text:p>
          </table:table-cell>
          <table:table-cell table:formula="of:=&quot;Chile&quot;" office:value-type="string" office:string-value="Chile" calcext:value-type="string">
            <text:p>Chil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.892</text:p>
          </table:table-cell>
          <table:table-cell/>
          <table:table-cell table:formula="of:=&quot;&quot;">
            <text:p/>
          </table:table-cell>
          <table:table-cell/>
          <table:table-cell table:formula="of:=&quot;RR934996916PL&quot;" office:value-type="string" office:string-value="RR934996916PL" calcext:value-type="string">
            <text:p>RR934996916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84/06/16 | baleno1997562&quot;" office:value-type="string" office:string-value="F/84/06/16 | baleno1997562" calcext:value-type="string">
            <text:p>F/84/06/16 | baleno1997562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23.</text:p>
          </table:table-cell>
          <table:table-cell office:value-type="string" calcext:value-type="string">
            <text:p>Zagraniczna przesyłka polecona</text:p>
          </table:table-cell>
          <table:table-cell table:formula="of:=&quot;Nataliya Pimenova&quot;" office:value-type="string" office:string-value="Nataliya Pimenova" calcext:value-type="string">
            <text:p>Nataliya Pimenova</text:p>
          </table:table-cell>
          <table:table-cell table:formula="of:=&quot;&quot;">
            <text:p/>
          </table:table-cell>
          <table:table-cell table:formula="of:=&quot;Ilimskaya str.&quot;" office:value-type="string" office:string-value="Ilimskaya str." calcext:value-type="string">
            <text:p>Ilimskaya str.</text:p>
          </table:table-cell>
          <table:table-cell table:formula="of:=&quot;10&quot;" office:value-type="string" office:string-value="10" calcext:value-type="string">
            <text:p>10</text:p>
          </table:table-cell>
          <table:table-cell table:formula="of:=&quot;164&quot;" office:value-type="string" office:string-value="164" calcext:value-type="string">
            <text:p>164</text:p>
          </table:table-cell>
          <table:table-cell table:formula="of:=&quot;Moscow&quot;" office:value-type="string" office:string-value="Moscow" calcext:value-type="string">
            <text:p>Moscow</text:p>
          </table:table-cell>
          <table:table-cell table:formula="of:=&quot;12-757&quot;" office:value-type="string" office:string-value="12-757" calcext:value-type="string">
            <text:p>12-757</text:p>
          </table:table-cell>
          <table:table-cell table:formula="of:=&quot;Rosja&quot;" office:value-type="string" office:string-value="Rosja" calcext:value-type="string">
            <text:p>Rosj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.192</text:p>
          </table:table-cell>
          <table:table-cell/>
          <table:table-cell table:formula="of:=&quot;&quot;">
            <text:p/>
          </table:table-cell>
          <table:table-cell/>
          <table:table-cell table:formula="of:=&quot;RR934996920PL&quot;" office:value-type="string" office:string-value="RR934996920PL" calcext:value-type="string">
            <text:p>RR93499692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85/06/16 | pna9001-jtm6jelr&quot;" office:value-type="string" office:string-value="F/85/06/16 | pna9001-jtm6jelr" calcext:value-type="string">
            <text:p>F/85/06/16 | pna9001-jtm6jelr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2:13:00&quot;" office:value-type="string" office:string-value="2016-06-20 12:13:00" calcext:value-type="string">
            <text:p>2016-06-20 12:1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24.</text:p>
          </table:table-cell>
          <table:table-cell office:value-type="string" calcext:value-type="string">
            <text:p>Zagraniczna przesyłka polecona</text:p>
          </table:table-cell>
          <table:table-cell table:formula="of:=&quot;Jessica Gomez&quot;" office:value-type="string" office:string-value="Jessica Gomez" calcext:value-type="string">
            <text:p>Jessica Gomez</text:p>
          </table:table-cell>
          <table:table-cell table:formula="of:=&quot;&quot;">
            <text:p/>
          </table:table-cell>
          <table:table-cell table:formula="of:=&quot;Calle Terol 2 o 1&quot;" office:value-type="string" office:string-value="Calle Terol 2 o 1" calcext:value-type="string">
            <text:p>Calle Terol 2 o 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&quot;">
            <text:p/>
          </table:table-cell>
          <table:table-cell table:formula="of:=&quot;Barcelona&quot;" office:value-type="string" office:string-value="Barcelona" calcext:value-type="string">
            <text:p>Barcelona</text:p>
          </table:table-cell>
          <table:table-cell table:formula="of:=&quot;08-012&quot;" office:value-type="string" office:string-value="08-012" calcext:value-type="string">
            <text:p>08-012</text:p>
          </table:table-cell>
          <table:table-cell table:formula="of:=&quot;Hiszpania&quot;" office:value-type="string" office:string-value="Hiszpania" calcext:value-type="string">
            <text:p>Hiszpan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.246</text:p>
          </table:table-cell>
          <table:table-cell/>
          <table:table-cell table:formula="of:=&quot;&quot;">
            <text:p/>
          </table:table-cell>
          <table:table-cell/>
          <table:table-cell table:formula="of:=&quot;RR935020433PL&quot;" office:value-type="string" office:string-value="RR935020433PL" calcext:value-type="string">
            <text:p>RR935020433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94/06/16 | gmez_jimm&quot;" office:value-type="string" office:string-value="Par/94/06/16 | gmez_jimm" calcext:value-type="string">
            <text:p>Par/94/06/16 | gmez_jimm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ZWRÓCONA&quot;" office:value-type="string" office:string-value="ZWRÓCONA" calcext:value-type="string">
            <text:p>ZWRÓC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15:02:27&quot;" office:value-type="string" office:string-value="2016-07-04 15:02:27" calcext:value-type="string">
            <text:p>2016-07-04 15:02:27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25.</text:p>
          </table:table-cell>
          <table:table-cell office:value-type="string" calcext:value-type="string">
            <text:p>Zagraniczna przesyłka polecona</text:p>
          </table:table-cell>
          <table:table-cell table:formula="of:=&quot;Elena Schulz&quot;" office:value-type="string" office:string-value="Elena Schulz" calcext:value-type="string">
            <text:p>Elena Schulz</text:p>
          </table:table-cell>
          <table:table-cell table:formula="of:=&quot;&quot;">
            <text:p/>
          </table:table-cell>
          <table:table-cell table:formula="of:=&quot;Bayernweg&quot;" office:value-type="string" office:string-value="Bayernweg" calcext:value-type="string">
            <text:p>Bayernweg</text:p>
          </table:table-cell>
          <table:table-cell table:formula="of:=&quot;9&quot;" office:value-type="string" office:string-value="9" calcext:value-type="string">
            <text:p>9</text:p>
          </table:table-cell>
          <table:table-cell table:formula="of:=&quot;&quot;">
            <text:p/>
          </table:table-cell>
          <table:table-cell table:formula="of:=&quot;Bad Orb&quot;" office:value-type="string" office:string-value="Bad Orb" calcext:value-type="string">
            <text:p>Bad Orb</text:p>
          </table:table-cell>
          <table:table-cell table:formula="of:=&quot;63-619&quot;" office:value-type="string" office:string-value="63-619" calcext:value-type="string">
            <text:p>63-619</text:p>
          </table:table-cell>
          <table:table-cell table:formula="of:=&quot;Niemcy&quot;" office:value-type="string" office:string-value="Niemcy" calcext:value-type="string">
            <text:p>Niemcy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7 00:00:00&quot;" office:value-type="string" office:string-value="2016-06-07 00:00:00" calcext:value-type="string">
            <text:p>2016-06-07 00:00:00</text:p>
          </table:table-cell>
          <table:table-cell table:formula="of:=&quot;&quot;">
            <text:p/>
          </table:table-cell>
          <table:table-cell office:value-type="string" calcext:value-type="string">
            <text:p>.118</text:p>
          </table:table-cell>
          <table:table-cell/>
          <table:table-cell table:formula="of:=&quot;&quot;">
            <text:p/>
          </table:table-cell>
          <table:table-cell/>
          <table:table-cell table:formula="of:=&quot;RR935022142PL&quot;" office:value-type="string" office:string-value="RR935022142PL" calcext:value-type="string">
            <text:p>RR935022142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95/06/16 | elena80930&quot;" office:value-type="string" office:string-value="Par/95/06/16 | elena80930" calcext:value-type="string">
            <text:p>Par/95/06/16 | elena8093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5 14:39:58&quot;" office:value-type="string" office:string-value="2016-06-15 14:39:58" calcext:value-type="string">
            <text:p>2016-06-15 14:39:58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26.</text:p>
          </table:table-cell>
          <table:table-cell office:value-type="string" calcext:value-type="string">
            <text:p>Zagraniczna przesyłka polecona</text:p>
          </table:table-cell>
          <table:table-cell table:formula="of:=&quot;Daniel Frankenberg&quot;" office:value-type="string" office:string-value="Daniel Frankenberg" calcext:value-type="string">
            <text:p>Daniel Frankenberg</text:p>
          </table:table-cell>
          <table:table-cell table:formula="of:=&quot;&quot;">
            <text:p/>
          </table:table-cell>
          <table:table-cell table:formula="of:=&quot;Grepvägen&quot;" office:value-type="string" office:string-value="Grepvägen" calcext:value-type="string">
            <text:p>Grepvägen</text:p>
          </table:table-cell>
          <table:table-cell table:formula="of:=&quot;435&quot;" office:value-type="string" office:string-value="435" calcext:value-type="string">
            <text:p>435</text:p>
          </table:table-cell>
          <table:table-cell table:formula="of:=&quot;&quot;">
            <text:p/>
          </table:table-cell>
          <table:table-cell table:formula="of:=&quot;Kungälv&quot;" office:value-type="string" office:string-value="Kungälv" calcext:value-type="string">
            <text:p>Kungälv</text:p>
          </table:table-cell>
          <table:table-cell table:formula="of:=&quot;44-2 4&quot;" office:value-type="string" office:string-value="44-2 4" calcext:value-type="string">
            <text:p>44-2 4</text:p>
          </table:table-cell>
          <table:table-cell table:formula="of:=&quot;Szwecja&quot;" office:value-type="string" office:string-value="Szwecja" calcext:value-type="string">
            <text:p>Szwecj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9 00:00:00&quot;" office:value-type="string" office:string-value="2016-06-09 00:00:00" calcext:value-type="string">
            <text:p>2016-06-09 00:00:00</text:p>
          </table:table-cell>
          <table:table-cell table:formula="of:=&quot;&quot;">
            <text:p/>
          </table:table-cell>
          <table:table-cell office:value-type="string" calcext:value-type="string">
            <text:p>.168</text:p>
          </table:table-cell>
          <table:table-cell/>
          <table:table-cell table:formula="of:=&quot;&quot;">
            <text:p/>
          </table:table-cell>
          <table:table-cell/>
          <table:table-cell table:formula="of:=&quot;RR935149112PL&quot;" office:value-type="string" office:string-value="RR935149112PL" calcext:value-type="string">
            <text:p>RR935149112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148/06/16 | frankenberg87&quot;" office:value-type="string" office:string-value="Par/148/06/16 | frankenberg87" calcext:value-type="string">
            <text:p>Par/148/06/16 | frankenberg87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5 12:13:00&quot;" office:value-type="string" office:string-value="2016-06-15 12:13:00" calcext:value-type="string">
            <text:p>2016-06-15 12:1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27.</text:p>
          </table:table-cell>
          <table:table-cell office:value-type="string" calcext:value-type="string">
            <text:p>Zagraniczna przesyłka polecona</text:p>
          </table:table-cell>
          <table:table-cell table:formula="of:=&quot;Tomas Trujillo&quot;" office:value-type="string" office:string-value="Tomas Trujillo" calcext:value-type="string">
            <text:p>Tomas Trujillo</text:p>
          </table:table-cell>
          <table:table-cell table:formula="of:=&quot;&quot;">
            <text:p/>
          </table:table-cell>
          <table:table-cell table:formula="of:=&quot;Av. Suecia #750&quot;" office:value-type="string" office:string-value="Av. Suecia #750" calcext:value-type="string">
            <text:p>Av. Suecia #750</text:p>
          </table:table-cell>
          <table:table-cell table:formula="of:=&quot;Depto&quot;" office:value-type="string" office:string-value="Depto" calcext:value-type="string">
            <text:p>Depto</text:p>
          </table:table-cell>
          <table:table-cell table:formula="of:=&quot;1606&quot;" office:value-type="string" office:string-value="1606" calcext:value-type="string">
            <text:p>1606</text:p>
          </table:table-cell>
          <table:table-cell table:formula="of:=&quot;Santiago&quot;" office:value-type="string" office:string-value="Santiago" calcext:value-type="string">
            <text:p>Santiago</text:p>
          </table:table-cell>
          <table:table-cell table:formula="of:=&quot;75-102&quot;" office:value-type="string" office:string-value="75-102" calcext:value-type="string">
            <text:p>75-102</text:p>
          </table:table-cell>
          <table:table-cell table:formula="of:=&quot;Chile&quot;" office:value-type="string" office:string-value="Chile" calcext:value-type="string">
            <text:p>Chil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.058</text:p>
          </table:table-cell>
          <table:table-cell/>
          <table:table-cell table:formula="of:=&quot;&quot;">
            <text:p/>
          </table:table-cell>
          <table:table-cell/>
          <table:table-cell table:formula="of:=&quot;RR935208059PL&quot;" office:value-type="string" office:string-value="RR935208059PL" calcext:value-type="string">
            <text:p>RR93520805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73/06/16 | tomtrujillo81&quot;" office:value-type="string" office:string-value="F/173/06/16 | tomtrujillo81" calcext:value-type="string">
            <text:p>F/173/06/16 | tomtrujillo81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09:00:00&quot;" office:value-type="string" office:string-value="2016-07-04 09:00:00" calcext:value-type="string">
            <text:p>2016-07-04 09:0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28.</text:p>
          </table:table-cell>
          <table:table-cell office:value-type="string" calcext:value-type="string">
            <text:p>Zagraniczna przesyłka polecona</text:p>
          </table:table-cell>
          <table:table-cell table:formula="of:=&quot;masaru kenmochi&quot;" office:value-type="string" office:string-value="masaru kenmochi" calcext:value-type="string">
            <text:p>masaru kenmochi</text:p>
          </table:table-cell>
          <table:table-cell table:formula="of:=&quot;&quot;">
            <text:p/>
          </table:table-cell>
          <table:table-cell table:formula="of:=&quot;6-9-5&quot;" office:value-type="string" office:string-value="6-9-5" calcext:value-type="string">
            <text:p>6-9-5</text:p>
          </table:table-cell>
          <table:table-cell table:formula="of:=&quot;fujimachi&quot;" office:value-type="string" office:string-value="fujimachi" calcext:value-type="string">
            <text:p>fujimachi</text:p>
          </table:table-cell>
          <table:table-cell table:formula="of:=&quot;&quot;">
            <text:p/>
          </table:table-cell>
          <table:table-cell table:formula="of:=&quot;TOKYO nishi-tokyo shi&quot;" office:value-type="string" office:string-value="TOKYO nishi-tokyo shi" calcext:value-type="string">
            <text:p>TOKYO nishi-tokyo shi</text:p>
          </table:table-cell>
          <table:table-cell table:formula="of:=&quot;20-2-0&quot;" office:value-type="string" office:string-value="20-2-0" calcext:value-type="string">
            <text:p>20-2-0</text:p>
          </table:table-cell>
          <table:table-cell table:formula="of:=&quot;Japonia&quot;" office:value-type="string" office:string-value="Japonia" calcext:value-type="string">
            <text:p>Japon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1.1</text:p>
          </table:table-cell>
          <table:table-cell/>
          <table:table-cell table:formula="of:=&quot;&quot;">
            <text:p/>
          </table:table-cell>
          <table:table-cell/>
          <table:table-cell table:formula="of:=&quot;RR935208694PL&quot;" office:value-type="string" office:string-value="RR935208694PL" calcext:value-type="string">
            <text:p>RR935208694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77/06/16 | masarkenmoch0&quot;" office:value-type="string" office:string-value="F/177/06/16 | masarkenmoch0" calcext:value-type="string">
            <text:p>F/177/06/16 | masarkenmoch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1 12:59:00&quot;" office:value-type="string" office:string-value="2016-06-21 12:59:00" calcext:value-type="string">
            <text:p>2016-06-21 12:5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29.</text:p>
          </table:table-cell>
          <table:table-cell office:value-type="string" calcext:value-type="string">
            <text:p>Zagraniczna przesyłka polecona</text:p>
          </table:table-cell>
          <table:table-cell table:formula="of:=&quot;SUNG SANGIL&quot;" office:value-type="string" office:string-value="SUNG SANGIL" calcext:value-type="string">
            <text:p>SUNG SANGIL</text:p>
          </table:table-cell>
          <table:table-cell table:formula="of:=&quot;DaeguVIP 6f&quot;" office:value-type="string" office:string-value="DaeguVIP 6f" calcext:value-type="string">
            <text:p>DaeguVIP 6f</text:p>
          </table:table-cell>
          <table:table-cell table:formula="of:=&quot;Daegu-sangjo-tower 165-4&quot;" office:value-type="string" office:string-value="Daegu-sangjo-tower 165-4" calcext:value-type="string">
            <text:p>Daegu-sangjo-tower 165-4</text:p>
          </table:table-cell>
          <table:table-cell table:formula="of:=&quot;Beomeo2dong&quot;" office:value-type="string" office:string-value="Beomeo2dong" calcext:value-type="string">
            <text:p>Beomeo2dong</text:p>
          </table:table-cell>
          <table:table-cell table:formula="of:=&quot;&quot;">
            <text:p/>
          </table:table-cell>
          <table:table-cell table:formula="of:=&quot;DAEGU SUSEONG-GU&quot;" office:value-type="string" office:string-value="DAEGU SUSEONG-GU" calcext:value-type="string">
            <text:p>DAEGU SUSEONG-GU</text:p>
          </table:table-cell>
          <table:table-cell table:formula="of:=&quot;70-6-7&quot;" office:value-type="string" office:string-value="70-6-7" calcext:value-type="string">
            <text:p>70-6-7</text:p>
          </table:table-cell>
          <table:table-cell table:formula="of:=&quot;Korea Południowa&quot;" office:value-type="string" office:string-value="Korea Południowa" calcext:value-type="string">
            <text:p>Korea Południow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0 00:00:00&quot;" office:value-type="string" office:string-value="2016-06-10 00:00:00" calcext:value-type="string">
            <text:p>2016-06-10 00:00:00</text:p>
          </table:table-cell>
          <table:table-cell table:formula="of:=&quot;&quot;">
            <text:p/>
          </table:table-cell>
          <table:table-cell office:value-type="string" calcext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RR935210503PL&quot;" office:value-type="string" office:string-value="RR935210503PL" calcext:value-type="string">
            <text:p>RR935210503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191/06/16 | aya4182&quot;" office:value-type="string" office:string-value="F/191/06/16 | aya4182" calcext:value-type="string">
            <text:p>F/191/06/16 | aya4182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09:26:00&quot;" office:value-type="string" office:string-value="2016-06-23 09:26:00" calcext:value-type="string">
            <text:p>2016-06-23 09:2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30.</text:p>
          </table:table-cell>
          <table:table-cell office:value-type="string" calcext:value-type="string">
            <text:p>Zagraniczna przesyłka polecona</text:p>
          </table:table-cell>
          <table:table-cell table:formula="of:=&quot;Mats Tagesson&quot;" office:value-type="string" office:string-value="Mats Tagesson" calcext:value-type="string">
            <text:p>Mats Tagesson</text:p>
          </table:table-cell>
          <table:table-cell table:formula="of:=&quot;&quot;">
            <text:p/>
          </table:table-cell>
          <table:table-cell table:formula="of:=&quot;Prastgatan&quot;" office:value-type="string" office:string-value="Prastgatan" calcext:value-type="string">
            <text:p>Prastgatan</text:p>
          </table:table-cell>
          <table:table-cell table:formula="of:=&quot;1c&quot;" office:value-type="string" office:string-value="1c" calcext:value-type="string">
            <text:p>1c</text:p>
          </table:table-cell>
          <table:table-cell table:formula="of:=&quot;&quot;">
            <text:p/>
          </table:table-cell>
          <table:table-cell table:formula="of:=&quot;Osthammar&quot;" office:value-type="string" office:string-value="Osthammar" calcext:value-type="string">
            <text:p>Osthammar</text:p>
          </table:table-cell>
          <table:table-cell table:formula="of:=&quot;74-231&quot;" office:value-type="string" office:string-value="74-231" calcext:value-type="string">
            <text:p>74-231</text:p>
          </table:table-cell>
          <table:table-cell table:formula="of:=&quot;Szwecja&quot;" office:value-type="string" office:string-value="Szwecja" calcext:value-type="string">
            <text:p>Szwecj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3 00:00:00&quot;" office:value-type="string" office:string-value="2016-06-13 00:00:00" calcext:value-type="string">
            <text:p>2016-06-13 00:00:00</text:p>
          </table:table-cell>
          <table:table-cell table:formula="of:=&quot;&quot;">
            <text:p/>
          </table:table-cell>
          <table:table-cell office:value-type="string" calcext:value-type="string">
            <text:p>.87</text:p>
          </table:table-cell>
          <table:table-cell/>
          <table:table-cell table:formula="of:=&quot;&quot;">
            <text:p/>
          </table:table-cell>
          <table:table-cell/>
          <table:table-cell table:formula="of:=&quot;RR935274693PL&quot;" office:value-type="string" office:string-value="RR935274693PL" calcext:value-type="string">
            <text:p>RR935274693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179/06/16 | tagonite&quot;" office:value-type="string" office:string-value="Par/179/06/16 | tagonite" calcext:value-type="string">
            <text:p>Par/179/06/16 | tagonite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6 22:04:00&quot;" office:value-type="string" office:string-value="2016-06-16 22:04:00" calcext:value-type="string">
            <text:p>2016-06-16 22:0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31.</text:p>
          </table:table-cell>
          <table:table-cell office:value-type="string" calcext:value-type="string">
            <text:p>Zagraniczna przesyłka polecona</text:p>
          </table:table-cell>
          <table:table-cell table:formula="of:=&quot;joaquim mendes&quot;" office:value-type="string" office:string-value="joaquim mendes" calcext:value-type="string">
            <text:p>joaquim mendes</text:p>
          </table:table-cell>
          <table:table-cell table:formula="of:=&quot;olho marinho&quot;" office:value-type="string" office:string-value="olho marinho" calcext:value-type="string">
            <text:p>olho marinho</text:p>
          </table:table-cell>
          <table:table-cell table:formula="of:=&quot;casais da arruda&quot;" office:value-type="string" office:string-value="casais da arruda" calcext:value-type="string">
            <text:p>casais da arruda</text:p>
          </table:table-cell>
          <table:table-cell table:formula="of:=&quot;n10&quot;" office:value-type="string" office:string-value="n10" calcext:value-type="string">
            <text:p>n10</text:p>
          </table:table-cell>
          <table:table-cell table:formula="of:=&quot;&quot;">
            <text:p/>
          </table:table-cell>
          <table:table-cell table:formula="of:=&quot;obidos&quot;" office:value-type="string" office:string-value="obidos" calcext:value-type="string">
            <text:p>obidos</text:p>
          </table:table-cell>
          <table:table-cell table:formula="of:=&quot;25-10-&quot;" office:value-type="string" office:string-value="25-10-" calcext:value-type="string">
            <text:p>25-10-</text:p>
          </table:table-cell>
          <table:table-cell table:formula="of:=&quot;Portugalia&quot;" office:value-type="string" office:string-value="Portugalia" calcext:value-type="string">
            <text:p>Portug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3 00:00:00&quot;" office:value-type="string" office:string-value="2016-06-13 00:00:00" calcext:value-type="string">
            <text:p>2016-06-13 00:00:00</text:p>
          </table:table-cell>
          <table:table-cell table:formula="of:=&quot;&quot;">
            <text:p/>
          </table:table-cell>
          <table:table-cell office:value-type="string" calcext:value-type="string">
            <text:p>.2</text:p>
          </table:table-cell>
          <table:table-cell/>
          <table:table-cell table:formula="of:=&quot;&quot;">
            <text:p/>
          </table:table-cell>
          <table:table-cell/>
          <table:table-cell table:formula="of:=&quot;RR935276080PL&quot;" office:value-type="string" office:string-value="RR935276080PL" calcext:value-type="string">
            <text:p>RR93527608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181/06/16 | quim0000&quot;" office:value-type="string" office:string-value="Par/181/06/16 | quim0000" calcext:value-type="string">
            <text:p>Par/181/06/16 | quim000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7:00:00&quot;" office:value-type="string" office:string-value="2016-06-20 17:00:00" calcext:value-type="string">
            <text:p>2016-06-20 17:0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32.</text:p>
          </table:table-cell>
          <table:table-cell office:value-type="string" calcext:value-type="string">
            <text:p>Zagraniczna przesyłka polecona</text:p>
          </table:table-cell>
          <table:table-cell table:formula="of:=&quot;Nicolas Bark&quot;" office:value-type="string" office:string-value="Nicolas Bark" calcext:value-type="string">
            <text:p>Nicolas Bark</text:p>
          </table:table-cell>
          <table:table-cell table:formula="of:=&quot;&quot;">
            <text:p/>
          </table:table-cell>
          <table:table-cell table:formula="of:=&quot;Rue de la lorraine&quot;" office:value-type="string" office:string-value="Rue de la lorraine" calcext:value-type="string">
            <text:p>Rue de la lorraine</text:p>
          </table:table-cell>
          <table:table-cell table:formula="of:=&quot;25&quot;" office:value-type="string" office:string-value="25" calcext:value-type="string">
            <text:p>25</text:p>
          </table:table-cell>
          <table:table-cell table:formula="of:=&quot;&quot;">
            <text:p/>
          </table:table-cell>
          <table:table-cell table:formula="of:=&quot;Messancy&quot;" office:value-type="string" office:string-value="Messancy" calcext:value-type="string">
            <text:p>Messancy</text:p>
          </table:table-cell>
          <table:table-cell table:formula="of:=&quot;67-80&quot;" office:value-type="string" office:string-value="67-80" calcext:value-type="string">
            <text:p>67-80</text:p>
          </table:table-cell>
          <table:table-cell table:formula="of:=&quot;Belgia&quot;" office:value-type="string" office:string-value="Belgia" calcext:value-type="string">
            <text:p>Belg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3 00:00:00&quot;" office:value-type="string" office:string-value="2016-06-13 00:00:00" calcext:value-type="string">
            <text:p>2016-06-13 00:00:00</text:p>
          </table:table-cell>
          <table:table-cell table:formula="of:=&quot;&quot;">
            <text:p/>
          </table:table-cell>
          <table:table-cell office:value-type="string" calcext:value-type="string">
            <text:p>.134</text:p>
          </table:table-cell>
          <table:table-cell/>
          <table:table-cell table:formula="of:=&quot;&quot;">
            <text:p/>
          </table:table-cell>
          <table:table-cell/>
          <table:table-cell table:formula="of:=&quot;RR935277584PL&quot;" office:value-type="string" office:string-value="RR935277584PL" calcext:value-type="string">
            <text:p>RR935277584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182/06/16 | nicni-b-qig2jxf&quot;" office:value-type="string" office:string-value="Par/182/06/16 | nicni-b-qig2jxf" calcext:value-type="string">
            <text:p>Par/182/06/16 | nicni-b-qig2jxf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33.</text:p>
          </table:table-cell>
          <table:table-cell office:value-type="string" calcext:value-type="string">
            <text:p>Zagraniczna przesyłka polecona</text:p>
          </table:table-cell>
          <table:table-cell table:formula="of:=&quot;Adriaan Djojorahardjo&quot;" office:value-type="string" office:string-value="Adriaan Djojorahardjo" calcext:value-type="string">
            <text:p>Adriaan Djojorahardjo</text:p>
          </table:table-cell>
          <table:table-cell table:formula="of:=&quot;Cilandak, Pondok Labu&quot;" office:value-type="string" office:string-value="Cilandak, Pondok Labu" calcext:value-type="string">
            <text:p>Cilandak, Pondok Labu</text:p>
          </table:table-cell>
          <table:table-cell table:formula="of:=&quot;PInang 5 Buntu&quot;" office:value-type="string" office:string-value="PInang 5 Buntu" calcext:value-type="string">
            <text:p>PInang 5 Buntu</text:p>
          </table:table-cell>
          <table:table-cell table:formula="of:=&quot;no.51&quot;" office:value-type="string" office:string-value="no.51" calcext:value-type="string">
            <text:p>no.51</text:p>
          </table:table-cell>
          <table:table-cell table:formula="of:=&quot;&quot;">
            <text:p/>
          </table:table-cell>
          <table:table-cell table:formula="of:=&quot;Jakarta Selantan&quot;" office:value-type="string" office:string-value="Jakarta Selantan" calcext:value-type="string">
            <text:p>Jakarta Selantan</text:p>
          </table:table-cell>
          <table:table-cell table:formula="of:=&quot;12-450&quot;" office:value-type="string" office:string-value="12-450" calcext:value-type="string">
            <text:p>12-450</text:p>
          </table:table-cell>
          <table:table-cell table:formula="of:=&quot;Indonezja&quot;" office:value-type="string" office:string-value="Indonezja" calcext:value-type="string">
            <text:p>Indonezj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.236</text:p>
          </table:table-cell>
          <table:table-cell/>
          <table:table-cell table:formula="of:=&quot;&quot;">
            <text:p/>
          </table:table-cell>
          <table:table-cell/>
          <table:table-cell table:formula="of:=&quot;RR935318553PL&quot;" office:value-type="string" office:string-value="RR935318553PL" calcext:value-type="string">
            <text:p>RR935318553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18/06/16 | riansaberro2014&quot;" office:value-type="string" office:string-value="F/218/06/16 | riansaberro2014" calcext:value-type="string">
            <text:p>F/218/06/16 | riansaberro2014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9 11:24:00&quot;" office:value-type="string" office:string-value="2016-06-29 11:24:00" calcext:value-type="string">
            <text:p>2016-06-29 11:2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34.</text:p>
          </table:table-cell>
          <table:table-cell office:value-type="string" calcext:value-type="string">
            <text:p>Zagraniczna przesyłka polecona</text:p>
          </table:table-cell>
          <table:table-cell table:formula="of:=&quot;Vidar Selsvik&quot;" office:value-type="string" office:string-value="Vidar Selsvik" calcext:value-type="string">
            <text:p>Vidar Selsvik</text:p>
          </table:table-cell>
          <table:table-cell table:formula="of:=&quot;&quot;">
            <text:p/>
          </table:table-cell>
          <table:table-cell table:formula="of:=&quot;Storhammeren&quot;" office:value-type="string" office:string-value="Storhammeren" calcext:value-type="string">
            <text:p>Storhammeren</text:p>
          </table:table-cell>
          <table:table-cell table:formula="of:=&quot;21&quot;" office:value-type="string" office:string-value="21" calcext:value-type="string">
            <text:p>21</text:p>
          </table:table-cell>
          <table:table-cell table:formula="of:=&quot;&quot;">
            <text:p/>
          </table:table-cell>
          <table:table-cell table:formula="of:=&quot;Fyllingsdalen&quot;" office:value-type="string" office:string-value="Fyllingsdalen" calcext:value-type="string">
            <text:p>Fyllingsdalen</text:p>
          </table:table-cell>
          <table:table-cell table:formula="of:=&quot;51-45&quot;" office:value-type="string" office:string-value="51-45" calcext:value-type="string">
            <text:p>51-45</text:p>
          </table:table-cell>
          <table:table-cell table:formula="of:=&quot;Norwegia&quot;" office:value-type="string" office:string-value="Norwegia" calcext:value-type="string">
            <text:p>Norweg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">
            <text:p/>
          </table:table-cell>
          <table:table-cell/>
          <table:table-cell table:formula="of:=&quot;RR935318584PL&quot;" office:value-type="string" office:string-value="RR935318584PL" calcext:value-type="string">
            <text:p>RR935318584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19/06/16 | 18vidar&quot;" office:value-type="string" office:string-value="F/219/06/16 | 18vidar" calcext:value-type="string">
            <text:p>F/219/06/16 | 18vidar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35.</text:p>
          </table:table-cell>
          <table:table-cell office:value-type="string" calcext:value-type="string">
            <text:p>Zagraniczna przesyłka polecona</text:p>
          </table:table-cell>
          <table:table-cell table:formula="of:=&quot;Yasir Aftab&quot;" office:value-type="string" office:string-value="Yasir Aftab" calcext:value-type="string">
            <text:p>Yasir Aftab</text:p>
          </table:table-cell>
          <table:table-cell table:formula="of:=&quot;&quot;">
            <text:p/>
          </table:table-cell>
          <table:table-cell table:formula="of:=&quot;Nittedalsgata&quot;" office:value-type="string" office:string-value="Nittedalsgata" calcext:value-type="string">
            <text:p>Nittedalsgata</text:p>
          </table:table-cell>
          <table:table-cell table:formula="of:=&quot;65&quot;" office:value-type="string" office:string-value="65" calcext:value-type="string">
            <text:p>65</text:p>
          </table:table-cell>
          <table:table-cell table:formula="of:=&quot;&quot;">
            <text:p/>
          </table:table-cell>
          <table:table-cell table:formula="of:=&quot;Lillestrom&quot;" office:value-type="string" office:string-value="Lillestrom" calcext:value-type="string">
            <text:p>Lillestrom</text:p>
          </table:table-cell>
          <table:table-cell table:formula="of:=&quot;20-00&quot;" office:value-type="string" office:string-value="20-00" calcext:value-type="string">
            <text:p>20-00</text:p>
          </table:table-cell>
          <table:table-cell table:formula="of:=&quot;Norwegia&quot;" office:value-type="string" office:string-value="Norwegia" calcext:value-type="string">
            <text:p>Norweg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.836</text:p>
          </table:table-cell>
          <table:table-cell/>
          <table:table-cell table:formula="of:=&quot;&quot;">
            <text:p/>
          </table:table-cell>
          <table:table-cell/>
          <table:table-cell table:formula="of:=&quot;RR935318669PL&quot;" office:value-type="string" office:string-value="RR935318669PL" calcext:value-type="string">
            <text:p>RR93531866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20/06/16 | rahat-2010&quot;" office:value-type="string" office:string-value="F/220/06/16 | rahat-2010" calcext:value-type="string">
            <text:p>F/220/06/16 | rahat-201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36.</text:p>
          </table:table-cell>
          <table:table-cell office:value-type="string" calcext:value-type="string">
            <text:p>Zagraniczna przesyłka polecona</text:p>
          </table:table-cell>
          <table:table-cell table:formula="of:=&quot;Luis Gonzalez&quot;" office:value-type="string" office:string-value="Luis Gonzalez" calcext:value-type="string">
            <text:p>Luis Gonzalez</text:p>
          </table:table-cell>
          <table:table-cell table:formula="of:=&quot;&quot;">
            <text:p/>
          </table:table-cell>
          <table:table-cell table:formula="of:=&quot;PARINACOTA&quot;" office:value-type="string" office:string-value="PARINACOTA" calcext:value-type="string">
            <text:p>PARINACOTA</text:p>
          </table:table-cell>
          <table:table-cell table:formula="of:=&quot;10154&quot;" office:value-type="string" office:string-value="10154" calcext:value-type="string">
            <text:p>10154</text:p>
          </table:table-cell>
          <table:table-cell table:formula="of:=&quot;&quot;">
            <text:p/>
          </table:table-cell>
          <table:table-cell table:formula="of:=&quot;Santiago&quot;" office:value-type="string" office:string-value="Santiago" calcext:value-type="string">
            <text:p>Santiago</text:p>
          </table:table-cell>
          <table:table-cell table:formula="of:=&quot;82-506&quot;" office:value-type="string" office:string-value="82-506" calcext:value-type="string">
            <text:p>82-506</text:p>
          </table:table-cell>
          <table:table-cell table:formula="of:=&quot;Chile&quot;" office:value-type="string" office:string-value="Chile" calcext:value-type="string">
            <text:p>Chil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.204</text:p>
          </table:table-cell>
          <table:table-cell/>
          <table:table-cell table:formula="of:=&quot;&quot;">
            <text:p/>
          </table:table-cell>
          <table:table-cell/>
          <table:table-cell table:formula="of:=&quot;RR935319505PL&quot;" office:value-type="string" office:string-value="RR935319505PL" calcext:value-type="string">
            <text:p>RR93531950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26/06/16 | luisalbertgonzalezleo-0&quot;" office:value-type="string" office:string-value="F/226/06/16 | luisalbertgonzalezleo-0" calcext:value-type="string">
            <text:p>F/226/06/16 | luisalbertgonzalezleo-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7 09:41:00&quot;" office:value-type="string" office:string-value="2016-07-07 09:41:00" calcext:value-type="string">
            <text:p>2016-07-07 09:4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37.</text:p>
          </table:table-cell>
          <table:table-cell office:value-type="string" calcext:value-type="string">
            <text:p>Zagraniczna przesyłka polecona</text:p>
          </table:table-cell>
          <table:table-cell table:formula="of:=&quot;Niki Nielsen&quot;" office:value-type="string" office:string-value="Niki Nielsen" calcext:value-type="string">
            <text:p>Niki Nielsen</text:p>
          </table:table-cell>
          <table:table-cell table:formula="of:=&quot;&quot;">
            <text:p/>
          </table:table-cell>
          <table:table-cell table:formula="of:=&quot;Porsgrunnsvej&quot;" office:value-type="string" office:string-value="Porsgrunnsvej" calcext:value-type="string">
            <text:p>Porsgrunnsvej</text:p>
          </table:table-cell>
          <table:table-cell table:formula="of:=&quot;18&quot;" office:value-type="string" office:string-value="18" calcext:value-type="string">
            <text:p>18</text:p>
          </table:table-cell>
          <table:table-cell table:formula="of:=&quot;&quot;">
            <text:p/>
          </table:table-cell>
          <table:table-cell table:formula="of:=&quot;Aarhus N&quot;" office:value-type="string" office:string-value="Aarhus N" calcext:value-type="string">
            <text:p>Aarhus N</text:p>
          </table:table-cell>
          <table:table-cell table:formula="of:=&quot;82-00&quot;" office:value-type="string" office:string-value="82-00" calcext:value-type="string">
            <text:p>82-00</text:p>
          </table:table-cell>
          <table:table-cell table:formula="of:=&quot;Dania&quot;" office:value-type="string" office:string-value="Dania" calcext:value-type="string">
            <text:p>Dan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.07</text:p>
          </table:table-cell>
          <table:table-cell/>
          <table:table-cell table:formula="of:=&quot;&quot;">
            <text:p/>
          </table:table-cell>
          <table:table-cell/>
          <table:table-cell table:formula="of:=&quot;RR935350390PL&quot;" office:value-type="string" office:string-value="RR935350390PL" calcext:value-type="string">
            <text:p>RR93535039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213/06/16 | nini.nik.qcuw73f&quot;" office:value-type="string" office:string-value="Par/213/06/16 | nini.nik.qcuw73f" calcext:value-type="string">
            <text:p>Par/213/06/16 | nini.nik.qcuw73f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17 13:47:00&quot;" office:value-type="string" office:string-value="2016-06-17 13:47:00" calcext:value-type="string">
            <text:p>2016-06-17 13:4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38.</text:p>
          </table:table-cell>
          <table:table-cell office:value-type="string" calcext:value-type="string">
            <text:p>Zagraniczna przesyłka polecona</text:p>
          </table:table-cell>
          <table:table-cell table:formula="of:=&quot;Holstautolaeder Att: Dan Jorgensen&quot;" office:value-type="string" office:string-value="Holstautolaeder Att: Dan Jorgensen" calcext:value-type="string">
            <text:p>Holstautolaeder Att: Dan Jorgensen</text:p>
          </table:table-cell>
          <table:table-cell table:formula="of:=&quot;&quot;">
            <text:p/>
          </table:table-cell>
          <table:table-cell table:formula="of:=&quot;Nygade&quot;" office:value-type="string" office:string-value="Nygade" calcext:value-type="string">
            <text:p>Nygade</text:p>
          </table:table-cell>
          <table:table-cell table:formula="of:=&quot;37&quot;" office:value-type="string" office:string-value="37" calcext:value-type="string">
            <text:p>37</text:p>
          </table:table-cell>
          <table:table-cell table:formula="of:=&quot;&quot;">
            <text:p/>
          </table:table-cell>
          <table:table-cell table:formula="of:=&quot;Ikast&quot;" office:value-type="string" office:string-value="Ikast" calcext:value-type="string">
            <text:p>Ikast</text:p>
          </table:table-cell>
          <table:table-cell table:formula="of:=&quot;74-30&quot;" office:value-type="string" office:string-value="74-30" calcext:value-type="string">
            <text:p>74-30</text:p>
          </table:table-cell>
          <table:table-cell table:formula="of:=&quot;Dania&quot;" office:value-type="string" office:string-value="Dania" calcext:value-type="string">
            <text:p>Dan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5 00:00:00&quot;" office:value-type="string" office:string-value="2016-06-15 00:00:00" calcext:value-type="string">
            <text:p>2016-06-15 00:00:00</text:p>
          </table:table-cell>
          <table:table-cell table:formula="of:=&quot;&quot;">
            <text:p/>
          </table:table-cell>
          <table:table-cell office:value-type="string" calcext:value-type="string">
            <text:p>.1</text:p>
          </table:table-cell>
          <table:table-cell/>
          <table:table-cell table:formula="of:=&quot;&quot;">
            <text:p/>
          </table:table-cell>
          <table:table-cell/>
          <table:table-cell table:formula="of:=&quot;RR935412205PL&quot;" office:value-type="string" office:string-value="RR935412205PL" calcext:value-type="string">
            <text:p>RR93541220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246/06/16 | jordk_kufipz&quot;" office:value-type="string" office:string-value="Par/246/06/16 | jordk_kufipz" calcext:value-type="string">
            <text:p>Par/246/06/16 | jordk_kufipz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0 11:09:00&quot;" office:value-type="string" office:string-value="2016-06-20 11:09:00" calcext:value-type="string">
            <text:p>2016-06-20 11:0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39.</text:p>
          </table:table-cell>
          <table:table-cell office:value-type="string" calcext:value-type="string">
            <text:p>Zagraniczna przesyłka polecona</text:p>
          </table:table-cell>
          <table:table-cell table:formula="of:=&quot;Hannes Kruger&quot;" office:value-type="string" office:string-value="Hannes Kruger" calcext:value-type="string">
            <text:p>Hannes Kruger</text:p>
          </table:table-cell>
          <table:table-cell table:formula="of:=&quot;&quot;">
            <text:p/>
          </table:table-cell>
          <table:table-cell table:formula="of:=&quot;Schultessdamm&quot;" office:value-type="string" office:string-value="Schultessdamm" calcext:value-type="string">
            <text:p>Schultessdamm</text:p>
          </table:table-cell>
          <table:table-cell table:formula="of:=&quot;10&quot;" office:value-type="string" office:string-value="10" calcext:value-type="string">
            <text:p>10</text:p>
          </table:table-cell>
          <table:table-cell table:formula="of:=&quot;&quot;">
            <text:p/>
          </table:table-cell>
          <table:table-cell table:formula="of:=&quot;Hamburg&quot;" office:value-type="string" office:string-value="Hamburg" calcext:value-type="string">
            <text:p>Hamburg</text:p>
          </table:table-cell>
          <table:table-cell table:formula="of:=&quot;22-391&quot;" office:value-type="string" office:string-value="22-391" calcext:value-type="string">
            <text:p>22-391</text:p>
          </table:table-cell>
          <table:table-cell table:formula="of:=&quot;Niemcy&quot;" office:value-type="string" office:string-value="Niemcy" calcext:value-type="string">
            <text:p>Niemcy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6 00:00:00&quot;" office:value-type="string" office:string-value="2016-06-16 00:00:00" calcext:value-type="string">
            <text:p>2016-06-16 00:00:00</text:p>
          </table:table-cell>
          <table:table-cell table:formula="of:=&quot;&quot;">
            <text:p/>
          </table:table-cell>
          <table:table-cell office:value-type="string" calcext:value-type="string">
            <text:p>.1</text:p>
          </table:table-cell>
          <table:table-cell/>
          <table:table-cell table:formula="of:=&quot;&quot;">
            <text:p/>
          </table:table-cell>
          <table:table-cell/>
          <table:table-cell table:formula="of:=&quot;RR935472570PL&quot;" office:value-type="string" office:string-value="RR935472570PL" calcext:value-type="string">
            <text:p>RR93547257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266/06/16 | hanneskruegerhh2012&quot;" office:value-type="string" office:string-value="Par/266/06/16 | hanneskruegerhh2012" calcext:value-type="string">
            <text:p>Par/266/06/16 | hanneskruegerhh2012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3 10:21:00&quot;" office:value-type="string" office:string-value="2016-06-23 10:21:00" calcext:value-type="string">
            <text:p>2016-06-23 10:2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40.</text:p>
          </table:table-cell>
          <table:table-cell office:value-type="string" calcext:value-type="string">
            <text:p>Zagraniczna przesyłka polecona</text:p>
          </table:table-cell>
          <table:table-cell table:formula="of:=&quot;Xristos Konte&quot;" office:value-type="string" office:string-value="Xristos Konte" calcext:value-type="string">
            <text:p>Xristos Konte</text:p>
          </table:table-cell>
          <table:table-cell table:formula="of:=&quot;&quot;">
            <text:p/>
          </table:table-cell>
          <table:table-cell table:formula="of:=&quot;Ymittou&quot;" office:value-type="string" office:string-value="Ymittou" calcext:value-type="string">
            <text:p>Ymittou</text:p>
          </table:table-cell>
          <table:table-cell table:formula="of:=&quot;197&quot;" office:value-type="string" office:string-value="197" calcext:value-type="string">
            <text:p>197</text:p>
          </table:table-cell>
          <table:table-cell table:formula="of:=&quot;&quot;">
            <text:p/>
          </table:table-cell>
          <table:table-cell table:formula="of:=&quot;Athens&quot;" office:value-type="string" office:string-value="Athens" calcext:value-type="string">
            <text:p>Athens</text:p>
          </table:table-cell>
          <table:table-cell table:formula="of:=&quot;11-632&quot;" office:value-type="string" office:string-value="11-632" calcext:value-type="string">
            <text:p>11-632</text:p>
          </table:table-cell>
          <table:table-cell table:formula="of:=&quot;Grecja&quot;" office:value-type="string" office:string-value="Grecja" calcext:value-type="string">
            <text:p>Grecj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6 00:00:00&quot;" office:value-type="string" office:string-value="2016-06-16 00:00:00" calcext:value-type="string">
            <text:p>2016-06-16 00:00:00</text:p>
          </table:table-cell>
          <table:table-cell table:formula="of:=&quot;&quot;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">
            <text:p/>
          </table:table-cell>
          <table:table-cell/>
          <table:table-cell table:formula="of:=&quot;RR935473147PL&quot;" office:value-type="string" office:string-value="RR935473147PL" calcext:value-type="string">
            <text:p>RR935473147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267/06/16 | koxr-xri-nbvolvd&quot;" office:value-type="string" office:string-value="Par/267/06/16 | koxr-xri-nbvolvd" calcext:value-type="string">
            <text:p>Par/267/06/16 | koxr-xri-nbvolvd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7 15:27:00&quot;" office:value-type="string" office:string-value="2016-06-27 15:27:00" calcext:value-type="string">
            <text:p>2016-06-27 15:2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41.</text:p>
          </table:table-cell>
          <table:table-cell office:value-type="string" calcext:value-type="string">
            <text:p>Zagraniczna przesyłka polecona</text:p>
          </table:table-cell>
          <table:table-cell table:formula="of:=&quot;Alvaro Morales&quot;" office:value-type="string" office:string-value="Alvaro Morales" calcext:value-type="string">
            <text:p>Alvaro Morales</text:p>
          </table:table-cell>
          <table:table-cell table:formula="of:=&quot;&quot;">
            <text:p/>
          </table:table-cell>
          <table:table-cell table:formula="of:=&quot;Orompello&quot;" office:value-type="string" office:string-value="Orompello" calcext:value-type="string">
            <text:p>Orompello</text:p>
          </table:table-cell>
          <table:table-cell table:formula="of:=&quot;3910&quot;" office:value-type="string" office:string-value="3910" calcext:value-type="string">
            <text:p>3910</text:p>
          </table:table-cell>
          <table:table-cell table:formula="of:=&quot;&quot;">
            <text:p/>
          </table:table-cell>
          <table:table-cell table:formula="of:=&quot;Santiago&quot;" office:value-type="string" office:string-value="Santiago" calcext:value-type="string">
            <text:p>Santiago</text:p>
          </table:table-cell>
          <table:table-cell table:formula="of:=&quot;83-405&quot;" office:value-type="string" office:string-value="83-405" calcext:value-type="string">
            <text:p>83-405</text:p>
          </table:table-cell>
          <table:table-cell table:formula="of:=&quot;Chile&quot;" office:value-type="string" office:string-value="Chile" calcext:value-type="string">
            <text:p>Chil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.088</text:p>
          </table:table-cell>
          <table:table-cell/>
          <table:table-cell table:formula="of:=&quot;&quot;">
            <text:p/>
          </table:table-cell>
          <table:table-cell/>
          <table:table-cell table:formula="of:=&quot;RR935524232PL&quot;" office:value-type="string" office:string-value="RR935524232PL" calcext:value-type="string">
            <text:p>RR935524232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91/06/16 | alvarointegra&quot;" office:value-type="string" office:string-value="F/291/06/16 | alvarointegra" calcext:value-type="string">
            <text:p>F/291/06/16 | alvarointegra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22 09:56:00&quot;" office:value-type="string" office:string-value="2016-07-22 09:56:00" calcext:value-type="string">
            <text:p>2016-07-22 09:5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42.</text:p>
          </table:table-cell>
          <table:table-cell office:value-type="string" calcext:value-type="string">
            <text:p>Zagraniczna przesyłka polecona</text:p>
          </table:table-cell>
          <table:table-cell table:formula="of:=&quot;Cesar Marin&quot;" office:value-type="string" office:string-value="Cesar Marin" calcext:value-type="string">
            <text:p>Cesar Marin</text:p>
          </table:table-cell>
          <table:table-cell table:formula="of:=&quot;&quot;">
            <text:p/>
          </table:table-cell>
          <table:table-cell table:formula="of:=&quot;Sebastian Elcano&quot;" office:value-type="string" office:string-value="Sebastian Elcano" calcext:value-type="string">
            <text:p>Sebastian Elcano</text:p>
          </table:table-cell>
          <table:table-cell table:formula="of:=&quot;1055&quot;" office:value-type="string" office:string-value="1055" calcext:value-type="string">
            <text:p>1055</text:p>
          </table:table-cell>
          <table:table-cell table:formula="of:=&quot;1006&quot;" office:value-type="string" office:string-value="1006" calcext:value-type="string">
            <text:p>1006</text:p>
          </table:table-cell>
          <table:table-cell table:formula="of:=&quot;Santiago, LAS CONDES&quot;" office:value-type="string" office:string-value="Santiago, LAS CONDES" calcext:value-type="string">
            <text:p>Santiago, LAS CONDES</text:p>
          </table:table-cell>
          <table:table-cell table:formula="of:=&quot;75-803&quot;" office:value-type="string" office:string-value="75-803" calcext:value-type="string">
            <text:p>75-803</text:p>
          </table:table-cell>
          <table:table-cell table:formula="of:=&quot;Chile&quot;" office:value-type="string" office:string-value="Chile" calcext:value-type="string">
            <text:p>Chil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.208</text:p>
          </table:table-cell>
          <table:table-cell/>
          <table:table-cell table:formula="of:=&quot;&quot;">
            <text:p/>
          </table:table-cell>
          <table:table-cell/>
          <table:table-cell table:formula="of:=&quot;RR935524405PL&quot;" office:value-type="string" office:string-value="RR935524405PL" calcext:value-type="string">
            <text:p>RR93552440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94/06/16 | doncesar2013&quot;" office:value-type="string" office:string-value="F/294/06/16 | doncesar2013" calcext:value-type="string">
            <text:p>F/294/06/16 | doncesar2013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7 12:43:00&quot;" office:value-type="string" office:string-value="2016-07-07 12:43:00" calcext:value-type="string">
            <text:p>2016-07-07 12:4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43.</text:p>
          </table:table-cell>
          <table:table-cell office:value-type="string" calcext:value-type="string">
            <text:p>Zagraniczna przesyłka polecona</text:p>
          </table:table-cell>
          <table:table-cell table:formula="of:=&quot;Jerome Lavertu&quot;" office:value-type="string" office:string-value="Jerome Lavertu" calcext:value-type="string">
            <text:p>Jerome Lavertu</text:p>
          </table:table-cell>
          <table:table-cell table:formula="of:=&quot;&quot;">
            <text:p/>
          </table:table-cell>
          <table:table-cell table:formula="of:=&quot;675 rue Des&quot;" office:value-type="string" office:string-value="675 rue Des" calcext:value-type="string">
            <text:p>675 rue Des</text:p>
          </table:table-cell>
          <table:table-cell table:formula="of:=&quot;Écuyers&quot;" office:value-type="string" office:string-value="Écuyers" calcext:value-type="string">
            <text:p>Écuyers</text:p>
          </table:table-cell>
          <table:table-cell table:formula="of:=&quot;&quot;">
            <text:p/>
          </table:table-cell>
          <table:table-cell table:formula="of:=&quot;Trois-Rivieres QC&quot;" office:value-type="string" office:string-value="Trois-Rivieres QC" calcext:value-type="string">
            <text:p>Trois-Rivieres QC</text:p>
          </table:table-cell>
          <table:table-cell table:formula="of:=&quot;G9-B 0&quot;" office:value-type="string" office:string-value="G9-B 0" calcext:value-type="string">
            <text:p>G9-B 0</text:p>
          </table:table-cell>
          <table:table-cell table:formula="of:=&quot;Kanada&quot;" office:value-type="string" office:string-value="Kanada" calcext:value-type="string">
            <text:p>Kanad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.148</text:p>
          </table:table-cell>
          <table:table-cell/>
          <table:table-cell table:formula="of:=&quot;&quot;">
            <text:p/>
          </table:table-cell>
          <table:table-cell/>
          <table:table-cell table:formula="of:=&quot;RR935524467PL&quot;" office:value-type="string" office:string-value="RR935524467PL" calcext:value-type="string">
            <text:p>RR935524467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95/06/16 | lavart14&quot;" office:value-type="string" office:string-value="F/295/06/16 | lavart14" calcext:value-type="string">
            <text:p>F/295/06/16 | lavart14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44.</text:p>
          </table:table-cell>
          <table:table-cell office:value-type="string" calcext:value-type="string">
            <text:p>Zagraniczna przesyłka polecona</text:p>
          </table:table-cell>
          <table:table-cell table:formula="of:=&quot;Greg Finch&quot;" office:value-type="string" office:string-value="Greg Finch" calcext:value-type="string">
            <text:p>Greg Finch</text:p>
          </table:table-cell>
          <table:table-cell table:formula="of:=&quot;&quot;">
            <text:p/>
          </table:table-cell>
          <table:table-cell table:formula="of:=&quot;1 Schulz&quot;" office:value-type="string" office:string-value="1 Schulz" calcext:value-type="string">
            <text:p>1 Schulz</text:p>
          </table:table-cell>
          <table:table-cell table:formula="of:=&quot;Street&quot;" office:value-type="string" office:string-value="Street" calcext:value-type="string">
            <text:p>Street</text:p>
          </table:table-cell>
          <table:table-cell table:formula="of:=&quot;&quot;">
            <text:p/>
          </table:table-cell>
          <table:table-cell table:formula="of:=&quot;Highfields&quot;" office:value-type="string" office:string-value="Highfields" calcext:value-type="string">
            <text:p>Highfields</text:p>
          </table:table-cell>
          <table:table-cell table:formula="of:=&quot;43-52&quot;" office:value-type="string" office:string-value="43-52" calcext:value-type="string">
            <text:p>43-52</text:p>
          </table:table-cell>
          <table:table-cell table:formula="of:=&quot;Australia&quot;" office:value-type="string" office:string-value="Australia" calcext:value-type="string">
            <text:p>Austral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.318</text:p>
          </table:table-cell>
          <table:table-cell/>
          <table:table-cell table:formula="of:=&quot;&quot;">
            <text:p/>
          </table:table-cell>
          <table:table-cell/>
          <table:table-cell table:formula="of:=&quot;RR935524657PL&quot;" office:value-type="string" office:string-value="RR935524657PL" calcext:value-type="string">
            <text:p>RR935524657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98/06/16 | finchy26&quot;" office:value-type="string" office:string-value="F/298/06/16 | finchy26" calcext:value-type="string">
            <text:p>F/298/06/16 | finchy2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45.</text:p>
          </table:table-cell>
          <table:table-cell office:value-type="string" calcext:value-type="string">
            <text:p>Zagraniczna przesyłka polecona</text:p>
          </table:table-cell>
          <table:table-cell table:formula="of:=&quot;Maxim Natanzon&quot;" office:value-type="string" office:string-value="Maxim Natanzon" calcext:value-type="string">
            <text:p>Maxim Natanzon</text:p>
          </table:table-cell>
          <table:table-cell table:formula="of:=&quot;&quot;">
            <text:p/>
          </table:table-cell>
          <table:table-cell table:formula="of:=&quot;Hashikma&quot;" office:value-type="string" office:string-value="Hashikma" calcext:value-type="string">
            <text:p>Hashikma</text:p>
          </table:table-cell>
          <table:table-cell table:formula="of:=&quot;6&quot;" office:value-type="string" office:string-value="6" calcext:value-type="string">
            <text:p>6</text:p>
          </table:table-cell>
          <table:table-cell table:formula="of:=&quot;16&quot;" office:value-type="string" office:string-value="16" calcext:value-type="string">
            <text:p>16</text:p>
          </table:table-cell>
          <table:table-cell table:formula="of:=&quot;Bat-Yam&quot;" office:value-type="string" office:string-value="Bat-Yam" calcext:value-type="string">
            <text:p>Bat-Yam</text:p>
          </table:table-cell>
          <table:table-cell table:formula="of:=&quot;59-577&quot;" office:value-type="string" office:string-value="59-577" calcext:value-type="string">
            <text:p>59-577</text:p>
          </table:table-cell>
          <table:table-cell table:formula="of:=&quot;Izrael&quot;" office:value-type="string" office:string-value="Izrael" calcext:value-type="string">
            <text:p>Izrael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.16</text:p>
          </table:table-cell>
          <table:table-cell/>
          <table:table-cell table:formula="of:=&quot;&quot;">
            <text:p/>
          </table:table-cell>
          <table:table-cell/>
          <table:table-cell table:formula="of:=&quot;RR935524688PL&quot;" office:value-type="string" office:string-value="RR935524688PL" calcext:value-type="string">
            <text:p>RR935524688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299/06/16 | 1123581321max&quot;" office:value-type="string" office:string-value="F/299/06/16 | 1123581321max" calcext:value-type="string">
            <text:p>F/299/06/16 | 1123581321max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46.</text:p>
          </table:table-cell>
          <table:table-cell office:value-type="string" calcext:value-type="string">
            <text:p>Zagraniczna przesyłka polecona</text:p>
          </table:table-cell>
          <table:table-cell table:formula="of:=&quot;Jimmy Andres Yanez Arias&quot;" office:value-type="string" office:string-value="Jimmy Andres Yanez Arias" calcext:value-type="string">
            <text:p>Jimmy Andres Yanez Arias</text:p>
          </table:table-cell>
          <table:table-cell table:formula="of:=&quot;&quot;">
            <text:p/>
          </table:table-cell>
          <table:table-cell table:formula="of:=&quot;Santa Teresa&quot;" office:value-type="string" office:string-value="Santa Teresa" calcext:value-type="string">
            <text:p>Santa Teresa</text:p>
          </table:table-cell>
          <table:table-cell table:formula="of:=&quot;1379&quot;" office:value-type="string" office:string-value="1379" calcext:value-type="string">
            <text:p>1379</text:p>
          </table:table-cell>
          <table:table-cell table:formula="of:=&quot;&quot;">
            <text:p/>
          </table:table-cell>
          <table:table-cell table:formula="of:=&quot;Los Andes&quot;" office:value-type="string" office:string-value="Los Andes" calcext:value-type="string">
            <text:p>Los Andes</text:p>
          </table:table-cell>
          <table:table-cell table:formula="of:=&quot;21-014&quot;" office:value-type="string" office:string-value="21-014" calcext:value-type="string">
            <text:p>21-014</text:p>
          </table:table-cell>
          <table:table-cell table:formula="of:=&quot;Chile&quot;" office:value-type="string" office:string-value="Chile" calcext:value-type="string">
            <text:p>Chil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.726</text:p>
          </table:table-cell>
          <table:table-cell/>
          <table:table-cell table:formula="of:=&quot;&quot;">
            <text:p/>
          </table:table-cell>
          <table:table-cell/>
          <table:table-cell table:formula="of:=&quot;RR935526397PL&quot;" office:value-type="string" office:string-value="RR935526397PL" calcext:value-type="string">
            <text:p>RR935526397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04/06/16 | foxsti-2013&quot;" office:value-type="string" office:string-value="F/304/06/16 | foxsti-2013" calcext:value-type="string">
            <text:p>F/304/06/16 | foxsti-2013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47.</text:p>
          </table:table-cell>
          <table:table-cell office:value-type="string" calcext:value-type="string">
            <text:p>Zagraniczna przesyłka polecona</text:p>
          </table:table-cell>
          <table:table-cell table:formula="of:=&quot;David Sviggum&quot;" office:value-type="string" office:string-value="David Sviggum" calcext:value-type="string">
            <text:p>David Sviggum</text:p>
          </table:table-cell>
          <table:table-cell table:formula="of:=&quot;&quot;">
            <text:p/>
          </table:table-cell>
          <table:table-cell table:formula="of:=&quot;Askvegen&quot;" office:value-type="string" office:string-value="Askvegen" calcext:value-type="string">
            <text:p>Askvegen</text:p>
          </table:table-cell>
          <table:table-cell table:formula="of:=&quot;22&quot;" office:value-type="string" office:string-value="22" calcext:value-type="string">
            <text:p>22</text:p>
          </table:table-cell>
          <table:table-cell table:formula="of:=&quot;&quot;">
            <text:p/>
          </table:table-cell>
          <table:table-cell table:formula="of:=&quot;Bergen&quot;" office:value-type="string" office:string-value="Bergen" calcext:value-type="string">
            <text:p>Bergen</text:p>
          </table:table-cell>
          <table:table-cell table:formula="of:=&quot;53-06&quot;" office:value-type="string" office:string-value="53-06" calcext:value-type="string">
            <text:p>53-06</text:p>
          </table:table-cell>
          <table:table-cell table:formula="of:=&quot;Norwegia&quot;" office:value-type="string" office:string-value="Norwegia" calcext:value-type="string">
            <text:p>Norweg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1.15</text:p>
          </table:table-cell>
          <table:table-cell/>
          <table:table-cell table:formula="of:=&quot;&quot;">
            <text:p/>
          </table:table-cell>
          <table:table-cell/>
          <table:table-cell table:formula="of:=&quot;RR935526485PL&quot;" office:value-type="string" office:string-value="RR935526485PL" calcext:value-type="string">
            <text:p>RR93552648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05/06/16 | davidsviggum&quot;" office:value-type="string" office:string-value="F/305/06/16 | davidsviggum" calcext:value-type="string">
            <text:p>F/305/06/16 | davidsviggum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48.</text:p>
          </table:table-cell>
          <table:table-cell office:value-type="string" calcext:value-type="string">
            <text:p>Zagraniczna przesyłka polecona</text:p>
          </table:table-cell>
          <table:table-cell table:formula="of:=&quot;Marco Espinoza&quot;" office:value-type="string" office:string-value="Marco Espinoza" calcext:value-type="string">
            <text:p>Marco Espinoza</text:p>
          </table:table-cell>
          <table:table-cell table:formula="of:=&quot;&quot;">
            <text:p/>
          </table:table-cell>
          <table:table-cell table:formula="of:=&quot;Av sor vicenta&quot;" office:value-type="string" office:string-value="Av sor vicenta" calcext:value-type="string">
            <text:p>Av sor vicenta</text:p>
          </table:table-cell>
          <table:table-cell table:formula="of:=&quot;2205&quot;" office:value-type="string" office:string-value="2205" calcext:value-type="string">
            <text:p>2205</text:p>
          </table:table-cell>
          <table:table-cell table:formula="of:=&quot;&quot;">
            <text:p/>
          </table:table-cell>
          <table:table-cell table:formula="of:=&quot;los angeles&quot;" office:value-type="string" office:string-value="los angeles" calcext:value-type="string">
            <text:p>los angeles</text:p>
          </table:table-cell>
          <table:table-cell table:formula="of:=&quot;91-00&quot;" office:value-type="string" office:string-value="91-00" calcext:value-type="string">
            <text:p>91-00</text:p>
          </table:table-cell>
          <table:table-cell table:formula="of:=&quot;Chile&quot;" office:value-type="string" office:string-value="Chile" calcext:value-type="string">
            <text:p>Chil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.642</text:p>
          </table:table-cell>
          <table:table-cell/>
          <table:table-cell table:formula="of:=&quot;&quot;">
            <text:p/>
          </table:table-cell>
          <table:table-cell/>
          <table:table-cell table:formula="of:=&quot;RR935526511PL&quot;" office:value-type="string" office:string-value="RR935526511PL" calcext:value-type="string">
            <text:p>RR935526511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06/06/16 | marcoespinoza1&quot;" office:value-type="string" office:string-value="F/306/06/16 | marcoespinoza1" calcext:value-type="string">
            <text:p>F/306/06/16 | marcoespinoza1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49.</text:p>
          </table:table-cell>
          <table:table-cell office:value-type="string" calcext:value-type="string">
            <text:p>Zagraniczna przesyłka polecona</text:p>
          </table:table-cell>
          <table:table-cell table:formula="of:=&quot;hilmi celebioglu&quot;" office:value-type="string" office:string-value="hilmi celebioglu" calcext:value-type="string">
            <text:p>hilmi celebioglu</text:p>
          </table:table-cell>
          <table:table-cell table:formula="of:=&quot;&quot;">
            <text:p/>
          </table:table-cell>
          <table:table-cell table:formula="of:=&quot;po box&quot;" office:value-type="string" office:string-value="po box" calcext:value-type="string">
            <text:p>po box</text:p>
          </table:table-cell>
          <table:table-cell table:formula="of:=&quot;27974&quot;" office:value-type="string" office:string-value="27974" calcext:value-type="string">
            <text:p>27974</text:p>
          </table:table-cell>
          <table:table-cell table:formula="of:=&quot;&quot;">
            <text:p/>
          </table:table-cell>
          <table:table-cell table:formula="of:=&quot;nicosia engomi&quot;" office:value-type="string" office:string-value="nicosia engomi" calcext:value-type="string">
            <text:p>nicosia engomi</text:p>
          </table:table-cell>
          <table:table-cell table:formula="of:=&quot;24-34&quot;" office:value-type="string" office:string-value="24-34" calcext:value-type="string">
            <text:p>24-34</text:p>
          </table:table-cell>
          <table:table-cell table:formula="of:=&quot;Cypr&quot;" office:value-type="string" office:string-value="Cypr" calcext:value-type="string">
            <text:p>Cypr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.2</text:p>
          </table:table-cell>
          <table:table-cell/>
          <table:table-cell table:formula="of:=&quot;&quot;">
            <text:p/>
          </table:table-cell>
          <table:table-cell/>
          <table:table-cell table:formula="of:=&quot;RR935534708PL&quot;" office:value-type="string" office:string-value="RR935534708PL" calcext:value-type="string">
            <text:p>RR935534708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291/06/16 | hilmceleb&quot;" office:value-type="string" office:string-value="Par/291/06/16 | hilmceleb" calcext:value-type="string">
            <text:p>Par/291/06/16 | hilmceleb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4 12:01:00&quot;" office:value-type="string" office:string-value="2016-06-24 12:01:00" calcext:value-type="string">
            <text:p>2016-06-24 12:0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50.</text:p>
          </table:table-cell>
          <table:table-cell office:value-type="string" calcext:value-type="string">
            <text:p>Zagraniczna przesyłka polecona</text:p>
          </table:table-cell>
          <table:table-cell table:formula="of:=&quot;JUAN FRANCISCO MANZANEQUE AGUILAR&quot;" office:value-type="string" office:string-value="JUAN FRANCISCO MANZANEQUE AGUILAR" calcext:value-type="string">
            <text:p>JUAN FRANCISCO MANZANEQUE AGUILAR</text:p>
          </table:table-cell>
          <table:table-cell table:formula="of:=&quot;&quot;">
            <text:p/>
          </table:table-cell>
          <table:table-cell table:formula="of:=&quot;C/ RIO NALON N 10, PORTAL 3,&quot;" office:value-type="string" office:string-value="C/ RIO NALON N 10, PORTAL 3," calcext:value-type="string">
            <text:p>C/ RIO NALON N 10, PORTAL 3,</text:p>
          </table:table-cell>
          <table:table-cell table:formula="of:=&quot;1A&quot;" office:value-type="string" office:string-value="1A" calcext:value-type="string">
            <text:p>1A</text:p>
          </table:table-cell>
          <table:table-cell table:formula="of:=&quot;&quot;">
            <text:p/>
          </table:table-cell>
          <table:table-cell table:formula="of:=&quot;COLLADO VILLALBA, MADRID&quot;" office:value-type="string" office:string-value="COLLADO VILLALBA, MADRID" calcext:value-type="string">
            <text:p>COLLADO VILLALBA, MADRID</text:p>
          </table:table-cell>
          <table:table-cell table:formula="of:=&quot;28-400&quot;" office:value-type="string" office:string-value="28-400" calcext:value-type="string">
            <text:p>28-400</text:p>
          </table:table-cell>
          <table:table-cell table:formula="of:=&quot;Hiszpania&quot;" office:value-type="string" office:string-value="Hiszpania" calcext:value-type="string">
            <text:p>Hiszpan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7 00:00:00&quot;" office:value-type="string" office:string-value="2016-06-17 00:00:00" calcext:value-type="string">
            <text:p>2016-06-17 00:00:00</text:p>
          </table:table-cell>
          <table:table-cell table:formula="of:=&quot;&quot;">
            <text:p/>
          </table:table-cell>
          <table:table-cell office:value-type="string" calcext:value-type="string">
            <text:p>.05</text:p>
          </table:table-cell>
          <table:table-cell/>
          <table:table-cell table:formula="of:=&quot;&quot;">
            <text:p/>
          </table:table-cell>
          <table:table-cell/>
          <table:table-cell table:formula="of:=&quot;RR935562496PL&quot;" office:value-type="string" office:string-value="RR935562496PL" calcext:value-type="string">
            <text:p>RR935562496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X,Par/38/06/16-wymiana&quot;" office:value-type="string" office:string-value="X,Par/38/06/16-wymiana" calcext:value-type="string">
            <text:p>X,Par/38/06/16-wymiana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2 12:18:00&quot;" office:value-type="string" office:string-value="2016-06-22 12:18:00" calcext:value-type="string">
            <text:p>2016-06-22 12:1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51.</text:p>
          </table:table-cell>
          <table:table-cell office:value-type="string" calcext:value-type="string">
            <text:p>Zagraniczna przesyłka polecona</text:p>
          </table:table-cell>
          <table:table-cell table:formula="of:=&quot;Hartmut Schaidt&quot;" office:value-type="string" office:string-value="Hartmut Schaidt" calcext:value-type="string">
            <text:p>Hartmut Schaidt</text:p>
          </table:table-cell>
          <table:table-cell table:formula="of:=&quot;&quot;">
            <text:p/>
          </table:table-cell>
          <table:table-cell table:formula="of:=&quot;Brueder-Grimm-Str.&quot;" office:value-type="string" office:string-value="Brueder-Grimm-Str." calcext:value-type="string">
            <text:p>Brueder-Grimm-Str.</text:p>
          </table:table-cell>
          <table:table-cell table:formula="of:=&quot;3&quot;" office:value-type="string" office:string-value="3" calcext:value-type="string">
            <text:p>3</text:p>
          </table:table-cell>
          <table:table-cell table:formula="of:=&quot;&quot;">
            <text:p/>
          </table:table-cell>
          <table:table-cell table:formula="of:=&quot;Sinntal - Zuentersbach&quot;" office:value-type="string" office:string-value="Sinntal - Zuentersbach" calcext:value-type="string">
            <text:p>Sinntal - Zuentersbach</text:p>
          </table:table-cell>
          <table:table-cell table:formula="of:=&quot;36-391&quot;" office:value-type="string" office:string-value="36-391" calcext:value-type="string">
            <text:p>36-391</text:p>
          </table:table-cell>
          <table:table-cell table:formula="of:=&quot;Niemcy&quot;" office:value-type="string" office:string-value="Niemcy" calcext:value-type="string">
            <text:p>Niemcy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0 00:00:00&quot;" office:value-type="string" office:string-value="2016-06-20 00:00:00" calcext:value-type="string">
            <text:p>2016-06-20 00:00:00</text:p>
          </table:table-cell>
          <table:table-cell table:formula="of:=&quot;&quot;">
            <text:p/>
          </table:table-cell>
          <table:table-cell office:value-type="string" calcext:value-type="string">
            <text:p>.1</text:p>
          </table:table-cell>
          <table:table-cell/>
          <table:table-cell table:formula="of:=&quot;&quot;">
            <text:p/>
          </table:table-cell>
          <table:table-cell/>
          <table:table-cell table:formula="of:=&quot;RR935611210PL&quot;" office:value-type="string" office:string-value="RR935611210PL" calcext:value-type="string">
            <text:p>RR93561121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308/06/16 | hartmutgsi&quot;" office:value-type="string" office:string-value="Par/308/06/16 | hartmutgsi" calcext:value-type="string">
            <text:p>Par/308/06/16 | hartmutgsi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2 10:27:00&quot;" office:value-type="string" office:string-value="2016-07-02 10:27:00" calcext:value-type="string">
            <text:p>2016-07-02 10:2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52.</text:p>
          </table:table-cell>
          <table:table-cell office:value-type="string" calcext:value-type="string">
            <text:p>Zagraniczna przesyłka polecona</text:p>
          </table:table-cell>
          <table:table-cell table:formula="of:=&quot;Jorge Campos&quot;" office:value-type="string" office:string-value="Jorge Campos" calcext:value-type="string">
            <text:p>Jorge Campos</text:p>
          </table:table-cell>
          <table:table-cell table:formula="of:=&quot;los Avellanos 19788 Barrio Apacible 2&quot;" office:value-type="string" office:string-value="los Avellanos 19788 Barrio Apacible 2" calcext:value-type="string">
            <text:p>los Avellanos 19788 Barrio Apacible 2</text:p>
          </table:table-cell>
          <table:table-cell table:formula="of:=&quot;Condominio ciudad de los valles, km12&quot;" office:value-type="string" office:string-value="Condominio ciudad de los valles, km12" calcext:value-type="string">
            <text:p>Condominio ciudad de los valles, km12</text:p>
          </table:table-cell>
          <table:table-cell table:formula="of:=&quot;ruta 68&quot;" office:value-type="string" office:string-value="ruta 68" calcext:value-type="string">
            <text:p>ruta 68</text:p>
          </table:table-cell>
          <table:table-cell table:formula="of:=&quot;pudahuel&quot;" office:value-type="string" office:string-value="pudahuel" calcext:value-type="string">
            <text:p>pudahuel</text:p>
          </table:table-cell>
          <table:table-cell table:formula="of:=&quot;Santiago&quot;" office:value-type="string" office:string-value="Santiago" calcext:value-type="string">
            <text:p>Santiago</text:p>
          </table:table-cell>
          <table:table-cell table:formula="of:=&quot;05-6&quot;" office:value-type="string" office:string-value="05-6" calcext:value-type="string">
            <text:p>05-6</text:p>
          </table:table-cell>
          <table:table-cell table:formula="of:=&quot;Chile&quot;" office:value-type="string" office:string-value="Chile" calcext:value-type="string">
            <text:p>Chile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1 00:00:00&quot;" office:value-type="string" office:string-value="2016-06-21 00:00:00" calcext:value-type="string">
            <text:p>2016-06-21 00:00:00</text:p>
          </table:table-cell>
          <table:table-cell table:formula="of:=&quot;&quot;">
            <text:p/>
          </table:table-cell>
          <table:table-cell office:value-type="string" calcext:value-type="string">
            <text:p>.744</text:p>
          </table:table-cell>
          <table:table-cell/>
          <table:table-cell table:formula="of:=&quot;&quot;">
            <text:p/>
          </table:table-cell>
          <table:table-cell/>
          <table:table-cell table:formula="of:=&quot;RR935678049PL&quot;" office:value-type="string" office:string-value="RR935678049PL" calcext:value-type="string">
            <text:p>RR93567804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39/06/16 | j.campossoto19788&quot;" office:value-type="string" office:string-value="F/339/06/16 | j.campossoto19788" calcext:value-type="string">
            <text:p>F/339/06/16 | j.campossoto19788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8-03 13:29:00&quot;" office:value-type="string" office:string-value="2016-08-03 13:29:00" calcext:value-type="string">
            <text:p>2016-08-03 13:29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53.</text:p>
          </table:table-cell>
          <table:table-cell office:value-type="string" calcext:value-type="string">
            <text:p>Zagraniczna przesyłka polecona</text:p>
          </table:table-cell>
          <table:table-cell table:formula="of:=&quot;Alcides Geymonat&quot;" office:value-type="string" office:string-value="Alcides Geymonat" calcext:value-type="string">
            <text:p>Alcides Geymonat</text:p>
          </table:table-cell>
          <table:table-cell table:formula="of:=&quot;&quot;">
            <text:p/>
          </table:table-cell>
          <table:table-cell table:formula="of:=&quot;Avenida Brasil&quot;" office:value-type="string" office:string-value="Avenida Brasil" calcext:value-type="string">
            <text:p>Avenida Brasil</text:p>
          </table:table-cell>
          <table:table-cell table:formula="of:=&quot;523&quot;" office:value-type="string" office:string-value="523" calcext:value-type="string">
            <text:p>523</text:p>
          </table:table-cell>
          <table:table-cell table:formula="of:=&quot;&quot;">
            <text:p/>
          </table:table-cell>
          <table:table-cell table:formula="of:=&quot;Chuy&quot;" office:value-type="string" office:string-value="Chuy" calcext:value-type="string">
            <text:p>Chuy</text:p>
          </table:table-cell>
          <table:table-cell table:formula="of:=&quot;27-100&quot;" office:value-type="string" office:string-value="27-100" calcext:value-type="string">
            <text:p>27-100</text:p>
          </table:table-cell>
          <table:table-cell table:formula="of:=&quot;Urugwaj&quot;" office:value-type="string" office:string-value="Urugwaj" calcext:value-type="string">
            <text:p>Urugwaj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1 00:00:00&quot;" office:value-type="string" office:string-value="2016-06-21 00:00:00" calcext:value-type="string">
            <text:p>2016-06-21 00:00:00</text:p>
          </table:table-cell>
          <table:table-cell table:formula="of:=&quot;&quot;">
            <text:p/>
          </table:table-cell>
          <table:table-cell office:value-type="string" calcext:value-type="string">
            <text:p>.188</text:p>
          </table:table-cell>
          <table:table-cell/>
          <table:table-cell table:formula="of:=&quot;&quot;">
            <text:p/>
          </table:table-cell>
          <table:table-cell/>
          <table:table-cell table:formula="of:=&quot;RR935678256PL&quot;" office:value-type="string" office:string-value="RR935678256PL" calcext:value-type="string">
            <text:p>RR935678256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42/06/16 | alcides92&quot;" office:value-type="string" office:string-value="F/342/06/16 | alcides92" calcext:value-type="string">
            <text:p>F/342/06/16 | alcides92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2 11:15:00&quot;" office:value-type="string" office:string-value="2016-07-12 11:15:00" calcext:value-type="string">
            <text:p>2016-07-12 11:1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54.</text:p>
          </table:table-cell>
          <table:table-cell office:value-type="string" calcext:value-type="string">
            <text:p>Zagraniczna przesyłka polecona</text:p>
          </table:table-cell>
          <table:table-cell table:formula="of:=&quot;Emmanuel Sepulveda&quot;" office:value-type="string" office:string-value="Emmanuel Sepulveda" calcext:value-type="string">
            <text:p>Emmanuel Sepulveda</text:p>
          </table:table-cell>
          <table:table-cell table:formula="of:=&quot;&quot;">
            <text:p/>
          </table:table-cell>
          <table:table-cell table:formula="of:=&quot;Barrio 40 Viviendas Casa&quot;" office:value-type="string" office:string-value="Barrio 40 Viviendas Casa" calcext:value-type="string">
            <text:p>Barrio 40 Viviendas Casa</text:p>
          </table:table-cell>
          <table:table-cell table:formula="of:=&quot;N. 17&quot;" office:value-type="string" office:string-value="N. 17" calcext:value-type="string">
            <text:p>N. 17</text:p>
          </table:table-cell>
          <table:table-cell table:formula="of:=&quot;&quot;">
            <text:p/>
          </table:table-cell>
          <table:table-cell table:formula="of:=&quot;Esquel - Chubut&quot;" office:value-type="string" office:string-value="Esquel - Chubut" calcext:value-type="string">
            <text:p>Esquel - Chubut</text:p>
          </table:table-cell>
          <table:table-cell table:formula="of:=&quot;92-00&quot;" office:value-type="string" office:string-value="92-00" calcext:value-type="string">
            <text:p>92-00</text:p>
          </table:table-cell>
          <table:table-cell table:formula="of:=&quot;Argentyna&quot;" office:value-type="string" office:string-value="Argentyna" calcext:value-type="string">
            <text:p>Argentyn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1 00:00:00&quot;" office:value-type="string" office:string-value="2016-06-21 00:00:00" calcext:value-type="string">
            <text:p>2016-06-21 00:00:00</text:p>
          </table:table-cell>
          <table:table-cell table:formula="of:=&quot;&quot;">
            <text:p/>
          </table:table-cell>
          <table:table-cell office:value-type="string" calcext:value-type="string">
            <text:p>.176</text:p>
          </table:table-cell>
          <table:table-cell/>
          <table:table-cell table:formula="of:=&quot;&quot;">
            <text:p/>
          </table:table-cell>
          <table:table-cell/>
          <table:table-cell table:formula="of:=&quot;RR935678432PL&quot;" office:value-type="string" office:string-value="RR935678432PL" calcext:value-type="string">
            <text:p>RR935678432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44/06/16 | emmasep&quot;" office:value-type="string" office:string-value="F/344/06/16 | emmasep" calcext:value-type="string">
            <text:p>F/344/06/16 | emmasep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14 10:40:00&quot;" office:value-type="string" office:string-value="2016-07-14 10:40:00" calcext:value-type="string">
            <text:p>2016-07-14 10:40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55.</text:p>
          </table:table-cell>
          <table:table-cell office:value-type="string" calcext:value-type="string">
            <text:p>Zagraniczna przesyłka polecona</text:p>
          </table:table-cell>
          <table:table-cell table:formula="of:=&quot;Michael Rybski&quot;" office:value-type="string" office:string-value="Michael Rybski" calcext:value-type="string">
            <text:p>Michael Rybski</text:p>
          </table:table-cell>
          <table:table-cell table:formula="of:=&quot;&quot;">
            <text:p/>
          </table:table-cell>
          <table:table-cell table:formula="of:=&quot;Grasnelkenweg&quot;" office:value-type="string" office:string-value="Grasnelkenweg" calcext:value-type="string">
            <text:p>Grasnelkenweg</text:p>
          </table:table-cell>
          <table:table-cell table:formula="of:=&quot;13&quot;" office:value-type="string" office:string-value="13" calcext:value-type="string">
            <text:p>13</text:p>
          </table:table-cell>
          <table:table-cell table:formula="of:=&quot;&quot;">
            <text:p/>
          </table:table-cell>
          <table:table-cell table:formula="of:=&quot;Koln&quot;" office:value-type="string" office:string-value="Koln" calcext:value-type="string">
            <text:p>Koln</text:p>
          </table:table-cell>
          <table:table-cell table:formula="of:=&quot;50-765&quot;" office:value-type="string" office:string-value="50-765" calcext:value-type="string">
            <text:p>50-765</text:p>
          </table:table-cell>
          <table:table-cell table:formula="of:=&quot;Niemcy&quot;" office:value-type="string" office:string-value="Niemcy" calcext:value-type="string">
            <text:p>Niemcy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1 00:00:00&quot;" office:value-type="string" office:string-value="2016-06-21 00:00:00" calcext:value-type="string">
            <text:p>2016-06-21 00:00:00</text:p>
          </table:table-cell>
          <table:table-cell table:formula="of:=&quot;&quot;">
            <text:p/>
          </table:table-cell>
          <table:table-cell office:value-type="string" calcext:value-type="string">
            <text:p>.295</text:p>
          </table:table-cell>
          <table:table-cell/>
          <table:table-cell table:formula="of:=&quot;&quot;">
            <text:p/>
          </table:table-cell>
          <table:table-cell/>
          <table:table-cell table:formula="of:=&quot;RR935692139PL&quot;" office:value-type="string" office:string-value="RR935692139PL" calcext:value-type="string">
            <text:p>RR93569213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330/06/16 | blackcheker&quot;" office:value-type="string" office:string-value="Par/330/06/16 | blackcheker" calcext:value-type="string">
            <text:p>Par/330/06/16 | blackcheker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5 14:01:00&quot;" office:value-type="string" office:string-value="2016-06-25 14:01:00" calcext:value-type="string">
            <text:p>2016-06-25 14:01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56.</text:p>
          </table:table-cell>
          <table:table-cell office:value-type="string" calcext:value-type="string">
            <text:p>Zagraniczna przesyłka polecona</text:p>
          </table:table-cell>
          <table:table-cell table:formula="of:=&quot;EMILY QUEK&quot;" office:value-type="string" office:string-value="EMILY QUEK" calcext:value-type="string">
            <text:p>EMILY QUEK</text:p>
          </table:table-cell>
          <table:table-cell table:formula="of:=&quot;NO.30-G, JALAN KEMUNING PRIMA&quot;" office:value-type="string" office:string-value="NO.30-G, JALAN KEMUNING PRIMA" calcext:value-type="string">
            <text:p>NO.30-G, JALAN KEMUNING PRIMA</text:p>
          </table:table-cell>
          <table:table-cell table:formula="of:=&quot;F33/F, KEMUNING&quot;" office:value-type="string" office:string-value="F33/F, KEMUNING" calcext:value-type="string">
            <text:p>F33/F, KEMUNING</text:p>
          </table:table-cell>
          <table:table-cell table:formula="of:=&quot;UTAMA&quot;" office:value-type="string" office:string-value="UTAMA" calcext:value-type="string">
            <text:p>UTAMA</text:p>
          </table:table-cell>
          <table:table-cell table:formula="of:=&quot;&quot;">
            <text:p/>
          </table:table-cell>
          <table:table-cell table:formula="of:=&quot;SHAH ALAM, SELANGOR DARUL EHSAN&quot;" office:value-type="string" office:string-value="SHAH ALAM, SELANGOR DARUL EHSAN" calcext:value-type="string">
            <text:p>SHAH ALAM, SELANGOR DARUL EHSAN</text:p>
          </table:table-cell>
          <table:table-cell table:formula="of:=&quot;40-400&quot;" office:value-type="string" office:string-value="40-400" calcext:value-type="string">
            <text:p>40-400</text:p>
          </table:table-cell>
          <table:table-cell table:formula="of:=&quot;Malezja&quot;" office:value-type="string" office:string-value="Malezja" calcext:value-type="string">
            <text:p>Malezj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1.33</text:p>
          </table:table-cell>
          <table:table-cell/>
          <table:table-cell table:formula="of:=&quot;&quot;">
            <text:p/>
          </table:table-cell>
          <table:table-cell/>
          <table:table-cell table:formula="of:=&quot;RR935836218PL&quot;" office:value-type="string" office:string-value="RR935836218PL" calcext:value-type="string">
            <text:p>RR935836218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90/06/16 | emily1991629&quot;" office:value-type="string" office:string-value="F/390/06/16 | emily1991629" calcext:value-type="string">
            <text:p>F/390/06/16 | emily1991629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8-05 17:28:00&quot;" office:value-type="string" office:string-value="2016-08-05 17:28:00" calcext:value-type="string">
            <text:p>2016-08-05 17:28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57.</text:p>
          </table:table-cell>
          <table:table-cell office:value-type="string" calcext:value-type="string">
            <text:p>Zagraniczna przesyłka polecona</text:p>
          </table:table-cell>
          <table:table-cell table:formula="of:=&quot;Michio Kono&quot;" office:value-type="string" office:string-value="Michio Kono" calcext:value-type="string">
            <text:p>Michio Kono</text:p>
          </table:table-cell>
          <table:table-cell table:formula="of:=&quot;&quot;">
            <text:p/>
          </table:table-cell>
          <table:table-cell table:formula="of:=&quot;1204 Kawahira&quot;" office:value-type="string" office:string-value="1204 Kawahira" calcext:value-type="string">
            <text:p>1204 Kawahira</text:p>
          </table:table-cell>
          <table:table-cell table:formula="of:=&quot;machi&quot;" office:value-type="string" office:string-value="machi" calcext:value-type="string">
            <text:p>machi</text:p>
          </table:table-cell>
          <table:table-cell table:formula="of:=&quot;&quot;">
            <text:p/>
          </table:table-cell>
          <table:table-cell table:formula="of:=&quot;NAGASAKI KEN Nagasaki City&quot;" office:value-type="string" office:string-value="NAGASAKI KEN Nagasaki City" calcext:value-type="string">
            <text:p>NAGASAKI KEN Nagasaki City</text:p>
          </table:table-cell>
          <table:table-cell table:formula="of:=&quot;85-281&quot;" office:value-type="string" office:string-value="85-281" calcext:value-type="string">
            <text:p>85-281</text:p>
          </table:table-cell>
          <table:table-cell table:formula="of:=&quot;Japonia&quot;" office:value-type="string" office:string-value="Japonia" calcext:value-type="string">
            <text:p>Japon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1.2</text:p>
          </table:table-cell>
          <table:table-cell/>
          <table:table-cell table:formula="of:=&quot;&quot;">
            <text:p/>
          </table:table-cell>
          <table:table-cell/>
          <table:table-cell table:formula="of:=&quot;RR935836249PL&quot;" office:value-type="string" office:string-value="RR935836249PL" calcext:value-type="string">
            <text:p>RR93583624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392/06/16 | michikon_0&quot;" office:value-type="string" office:string-value="F/392/06/16 | michikon_0" calcext:value-type="string">
            <text:p>F/392/06/16 | michikon_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4 11:54:00&quot;" office:value-type="string" office:string-value="2016-07-04 11:54:00" calcext:value-type="string">
            <text:p>2016-07-04 11:54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58.</text:p>
          </table:table-cell>
          <table:table-cell office:value-type="string" calcext:value-type="string">
            <text:p>Zagraniczna przesyłka polecona</text:p>
          </table:table-cell>
          <table:table-cell table:formula="of:=&quot;Tamas Hofmann&quot;" office:value-type="string" office:string-value="Tamas Hofmann" calcext:value-type="string">
            <text:p>Tamas Hofmann</text:p>
          </table:table-cell>
          <table:table-cell table:formula="of:=&quot;&quot;">
            <text:p/>
          </table:table-cell>
          <table:table-cell table:formula="of:=&quot;Karoly Robert u.&quot;" office:value-type="string" office:string-value="Karoly Robert u." calcext:value-type="string">
            <text:p>Karoly Robert u.</text:p>
          </table:table-cell>
          <table:table-cell table:formula="of:=&quot;43.&quot;" office:value-type="string" office:string-value="43." calcext:value-type="string">
            <text:p>43.</text:p>
          </table:table-cell>
          <table:table-cell table:formula="of:=&quot;&quot;">
            <text:p/>
          </table:table-cell>
          <table:table-cell table:formula="of:=&quot;Szombathely&quot;" office:value-type="string" office:string-value="Szombathely" calcext:value-type="string">
            <text:p>Szombathely</text:p>
          </table:table-cell>
          <table:table-cell table:formula="of:=&quot;97-00&quot;" office:value-type="string" office:string-value="97-00" calcext:value-type="string">
            <text:p>97-00</text:p>
          </table:table-cell>
          <table:table-cell table:formula="of:=&quot;Węgry&quot;" office:value-type="string" office:string-value="Węgry" calcext:value-type="string">
            <text:p>Węgry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4 00:00:00&quot;" office:value-type="string" office:string-value="2016-06-24 00:00:00" calcext:value-type="string">
            <text:p>2016-06-24 00:00:00</text:p>
          </table:table-cell>
          <table:table-cell table:formula="of:=&quot;&quot;">
            <text:p/>
          </table:table-cell>
          <table:table-cell office:value-type="string" calcext:value-type="string">
            <text:p>.1</text:p>
          </table:table-cell>
          <table:table-cell/>
          <table:table-cell table:formula="of:=&quot;&quot;">
            <text:p/>
          </table:table-cell>
          <table:table-cell/>
          <table:table-cell table:formula="of:=&quot;RR935882209PL&quot;" office:value-type="string" office:string-value="RR935882209PL" calcext:value-type="string">
            <text:p>RR93588220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410/06/16 | hofy26t&quot;" office:value-type="string" office:string-value="Par/410/06/16 | hofy26t" calcext:value-type="string">
            <text:p>Par/410/06/16 | hofy26t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6-29 12:02:00&quot;" office:value-type="string" office:string-value="2016-06-29 12:02:00" calcext:value-type="string">
            <text:p>2016-06-29 12:02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59.</text:p>
          </table:table-cell>
          <table:table-cell office:value-type="string" calcext:value-type="string">
            <text:p>Zagraniczna przesyłka polecona</text:p>
          </table:table-cell>
          <table:table-cell table:formula="of:=&quot;ATPC Japan Co.Ltd.&quot;" office:value-type="string" office:string-value="ATPC Japan Co.Ltd." calcext:value-type="string">
            <text:p>ATPC Japan Co.Ltd.</text:p>
          </table:table-cell>
          <table:table-cell table:formula="of:=&quot;OSUKA YUTO&quot;" office:value-type="string" office:string-value="OSUKA YUTO" calcext:value-type="string">
            <text:p>OSUKA YUTO</text:p>
          </table:table-cell>
          <table:table-cell table:formula="of:=&quot;1861-7 Kawaguti-mati&quot;" office:value-type="string" office:string-value="1861-7 Kawaguti-mati" calcext:value-type="string">
            <text:p>1861-7 Kawaguti-mati</text:p>
          </table:table-cell>
          <table:table-cell table:formula="of:=&quot;.&quot;" office:value-type="string" office:string-value="." calcext:value-type="string">
            <text:p>.</text:p>
          </table:table-cell>
          <table:table-cell table:formula="of:=&quot;&quot;">
            <text:p/>
          </table:table-cell>
          <table:table-cell table:formula="of:=&quot;TOKYO Hatiouji-shi&quot;" office:value-type="string" office:string-value="TOKYO Hatiouji-shi" calcext:value-type="string">
            <text:p>TOKYO Hatiouji-shi</text:p>
          </table:table-cell>
          <table:table-cell table:formula="of:=&quot;19-3-0&quot;" office:value-type="string" office:string-value="19-3-0" calcext:value-type="string">
            <text:p>19-3-0</text:p>
          </table:table-cell>
          <table:table-cell table:formula="of:=&quot;Japonia&quot;" office:value-type="string" office:string-value="Japonia" calcext:value-type="string">
            <text:p>Japon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float" office:value="1" calcext:value-type="float">
            <text:p>1</text:p>
          </table:table-cell>
          <table:table-cell/>
          <table:table-cell table:formula="of:=&quot;&quot;">
            <text:p/>
          </table:table-cell>
          <table:table-cell/>
          <table:table-cell table:formula="of:=&quot;RR935902535PL&quot;" office:value-type="string" office:string-value="RR935902535PL" calcext:value-type="string">
            <text:p>RR93590253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21/06/16 | hachiouji_yo&quot;" office:value-type="string" office:string-value="F/421/06/16 | hachiouji_yo" calcext:value-type="string">
            <text:p>F/421/06/16 | hachiouji_yo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5 12:26:00&quot;" office:value-type="string" office:string-value="2016-07-05 12:26:00" calcext:value-type="string">
            <text:p>2016-07-05 12:2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60.</text:p>
          </table:table-cell>
          <table:table-cell office:value-type="string" calcext:value-type="string">
            <text:p>Zagraniczna przesyłka polecona</text:p>
          </table:table-cell>
          <table:table-cell table:formula="of:=&quot;Mario JHorge Orozco Cayo&quot;" office:value-type="string" office:string-value="Mario JHorge Orozco Cayo" calcext:value-type="string">
            <text:p>Mario JHorge Orozco Cayo</text:p>
          </table:table-cell>
          <table:table-cell table:formula="of:=&quot;barrio plan 3000&quot;" office:value-type="string" office:string-value="barrio plan 3000" calcext:value-type="string">
            <text:p>barrio plan 3000</text:p>
          </table:table-cell>
          <table:table-cell table:formula="of:=&quot;av. principal nro.7420 Calle&quot;" office:value-type="string" office:string-value="av. principal nro.7420 Calle" calcext:value-type="string">
            <text:p>av. principal nro.7420 Calle</text:p>
          </table:table-cell>
          <table:table-cell table:formula="of:=&quot;1&quot;" office:value-type="string" office:string-value="1" calcext:value-type="string">
            <text:p>1</text:p>
          </table:table-cell>
          <table:table-cell table:formula="of:=&quot;&quot;">
            <text:p/>
          </table:table-cell>
          <table:table-cell table:formula="of:=&quot;Santa Cruz&quot;" office:value-type="string" office:string-value="Santa Cruz" calcext:value-type="string">
            <text:p>Santa Cruz</text:p>
          </table:table-cell>
          <table:table-cell table:formula="of:=&quot;59-1&quot;" office:value-type="string" office:string-value="59-1" calcext:value-type="string">
            <text:p>59-1</text:p>
          </table:table-cell>
          <table:table-cell table:formula="of:=&quot;Boliwia&quot;" office:value-type="string" office:string-value="Boliwia" calcext:value-type="string">
            <text:p>Boliw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.914</text:p>
          </table:table-cell>
          <table:table-cell/>
          <table:table-cell table:formula="of:=&quot;&quot;">
            <text:p/>
          </table:table-cell>
          <table:table-cell/>
          <table:table-cell table:formula="of:=&quot;RR935902549PL&quot;" office:value-type="string" office:string-value="RR935902549PL" calcext:value-type="string">
            <text:p>RR935902549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22/06/16&quot;" office:value-type="string" office:string-value="F/422/06/16" calcext:value-type="string">
            <text:p>F/422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61.</text:p>
          </table:table-cell>
          <table:table-cell office:value-type="string" calcext:value-type="string">
            <text:p>Zagraniczna przesyłka polecona</text:p>
          </table:table-cell>
          <table:table-cell table:formula="of:=&quot;Mario JHorge Orozco Cayo&quot;" office:value-type="string" office:string-value="Mario JHorge Orozco Cayo" calcext:value-type="string">
            <text:p>Mario JHorge Orozco Cayo</text:p>
          </table:table-cell>
          <table:table-cell table:formula="of:=&quot;barrio plan 3000&quot;" office:value-type="string" office:string-value="barrio plan 3000" calcext:value-type="string">
            <text:p>barrio plan 3000</text:p>
          </table:table-cell>
          <table:table-cell table:formula="of:=&quot;av. principal nro.7420 Calle&quot;" office:value-type="string" office:string-value="av. principal nro.7420 Calle" calcext:value-type="string">
            <text:p>av. principal nro.7420 Calle</text:p>
          </table:table-cell>
          <table:table-cell table:formula="of:=&quot;1&quot;" office:value-type="string" office:string-value="1" calcext:value-type="string">
            <text:p>1</text:p>
          </table:table-cell>
          <table:table-cell table:formula="of:=&quot;&quot;">
            <text:p/>
          </table:table-cell>
          <table:table-cell table:formula="of:=&quot;Santa Cruz&quot;" office:value-type="string" office:string-value="Santa Cruz" calcext:value-type="string">
            <text:p>Santa Cruz</text:p>
          </table:table-cell>
          <table:table-cell table:formula="of:=&quot;59-1&quot;" office:value-type="string" office:string-value="59-1" calcext:value-type="string">
            <text:p>59-1</text:p>
          </table:table-cell>
          <table:table-cell table:formula="of:=&quot;Boliwia&quot;" office:value-type="string" office:string-value="Boliwia" calcext:value-type="string">
            <text:p>Boliw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1.17</text:p>
          </table:table-cell>
          <table:table-cell/>
          <table:table-cell table:formula="of:=&quot;&quot;">
            <text:p/>
          </table:table-cell>
          <table:table-cell/>
          <table:table-cell table:formula="of:=&quot;RR935902552PL&quot;" office:value-type="string" office:string-value="RR935902552PL" calcext:value-type="string">
            <text:p>RR935902552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23/06/16&quot;" office:value-type="string" office:string-value="F/423/06/16" calcext:value-type="string">
            <text:p>F/423/06/16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62.</text:p>
          </table:table-cell>
          <table:table-cell office:value-type="string" calcext:value-type="string">
            <text:p>Zagraniczna przesyłka polecona</text:p>
          </table:table-cell>
          <table:table-cell table:formula="of:=&quot;Timo Renz&quot;" office:value-type="string" office:string-value="Timo Renz" calcext:value-type="string">
            <text:p>Timo Renz</text:p>
          </table:table-cell>
          <table:table-cell table:formula="of:=&quot;&quot;">
            <text:p/>
          </table:table-cell>
          <table:table-cell table:formula="of:=&quot;Wiesenweg&quot;" office:value-type="string" office:string-value="Wiesenweg" calcext:value-type="string">
            <text:p>Wiesenweg</text:p>
          </table:table-cell>
          <table:table-cell table:formula="of:=&quot;15&quot;" office:value-type="string" office:string-value="15" calcext:value-type="string">
            <text:p>15</text:p>
          </table:table-cell>
          <table:table-cell table:formula="of:=&quot;&quot;">
            <text:p/>
          </table:table-cell>
          <table:table-cell table:formula="of:=&quot;Nieder-Gemünden&quot;" office:value-type="string" office:string-value="Nieder-Gemünden" calcext:value-type="string">
            <text:p>Nieder-Gemünden</text:p>
          </table:table-cell>
          <table:table-cell table:formula="of:=&quot;35-329&quot;" office:value-type="string" office:string-value="35-329" calcext:value-type="string">
            <text:p>35-329</text:p>
          </table:table-cell>
          <table:table-cell table:formula="of:=&quot;Niemcy&quot;" office:value-type="string" office:string-value="Niemcy" calcext:value-type="string">
            <text:p>Niemcy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.12</text:p>
          </table:table-cell>
          <table:table-cell/>
          <table:table-cell table:formula="of:=&quot;&quot;">
            <text:p/>
          </table:table-cell>
          <table:table-cell/>
          <table:table-cell table:formula="of:=&quot;RR936003096PL&quot;" office:value-type="string" office:string-value="RR936003096PL" calcext:value-type="string">
            <text:p>RR936003096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442/06/16 | fibo11&quot;" office:value-type="string" office:string-value="Par/442/06/16 | fibo11" calcext:value-type="string">
            <text:p>Par/442/06/16 | fibo11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2 10:13:00&quot;" office:value-type="string" office:string-value="2016-07-02 10:13:00" calcext:value-type="string">
            <text:p>2016-07-02 10:13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63.</text:p>
          </table:table-cell>
          <table:table-cell office:value-type="string" calcext:value-type="string">
            <text:p>Zagraniczna przesyłka polecona</text:p>
          </table:table-cell>
          <table:table-cell table:formula="of:=&quot;Seokhun Choi&quot;" office:value-type="string" office:string-value="Seokhun Choi" calcext:value-type="string">
            <text:p>Seokhun Choi</text:p>
          </table:table-cell>
          <table:table-cell table:formula="of:=&quot;2754-3bunji 206ho&quot;" office:value-type="string" office:string-value="2754-3bunji 206ho" calcext:value-type="string">
            <text:p>2754-3bunji 206ho</text:p>
          </table:table-cell>
          <table:table-cell table:formula="of:=&quot;Unseodong Jing-gu&quot;" office:value-type="string" office:string-value="Unseodong Jing-gu" calcext:value-type="string">
            <text:p>Unseodong Jing-gu</text:p>
          </table:table-cell>
          <table:table-cell table:formula="of:=&quot;.&quot;" office:value-type="string" office:string-value="." calcext:value-type="string">
            <text:p>.</text:p>
          </table:table-cell>
          <table:table-cell table:formula="of:=&quot;&quot;">
            <text:p/>
          </table:table-cell>
          <table:table-cell table:formula="of:=&quot;Incheon&quot;" office:value-type="string" office:string-value="Incheon" calcext:value-type="string">
            <text:p>Incheon</text:p>
          </table:table-cell>
          <table:table-cell table:formula="of:=&quot;22-369&quot;" office:value-type="string" office:string-value="22-369" calcext:value-type="string">
            <text:p>22-369</text:p>
          </table:table-cell>
          <table:table-cell table:formula="of:=&quot;Korea Południowa&quot;" office:value-type="string" office:string-value="Korea Południowa" calcext:value-type="string">
            <text:p>Korea Południow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.138</text:p>
          </table:table-cell>
          <table:table-cell/>
          <table:table-cell table:formula="of:=&quot;&quot;">
            <text:p/>
          </table:table-cell>
          <table:table-cell/>
          <table:table-cell table:formula="of:=&quot;RR936006248PL&quot;" office:value-type="string" office:string-value="RR936006248PL" calcext:value-type="string">
            <text:p>RR936006248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44/06/16 | seokhucho0&quot;" office:value-type="string" office:string-value="F/444/06/16 | seokhucho0" calcext:value-type="string">
            <text:p>F/444/06/16 | seokhucho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8 18:17:00&quot;" office:value-type="string" office:string-value="2016-07-08 18:17:00" calcext:value-type="string">
            <text:p>2016-07-08 18:17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64.</text:p>
          </table:table-cell>
          <table:table-cell office:value-type="string" calcext:value-type="string">
            <text:p>Zagraniczna przesyłka polecona</text:p>
          </table:table-cell>
          <table:table-cell table:formula="of:=&quot;Maxim Zhavrid&quot;" office:value-type="string" office:string-value="Maxim Zhavrid" calcext:value-type="string">
            <text:p>Maxim Zhavrid</text:p>
          </table:table-cell>
          <table:table-cell table:formula="of:=&quot;Partizanskiy prospekt 44&quot;" office:value-type="string" office:string-value="Partizanskiy prospekt 44" calcext:value-type="string">
            <text:p>Partizanskiy prospekt 44</text:p>
          </table:table-cell>
          <table:table-cell table:formula="of:=&quot;AGEMA&quot;" office:value-type="string" office:string-value="AGEMA" calcext:value-type="string">
            <text:p>AGEMA</text:p>
          </table:table-cell>
          <table:table-cell table:formula="of:=&quot;.&quot;" office:value-type="string" office:string-value="." calcext:value-type="string">
            <text:p>.</text:p>
          </table:table-cell>
          <table:table-cell table:formula="of:=&quot;&quot;">
            <text:p/>
          </table:table-cell>
          <table:table-cell table:formula="of:=&quot;Vladivostok&quot;" office:value-type="string" office:string-value="Vladivostok" calcext:value-type="string">
            <text:p>Vladivostok</text:p>
          </table:table-cell>
          <table:table-cell table:formula="of:=&quot;69-010&quot;" office:value-type="string" office:string-value="69-010" calcext:value-type="string">
            <text:p>69-010</text:p>
          </table:table-cell>
          <table:table-cell table:formula="of:=&quot;Rosja&quot;" office:value-type="string" office:string-value="Rosja" calcext:value-type="string">
            <text:p>Rosj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.7</text:p>
          </table:table-cell>
          <table:table-cell/>
          <table:table-cell table:formula="of:=&quot;&quot;">
            <text:p/>
          </table:table-cell>
          <table:table-cell/>
          <table:table-cell table:formula="of:=&quot;RR936006305PL&quot;" office:value-type="string" office:string-value="RR936006305PL" calcext:value-type="string">
            <text:p>RR93600630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45/06/16 | mzhavrid&quot;" office:value-type="string" office:string-value="F/445/06/16 | mzhavrid" calcext:value-type="string">
            <text:p>F/445/06/16 | mzhavrid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8 14:35:00&quot;" office:value-type="string" office:string-value="2016-07-08 14:35:00" calcext:value-type="string">
            <text:p>2016-07-08 14:35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65.</text:p>
          </table:table-cell>
          <table:table-cell office:value-type="string" calcext:value-type="string">
            <text:p>Zagraniczna przesyłka polecona</text:p>
          </table:table-cell>
          <table:table-cell table:formula="of:=&quot;Tien-jung Wu&quot;" office:value-type="string" office:string-value="Tien-jung Wu" calcext:value-type="string">
            <text:p>Tien-jung Wu</text:p>
          </table:table-cell>
          <table:table-cell table:formula="of:=&quot;&quot;">
            <text:p/>
          </table:table-cell>
          <table:table-cell table:formula="of:=&quot;3F.-2, No.90, Lizhi St.&quot;" office:value-type="string" office:string-value="3F.-2, No.90, Lizhi St." calcext:value-type="string">
            <text:p>3F.-2, No.90, Lizhi St.</text:p>
          </table:table-cell>
          <table:table-cell table:formula="of:=&quot;.&quot;" office:value-type="string" office:string-value="." calcext:value-type="string">
            <text:p>.</text:p>
          </table:table-cell>
          <table:table-cell table:formula="of:=&quot;&quot;">
            <text:p/>
          </table:table-cell>
          <table:table-cell table:formula="of:=&quot;Taiping Dist., Taichung City&quot;" office:value-type="string" office:string-value="Taiping Dist., Taichung City" calcext:value-type="string">
            <text:p>Taiping Dist., Taichung City</text:p>
          </table:table-cell>
          <table:table-cell table:formula="of:=&quot;41-1&quot;" office:value-type="string" office:string-value="41-1" calcext:value-type="string">
            <text:p>41-1</text:p>
          </table:table-cell>
          <table:table-cell table:formula="of:=&quot;Tajwan&quot;" office:value-type="string" office:string-value="Tajwan" calcext:value-type="string">
            <text:p>Tajwan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1.07</text:p>
          </table:table-cell>
          <table:table-cell/>
          <table:table-cell table:formula="of:=&quot;&quot;">
            <text:p/>
          </table:table-cell>
          <table:table-cell/>
          <table:table-cell table:formula="of:=&quot;RR936006835PL&quot;" office:value-type="string" office:string-value="RR936006835PL" calcext:value-type="string">
            <text:p>RR936006835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50/06/16 | hsuychan-0&quot;" office:value-type="string" office:string-value="F/450/06/16 | hsuychan-0" calcext:value-type="string">
            <text:p>F/450/06/16 | hsuychan-0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66.</text:p>
          </table:table-cell>
          <table:table-cell office:value-type="string" calcext:value-type="string">
            <text:p>Zagraniczna przesyłka polecona</text:p>
          </table:table-cell>
          <table:table-cell table:formula="of:=&quot;BRUNO GROEME&quot;" office:value-type="string" office:string-value="BRUNO GROEME" calcext:value-type="string">
            <text:p>BRUNO GROEME</text:p>
          </table:table-cell>
          <table:table-cell table:formula="of:=&quot;&quot;">
            <text:p/>
          </table:table-cell>
          <table:table-cell table:formula="of:=&quot;LB SHASTRI LANE CANDOS&quot;" office:value-type="string" office:string-value="LB SHASTRI LANE CANDOS" calcext:value-type="string">
            <text:p>LB SHASTRI LANE CANDOS</text:p>
          </table:table-cell>
          <table:table-cell table:formula="of:=&quot;.&quot;" office:value-type="string" office:string-value="." calcext:value-type="string">
            <text:p>.</text:p>
          </table:table-cell>
          <table:table-cell table:formula="of:=&quot;&quot;">
            <text:p/>
          </table:table-cell>
          <table:table-cell table:formula="of:=&quot;QUATRE BORNES&quot;" office:value-type="string" office:string-value="QUATRE BORNES" calcext:value-type="string">
            <text:p>QUATRE BORNES</text:p>
          </table:table-cell>
          <table:table-cell table:formula="of:=&quot;00-230&quot;" office:value-type="string" office:string-value="00-230" calcext:value-type="string">
            <text:p>00-230</text:p>
          </table:table-cell>
          <table:table-cell table:formula="of:=&quot;Mauritius&quot;" office:value-type="string" office:string-value="Mauritius" calcext:value-type="string">
            <text:p>Mauritius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.096</text:p>
          </table:table-cell>
          <table:table-cell/>
          <table:table-cell table:formula="of:=&quot;&quot;">
            <text:p/>
          </table:table-cell>
          <table:table-cell/>
          <table:table-cell table:formula="of:=&quot;RR936007040PL&quot;" office:value-type="string" office:string-value="RR936007040PL" calcext:value-type="string">
            <text:p>RR936007040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F/452/06/16 | groem-2015&quot;" office:value-type="string" office:string-value="F/452/06/16 | groem-2015" calcext:value-type="string">
            <text:p>F/452/06/16 | groem-2015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TRANSPORCIE&quot;" office:value-type="string" office:string-value="W TRANSPORCIE" calcext:value-type="string">
            <text:p>W TRANSPORCIE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67.</text:p>
          </table:table-cell>
          <table:table-cell office:value-type="string" calcext:value-type="string">
            <text:p>Zagraniczna przesyłka polecona</text:p>
          </table:table-cell>
          <table:table-cell table:formula="of:=&quot;Maria Jose Garcia Rodriguez&quot;" office:value-type="string" office:string-value="Maria Jose Garcia Rodriguez" calcext:value-type="string">
            <text:p>Maria Jose Garcia Rodriguez</text:p>
          </table:table-cell>
          <table:table-cell table:formula="of:=&quot;&quot;">
            <text:p/>
          </table:table-cell>
          <table:table-cell table:formula="of:=&quot;c.rio tajo 30&quot;" office:value-type="string" office:string-value="c.rio tajo 30" calcext:value-type="string">
            <text:p>c.rio tajo 30</text:p>
          </table:table-cell>
          <table:table-cell table:formula="of:=&quot;bajo&quot;" office:value-type="string" office:string-value="bajo" calcext:value-type="string">
            <text:p>bajo</text:p>
          </table:table-cell>
          <table:table-cell table:formula="of:=&quot;&quot;">
            <text:p/>
          </table:table-cell>
          <table:table-cell table:formula="of:=&quot;Valencia Comunidad Valenciana&quot;" office:value-type="string" office:string-value="Valencia Comunidad Valenciana" calcext:value-type="string">
            <text:p>Valencia Comunidad Valenciana</text:p>
          </table:table-cell>
          <table:table-cell table:formula="of:=&quot;46-011&quot;" office:value-type="string" office:string-value="46-011" calcext:value-type="string">
            <text:p>46-011</text:p>
          </table:table-cell>
          <table:table-cell table:formula="of:=&quot;Hiszpania&quot;" office:value-type="string" office:string-value="Hiszpania" calcext:value-type="string">
            <text:p>Hiszpania</text:p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28 00:00:00&quot;" office:value-type="string" office:string-value="2016-06-28 00:00:00" calcext:value-type="string">
            <text:p>2016-06-28 00:00:00</text:p>
          </table:table-cell>
          <table:table-cell table:formula="of:=&quot;&quot;">
            <text:p/>
          </table:table-cell>
          <table:table-cell office:value-type="string" calcext:value-type="string">
            <text:p>.184</text:p>
          </table:table-cell>
          <table:table-cell/>
          <table:table-cell table:formula="of:=&quot;&quot;">
            <text:p/>
          </table:table-cell>
          <table:table-cell/>
          <table:table-cell table:formula="of:=&quot;RR936035893PL&quot;" office:value-type="string" office:string-value="RR936035893PL" calcext:value-type="string">
            <text:p>RR936035893P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&quot;">
            <text:p/>
          </table:table-cell>
          <table:table-cell table:formula="of:=&quot;Par/458/06/16 | abril123s&quot;" office:value-type="string" office:string-value="Par/458/06/16 | abril123s" calcext:value-type="string">
            <text:p>Par/458/06/16 | abril123s</text:p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DORĘCZONA&quot;" office:value-type="string" office:string-value="DORĘCZONA" calcext:value-type="string">
            <text:p>DORĘCZON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016-07-07 12:06:00&quot;" office:value-type="string" office:string-value="2016-07-07 12:06:00" calcext:value-type="string">
            <text:p>2016-07-07 12:06:00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R&quot;" office:value-type="string" office:string-value="R" calcext:value-type="string">
            <text:p>R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68.</text:p>
          </table:table-cell>
          <table:table-cell office:value-type="string" calcext:value-type="string">
            <text:p>Przesyłka listow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&quot;&quot;">
            <text:p/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14 00:00:00&quot;" office:value-type="string" office:string-value="2016-06-14 00:00:00" calcext:value-type="string">
            <text:p>2016-06-14 00:00:00</text:p>
          </table:table-cell>
          <table:table-cell table:formula="of:=&quot;&quot;">
            <text:p/>
          </table:table-cell>
          <table:table-cell office:value-type="string" calcext:value-type="string">
            <text:p>.35</text:p>
          </table:table-cell>
          <table:table-cell/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AKTUALIZACJI&quot;" office:value-type="string" office:string-value="W AKTUALIZACJI" calcext:value-type="string">
            <text:p>W AKTUALIZACJI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office:value-type="string" calcext:value-type="string">
            <text:p>169.</text:p>
          </table:table-cell>
          <table:table-cell office:value-type="string" calcext:value-type="string">
            <text:p>Przesyłka listow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&quot;&quot;">
            <text:p/>
          </table:table-cell>
          <table:table-cell table:formula="of:=&quot;CRONIC&quot;" office:value-type="string" office:string-value="CRONIC" calcext:value-type="string">
            <text:p>CRONIC</text:p>
          </table:table-cell>
          <table:table-cell table:formula="of:=&quot;Cronic Jakub Tomczyk&quot;" office:value-type="string" office:string-value="Cronic Jakub Tomczyk" calcext:value-type="string">
            <text:p>Cronic Jakub Tomczyk</text:p>
          </table:table-cell>
          <table:table-cell table:formula="of:=&quot;&quot;">
            <text:p/>
          </table:table-cell>
          <table:table-cell table:formula="of:=&quot;ul. WŁOCŁAWSKA&quot;" office:value-type="string" office:string-value="ul. WŁOCŁAWSKA" calcext:value-type="string">
            <text:p>ul. WŁOCŁAWSKA</text:p>
          </table:table-cell>
          <table:table-cell table:formula="of:=&quot;94&quot;" office:value-type="string" office:string-value="94" calcext:value-type="string">
            <text:p>94</text:p>
          </table:table-cell>
          <table:table-cell table:formula="of:=&quot;&quot;">
            <text:p/>
          </table:table-cell>
          <table:table-cell table:formula="of:=&quot;TORUŃ&quot;" office:value-type="string" office:string-value="TORUŃ" calcext:value-type="string">
            <text:p>TORUŃ</text:p>
          </table:table-cell>
          <table:table-cell table:formula="of:=&quot;87-100&quot;" office:value-type="string" office:string-value="87-100" calcext:value-type="string">
            <text:p>87-100</text:p>
          </table:table-cell>
          <table:table-cell table:formula="of:=&quot;Polska&quot;" office:value-type="string" office:string-value="Polska" calcext:value-type="string">
            <text:p>Polska</text:p>
          </table:table-cell>
          <table:table-cell table:formula="of:=&quot;2016-06-09 00:00:00&quot;" office:value-type="string" office:string-value="2016-06-09 00:00:00" calcext:value-type="string">
            <text:p>2016-06-09 00:00:00</text:p>
          </table:table-cell>
          <table:table-cell table:formula="of:=&quot;&quot;">
            <text:p/>
          </table:table-cell>
          <table:table-cell office:value-type="string" calcext:value-type="string">
            <text:p>.35</text:p>
          </table:table-cell>
          <table:table-cell/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&quot;A&quot;" office:value-type="string" office:string-value="A" calcext:value-type="string">
            <text:p>A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295023&quot;" office:value-type="string" office:string-value="295023" calcext:value-type="string">
            <text:p>295023</text:p>
          </table:table-cell>
          <table:table-cell table:formula="of:=&quot;W AKTUALIZACJI&quot;" office:value-type="string" office:string-value="W AKTUALIZACJI" calcext:value-type="string">
            <text:p>W AKTUALIZACJI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/>
          <table:table-cell table:formula="of:=&quot;zw&quot;" office:value-type="string" office:string-value="zw" calcext:value-type="string">
            <text:p>zw</text:p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</table:table-row>
        <table:table-row table:style-name="ro1">
          <table:table-cell table:style-name="ce4" office:value-type="string" calcext:value-type="string">
            <text:p>170.</text:p>
          </table:table-cell>
          <table:table-cell table:style-name="ce8" office:value-type="string" calcext:value-type="string">
            <text:p>Zagraniczna przesyłka zwykła</text:p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-&quot;" office:value-type="string" office:string-value="-" calcext:value-type="string">
            <text:p>-</text:p>
          </table:table-cell>
          <table:table-cell table:style-name="ce8" table:formula="of:=&quot;Niemcy&quot;" office:value-type="string" office:string-value="Niemcy" calcext:value-type="string">
            <text:p>Niemcy</text:p>
          </table:table-cell>
          <table:table-cell table:style-name="ce8" table:formula="of:=&quot;CRONIC&quot;" office:value-type="string" office:string-value="CRONIC" calcext:value-type="string">
            <text:p>CRONIC</text:p>
          </table:table-cell>
          <table:table-cell table:style-name="ce8" table:formula="of:=&quot;Cronic Jakub Tomczyk&quot;" office:value-type="string" office:string-value="Cronic Jakub Tomczyk" calcext:value-type="string">
            <text:p>Cronic Jakub Tomczyk</text:p>
          </table:table-cell>
          <table:table-cell table:style-name="ce8" table:formula="of:=&quot;&quot;">
            <text:p/>
          </table:table-cell>
          <table:table-cell table:style-name="ce8" table:formula="of:=&quot;ul. WŁOCŁAWSKA&quot;" office:value-type="string" office:string-value="ul. WŁOCŁAWSKA" calcext:value-type="string">
            <text:p>ul. WŁOCŁAWSKA</text:p>
          </table:table-cell>
          <table:table-cell table:style-name="ce8" table:formula="of:=&quot;94&quot;" office:value-type="string" office:string-value="94" calcext:value-type="string">
            <text:p>94</text:p>
          </table:table-cell>
          <table:table-cell table:style-name="ce8" table:formula="of:=&quot;&quot;">
            <text:p/>
          </table:table-cell>
          <table:table-cell table:style-name="ce8" table:formula="of:=&quot;TORUŃ&quot;" office:value-type="string" office:string-value="TORUŃ" calcext:value-type="string">
            <text:p>TORUŃ</text:p>
          </table:table-cell>
          <table:table-cell table:style-name="ce8" table:formula="of:=&quot;87-100&quot;" office:value-type="string" office:string-value="87-100" calcext:value-type="string">
            <text:p>87-100</text:p>
          </table:table-cell>
          <table:table-cell table:style-name="ce8" table:formula="of:=&quot;Polska&quot;" office:value-type="string" office:string-value="Polska" calcext:value-type="string">
            <text:p>Polska</text:p>
          </table:table-cell>
          <table:table-cell table:style-name="ce8" table:formula="of:=&quot;2016-06-21 00:00:00&quot;" office:value-type="string" office:string-value="2016-06-21 00:00:00" calcext:value-type="string">
            <text:p>2016-06-21 00:00:00</text:p>
          </table:table-cell>
          <table:table-cell table:style-name="ce8" table:formula="of:=&quot;&quot;">
            <text:p/>
          </table:table-cell>
          <table:table-cell table:style-name="ce8" office:value-type="string" calcext:value-type="string">
            <text:p>.05</text:p>
          </table:table-cell>
          <table:table-cell table:style-name="ce8"/>
          <table:table-cell table:style-name="ce8" table:formula="of:=&quot;&quot;">
            <text:p/>
          </table:table-cell>
          <table:table-cell table:style-name="ce8"/>
          <table:table-cell table:style-name="ce8" table:formula="of:=&quot;&quot;">
            <text:p/>
          </table:table-cell>
          <table:table-cell table:style-name="ce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295023&quot;" office:value-type="string" office:string-value="295023" calcext:value-type="string">
            <text:p>295023</text:p>
          </table:table-cell>
          <table:table-cell table:style-name="ce8" table:formula="of:=&quot;W AKTUALIZACJI&quot;" office:value-type="string" office:string-value="W AKTUALIZACJI" calcext:value-type="string">
            <text:p>W AKTUALIZACJI</text:p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/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/>
          <table:table-cell table:style-name="ce8" table:formula="of:=&quot;zw&quot;" office:value-type="string" office:string-value="zw" calcext:value-type="string">
            <text:p>zw</text:p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8" table:formula="of:=&quot;&quot;">
            <text:p/>
          </table:table-cell>
          <table:table-cell table:style-name="ce14" table:formula="of:=&quot;&quot;">
            <text:p/>
          </table:table-cell>
        </table:table-row>
      </table:table>
      <table:named-expressions>
        <table:named-range table:name="HTML_1" table:base-cell-address="$Arkusz1.$A$1" table:cell-range-address=".$A$1:.$BQ$172"/>
        <table:named-range table:name="HTML_all" table:base-cell-address="$Arkusz1.$A$1" table:cell-range-address=".$A$1:.$BQ$172"/>
        <table:named-range table:name="HTML_tables" table:base-cell-address="$Arkusz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.00.0000</text:date>, <text:time style:data-style-name="N2" text:time-value="16:17:03.28211436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duration>PT40S</meta:editing-duration>
    <meta:editing-cycles>2</meta:editing-cycles>
    <meta:creation-date>2017-07-22T16:17:03.579161245</meta:creation-date>
    <dc:date>2017-07-22T16:17:37.228229537</dc:date>
    <meta:document-statistic meta:table-count="1" meta:cell-count="10985" meta:object-count="0"/>
    <meta:user-defined meta:name="ProgId">Excel.Sheet</meta:user-defined>
  </office:meta>
</office:document-meta>
</file>